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32.32pt" svg:y="111.26pt">
            <draw:object draw:notify-on-update-of-ranges="source_2.D1:source_2.D1 source_2.D2:source_2.D169 source_2.E1:source_2.E1 source_2.E2:source_2.E169 source_2.I1:source_2.I1 source_2.I2:source_2.I400 source_2.H2:source_2.H4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3864.21002" calcext:value-type="float">
            <text:p>1443123864.21002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3864.40195" calcext:value-type="float">
            <text:p>1443123864.40195</text:p>
          </table:table-cell>
          <table:table-cell table:formula="of:=[.G2]-[.$B$2]" office:value-type="float" office:value="0.191928148269653" calcext:value-type="float">
            <text:p>0.1919281483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928148269653" calcext:value-type="float">
            <text:p>0.1919281483</text:p>
          </table:table-cell>
          <table:table-cell table:formula="of:=MAX([.J2:.J2001])" office:value-type="float" office:value="25.1887345314026" calcext:value-type="float">
            <text:p>25.1887345314</text:p>
          </table:table-cell>
          <table:table-cell office:value-type="float" office:value="1443123864.40195" calcext:value-type="float">
            <text:p>1443123864.40195</text:p>
          </table:table-cell>
          <table:table-cell table:formula="of:=[.L2]-[.$B$2]" office:value-type="float" office:value="0.191928148269653" calcext:value-type="float">
            <text:p>0.1919281483</text:p>
          </table:table-cell>
          <table:table-cell office:value-type="float" office:value="0" calcext:value-type="float">
            <text:p>0</text:p>
          </table:table-cell>
          <table:table-cell table:formula="of:=[.L2]-[.$B2]" office:value-type="float" office:value="0.191928148269653" calcext:value-type="float">
            <text:p>0.1919281483</text:p>
          </table:table-cell>
          <table:table-cell table:formula="of:=MAX([.O2:.O2001])" office:value-type="float" office:value="25.1887345314026" calcext:value-type="float">
            <text:p>25.1887345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3864.25088" calcext:value-type="float">
            <text:p>1443123864.25088</text:p>
          </table:table-cell>
          <table:table-cell office:value-type="float" office:value="4096" calcext:value-type="float">
            <text:p>4096</text:p>
          </table:table-cell>
          <table:table-cell table:formula="of:=[.B3]-[.$B$2]" office:value-type="float" office:value="0.0408585071563721" calcext:value-type="float">
            <text:p>0.0408585072</text:p>
          </table:table-cell>
          <table:table-cell table:formula="of:=[.C3]/([.D3]-[.D2])" office:value-type="float" office:value="100248.400763247" calcext:value-type="float">
            <text:p>100248.400763247</text:p>
          </table:table-cell>
          <table:table-cell/>
          <table:table-cell office:value-type="float" office:value="1443123864.44276" calcext:value-type="float">
            <text:p>1443123864.44276</text:p>
          </table:table-cell>
          <table:table-cell table:formula="of:=[.G3]-[.$B$2]" office:value-type="float" office:value="0.232743501663208" calcext:value-type="float">
            <text:p>0.2327435017</text:p>
          </table:table-cell>
          <table:table-cell table:formula="of:=[.C3]/([.H3]-[.H2])" office:value-type="float" office:value="100354.39263517" calcext:value-type="float">
            <text:p>100354.39263517</text:p>
          </table:table-cell>
          <table:table-cell table:formula="of:=[.G3]-[.$B3]" office:value-type="float" office:value="0.191884994506836" calcext:value-type="float">
            <text:p>0.1918849945</text:p>
          </table:table-cell>
          <table:table-cell/>
          <table:table-cell office:value-type="float" office:value="1443123864.44276" calcext:value-type="float">
            <text:p>1443123864.44276</text:p>
          </table:table-cell>
          <table:table-cell table:formula="of:=[.L3]-[.$B$2]" office:value-type="float" office:value="0.232743501663208" calcext:value-type="float">
            <text:p>0.2327435017</text:p>
          </table:table-cell>
          <table:table-cell table:formula="of:=[.C3]/([.M3]-[.M2])" office:value-type="float" office:value="100354.39263517" calcext:value-type="float">
            <text:p>100354.39263517</text:p>
          </table:table-cell>
          <table:table-cell table:formula="of:=[.L3]-[.$B3]" office:value-type="float" office:value="0.191884994506836" calcext:value-type="float">
            <text:p>0.19188499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3864.29173" calcext:value-type="float">
            <text:p>1443123864.29173</text:p>
          </table:table-cell>
          <table:table-cell office:value-type="float" office:value="4096" calcext:value-type="float">
            <text:p>4096</text:p>
          </table:table-cell>
          <table:table-cell table:formula="of:=[.B4]-[.$B$2]" office:value-type="float" office:value="0.0817101001739502" calcext:value-type="float">
            <text:p>0.0817101002</text:p>
          </table:table-cell>
          <table:table-cell table:formula="of:=[.C4]/([.D4]-[.D3])" office:value-type="float" office:value="100265.367821459" calcext:value-type="float">
            <text:p>100265.367821459</text:p>
          </table:table-cell>
          <table:table-cell/>
          <table:table-cell office:value-type="float" office:value="1443123864.48368" calcext:value-type="float">
            <text:p>1443123864.48368</text:p>
          </table:table-cell>
          <table:table-cell table:formula="of:=[.G4]-[.$B$2]" office:value-type="float" office:value="0.273663759231567" calcext:value-type="float">
            <text:p>0.2736637592</text:p>
          </table:table-cell>
          <table:table-cell table:formula="of:=[.C4]/([.H4]-[.H3])" office:value-type="float" office:value="100097.121655635" calcext:value-type="float">
            <text:p>100097.121655635</text:p>
          </table:table-cell>
          <table:table-cell table:formula="of:=[.G4]-[.$B4]" office:value-type="float" office:value="0.191953659057617" calcext:value-type="float">
            <text:p>0.1919536591</text:p>
          </table:table-cell>
          <table:table-cell/>
          <table:table-cell office:value-type="float" office:value="1443123864.48368" calcext:value-type="float">
            <text:p>1443123864.48368</text:p>
          </table:table-cell>
          <table:table-cell table:formula="of:=[.L4]-[.$B$2]" office:value-type="float" office:value="0.273663759231567" calcext:value-type="float">
            <text:p>0.2736637592</text:p>
          </table:table-cell>
          <table:table-cell table:formula="of:=[.C4]/([.M4]-[.M3])" office:value-type="float" office:value="100097.121655635" calcext:value-type="float">
            <text:p>100097.121655635</text:p>
          </table:table-cell>
          <table:table-cell table:formula="of:=[.L4]-[.$B4]" office:value-type="float" office:value="0.191953659057617" calcext:value-type="float">
            <text:p>0.19195365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3864.3326" calcext:value-type="float">
            <text:p>1443123864.3326</text:p>
          </table:table-cell>
          <table:table-cell office:value-type="float" office:value="4096" calcext:value-type="float">
            <text:p>4096</text:p>
          </table:table-cell>
          <table:table-cell table:formula="of:=[.B5]-[.$B$2]" office:value-type="float" office:value="0.122585535049438" calcext:value-type="float">
            <text:p>0.122585535</text:p>
          </table:table-cell>
          <table:table-cell table:formula="of:=[.C5]/([.D5]-[.D4])" office:value-type="float" office:value="100206.884953688" calcext:value-type="float">
            <text:p>100206.884953688</text:p>
          </table:table-cell>
          <table:table-cell/>
          <table:table-cell office:value-type="float" office:value="1443123864.9247" calcext:value-type="float">
            <text:p>1443123864.9247</text:p>
          </table:table-cell>
          <table:table-cell table:formula="of:=[.G5]-[.$B$2]" office:value-type="float" office:value="0.714684247970581" calcext:value-type="float">
            <text:p>0.714684248</text:p>
          </table:table-cell>
          <table:table-cell table:formula="of:=[.C5]/([.H5]-[.H4])" office:value-type="float" office:value="9287.55036236859" calcext:value-type="float">
            <text:p>9287.5503623686</text:p>
          </table:table-cell>
          <table:table-cell table:formula="of:=[.G5]-[.$B5]" office:value-type="float" office:value="0.592098712921143" calcext:value-type="float">
            <text:p>0.5920987129</text:p>
          </table:table-cell>
          <table:table-cell/>
          <table:table-cell office:value-type="float" office:value="1443123864.9247" calcext:value-type="float">
            <text:p>1443123864.9247</text:p>
          </table:table-cell>
          <table:table-cell table:formula="of:=[.L5]-[.$B$2]" office:value-type="float" office:value="0.714684247970581" calcext:value-type="float">
            <text:p>0.714684248</text:p>
          </table:table-cell>
          <table:table-cell table:formula="of:=[.C5]/([.M5]-[.M4])" office:value-type="float" office:value="9287.55036236859" calcext:value-type="float">
            <text:p>9287.5503623686</text:p>
          </table:table-cell>
          <table:table-cell table:formula="of:=[.L5]-[.$B5]" office:value-type="float" office:value="0.592098712921143" calcext:value-type="float">
            <text:p>0.59209871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3864.37352" calcext:value-type="float">
            <text:p>1443123864.37352</text:p>
          </table:table-cell>
          <table:table-cell office:value-type="float" office:value="4096" calcext:value-type="float">
            <text:p>4096</text:p>
          </table:table-cell>
          <table:table-cell table:formula="of:=[.B6]-[.$B$2]" office:value-type="float" office:value="0.163496971130371" calcext:value-type="float">
            <text:p>0.1634969711</text:p>
          </table:table-cell>
          <table:table-cell table:formula="of:=[.C6]/([.D6]-[.D5])" office:value-type="float" office:value="100118.704997232" calcext:value-type="float">
            <text:p>100118.704997232</text:p>
          </table:table-cell>
          <table:table-cell/>
          <table:table-cell office:value-type="float" office:value="1443123869.33" calcext:value-type="float">
            <text:p>1443123869.33</text:p>
          </table:table-cell>
          <table:table-cell table:formula="of:=[.G6]-[.$B$2]" office:value-type="float" office:value="5.11997723579407" calcext:value-type="float">
            <text:p>5.1199772358</text:p>
          </table:table-cell>
          <table:table-cell table:formula="of:=[.C6]/([.H6]-[.H5])" office:value-type="float" office:value="929.790597656412" calcext:value-type="float">
            <text:p>929.7905976564</text:p>
          </table:table-cell>
          <table:table-cell table:formula="of:=[.G6]-[.$B6]" office:value-type="float" office:value="4.9564802646637" calcext:value-type="float">
            <text:p>4.9564802647</text:p>
          </table:table-cell>
          <table:table-cell/>
          <table:table-cell office:value-type="float" office:value="1443123869.33" calcext:value-type="float">
            <text:p>1443123869.33</text:p>
          </table:table-cell>
          <table:table-cell table:formula="of:=[.L6]-[.$B$2]" office:value-type="float" office:value="5.11997723579407" calcext:value-type="float">
            <text:p>5.1199772358</text:p>
          </table:table-cell>
          <table:table-cell table:formula="of:=[.C6]/([.M6]-[.M5])" office:value-type="float" office:value="929.790597656412" calcext:value-type="float">
            <text:p>929.7905976564</text:p>
          </table:table-cell>
          <table:table-cell table:formula="of:=[.L6]-[.$B6]" office:value-type="float" office:value="4.9564802646637" calcext:value-type="float">
            <text:p>4.95648026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3864.41439" calcext:value-type="float">
            <text:p>1443123864.41439</text:p>
          </table:table-cell>
          <table:table-cell office:value-type="float" office:value="4096" calcext:value-type="float">
            <text:p>4096</text:p>
          </table:table-cell>
          <table:table-cell table:formula="of:=[.B7]-[.$B$2]" office:value-type="float" office:value="0.204370260238647" calcext:value-type="float">
            <text:p>0.2043702602</text:p>
          </table:table-cell>
          <table:table-cell table:formula="of:=[.C7]/([.D7]-[.D6])" office:value-type="float" office:value="100212.145617873" calcext:value-type="float">
            <text:p>100212.145617873</text:p>
          </table:table-cell>
          <table:table-cell/>
          <table:table-cell office:value-type="float" office:value="1443123873.76194" calcext:value-type="float">
            <text:p>1443123873.76194</text:p>
          </table:table-cell>
          <table:table-cell table:formula="of:=[.G7]-[.$B$2]" office:value-type="float" office:value="9.55192613601685" calcext:value-type="float">
            <text:p>9.551926136</text:p>
          </table:table-cell>
          <table:table-cell table:formula="of:=[.C7]/([.H7]-[.H6])" office:value-type="float" office:value="924.198381392463" calcext:value-type="float">
            <text:p>924.1983813925</text:p>
          </table:table-cell>
          <table:table-cell table:formula="of:=[.G7]-[.$B7]" office:value-type="float" office:value="9.3475558757782" calcext:value-type="float">
            <text:p>9.3475558758</text:p>
          </table:table-cell>
          <table:table-cell/>
          <table:table-cell office:value-type="float" office:value="1443123873.76194" calcext:value-type="float">
            <text:p>1443123873.76194</text:p>
          </table:table-cell>
          <table:table-cell table:formula="of:=[.L7]-[.$B$2]" office:value-type="float" office:value="9.55192613601685" calcext:value-type="float">
            <text:p>9.551926136</text:p>
          </table:table-cell>
          <table:table-cell table:formula="of:=[.C7]/([.M7]-[.M6])" office:value-type="float" office:value="924.198381392463" calcext:value-type="float">
            <text:p>924.1983813925</text:p>
          </table:table-cell>
          <table:table-cell table:formula="of:=[.L7]-[.$B7]" office:value-type="float" office:value="9.3475558757782" calcext:value-type="float">
            <text:p>9.34755587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3864.45526" calcext:value-type="float">
            <text:p>1443123864.45526</text:p>
          </table:table-cell>
          <table:table-cell office:value-type="float" office:value="4096" calcext:value-type="float">
            <text:p>4096</text:p>
          </table:table-cell>
          <table:table-cell table:formula="of:=[.B8]-[.$B$2]" office:value-type="float" office:value="0.24524450302124" calcext:value-type="float">
            <text:p>0.245244503</text:p>
          </table:table-cell>
          <table:table-cell table:formula="of:=[.C8]/([.D8]-[.D7])" office:value-type="float" office:value="100209.807476712" calcext:value-type="float">
            <text:p>100209.807476712</text:p>
          </table:table-cell>
          <table:table-cell/>
          <table:table-cell office:value-type="float" office:value="1443123876.35226" calcext:value-type="float">
            <text:p>1443123876.35226</text:p>
          </table:table-cell>
          <table:table-cell table:formula="of:=[.G8]-[.$B$2]" office:value-type="float" office:value="12.1422426700592" calcext:value-type="float">
            <text:p>12.1422426701</text:p>
          </table:table-cell>
          <table:table-cell table:formula="of:=[.C8]/([.H8]-[.H7])" office:value-type="float" office:value="1581.27392778825" calcext:value-type="float">
            <text:p>1581.2739277883</text:p>
          </table:table-cell>
          <table:table-cell table:formula="of:=[.G8]-[.$B8]" office:value-type="float" office:value="11.896998167038" calcext:value-type="float">
            <text:p>11.896998167</text:p>
          </table:table-cell>
          <table:table-cell/>
          <table:table-cell office:value-type="float" office:value="1443123876.35226" calcext:value-type="float">
            <text:p>1443123876.35226</text:p>
          </table:table-cell>
          <table:table-cell table:formula="of:=[.L8]-[.$B$2]" office:value-type="float" office:value="12.1422426700592" calcext:value-type="float">
            <text:p>12.1422426701</text:p>
          </table:table-cell>
          <table:table-cell table:formula="of:=[.C8]/([.M8]-[.M7])" office:value-type="float" office:value="1581.27392778825" calcext:value-type="float">
            <text:p>1581.2739277883</text:p>
          </table:table-cell>
          <table:table-cell table:formula="of:=[.L8]-[.$B8]" office:value-type="float" office:value="11.896998167038" calcext:value-type="float">
            <text:p>11.8969981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3864.49613" calcext:value-type="float">
            <text:p>1443123864.49613</text:p>
          </table:table-cell>
          <table:table-cell office:value-type="float" office:value="4096" calcext:value-type="float">
            <text:p>4096</text:p>
          </table:table-cell>
          <table:table-cell table:formula="of:=[.B9]-[.$B$2]" office:value-type="float" office:value="0.286107778549194" calcext:value-type="float">
            <text:p>0.2861077785</text:p>
          </table:table-cell>
          <table:table-cell table:formula="of:=[.C9]/([.D9]-[.D8])" office:value-type="float" office:value="100236.702689141" calcext:value-type="float">
            <text:p>100236.702689141</text:p>
          </table:table-cell>
          <table:table-cell/>
          <table:table-cell office:value-type="float" office:value="1443123876.38916" calcext:value-type="float">
            <text:p>1443123876.38916</text:p>
          </table:table-cell>
          <table:table-cell table:formula="of:=[.G9]-[.$B$2]" office:value-type="float" office:value="12.1791381835938" calcext:value-type="float">
            <text:p>12.1791381836</text:p>
          </table:table-cell>
          <table:table-cell table:formula="of:=[.C9]/([.H9]-[.H8])" office:value-type="float" office:value="111016.207869416" calcext:value-type="float">
            <text:p>111016.207869416</text:p>
          </table:table-cell>
          <table:table-cell table:formula="of:=[.G9]-[.$B9]" office:value-type="float" office:value="11.8930304050446" calcext:value-type="float">
            <text:p>11.893030405</text:p>
          </table:table-cell>
          <table:table-cell/>
          <table:table-cell office:value-type="float" office:value="1443123876.38916" calcext:value-type="float">
            <text:p>1443123876.38916</text:p>
          </table:table-cell>
          <table:table-cell table:formula="of:=[.L9]-[.$B$2]" office:value-type="float" office:value="12.1791381835938" calcext:value-type="float">
            <text:p>12.1791381836</text:p>
          </table:table-cell>
          <table:table-cell table:formula="of:=[.C9]/([.M9]-[.M8])" office:value-type="float" office:value="111016.207869416" calcext:value-type="float">
            <text:p>111016.207869416</text:p>
          </table:table-cell>
          <table:table-cell table:formula="of:=[.L9]-[.$B9]" office:value-type="float" office:value="11.8930304050446" calcext:value-type="float">
            <text:p>11.8930304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3864.537" calcext:value-type="float">
            <text:p>1443123864.537</text:p>
          </table:table-cell>
          <table:table-cell office:value-type="float" office:value="4096" calcext:value-type="float">
            <text:p>4096</text:p>
          </table:table-cell>
          <table:table-cell table:formula="of:=[.B10]-[.$B$2]" office:value-type="float" office:value="0.326984882354736" calcext:value-type="float">
            <text:p>0.3269848824</text:p>
          </table:table-cell>
          <table:table-cell table:formula="of:=[.C10]/([.D10]-[.D9])" office:value-type="float" office:value="100202.793707823" calcext:value-type="float">
            <text:p>100202.793707823</text:p>
          </table:table-cell>
          <table:table-cell/>
          <table:table-cell office:value-type="float" office:value="1443123876.42609" calcext:value-type="float">
            <text:p>1443123876.42609</text:p>
          </table:table-cell>
          <table:table-cell table:formula="of:=[.G10]-[.$B$2]" office:value-type="float" office:value="12.2160711288452" calcext:value-type="float">
            <text:p>12.2160711288</text:p>
          </table:table-cell>
          <table:table-cell table:formula="of:=[.C10]/([.H10]-[.H9])" office:value-type="float" office:value="110903.692410979" calcext:value-type="float">
            <text:p>110903.692410979</text:p>
          </table:table-cell>
          <table:table-cell table:formula="of:=[.G10]-[.$B10]" office:value-type="float" office:value="11.8890862464905" calcext:value-type="float">
            <text:p>11.8890862465</text:p>
          </table:table-cell>
          <table:table-cell/>
          <table:table-cell office:value-type="float" office:value="1443123876.42609" calcext:value-type="float">
            <text:p>1443123876.42609</text:p>
          </table:table-cell>
          <table:table-cell table:formula="of:=[.L10]-[.$B$2]" office:value-type="float" office:value="12.2160711288452" calcext:value-type="float">
            <text:p>12.2160711288</text:p>
          </table:table-cell>
          <table:table-cell table:formula="of:=[.C10]/([.M10]-[.M9])" office:value-type="float" office:value="110903.692410979" calcext:value-type="float">
            <text:p>110903.692410979</text:p>
          </table:table-cell>
          <table:table-cell table:formula="of:=[.L10]-[.$B10]" office:value-type="float" office:value="11.8890862464905" calcext:value-type="float">
            <text:p>11.889086246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3864.57788" calcext:value-type="float">
            <text:p>1443123864.57788</text:p>
          </table:table-cell>
          <table:table-cell office:value-type="float" office:value="4096" calcext:value-type="float">
            <text:p>4096</text:p>
          </table:table-cell>
          <table:table-cell table:formula="of:=[.B11]-[.$B$2]" office:value-type="float" office:value="0.367860078811645" calcext:value-type="float">
            <text:p>0.3678600788</text:p>
          </table:table-cell>
          <table:table-cell table:formula="of:=[.C11]/([.D11]-[.D10])" office:value-type="float" office:value="100207.469444655" calcext:value-type="float">
            <text:p>100207.469444655</text:p>
          </table:table-cell>
          <table:table-cell/>
          <table:table-cell office:value-type="float" office:value="1443123876.46302" calcext:value-type="float">
            <text:p>1443123876.46302</text:p>
          </table:table-cell>
          <table:table-cell table:formula="of:=[.G11]-[.$B$2]" office:value-type="float" office:value="12.2530040740967" calcext:value-type="float">
            <text:p>12.2530040741</text:p>
          </table:table-cell>
          <table:table-cell table:formula="of:=[.C11]/([.H11]-[.H10])" office:value-type="float" office:value="110903.692410979" calcext:value-type="float">
            <text:p>110903.692410979</text:p>
          </table:table-cell>
          <table:table-cell table:formula="of:=[.G11]-[.$B11]" office:value-type="float" office:value="11.885143995285" calcext:value-type="float">
            <text:p>11.8851439953</text:p>
          </table:table-cell>
          <table:table-cell/>
          <table:table-cell office:value-type="float" office:value="1443123876.46302" calcext:value-type="float">
            <text:p>1443123876.46302</text:p>
          </table:table-cell>
          <table:table-cell table:formula="of:=[.L11]-[.$B$2]" office:value-type="float" office:value="12.2530040740967" calcext:value-type="float">
            <text:p>12.2530040741</text:p>
          </table:table-cell>
          <table:table-cell table:formula="of:=[.C11]/([.M11]-[.M10])" office:value-type="float" office:value="110903.692410979" calcext:value-type="float">
            <text:p>110903.692410979</text:p>
          </table:table-cell>
          <table:table-cell table:formula="of:=[.L11]-[.$B11]" office:value-type="float" office:value="11.885143995285" calcext:value-type="float">
            <text:p>11.88514399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3864.61876" calcext:value-type="float">
            <text:p>1443123864.61876</text:p>
          </table:table-cell>
          <table:table-cell office:value-type="float" office:value="4096" calcext:value-type="float">
            <text:p>4096</text:p>
          </table:table-cell>
          <table:table-cell table:formula="of:=[.B12]-[.$B$2]" office:value-type="float" office:value="0.408739328384399" calcext:value-type="float">
            <text:p>0.4087393284</text:p>
          </table:table-cell>
          <table:table-cell table:formula="of:=[.C12]/([.D12]-[.D11])" office:value-type="float" office:value="100197.534025429" calcext:value-type="float">
            <text:p>100197.534025429</text:p>
          </table:table-cell>
          <table:table-cell/>
          <table:table-cell office:value-type="float" office:value="1443123876.49996" calcext:value-type="float">
            <text:p>1443123876.49996</text:p>
          </table:table-cell>
          <table:table-cell table:formula="of:=[.G12]-[.$B$2]" office:value-type="float" office:value="12.2899429798126" calcext:value-type="float">
            <text:p>12.2899429798</text:p>
          </table:table-cell>
          <table:table-cell table:formula="of:=[.C12]/([.H12]-[.H11])" office:value-type="float" office:value="110885.796983212" calcext:value-type="float">
            <text:p>110885.796983212</text:p>
          </table:table-cell>
          <table:table-cell table:formula="of:=[.G12]-[.$B12]" office:value-type="float" office:value="11.8812036514282" calcext:value-type="float">
            <text:p>11.8812036514</text:p>
          </table:table-cell>
          <table:table-cell/>
          <table:table-cell office:value-type="float" office:value="1443123876.49996" calcext:value-type="float">
            <text:p>1443123876.49996</text:p>
          </table:table-cell>
          <table:table-cell table:formula="of:=[.L12]-[.$B$2]" office:value-type="float" office:value="12.2899429798126" calcext:value-type="float">
            <text:p>12.2899429798</text:p>
          </table:table-cell>
          <table:table-cell table:formula="of:=[.C12]/([.M12]-[.M11])" office:value-type="float" office:value="110885.796983212" calcext:value-type="float">
            <text:p>110885.796983212</text:p>
          </table:table-cell>
          <table:table-cell table:formula="of:=[.L12]-[.$B12]" office:value-type="float" office:value="11.8812036514282" calcext:value-type="float">
            <text:p>11.88120365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3864.65963" calcext:value-type="float">
            <text:p>1443123864.65963</text:p>
          </table:table-cell>
          <table:table-cell office:value-type="float" office:value="4096" calcext:value-type="float">
            <text:p>4096</text:p>
          </table:table-cell>
          <table:table-cell table:formula="of:=[.B13]-[.$B$2]" office:value-type="float" office:value="0.44961142539978" calcext:value-type="float">
            <text:p>0.4496114254</text:p>
          </table:table-cell>
          <table:table-cell table:formula="of:=[.C13]/([.D13]-[.D12])" office:value-type="float" office:value="100215.068447763" calcext:value-type="float">
            <text:p>100215.068447763</text:p>
          </table:table-cell>
          <table:table-cell/>
          <table:table-cell office:value-type="float" office:value="1443123876.5369" calcext:value-type="float">
            <text:p>1443123876.5369</text:p>
          </table:table-cell>
          <table:table-cell table:formula="of:=[.G13]-[.$B$2]" office:value-type="float" office:value="12.32688164711" calcext:value-type="float">
            <text:p>12.3268816471</text:p>
          </table:table-cell>
          <table:table-cell table:formula="of:=[.C13]/([.H13]-[.H12])" office:value-type="float" office:value="110886.512689438" calcext:value-type="float">
            <text:p>110886.512689438</text:p>
          </table:table-cell>
          <table:table-cell table:formula="of:=[.G13]-[.$B13]" office:value-type="float" office:value="11.8772702217102" calcext:value-type="float">
            <text:p>11.8772702217</text:p>
          </table:table-cell>
          <table:table-cell/>
          <table:table-cell office:value-type="float" office:value="1443123876.5369" calcext:value-type="float">
            <text:p>1443123876.5369</text:p>
          </table:table-cell>
          <table:table-cell table:formula="of:=[.L13]-[.$B$2]" office:value-type="float" office:value="12.32688164711" calcext:value-type="float">
            <text:p>12.3268816471</text:p>
          </table:table-cell>
          <table:table-cell table:formula="of:=[.C13]/([.M13]-[.M12])" office:value-type="float" office:value="110886.512689438" calcext:value-type="float">
            <text:p>110886.512689438</text:p>
          </table:table-cell>
          <table:table-cell table:formula="of:=[.L13]-[.$B13]" office:value-type="float" office:value="11.8772702217102" calcext:value-type="float">
            <text:p>11.87727022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3864.70051" calcext:value-type="float">
            <text:p>1443123864.70051</text:p>
          </table:table-cell>
          <table:table-cell office:value-type="float" office:value="4096" calcext:value-type="float">
            <text:p>4096</text:p>
          </table:table-cell>
          <table:table-cell table:formula="of:=[.B14]-[.$B$2]" office:value-type="float" office:value="0.490496635437012" calcext:value-type="float">
            <text:p>0.4904966354</text:p>
          </table:table-cell>
          <table:table-cell table:formula="of:=[.C14]/([.D14]-[.D13])" office:value-type="float" office:value="100182.926693297" calcext:value-type="float">
            <text:p>100182.926693297</text:p>
          </table:table-cell>
          <table:table-cell/>
          <table:table-cell office:value-type="float" office:value="1443123876.57382" calcext:value-type="float">
            <text:p>1443123876.57382</text:p>
          </table:table-cell>
          <table:table-cell table:formula="of:=[.G14]-[.$B$2]" office:value-type="float" office:value="12.3638002872467" calcext:value-type="float">
            <text:p>12.3638002872</text:p>
          </table:table-cell>
          <table:table-cell table:formula="of:=[.C14]/([.H14]-[.H13])" office:value-type="float" office:value="110946.665013433" calcext:value-type="float">
            <text:p>110946.665013433</text:p>
          </table:table-cell>
          <table:table-cell table:formula="of:=[.G14]-[.$B14]" office:value-type="float" office:value="11.8733036518097" calcext:value-type="float">
            <text:p>11.8733036518</text:p>
          </table:table-cell>
          <table:table-cell/>
          <table:table-cell office:value-type="float" office:value="1443123876.57382" calcext:value-type="float">
            <text:p>1443123876.57382</text:p>
          </table:table-cell>
          <table:table-cell table:formula="of:=[.L14]-[.$B$2]" office:value-type="float" office:value="12.3638002872467" calcext:value-type="float">
            <text:p>12.3638002872</text:p>
          </table:table-cell>
          <table:table-cell table:formula="of:=[.C14]/([.M14]-[.M13])" office:value-type="float" office:value="110946.665013433" calcext:value-type="float">
            <text:p>110946.665013433</text:p>
          </table:table-cell>
          <table:table-cell table:formula="of:=[.L14]-[.$B14]" office:value-type="float" office:value="11.8733036518097" calcext:value-type="float">
            <text:p>11.87330365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3864.7414" calcext:value-type="float">
            <text:p>1443123864.7414</text:p>
          </table:table-cell>
          <table:table-cell office:value-type="float" office:value="4096" calcext:value-type="float">
            <text:p>4096</text:p>
          </table:table-cell>
          <table:table-cell table:formula="of:=[.B15]-[.$B$2]" office:value-type="float" office:value="0.531380653381348" calcext:value-type="float">
            <text:p>0.5313806534</text:p>
          </table:table-cell>
          <table:table-cell table:formula="of:=[.C15]/([.D15]-[.D14])" office:value-type="float" office:value="100185.847818988" calcext:value-type="float">
            <text:p>100185.847818988</text:p>
          </table:table-cell>
          <table:table-cell/>
          <table:table-cell office:value-type="float" office:value="1443123876.61075" calcext:value-type="float">
            <text:p>1443123876.61075</text:p>
          </table:table-cell>
          <table:table-cell table:formula="of:=[.G15]-[.$B$2]" office:value-type="float" office:value="12.4007334709167" calcext:value-type="float">
            <text:p>12.4007334709</text:p>
          </table:table-cell>
          <table:table-cell table:formula="of:=[.C15]/([.H15]-[.H14])" office:value-type="float" office:value="110902.976482967" calcext:value-type="float">
            <text:p>110902.976482967</text:p>
          </table:table-cell>
          <table:table-cell table:formula="of:=[.G15]-[.$B15]" office:value-type="float" office:value="11.8693528175354" calcext:value-type="float">
            <text:p>11.8693528175</text:p>
          </table:table-cell>
          <table:table-cell/>
          <table:table-cell office:value-type="float" office:value="1443123876.61075" calcext:value-type="float">
            <text:p>1443123876.61075</text:p>
          </table:table-cell>
          <table:table-cell table:formula="of:=[.L15]-[.$B$2]" office:value-type="float" office:value="12.4007334709167" calcext:value-type="float">
            <text:p>12.4007334709</text:p>
          </table:table-cell>
          <table:table-cell table:formula="of:=[.C15]/([.M15]-[.M14])" office:value-type="float" office:value="110902.976482967" calcext:value-type="float">
            <text:p>110902.976482967</text:p>
          </table:table-cell>
          <table:table-cell table:formula="of:=[.L15]-[.$B15]" office:value-type="float" office:value="11.8693528175354" calcext:value-type="float">
            <text:p>11.86935281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3864.78228" calcext:value-type="float">
            <text:p>1443123864.78228</text:p>
          </table:table-cell>
          <table:table-cell office:value-type="float" office:value="4096" calcext:value-type="float">
            <text:p>4096</text:p>
          </table:table-cell>
          <table:table-cell table:formula="of:=[.B16]-[.$B$2]" office:value-type="float" office:value="0.572265386581421" calcext:value-type="float">
            <text:p>0.5722653866</text:p>
          </table:table-cell>
          <table:table-cell table:formula="of:=[.C16]/([.D16]-[.D15])" office:value-type="float" office:value="100184.095123132" calcext:value-type="float">
            <text:p>100184.095123132</text:p>
          </table:table-cell>
          <table:table-cell/>
          <table:table-cell office:value-type="float" office:value="1443123876.64772" calcext:value-type="float">
            <text:p>1443123876.64772</text:p>
          </table:table-cell>
          <table:table-cell table:formula="of:=[.G16]-[.$B$2]" office:value-type="float" office:value="12.4377000331879" calcext:value-type="float">
            <text:p>12.4377000332</text:p>
          </table:table-cell>
          <table:table-cell table:formula="of:=[.C16]/([.H16]-[.H15])" office:value-type="float" office:value="110802.837709369" calcext:value-type="float">
            <text:p>110802.837709369</text:p>
          </table:table-cell>
          <table:table-cell table:formula="of:=[.G16]-[.$B16]" office:value-type="float" office:value="11.8654346466064" calcext:value-type="float">
            <text:p>11.8654346466</text:p>
          </table:table-cell>
          <table:table-cell/>
          <table:table-cell office:value-type="float" office:value="1443123876.64772" calcext:value-type="float">
            <text:p>1443123876.64772</text:p>
          </table:table-cell>
          <table:table-cell table:formula="of:=[.L16]-[.$B$2]" office:value-type="float" office:value="12.4377000331879" calcext:value-type="float">
            <text:p>12.4377000332</text:p>
          </table:table-cell>
          <table:table-cell table:formula="of:=[.C16]/([.M16]-[.M15])" office:value-type="float" office:value="110802.837709369" calcext:value-type="float">
            <text:p>110802.837709369</text:p>
          </table:table-cell>
          <table:table-cell table:formula="of:=[.L16]-[.$B16]" office:value-type="float" office:value="11.8654346466064" calcext:value-type="float">
            <text:p>11.86543464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3864.82317" calcext:value-type="float">
            <text:p>1443123864.82317</text:p>
          </table:table-cell>
          <table:table-cell office:value-type="float" office:value="4096" calcext:value-type="float">
            <text:p>4096</text:p>
          </table:table-cell>
          <table:table-cell table:formula="of:=[.B17]-[.$B$2]" office:value-type="float" office:value="0.613150119781494" calcext:value-type="float">
            <text:p>0.6131501198</text:p>
          </table:table-cell>
          <table:table-cell table:formula="of:=[.C17]/([.D17]-[.D16])" office:value-type="float" office:value="100184.095123132" calcext:value-type="float">
            <text:p>100184.095123132</text:p>
          </table:table-cell>
          <table:table-cell/>
          <table:table-cell office:value-type="float" office:value="1443123876.68465" calcext:value-type="float">
            <text:p>1443123876.68465</text:p>
          </table:table-cell>
          <table:table-cell table:formula="of:=[.G17]-[.$B$2]" office:value-type="float" office:value="12.474634885788" calcext:value-type="float">
            <text:p>12.4746348858</text:p>
          </table:table-cell>
          <table:table-cell table:formula="of:=[.C17]/([.H17]-[.H16])" office:value-type="float" office:value="110897.965245682" calcext:value-type="float">
            <text:p>110897.965245682</text:p>
          </table:table-cell>
          <table:table-cell table:formula="of:=[.G17]-[.$B17]" office:value-type="float" office:value="11.8614847660065" calcext:value-type="float">
            <text:p>11.861484766</text:p>
          </table:table-cell>
          <table:table-cell/>
          <table:table-cell office:value-type="float" office:value="1443123876.68465" calcext:value-type="float">
            <text:p>1443123876.68465</text:p>
          </table:table-cell>
          <table:table-cell table:formula="of:=[.L17]-[.$B$2]" office:value-type="float" office:value="12.474634885788" calcext:value-type="float">
            <text:p>12.4746348858</text:p>
          </table:table-cell>
          <table:table-cell table:formula="of:=[.C17]/([.M17]-[.M16])" office:value-type="float" office:value="110897.965245682" calcext:value-type="float">
            <text:p>110897.965245682</text:p>
          </table:table-cell>
          <table:table-cell table:formula="of:=[.L17]-[.$B17]" office:value-type="float" office:value="11.8614847660065" calcext:value-type="float">
            <text:p>11.8614847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3864.86406" calcext:value-type="float">
            <text:p>1443123864.86406</text:p>
          </table:table-cell>
          <table:table-cell office:value-type="float" office:value="4096" calcext:value-type="float">
            <text:p>4096</text:p>
          </table:table-cell>
          <table:table-cell table:formula="of:=[.B18]-[.$B$2]" office:value-type="float" office:value="0.654038429260254" calcext:value-type="float">
            <text:p>0.6540384293</text:p>
          </table:table-cell>
          <table:table-cell table:formula="of:=[.C18]/([.D18]-[.D17])" office:value-type="float" office:value="100175.332563645" calcext:value-type="float">
            <text:p>100175.332563645</text:p>
          </table:table-cell>
          <table:table-cell/>
          <table:table-cell office:value-type="float" office:value="1443123876.72157" calcext:value-type="float">
            <text:p>1443123876.72157</text:p>
          </table:table-cell>
          <table:table-cell table:formula="of:=[.G18]-[.$B$2]" office:value-type="float" office:value="12.5115492343903" calcext:value-type="float">
            <text:p>12.5115492344</text:p>
          </table:table-cell>
          <table:table-cell table:formula="of:=[.C18]/([.H18]-[.H17])" office:value-type="float" office:value="110959.563288768" calcext:value-type="float">
            <text:p>110959.563288768</text:p>
          </table:table-cell>
          <table:table-cell table:formula="of:=[.G18]-[.$B18]" office:value-type="float" office:value="11.85751080513" calcext:value-type="float">
            <text:p>11.8575108051</text:p>
          </table:table-cell>
          <table:table-cell/>
          <table:table-cell office:value-type="float" office:value="1443123876.72157" calcext:value-type="float">
            <text:p>1443123876.72157</text:p>
          </table:table-cell>
          <table:table-cell table:formula="of:=[.L18]-[.$B$2]" office:value-type="float" office:value="12.5115492343903" calcext:value-type="float">
            <text:p>12.5115492344</text:p>
          </table:table-cell>
          <table:table-cell table:formula="of:=[.C18]/([.M18]-[.M17])" office:value-type="float" office:value="110959.563288768" calcext:value-type="float">
            <text:p>110959.563288768</text:p>
          </table:table-cell>
          <table:table-cell table:formula="of:=[.L18]-[.$B18]" office:value-type="float" office:value="11.85751080513" calcext:value-type="float">
            <text:p>11.857510805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3864.90494" calcext:value-type="float">
            <text:p>1443123864.90494</text:p>
          </table:table-cell>
          <table:table-cell office:value-type="float" office:value="4096" calcext:value-type="float">
            <text:p>4096</text:p>
          </table:table-cell>
          <table:table-cell table:formula="of:=[.B19]-[.$B$2]" office:value-type="float" office:value="0.694924116134644" calcext:value-type="float">
            <text:p>0.6949241161</text:p>
          </table:table-cell>
          <table:table-cell table:formula="of:=[.C19]/([.D19]-[.D18])" office:value-type="float" office:value="100181.758290716" calcext:value-type="float">
            <text:p>100181.758290716</text:p>
          </table:table-cell>
          <table:table-cell/>
          <table:table-cell office:value-type="float" office:value="1443123876.7585" calcext:value-type="float">
            <text:p>1443123876.7585</text:p>
          </table:table-cell>
          <table:table-cell table:formula="of:=[.G19]-[.$B$2]" office:value-type="float" office:value="12.5484805107117" calcext:value-type="float">
            <text:p>12.5484805107</text:p>
          </table:table-cell>
          <table:table-cell table:formula="of:=[.C19]/([.H19]-[.H18])" office:value-type="float" office:value="110908.704165887" calcext:value-type="float">
            <text:p>110908.704165887</text:p>
          </table:table-cell>
          <table:table-cell table:formula="of:=[.G19]-[.$B19]" office:value-type="float" office:value="11.853556394577" calcext:value-type="float">
            <text:p>11.8535563946</text:p>
          </table:table-cell>
          <table:table-cell/>
          <table:table-cell office:value-type="float" office:value="1443123876.7585" calcext:value-type="float">
            <text:p>1443123876.7585</text:p>
          </table:table-cell>
          <table:table-cell table:formula="of:=[.L19]-[.$B$2]" office:value-type="float" office:value="12.5484805107117" calcext:value-type="float">
            <text:p>12.5484805107</text:p>
          </table:table-cell>
          <table:table-cell table:formula="of:=[.C19]/([.M19]-[.M18])" office:value-type="float" office:value="110908.704165887" calcext:value-type="float">
            <text:p>110908.704165887</text:p>
          </table:table-cell>
          <table:table-cell table:formula="of:=[.L19]-[.$B19]" office:value-type="float" office:value="11.853556394577" calcext:value-type="float">
            <text:p>11.853556394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3864.94583" calcext:value-type="float">
            <text:p>1443123864.94583</text:p>
          </table:table-cell>
          <table:table-cell office:value-type="float" office:value="4096" calcext:value-type="float">
            <text:p>4096</text:p>
          </table:table-cell>
          <table:table-cell table:formula="of:=[.B20]-[.$B$2]" office:value-type="float" office:value="0.735808372497559" calcext:value-type="float">
            <text:p>0.7358083725</text:p>
          </table:table-cell>
          <table:table-cell table:formula="of:=[.C20]/([.D20]-[.D19])" office:value-type="float" office:value="100185.263580222" calcext:value-type="float">
            <text:p>100185.263580222</text:p>
          </table:table-cell>
          <table:table-cell/>
          <table:table-cell office:value-type="float" office:value="1443123876.79544" calcext:value-type="float">
            <text:p>1443123876.79544</text:p>
          </table:table-cell>
          <table:table-cell table:formula="of:=[.G20]-[.$B$2]" office:value-type="float" office:value="12.5854184627533" calcext:value-type="float">
            <text:p>12.5854184628</text:p>
          </table:table-cell>
          <table:table-cell table:formula="of:=[.C20]/([.H20]-[.H19])" office:value-type="float" office:value="110888.65986355" calcext:value-type="float">
            <text:p>110888.65986355</text:p>
          </table:table-cell>
          <table:table-cell table:formula="of:=[.G20]-[.$B20]" office:value-type="float" office:value="11.8496100902557" calcext:value-type="float">
            <text:p>11.8496100903</text:p>
          </table:table-cell>
          <table:table-cell/>
          <table:table-cell office:value-type="float" office:value="1443123876.79544" calcext:value-type="float">
            <text:p>1443123876.79544</text:p>
          </table:table-cell>
          <table:table-cell table:formula="of:=[.L20]-[.$B$2]" office:value-type="float" office:value="12.5854184627533" calcext:value-type="float">
            <text:p>12.5854184628</text:p>
          </table:table-cell>
          <table:table-cell table:formula="of:=[.C20]/([.M20]-[.M19])" office:value-type="float" office:value="110888.65986355" calcext:value-type="float">
            <text:p>110888.65986355</text:p>
          </table:table-cell>
          <table:table-cell table:formula="of:=[.L20]-[.$B20]" office:value-type="float" office:value="11.8496100902557" calcext:value-type="float">
            <text:p>11.84961009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3864.9867" calcext:value-type="float">
            <text:p>1443123864.9867</text:p>
          </table:table-cell>
          <table:table-cell office:value-type="float" office:value="4096" calcext:value-type="float">
            <text:p>4096</text:p>
          </table:table-cell>
          <table:table-cell table:formula="of:=[.B21]-[.$B$2]" office:value-type="float" office:value="0.776683330535889" calcext:value-type="float">
            <text:p>0.7766833305</text:p>
          </table:table-cell>
          <table:table-cell table:formula="of:=[.C21]/([.D21]-[.D20])" office:value-type="float" office:value="100208.053942441" calcext:value-type="float">
            <text:p>100208.053942441</text:p>
          </table:table-cell>
          <table:table-cell/>
          <table:table-cell office:value-type="float" office:value="1443123876.83237" calcext:value-type="float">
            <text:p>1443123876.83237</text:p>
          </table:table-cell>
          <table:table-cell table:formula="of:=[.G21]-[.$B$2]" office:value-type="float" office:value="12.6223511695862" calcext:value-type="float">
            <text:p>12.6223511696</text:p>
          </table:table-cell>
          <table:table-cell table:formula="of:=[.C21]/([.H21]-[.H20])" office:value-type="float" office:value="110904.408348235" calcext:value-type="float">
            <text:p>110904.408348235</text:p>
          </table:table-cell>
          <table:table-cell table:formula="of:=[.G21]-[.$B21]" office:value-type="float" office:value="11.8456678390503" calcext:value-type="float">
            <text:p>11.8456678391</text:p>
          </table:table-cell>
          <table:table-cell/>
          <table:table-cell office:value-type="float" office:value="1443123876.83237" calcext:value-type="float">
            <text:p>1443123876.83237</text:p>
          </table:table-cell>
          <table:table-cell table:formula="of:=[.L21]-[.$B$2]" office:value-type="float" office:value="12.6223511695862" calcext:value-type="float">
            <text:p>12.6223511696</text:p>
          </table:table-cell>
          <table:table-cell table:formula="of:=[.C21]/([.M21]-[.M20])" office:value-type="float" office:value="110904.408348235" calcext:value-type="float">
            <text:p>110904.408348235</text:p>
          </table:table-cell>
          <table:table-cell table:formula="of:=[.L21]-[.$B21]" office:value-type="float" office:value="11.8456678390503" calcext:value-type="float">
            <text:p>11.84566783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3865.02643" calcext:value-type="float">
            <text:p>1443123865.02643</text:p>
          </table:table-cell>
          <table:table-cell office:value-type="float" office:value="4096" calcext:value-type="float">
            <text:p>4096</text:p>
          </table:table-cell>
          <table:table-cell table:formula="of:=[.B22]-[.$B$2]" office:value-type="float" office:value="0.816413402557373" calcext:value-type="float">
            <text:p>0.8164134026</text:p>
          </table:table-cell>
          <table:table-cell table:formula="of:=[.C22]/([.D22]-[.D21])" office:value-type="float" office:value="103095.710417667" calcext:value-type="float">
            <text:p>103095.710417667</text:p>
          </table:table-cell>
          <table:table-cell/>
          <table:table-cell office:value-type="float" office:value="1443123876.8693" calcext:value-type="float">
            <text:p>1443123876.8693</text:p>
          </table:table-cell>
          <table:table-cell table:formula="of:=[.G22]-[.$B$2]" office:value-type="float" office:value="12.6592803001404" calcext:value-type="float">
            <text:p>12.6592803001</text:p>
          </table:table-cell>
          <table:table-cell table:formula="of:=[.C22]/([.H22]-[.H21])" office:value-type="float" office:value="110915.148516386" calcext:value-type="float">
            <text:p>110915.148516386</text:p>
          </table:table-cell>
          <table:table-cell table:formula="of:=[.G22]-[.$B22]" office:value-type="float" office:value="11.842866897583" calcext:value-type="float">
            <text:p>11.8428668976</text:p>
          </table:table-cell>
          <table:table-cell/>
          <table:table-cell office:value-type="float" office:value="1443123876.8693" calcext:value-type="float">
            <text:p>1443123876.8693</text:p>
          </table:table-cell>
          <table:table-cell table:formula="of:=[.L22]-[.$B$2]" office:value-type="float" office:value="12.6592803001404" calcext:value-type="float">
            <text:p>12.6592803001</text:p>
          </table:table-cell>
          <table:table-cell table:formula="of:=[.C22]/([.M22]-[.M21])" office:value-type="float" office:value="110915.148516386" calcext:value-type="float">
            <text:p>110915.148516386</text:p>
          </table:table-cell>
          <table:table-cell table:formula="of:=[.L22]-[.$B22]" office:value-type="float" office:value="11.842866897583" calcext:value-type="float">
            <text:p>11.842866897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3865.06558" calcext:value-type="float">
            <text:p>1443123865.06558</text:p>
          </table:table-cell>
          <table:table-cell office:value-type="float" office:value="4096" calcext:value-type="float">
            <text:p>4096</text:p>
          </table:table-cell>
          <table:table-cell table:formula="of:=[.B23]-[.$B$2]" office:value-type="float" office:value="0.855559349060059" calcext:value-type="float">
            <text:p>0.8555593491</text:p>
          </table:table-cell>
          <table:table-cell table:formula="of:=[.C23]/([.D23]-[.D22])" office:value-type="float" office:value="104634.077495584" calcext:value-type="float">
            <text:p>104634.077495584</text:p>
          </table:table-cell>
          <table:table-cell/>
          <table:table-cell office:value-type="float" office:value="1443123876.90624" calcext:value-type="float">
            <text:p>1443123876.90624</text:p>
          </table:table-cell>
          <table:table-cell table:formula="of:=[.G23]-[.$B$2]" office:value-type="float" office:value="12.6962177753449" calcext:value-type="float">
            <text:p>12.6962177753</text:p>
          </table:table-cell>
          <table:table-cell table:formula="of:=[.C23]/([.H23]-[.H22])" office:value-type="float" office:value="110890.091359156" calcext:value-type="float">
            <text:p>110890.091359156</text:p>
          </table:table-cell>
          <table:table-cell table:formula="of:=[.G23]-[.$B23]" office:value-type="float" office:value="11.8406584262848" calcext:value-type="float">
            <text:p>11.8406584263</text:p>
          </table:table-cell>
          <table:table-cell/>
          <table:table-cell office:value-type="float" office:value="1443123876.90624" calcext:value-type="float">
            <text:p>1443123876.90624</text:p>
          </table:table-cell>
          <table:table-cell table:formula="of:=[.L23]-[.$B$2]" office:value-type="float" office:value="12.6962177753449" calcext:value-type="float">
            <text:p>12.6962177753</text:p>
          </table:table-cell>
          <table:table-cell table:formula="of:=[.C23]/([.M23]-[.M22])" office:value-type="float" office:value="110890.091359156" calcext:value-type="float">
            <text:p>110890.091359156</text:p>
          </table:table-cell>
          <table:table-cell table:formula="of:=[.L23]-[.$B23]" office:value-type="float" office:value="11.8406584262848" calcext:value-type="float">
            <text:p>11.840658426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3865.10472" calcext:value-type="float">
            <text:p>1443123865.10472</text:p>
          </table:table-cell>
          <table:table-cell office:value-type="float" office:value="4096" calcext:value-type="float">
            <text:p>4096</text:p>
          </table:table-cell>
          <table:table-cell table:formula="of:=[.B24]-[.$B$2]" office:value-type="float" office:value="0.894699096679688" calcext:value-type="float">
            <text:p>0.8946990967</text:p>
          </table:table-cell>
          <table:table-cell table:formula="of:=[.C24]/([.D24]-[.D23])" office:value-type="float" office:value="104650.649253186" calcext:value-type="float">
            <text:p>104650.649253186</text:p>
          </table:table-cell>
          <table:table-cell/>
          <table:table-cell office:value-type="float" office:value="1443123876.94317" calcext:value-type="float">
            <text:p>1443123876.94317</text:p>
          </table:table-cell>
          <table:table-cell table:formula="of:=[.G24]-[.$B$2]" office:value-type="float" office:value="12.7331507205963" calcext:value-type="float">
            <text:p>12.7331507206</text:p>
          </table:table-cell>
          <table:table-cell table:formula="of:=[.C24]/([.H24]-[.H23])" office:value-type="float" office:value="110903.692410979" calcext:value-type="float">
            <text:p>110903.692410979</text:p>
          </table:table-cell>
          <table:table-cell table:formula="of:=[.G24]-[.$B24]" office:value-type="float" office:value="11.8384516239166" calcext:value-type="float">
            <text:p>11.8384516239</text:p>
          </table:table-cell>
          <table:table-cell/>
          <table:table-cell office:value-type="float" office:value="1443123876.94317" calcext:value-type="float">
            <text:p>1443123876.94317</text:p>
          </table:table-cell>
          <table:table-cell table:formula="of:=[.L24]-[.$B$2]" office:value-type="float" office:value="12.7331507205963" calcext:value-type="float">
            <text:p>12.7331507206</text:p>
          </table:table-cell>
          <table:table-cell table:formula="of:=[.C24]/([.M24]-[.M23])" office:value-type="float" office:value="110903.692410979" calcext:value-type="float">
            <text:p>110903.692410979</text:p>
          </table:table-cell>
          <table:table-cell table:formula="of:=[.L24]-[.$B24]" office:value-type="float" office:value="11.8384516239166" calcext:value-type="float">
            <text:p>11.838451623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3865.14386" calcext:value-type="float">
            <text:p>1443123865.14386</text:p>
          </table:table-cell>
          <table:table-cell office:value-type="float" office:value="4096" calcext:value-type="float">
            <text:p>4096</text:p>
          </table:table-cell>
          <table:table-cell table:formula="of:=[.B25]-[.$B$2]" office:value-type="float" office:value="0.933837652206421" calcext:value-type="float">
            <text:p>0.9338376522</text:p>
          </table:table-cell>
          <table:table-cell table:formula="of:=[.C25]/([.D25]-[.D24])" office:value-type="float" office:value="104653.836731462" calcext:value-type="float">
            <text:p>104653.836731462</text:p>
          </table:table-cell>
          <table:table-cell/>
          <table:table-cell office:value-type="float" office:value="1443123876.9801" calcext:value-type="float">
            <text:p>1443123876.9801</text:p>
          </table:table-cell>
          <table:table-cell table:formula="of:=[.G25]-[.$B$2]" office:value-type="float" office:value="12.770078420639" calcext:value-type="float">
            <text:p>12.7700784206</text:p>
          </table:table-cell>
          <table:table-cell table:formula="of:=[.C25]/([.H25]-[.H24])" office:value-type="float" office:value="110919.445166122" calcext:value-type="float">
            <text:p>110919.445166122</text:p>
          </table:table-cell>
          <table:table-cell table:formula="of:=[.G25]-[.$B25]" office:value-type="float" office:value="11.8362407684326" calcext:value-type="float">
            <text:p>11.8362407684</text:p>
          </table:table-cell>
          <table:table-cell/>
          <table:table-cell office:value-type="float" office:value="1443123876.9801" calcext:value-type="float">
            <text:p>1443123876.9801</text:p>
          </table:table-cell>
          <table:table-cell table:formula="of:=[.L25]-[.$B$2]" office:value-type="float" office:value="12.770078420639" calcext:value-type="float">
            <text:p>12.7700784206</text:p>
          </table:table-cell>
          <table:table-cell table:formula="of:=[.C25]/([.M25]-[.M24])" office:value-type="float" office:value="110919.445166122" calcext:value-type="float">
            <text:p>110919.445166122</text:p>
          </table:table-cell>
          <table:table-cell table:formula="of:=[.L25]-[.$B25]" office:value-type="float" office:value="11.8362407684326" calcext:value-type="float">
            <text:p>11.83624076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3865.18301" calcext:value-type="float">
            <text:p>1443123865.18301</text:p>
          </table:table-cell>
          <table:table-cell office:value-type="float" office:value="4096" calcext:value-type="float">
            <text:p>4096</text:p>
          </table:table-cell>
          <table:table-cell table:formula="of:=[.B26]-[.$B$2]" office:value-type="float" office:value="0.972988128662109" calcext:value-type="float">
            <text:p>0.9729881287</text:p>
          </table:table-cell>
          <table:table-cell table:formula="of:=[.C26]/([.D26]-[.D25])" office:value-type="float" office:value="104621.970683702" calcext:value-type="float">
            <text:p>104621.970683702</text:p>
          </table:table-cell>
          <table:table-cell/>
          <table:table-cell office:value-type="float" office:value="1443123877.01709" calcext:value-type="float">
            <text:p>1443123877.01709</text:p>
          </table:table-cell>
          <table:table-cell table:formula="of:=[.G26]-[.$B$2]" office:value-type="float" office:value="12.8070688247681" calcext:value-type="float">
            <text:p>12.8070688248</text:p>
          </table:table-cell>
          <table:table-cell table:formula="of:=[.C26]/([.H26]-[.H25])" office:value-type="float" office:value="110731.42066014" calcext:value-type="float">
            <text:p>110731.42066014</text:p>
          </table:table-cell>
          <table:table-cell table:formula="of:=[.G26]-[.$B26]" office:value-type="float" office:value="11.834080696106" calcext:value-type="float">
            <text:p>11.8340806961</text:p>
          </table:table-cell>
          <table:table-cell/>
          <table:table-cell office:value-type="float" office:value="1443123877.01709" calcext:value-type="float">
            <text:p>1443123877.01709</text:p>
          </table:table-cell>
          <table:table-cell table:formula="of:=[.L26]-[.$B$2]" office:value-type="float" office:value="12.8070688247681" calcext:value-type="float">
            <text:p>12.8070688248</text:p>
          </table:table-cell>
          <table:table-cell table:formula="of:=[.C26]/([.M26]-[.M25])" office:value-type="float" office:value="110731.42066014" calcext:value-type="float">
            <text:p>110731.42066014</text:p>
          </table:table-cell>
          <table:table-cell table:formula="of:=[.L26]-[.$B26]" office:value-type="float" office:value="11.834080696106" calcext:value-type="float">
            <text:p>11.834080696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3865.22215" calcext:value-type="float">
            <text:p>1443123865.22215</text:p>
          </table:table-cell>
          <table:table-cell office:value-type="float" office:value="4096" calcext:value-type="float">
            <text:p>4096</text:p>
          </table:table-cell>
          <table:table-cell table:formula="of:=[.B27]-[.$B$2]" office:value-type="float" office:value="1.01213502883911" calcext:value-type="float">
            <text:p>1.0121350288</text:p>
          </table:table-cell>
          <table:table-cell table:formula="of:=[.C27]/([.D27]-[.D26])" office:value-type="float" office:value="104631.528460236" calcext:value-type="float">
            <text:p>104631.528460236</text:p>
          </table:table-cell>
          <table:table-cell/>
          <table:table-cell office:value-type="float" office:value="1443123881.36876" calcext:value-type="float">
            <text:p>1443123881.36876</text:p>
          </table:table-cell>
          <table:table-cell table:formula="of:=[.G27]-[.$B$2]" office:value-type="float" office:value="17.1587429046631" calcext:value-type="float">
            <text:p>17.1587429047</text:p>
          </table:table-cell>
          <table:table-cell table:formula="of:=[.C27]/([.H27]-[.H26])" office:value-type="float" office:value="941.246960318961" calcext:value-type="float">
            <text:p>941.246960319</text:p>
          </table:table-cell>
          <table:table-cell table:formula="of:=[.G27]-[.$B27]" office:value-type="float" office:value="16.146607875824" calcext:value-type="float">
            <text:p>16.1466078758</text:p>
          </table:table-cell>
          <table:table-cell/>
          <table:table-cell office:value-type="float" office:value="1443123881.36876" calcext:value-type="float">
            <text:p>1443123881.36876</text:p>
          </table:table-cell>
          <table:table-cell table:formula="of:=[.L27]-[.$B$2]" office:value-type="float" office:value="17.1587429046631" calcext:value-type="float">
            <text:p>17.1587429047</text:p>
          </table:table-cell>
          <table:table-cell table:formula="of:=[.C27]/([.M27]-[.M26])" office:value-type="float" office:value="941.246960318961" calcext:value-type="float">
            <text:p>941.246960319</text:p>
          </table:table-cell>
          <table:table-cell table:formula="of:=[.L27]-[.$B27]" office:value-type="float" office:value="16.146607875824" calcext:value-type="float">
            <text:p>16.146607875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3865.2613" calcext:value-type="float">
            <text:p>1443123865.2613</text:p>
          </table:table-cell>
          <table:table-cell office:value-type="float" office:value="4096" calcext:value-type="float">
            <text:p>4096</text:p>
          </table:table-cell>
          <table:table-cell table:formula="of:=[.B28]-[.$B$2]" office:value-type="float" office:value="1.05128407478333" calcext:value-type="float">
            <text:p>1.0512840748</text:p>
          </table:table-cell>
          <table:table-cell table:formula="of:=[.C28]/([.D28]-[.D27])" office:value-type="float" office:value="104625.79358477" calcext:value-type="float">
            <text:p>104625.79358477</text:p>
          </table:table-cell>
          <table:table-cell/>
          <table:table-cell office:value-type="float" office:value="1443123882.63286" calcext:value-type="float">
            <text:p>1443123882.63286</text:p>
          </table:table-cell>
          <table:table-cell table:formula="of:=[.G28]-[.$B$2]" office:value-type="float" office:value="18.422844171524" calcext:value-type="float">
            <text:p>18.4228441715</text:p>
          </table:table-cell>
          <table:table-cell table:formula="of:=[.C28]/([.H28]-[.H27])" office:value-type="float" office:value="3240.24673289922" calcext:value-type="float">
            <text:p>3240.2467328992</text:p>
          </table:table-cell>
          <table:table-cell table:formula="of:=[.G28]-[.$B28]" office:value-type="float" office:value="17.3715600967407" calcext:value-type="float">
            <text:p>17.3715600967</text:p>
          </table:table-cell>
          <table:table-cell/>
          <table:table-cell office:value-type="float" office:value="1443123882.63286" calcext:value-type="float">
            <text:p>1443123882.63286</text:p>
          </table:table-cell>
          <table:table-cell table:formula="of:=[.L28]-[.$B$2]" office:value-type="float" office:value="18.422844171524" calcext:value-type="float">
            <text:p>18.4228441715</text:p>
          </table:table-cell>
          <table:table-cell table:formula="of:=[.C28]/([.M28]-[.M27])" office:value-type="float" office:value="3240.24673289922" calcext:value-type="float">
            <text:p>3240.2467328992</text:p>
          </table:table-cell>
          <table:table-cell table:formula="of:=[.L28]-[.$B28]" office:value-type="float" office:value="17.3715600967407" calcext:value-type="float">
            <text:p>17.371560096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3865.30045" calcext:value-type="float">
            <text:p>1443123865.30045</text:p>
          </table:table-cell>
          <table:table-cell office:value-type="float" office:value="4096" calcext:value-type="float">
            <text:p>4096</text:p>
          </table:table-cell>
          <table:table-cell table:formula="of:=[.B29]-[.$B$2]" office:value-type="float" office:value="1.09043216705322" calcext:value-type="float">
            <text:p>1.0904321671</text:p>
          </table:table-cell>
          <table:table-cell table:formula="of:=[.C29]/([.D29]-[.D28])" office:value-type="float" office:value="104628.342340696" calcext:value-type="float">
            <text:p>104628.342340696</text:p>
          </table:table-cell>
          <table:table-cell/>
          <table:table-cell office:value-type="float" office:value="1443123885.95673" calcext:value-type="float">
            <text:p>1443123885.95673</text:p>
          </table:table-cell>
          <table:table-cell table:formula="of:=[.G29]-[.$B$2]" office:value-type="float" office:value="21.7467155456543" calcext:value-type="float">
            <text:p>21.7467155457</text:p>
          </table:table-cell>
          <table:table-cell table:formula="of:=[.C29]/([.H29]-[.H28])" office:value-type="float" office:value="1232.29798598082" calcext:value-type="float">
            <text:p>1232.2979859808</text:p>
          </table:table-cell>
          <table:table-cell table:formula="of:=[.G29]-[.$B29]" office:value-type="float" office:value="20.6562833786011" calcext:value-type="float">
            <text:p>20.6562833786</text:p>
          </table:table-cell>
          <table:table-cell/>
          <table:table-cell office:value-type="float" office:value="1443123885.95673" calcext:value-type="float">
            <text:p>1443123885.95673</text:p>
          </table:table-cell>
          <table:table-cell table:formula="of:=[.L29]-[.$B$2]" office:value-type="float" office:value="21.7467155456543" calcext:value-type="float">
            <text:p>21.7467155457</text:p>
          </table:table-cell>
          <table:table-cell table:formula="of:=[.C29]/([.M29]-[.M28])" office:value-type="float" office:value="1232.29798598082" calcext:value-type="float">
            <text:p>1232.2979859808</text:p>
          </table:table-cell>
          <table:table-cell table:formula="of:=[.L29]-[.$B29]" office:value-type="float" office:value="20.6562833786011" calcext:value-type="float">
            <text:p>20.656283378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3865.33959" calcext:value-type="float">
            <text:p>1443123865.33959</text:p>
          </table:table-cell>
          <table:table-cell office:value-type="float" office:value="4096" calcext:value-type="float">
            <text:p>4096</text:p>
          </table:table-cell>
          <table:table-cell table:formula="of:=[.B30]-[.$B$2]" office:value-type="float" office:value="1.12957000732422" calcext:value-type="float">
            <text:p>1.1295700073</text:p>
          </table:table-cell>
          <table:table-cell table:formula="of:=[.C30]/([.D30]-[.D29])" office:value-type="float" office:value="104655.74931163" calcext:value-type="float">
            <text:p>104655.74931163</text:p>
          </table:table-cell>
          <table:table-cell/>
          <table:table-cell office:value-type="float" office:value="1443123885.99703" calcext:value-type="float">
            <text:p>1443123885.99703</text:p>
          </table:table-cell>
          <table:table-cell table:formula="of:=[.G30]-[.$B$2]" office:value-type="float" office:value="21.7870125770569" calcext:value-type="float">
            <text:p>21.7870125771</text:p>
          </table:table-cell>
          <table:table-cell table:formula="of:=[.C30]/([.H30]-[.H29])" office:value-type="float" office:value="101645.204558094" calcext:value-type="float">
            <text:p>101645.204558094</text:p>
          </table:table-cell>
          <table:table-cell table:formula="of:=[.G30]-[.$B30]" office:value-type="float" office:value="20.6574425697327" calcext:value-type="float">
            <text:p>20.6574425697</text:p>
          </table:table-cell>
          <table:table-cell/>
          <table:table-cell office:value-type="float" office:value="1443123885.99703" calcext:value-type="float">
            <text:p>1443123885.99703</text:p>
          </table:table-cell>
          <table:table-cell table:formula="of:=[.L30]-[.$B$2]" office:value-type="float" office:value="21.7870125770569" calcext:value-type="float">
            <text:p>21.7870125771</text:p>
          </table:table-cell>
          <table:table-cell table:formula="of:=[.C30]/([.M30]-[.M29])" office:value-type="float" office:value="101645.204558094" calcext:value-type="float">
            <text:p>101645.204558094</text:p>
          </table:table-cell>
          <table:table-cell table:formula="of:=[.L30]-[.$B30]" office:value-type="float" office:value="20.6574425697327" calcext:value-type="float">
            <text:p>20.657442569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3865.37874" calcext:value-type="float">
            <text:p>1443123865.37874</text:p>
          </table:table-cell>
          <table:table-cell office:value-type="float" office:value="4096" calcext:value-type="float">
            <text:p>4096</text:p>
          </table:table-cell>
          <table:table-cell table:formula="of:=[.B31]-[.$B$2]" office:value-type="float" office:value="1.1687171459198" calcext:value-type="float">
            <text:p>1.1687171459</text:p>
          </table:table-cell>
          <table:table-cell table:formula="of:=[.C31]/([.D31]-[.D30])" office:value-type="float" office:value="104630.891220805" calcext:value-type="float">
            <text:p>104630.891220805</text:p>
          </table:table-cell>
          <table:table-cell/>
          <table:table-cell office:value-type="float" office:value="1443123886.03394" calcext:value-type="float">
            <text:p>1443123886.03394</text:p>
          </table:table-cell>
          <table:table-cell table:formula="of:=[.G31]-[.$B$2]" office:value-type="float" office:value="21.8239212036133" calcext:value-type="float">
            <text:p>21.8239212036</text:p>
          </table:table-cell>
          <table:table-cell table:formula="of:=[.C31]/([.H31]-[.H30])" office:value-type="float" office:value="110976.765655078" calcext:value-type="float">
            <text:p>110976.765655078</text:p>
          </table:table-cell>
          <table:table-cell table:formula="of:=[.G31]-[.$B31]" office:value-type="float" office:value="20.6552040576935" calcext:value-type="float">
            <text:p>20.6552040577</text:p>
          </table:table-cell>
          <table:table-cell/>
          <table:table-cell office:value-type="float" office:value="1443123886.03394" calcext:value-type="float">
            <text:p>1443123886.03394</text:p>
          </table:table-cell>
          <table:table-cell table:formula="of:=[.L31]-[.$B$2]" office:value-type="float" office:value="21.8239212036133" calcext:value-type="float">
            <text:p>21.8239212036</text:p>
          </table:table-cell>
          <table:table-cell table:formula="of:=[.C31]/([.M31]-[.M30])" office:value-type="float" office:value="110976.765655078" calcext:value-type="float">
            <text:p>110976.765655078</text:p>
          </table:table-cell>
          <table:table-cell table:formula="of:=[.L31]-[.$B31]" office:value-type="float" office:value="20.6552040576935" calcext:value-type="float">
            <text:p>20.655204057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3865.41788" calcext:value-type="float">
            <text:p>1443123865.41788</text:p>
          </table:table-cell>
          <table:table-cell office:value-type="float" office:value="4096" calcext:value-type="float">
            <text:p>4096</text:p>
          </table:table-cell>
          <table:table-cell table:formula="of:=[.B32]-[.$B$2]" office:value-type="float" office:value="1.20785856246948" calcext:value-type="float">
            <text:p>1.2078585625</text:p>
          </table:table-cell>
          <table:table-cell table:formula="of:=[.C32]/([.D32]-[.D31])" office:value-type="float" office:value="104646.187109782" calcext:value-type="float">
            <text:p>104646.187109782</text:p>
          </table:table-cell>
          <table:table-cell/>
          <table:table-cell office:value-type="float" office:value="1443123886.07091" calcext:value-type="float">
            <text:p>1443123886.07091</text:p>
          </table:table-cell>
          <table:table-cell table:formula="of:=[.G32]-[.$B$2]" office:value-type="float" office:value="21.8608958721161" calcext:value-type="float">
            <text:p>21.8608958721</text:p>
          </table:table-cell>
          <table:table-cell table:formula="of:=[.C32]/([.H32]-[.H31])" office:value-type="float" office:value="110778.545578819" calcext:value-type="float">
            <text:p>110778.545578819</text:p>
          </table:table-cell>
          <table:table-cell table:formula="of:=[.G32]-[.$B32]" office:value-type="float" office:value="20.6530373096466" calcext:value-type="float">
            <text:p>20.6530373096</text:p>
          </table:table-cell>
          <table:table-cell/>
          <table:table-cell office:value-type="float" office:value="1443123886.07091" calcext:value-type="float">
            <text:p>1443123886.07091</text:p>
          </table:table-cell>
          <table:table-cell table:formula="of:=[.L32]-[.$B$2]" office:value-type="float" office:value="21.8608958721161" calcext:value-type="float">
            <text:p>21.8608958721</text:p>
          </table:table-cell>
          <table:table-cell table:formula="of:=[.C32]/([.M32]-[.M31])" office:value-type="float" office:value="110778.545578819" calcext:value-type="float">
            <text:p>110778.545578819</text:p>
          </table:table-cell>
          <table:table-cell table:formula="of:=[.L32]-[.$B32]" office:value-type="float" office:value="20.6530373096466" calcext:value-type="float">
            <text:p>20.653037309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3865.45702" calcext:value-type="float">
            <text:p>1443123865.45702</text:p>
          </table:table-cell>
          <table:table-cell office:value-type="float" office:value="4096" calcext:value-type="float">
            <text:p>4096</text:p>
          </table:table-cell>
          <table:table-cell table:formula="of:=[.B33]-[.$B$2]" office:value-type="float" office:value="1.24699854850769" calcext:value-type="float">
            <text:p>1.2469985485</text:p>
          </table:table-cell>
          <table:table-cell table:formula="of:=[.C33]/([.D33]-[.D32])" office:value-type="float" office:value="104650.01178083" calcext:value-type="float">
            <text:p>104650.01178083</text:p>
          </table:table-cell>
          <table:table-cell/>
          <table:table-cell office:value-type="float" office:value="1443123886.10785" calcext:value-type="float">
            <text:p>1443123886.10785</text:p>
          </table:table-cell>
          <table:table-cell table:formula="of:=[.G33]-[.$B$2]" office:value-type="float" office:value="21.8978335857391" calcext:value-type="float">
            <text:p>21.8978335857</text:p>
          </table:table-cell>
          <table:table-cell table:formula="of:=[.C33]/([.H33]-[.H32])" office:value-type="float" office:value="110889.375606733" calcext:value-type="float">
            <text:p>110889.375606733</text:p>
          </table:table-cell>
          <table:table-cell table:formula="of:=[.G33]-[.$B33]" office:value-type="float" office:value="20.6508350372314" calcext:value-type="float">
            <text:p>20.6508350372</text:p>
          </table:table-cell>
          <table:table-cell/>
          <table:table-cell office:value-type="float" office:value="1443123886.10785" calcext:value-type="float">
            <text:p>1443123886.10785</text:p>
          </table:table-cell>
          <table:table-cell table:formula="of:=[.L33]-[.$B$2]" office:value-type="float" office:value="21.8978335857391" calcext:value-type="float">
            <text:p>21.8978335857</text:p>
          </table:table-cell>
          <table:table-cell table:formula="of:=[.C33]/([.M33]-[.M32])" office:value-type="float" office:value="110889.375606733" calcext:value-type="float">
            <text:p>110889.375606733</text:p>
          </table:table-cell>
          <table:table-cell table:formula="of:=[.L33]-[.$B33]" office:value-type="float" office:value="20.6508350372314" calcext:value-type="float">
            <text:p>20.650835037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3865.49615" calcext:value-type="float">
            <text:p>1443123865.49615</text:p>
          </table:table-cell>
          <table:table-cell office:value-type="float" office:value="4096" calcext:value-type="float">
            <text:p>4096</text:p>
          </table:table-cell>
          <table:table-cell table:formula="of:=[.B34]-[.$B$2]" office:value-type="float" office:value="1.28613376617432" calcext:value-type="float">
            <text:p>1.2861337662</text:p>
          </table:table-cell>
          <table:table-cell table:formula="of:=[.C34]/([.D34]-[.D33])" office:value-type="float" office:value="104662.762703707" calcext:value-type="float">
            <text:p>104662.762703707</text:p>
          </table:table-cell>
          <table:table-cell/>
          <table:table-cell office:value-type="float" office:value="1443123886.14477" calcext:value-type="float">
            <text:p>1443123886.14477</text:p>
          </table:table-cell>
          <table:table-cell table:formula="of:=[.G34]-[.$B$2]" office:value-type="float" office:value="21.9347558021545" calcext:value-type="float">
            <text:p>21.9347558022</text:p>
          </table:table-cell>
          <table:table-cell table:formula="of:=[.C34]/([.H34]-[.H33])" office:value-type="float" office:value="110935.918741081" calcext:value-type="float">
            <text:p>110935.918741081</text:p>
          </table:table-cell>
          <table:table-cell table:formula="of:=[.G34]-[.$B34]" office:value-type="float" office:value="20.6486220359802" calcext:value-type="float">
            <text:p>20.648622036</text:p>
          </table:table-cell>
          <table:table-cell/>
          <table:table-cell office:value-type="float" office:value="1443123886.14477" calcext:value-type="float">
            <text:p>1443123886.14477</text:p>
          </table:table-cell>
          <table:table-cell table:formula="of:=[.L34]-[.$B$2]" office:value-type="float" office:value="21.9347558021545" calcext:value-type="float">
            <text:p>21.9347558022</text:p>
          </table:table-cell>
          <table:table-cell table:formula="of:=[.C34]/([.M34]-[.M33])" office:value-type="float" office:value="110935.918741081" calcext:value-type="float">
            <text:p>110935.918741081</text:p>
          </table:table-cell>
          <table:table-cell table:formula="of:=[.L34]-[.$B34]" office:value-type="float" office:value="20.6486220359802" calcext:value-type="float">
            <text:p>20.64862203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3865.53529" calcext:value-type="float">
            <text:p>1443123865.53529</text:p>
          </table:table-cell>
          <table:table-cell office:value-type="float" office:value="4096" calcext:value-type="float">
            <text:p>4096</text:p>
          </table:table-cell>
          <table:table-cell table:formula="of:=[.B35]-[.$B$2]" office:value-type="float" office:value="1.32527041435242" calcext:value-type="float">
            <text:p>1.3252704144</text:p>
          </table:table-cell>
          <table:table-cell table:formula="of:=[.C35]/([.D35]-[.D34])" office:value-type="float" office:value="104658.937100596" calcext:value-type="float">
            <text:p>104658.937100596</text:p>
          </table:table-cell>
          <table:table-cell/>
          <table:table-cell office:value-type="float" office:value="1443123886.18172" calcext:value-type="float">
            <text:p>1443123886.18172</text:p>
          </table:table-cell>
          <table:table-cell table:formula="of:=[.G35]-[.$B$2]" office:value-type="float" office:value="21.9717025756836" calcext:value-type="float">
            <text:p>21.9717025757</text:p>
          </table:table-cell>
          <table:table-cell table:formula="of:=[.C35]/([.H35]-[.H34])" office:value-type="float" office:value="110862.183859685" calcext:value-type="float">
            <text:p>110862.183859685</text:p>
          </table:table-cell>
          <table:table-cell table:formula="of:=[.G35]-[.$B35]" office:value-type="float" office:value="20.6464321613312" calcext:value-type="float">
            <text:p>20.6464321613</text:p>
          </table:table-cell>
          <table:table-cell/>
          <table:table-cell office:value-type="float" office:value="1443123886.18172" calcext:value-type="float">
            <text:p>1443123886.18172</text:p>
          </table:table-cell>
          <table:table-cell table:formula="of:=[.L35]-[.$B$2]" office:value-type="float" office:value="21.9717025756836" calcext:value-type="float">
            <text:p>21.9717025757</text:p>
          </table:table-cell>
          <table:table-cell table:formula="of:=[.C35]/([.M35]-[.M34])" office:value-type="float" office:value="110862.183859685" calcext:value-type="float">
            <text:p>110862.183859685</text:p>
          </table:table-cell>
          <table:table-cell table:formula="of:=[.L35]-[.$B35]" office:value-type="float" office:value="20.6464321613312" calcext:value-type="float">
            <text:p>20.64643216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3865.57443" calcext:value-type="float">
            <text:p>1443123865.57443</text:p>
          </table:table-cell>
          <table:table-cell office:value-type="float" office:value="4096" calcext:value-type="float">
            <text:p>4096</text:p>
          </table:table-cell>
          <table:table-cell table:formula="of:=[.B36]-[.$B$2]" office:value-type="float" office:value="1.36440801620483" calcext:value-type="float">
            <text:p>1.3644080162</text:p>
          </table:table-cell>
          <table:table-cell table:formula="of:=[.C36]/([.D36]-[.D35])" office:value-type="float" office:value="104656.386853888" calcext:value-type="float">
            <text:p>104656.386853888</text:p>
          </table:table-cell>
          <table:table-cell/>
          <table:table-cell office:value-type="float" office:value="1443123886.21866" calcext:value-type="float">
            <text:p>1443123886.21866</text:p>
          </table:table-cell>
          <table:table-cell table:formula="of:=[.G36]-[.$B$2]" office:value-type="float" office:value="22.0086393356323" calcext:value-type="float">
            <text:p>22.0086393356</text:p>
          </table:table-cell>
          <table:table-cell table:formula="of:=[.C36]/([.H36]-[.H35])" office:value-type="float" office:value="110892.238671865" calcext:value-type="float">
            <text:p>110892.238671865</text:p>
          </table:table-cell>
          <table:table-cell table:formula="of:=[.G36]-[.$B36]" office:value-type="float" office:value="20.6442313194275" calcext:value-type="float">
            <text:p>20.6442313194</text:p>
          </table:table-cell>
          <table:table-cell/>
          <table:table-cell office:value-type="float" office:value="1443123886.21866" calcext:value-type="float">
            <text:p>1443123886.21866</text:p>
          </table:table-cell>
          <table:table-cell table:formula="of:=[.L36]-[.$B$2]" office:value-type="float" office:value="22.0086393356323" calcext:value-type="float">
            <text:p>22.0086393356</text:p>
          </table:table-cell>
          <table:table-cell table:formula="of:=[.C36]/([.M36]-[.M35])" office:value-type="float" office:value="110892.238671865" calcext:value-type="float">
            <text:p>110892.238671865</text:p>
          </table:table-cell>
          <table:table-cell table:formula="of:=[.L36]-[.$B36]" office:value-type="float" office:value="20.6442313194275" calcext:value-type="float">
            <text:p>20.64423131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3865.61356" calcext:value-type="float">
            <text:p>1443123865.61356</text:p>
          </table:table-cell>
          <table:table-cell office:value-type="float" office:value="4096" calcext:value-type="float">
            <text:p>4096</text:p>
          </table:table-cell>
          <table:table-cell table:formula="of:=[.B37]-[.$B$2]" office:value-type="float" office:value="1.40354490280151" calcext:value-type="float">
            <text:p>1.4035449028</text:p>
          </table:table-cell>
          <table:table-cell table:formula="of:=[.C37]/([.D37]-[.D36])" office:value-type="float" office:value="104658.299527267" calcext:value-type="float">
            <text:p>104658.299527267</text:p>
          </table:table-cell>
          <table:table-cell/>
          <table:table-cell office:value-type="float" office:value="1443123886.2556" calcext:value-type="float">
            <text:p>1443123886.2556</text:p>
          </table:table-cell>
          <table:table-cell table:formula="of:=[.G37]-[.$B$2]" office:value-type="float" office:value="22.0455806255341" calcext:value-type="float">
            <text:p>22.0455806255</text:p>
          </table:table-cell>
          <table:table-cell table:formula="of:=[.C37]/([.H37]-[.H36])" office:value-type="float" office:value="110878.640429061" calcext:value-type="float">
            <text:p>110878.640429061</text:p>
          </table:table-cell>
          <table:table-cell table:formula="of:=[.G37]-[.$B37]" office:value-type="float" office:value="20.6420357227325" calcext:value-type="float">
            <text:p>20.6420357227</text:p>
          </table:table-cell>
          <table:table-cell/>
          <table:table-cell office:value-type="float" office:value="1443123886.2556" calcext:value-type="float">
            <text:p>1443123886.2556</text:p>
          </table:table-cell>
          <table:table-cell table:formula="of:=[.L37]-[.$B$2]" office:value-type="float" office:value="22.0455806255341" calcext:value-type="float">
            <text:p>22.0455806255</text:p>
          </table:table-cell>
          <table:table-cell table:formula="of:=[.C37]/([.M37]-[.M36])" office:value-type="float" office:value="110878.640429061" calcext:value-type="float">
            <text:p>110878.640429061</text:p>
          </table:table-cell>
          <table:table-cell table:formula="of:=[.L37]-[.$B37]" office:value-type="float" office:value="20.6420357227325" calcext:value-type="float">
            <text:p>20.642035722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3865.6527" calcext:value-type="float">
            <text:p>1443123865.6527</text:p>
          </table:table-cell>
          <table:table-cell office:value-type="float" office:value="4096" calcext:value-type="float">
            <text:p>4096</text:p>
          </table:table-cell>
          <table:table-cell table:formula="of:=[.B38]-[.$B$2]" office:value-type="float" office:value="1.44268393516541" calcext:value-type="float">
            <text:p>1.4426839352</text:p>
          </table:table-cell>
          <table:table-cell table:formula="of:=[.C38]/([.D38]-[.D37])" office:value-type="float" office:value="104652.561716851" calcext:value-type="float">
            <text:p>104652.561716851</text:p>
          </table:table-cell>
          <table:table-cell/>
          <table:table-cell office:value-type="float" office:value="1443123886.29253" calcext:value-type="float">
            <text:p>1443123886.29253</text:p>
          </table:table-cell>
          <table:table-cell table:formula="of:=[.G38]-[.$B$2]" office:value-type="float" office:value="22.0825083255768" calcext:value-type="float">
            <text:p>22.0825083256</text:p>
          </table:table-cell>
          <table:table-cell table:formula="of:=[.C38]/([.H38]-[.H37])" office:value-type="float" office:value="110919.445166122" calcext:value-type="float">
            <text:p>110919.445166122</text:p>
          </table:table-cell>
          <table:table-cell table:formula="of:=[.G38]-[.$B38]" office:value-type="float" office:value="20.6398243904114" calcext:value-type="float">
            <text:p>20.6398243904</text:p>
          </table:table-cell>
          <table:table-cell/>
          <table:table-cell office:value-type="float" office:value="1443123886.29253" calcext:value-type="float">
            <text:p>1443123886.29253</text:p>
          </table:table-cell>
          <table:table-cell table:formula="of:=[.L38]-[.$B$2]" office:value-type="float" office:value="22.0825083255768" calcext:value-type="float">
            <text:p>22.0825083256</text:p>
          </table:table-cell>
          <table:table-cell table:formula="of:=[.C38]/([.M38]-[.M37])" office:value-type="float" office:value="110919.445166122" calcext:value-type="float">
            <text:p>110919.445166122</text:p>
          </table:table-cell>
          <table:table-cell table:formula="of:=[.L38]-[.$B38]" office:value-type="float" office:value="20.6398243904114" calcext:value-type="float">
            <text:p>20.639824390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3865.69184" calcext:value-type="float">
            <text:p>1443123865.69184</text:p>
          </table:table-cell>
          <table:table-cell office:value-type="float" office:value="4096" calcext:value-type="float">
            <text:p>4096</text:p>
          </table:table-cell>
          <table:table-cell table:formula="of:=[.B39]-[.$B$2]" office:value-type="float" office:value="1.48181962966919" calcext:value-type="float">
            <text:p>1.4818196297</text:p>
          </table:table-cell>
          <table:table-cell table:formula="of:=[.C39]/([.D39]-[.D38])" office:value-type="float" office:value="104661.487471596" calcext:value-type="float">
            <text:p>104661.487471596</text:p>
          </table:table-cell>
          <table:table-cell/>
          <table:table-cell office:value-type="float" office:value="1443123886.32947" calcext:value-type="float">
            <text:p>1443123886.32947</text:p>
          </table:table-cell>
          <table:table-cell table:formula="of:=[.G39]-[.$B$2]" office:value-type="float" office:value="22.119448184967" calcext:value-type="float">
            <text:p>22.119448185</text:p>
          </table:table-cell>
          <table:table-cell table:formula="of:=[.C39]/([.H39]-[.H38])" office:value-type="float" office:value="110882.934250695" calcext:value-type="float">
            <text:p>110882.934250695</text:p>
          </table:table-cell>
          <table:table-cell table:formula="of:=[.G39]-[.$B39]" office:value-type="float" office:value="20.6376285552979" calcext:value-type="float">
            <text:p>20.6376285553</text:p>
          </table:table-cell>
          <table:table-cell/>
          <table:table-cell office:value-type="float" office:value="1443123886.32947" calcext:value-type="float">
            <text:p>1443123886.32947</text:p>
          </table:table-cell>
          <table:table-cell table:formula="of:=[.L39]-[.$B$2]" office:value-type="float" office:value="22.119448184967" calcext:value-type="float">
            <text:p>22.119448185</text:p>
          </table:table-cell>
          <table:table-cell table:formula="of:=[.C39]/([.M39]-[.M38])" office:value-type="float" office:value="110882.934250695" calcext:value-type="float">
            <text:p>110882.934250695</text:p>
          </table:table-cell>
          <table:table-cell table:formula="of:=[.L39]-[.$B39]" office:value-type="float" office:value="20.6376285552979" calcext:value-type="float">
            <text:p>20.637628555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3865.73097" calcext:value-type="float">
            <text:p>1443123865.73097</text:p>
          </table:table-cell>
          <table:table-cell office:value-type="float" office:value="4096" calcext:value-type="float">
            <text:p>4096</text:p>
          </table:table-cell>
          <table:table-cell table:formula="of:=[.B40]-[.$B$2]" office:value-type="float" office:value="1.52095532417297" calcext:value-type="float">
            <text:p>1.5209553242</text:p>
          </table:table-cell>
          <table:table-cell table:formula="of:=[.C40]/([.D40]-[.D39])" office:value-type="float" office:value="104661.487471596" calcext:value-type="float">
            <text:p>104661.487471596</text:p>
          </table:table-cell>
          <table:table-cell/>
          <table:table-cell office:value-type="float" office:value="1443123886.36633" calcext:value-type="float">
            <text:p>1443123886.36633</text:p>
          </table:table-cell>
          <table:table-cell table:formula="of:=[.G40]-[.$B$2]" office:value-type="float" office:value="22.1563115119934" calcext:value-type="float">
            <text:p>22.156311512</text:p>
          </table:table-cell>
          <table:table-cell table:formula="of:=[.C40]/([.H40]-[.H39])" office:value-type="float" office:value="111113.139545713" calcext:value-type="float">
            <text:p>111113.139545713</text:p>
          </table:table-cell>
          <table:table-cell table:formula="of:=[.G40]-[.$B40]" office:value-type="float" office:value="20.6353561878204" calcext:value-type="float">
            <text:p>20.6353561878</text:p>
          </table:table-cell>
          <table:table-cell/>
          <table:table-cell office:value-type="float" office:value="1443123886.36633" calcext:value-type="float">
            <text:p>1443123886.36633</text:p>
          </table:table-cell>
          <table:table-cell table:formula="of:=[.L40]-[.$B$2]" office:value-type="float" office:value="22.1563115119934" calcext:value-type="float">
            <text:p>22.156311512</text:p>
          </table:table-cell>
          <table:table-cell table:formula="of:=[.C40]/([.M40]-[.M39])" office:value-type="float" office:value="111113.139545713" calcext:value-type="float">
            <text:p>111113.139545713</text:p>
          </table:table-cell>
          <table:table-cell table:formula="of:=[.L40]-[.$B40]" office:value-type="float" office:value="20.6353561878204" calcext:value-type="float">
            <text:p>20.635356187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3865.77011" calcext:value-type="float">
            <text:p>1443123865.77011</text:p>
          </table:table-cell>
          <table:table-cell office:value-type="float" office:value="4096" calcext:value-type="float">
            <text:p>4096</text:p>
          </table:table-cell>
          <table:table-cell table:formula="of:=[.B41]-[.$B$2]" office:value-type="float" office:value="1.56009078025818" calcext:value-type="float">
            <text:p>1.5600907803</text:p>
          </table:table-cell>
          <table:table-cell table:formula="of:=[.C41]/([.D41]-[.D40])" office:value-type="float" office:value="104662.125083767" calcext:value-type="float">
            <text:p>104662.125083767</text:p>
          </table:table-cell>
          <table:table-cell/>
          <table:table-cell office:value-type="float" office:value="1443123886.40332" calcext:value-type="float">
            <text:p>1443123886.40332</text:p>
          </table:table-cell>
          <table:table-cell table:formula="of:=[.G41]-[.$B$2]" office:value-type="float" office:value="22.1933026313782" calcext:value-type="float">
            <text:p>22.1933026314</text:p>
          </table:table-cell>
          <table:table-cell table:formula="of:=[.C41]/([.H41]-[.H40])" office:value-type="float" office:value="110729.279571001" calcext:value-type="float">
            <text:p>110729.279571001</text:p>
          </table:table-cell>
          <table:table-cell table:formula="of:=[.G41]-[.$B41]" office:value-type="float" office:value="20.63321185112" calcext:value-type="float">
            <text:p>20.6332118511</text:p>
          </table:table-cell>
          <table:table-cell/>
          <table:table-cell office:value-type="float" office:value="1443123886.40332" calcext:value-type="float">
            <text:p>1443123886.40332</text:p>
          </table:table-cell>
          <table:table-cell table:formula="of:=[.L41]-[.$B$2]" office:value-type="float" office:value="22.1933026313782" calcext:value-type="float">
            <text:p>22.1933026314</text:p>
          </table:table-cell>
          <table:table-cell table:formula="of:=[.C41]/([.M41]-[.M40])" office:value-type="float" office:value="110729.279571001" calcext:value-type="float">
            <text:p>110729.279571001</text:p>
          </table:table-cell>
          <table:table-cell table:formula="of:=[.L41]-[.$B41]" office:value-type="float" office:value="20.63321185112" calcext:value-type="float">
            <text:p>20.63321185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3865.80925" calcext:value-type="float">
            <text:p>1443123865.80925</text:p>
          </table:table-cell>
          <table:table-cell office:value-type="float" office:value="4096" calcext:value-type="float">
            <text:p>4096</text:p>
          </table:table-cell>
          <table:table-cell table:formula="of:=[.B42]-[.$B$2]" office:value-type="float" office:value="1.59922790527344" calcext:value-type="float">
            <text:p>1.5992279053</text:p>
          </table:table-cell>
          <table:table-cell table:formula="of:=[.C42]/([.D42]-[.D41])" office:value-type="float" office:value="104657.661961706" calcext:value-type="float">
            <text:p>104657.661961706</text:p>
          </table:table-cell>
          <table:table-cell/>
          <table:table-cell office:value-type="float" office:value="1443123886.44024" calcext:value-type="float">
            <text:p>1443123886.44024</text:p>
          </table:table-cell>
          <table:table-cell table:formula="of:=[.G42]-[.$B$2]" office:value-type="float" office:value="22.2302224636078" calcext:value-type="float">
            <text:p>22.2302224636</text:p>
          </table:table-cell>
          <table:table-cell table:formula="of:=[.C42]/([.H42]-[.H41])" office:value-type="float" office:value="110943.082691327" calcext:value-type="float">
            <text:p>110943.082691327</text:p>
          </table:table-cell>
          <table:table-cell table:formula="of:=[.G42]-[.$B42]" office:value-type="float" office:value="20.6309945583344" calcext:value-type="float">
            <text:p>20.6309945583</text:p>
          </table:table-cell>
          <table:table-cell/>
          <table:table-cell office:value-type="float" office:value="1443123886.44024" calcext:value-type="float">
            <text:p>1443123886.44024</text:p>
          </table:table-cell>
          <table:table-cell table:formula="of:=[.L42]-[.$B$2]" office:value-type="float" office:value="22.2302224636078" calcext:value-type="float">
            <text:p>22.2302224636</text:p>
          </table:table-cell>
          <table:table-cell table:formula="of:=[.C42]/([.M42]-[.M41])" office:value-type="float" office:value="110943.082691327" calcext:value-type="float">
            <text:p>110943.082691327</text:p>
          </table:table-cell>
          <table:table-cell table:formula="of:=[.L42]-[.$B42]" office:value-type="float" office:value="20.6309945583344" calcext:value-type="float">
            <text:p>20.630994558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3865.84839" calcext:value-type="float">
            <text:p>1443123865.84839</text:p>
          </table:table-cell>
          <table:table-cell office:value-type="float" office:value="4096" calcext:value-type="float">
            <text:p>4096</text:p>
          </table:table-cell>
          <table:table-cell table:formula="of:=[.B43]-[.$B$2]" office:value-type="float" office:value="1.63836789131165" calcext:value-type="float">
            <text:p>1.6383678913</text:p>
          </table:table-cell>
          <table:table-cell table:formula="of:=[.C43]/([.D43]-[.D42])" office:value-type="float" office:value="104650.01178083" calcext:value-type="float">
            <text:p>104650.01178083</text:p>
          </table:table-cell>
          <table:table-cell/>
          <table:table-cell office:value-type="float" office:value="1443123886.47718" calcext:value-type="float">
            <text:p>1443123886.47718</text:p>
          </table:table-cell>
          <table:table-cell table:formula="of:=[.G43]-[.$B$2]" office:value-type="float" office:value="22.2671620845795" calcext:value-type="float">
            <text:p>22.2671620846</text:p>
          </table:table-cell>
          <table:table-cell table:formula="of:=[.C43]/([.H43]-[.H42])" office:value-type="float" office:value="110883.649919967" calcext:value-type="float">
            <text:p>110883.649919967</text:p>
          </table:table-cell>
          <table:table-cell table:formula="of:=[.G43]-[.$B43]" office:value-type="float" office:value="20.6287941932678" calcext:value-type="float">
            <text:p>20.6287941933</text:p>
          </table:table-cell>
          <table:table-cell/>
          <table:table-cell office:value-type="float" office:value="1443123886.47718" calcext:value-type="float">
            <text:p>1443123886.47718</text:p>
          </table:table-cell>
          <table:table-cell table:formula="of:=[.L43]-[.$B$2]" office:value-type="float" office:value="22.2671620845795" calcext:value-type="float">
            <text:p>22.2671620846</text:p>
          </table:table-cell>
          <table:table-cell table:formula="of:=[.C43]/([.M43]-[.M42])" office:value-type="float" office:value="110883.649919967" calcext:value-type="float">
            <text:p>110883.649919967</text:p>
          </table:table-cell>
          <table:table-cell table:formula="of:=[.L43]-[.$B43]" office:value-type="float" office:value="20.6287941932678" calcext:value-type="float">
            <text:p>20.628794193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3865.88752" calcext:value-type="float">
            <text:p>1443123865.88752</text:p>
          </table:table-cell>
          <table:table-cell office:value-type="float" office:value="4096" calcext:value-type="float">
            <text:p>4096</text:p>
          </table:table-cell>
          <table:table-cell table:formula="of:=[.B44]-[.$B$2]" office:value-type="float" office:value="1.67750597000122" calcext:value-type="float">
            <text:p>1.67750597</text:p>
          </table:table-cell>
          <table:table-cell table:formula="of:=[.C44]/([.D44]-[.D43])" office:value-type="float" office:value="104655.11177714" calcext:value-type="float">
            <text:p>104655.11177714</text:p>
          </table:table-cell>
          <table:table-cell/>
          <table:table-cell office:value-type="float" office:value="1443123886.5141" calcext:value-type="float">
            <text:p>1443123886.5141</text:p>
          </table:table-cell>
          <table:table-cell table:formula="of:=[.G44]-[.$B$2]" office:value-type="float" office:value="22.3040819168091" calcext:value-type="float">
            <text:p>22.3040819168</text:p>
          </table:table-cell>
          <table:table-cell table:formula="of:=[.C44]/([.H44]-[.H43])" office:value-type="float" office:value="110943.082691327" calcext:value-type="float">
            <text:p>110943.082691327</text:p>
          </table:table-cell>
          <table:table-cell table:formula="of:=[.G44]-[.$B44]" office:value-type="float" office:value="20.6265759468079" calcext:value-type="float">
            <text:p>20.6265759468</text:p>
          </table:table-cell>
          <table:table-cell/>
          <table:table-cell office:value-type="float" office:value="1443123886.5141" calcext:value-type="float">
            <text:p>1443123886.5141</text:p>
          </table:table-cell>
          <table:table-cell table:formula="of:=[.L44]-[.$B$2]" office:value-type="float" office:value="22.3040819168091" calcext:value-type="float">
            <text:p>22.3040819168</text:p>
          </table:table-cell>
          <table:table-cell table:formula="of:=[.C44]/([.M44]-[.M43])" office:value-type="float" office:value="110943.082691327" calcext:value-type="float">
            <text:p>110943.082691327</text:p>
          </table:table-cell>
          <table:table-cell table:formula="of:=[.L44]-[.$B44]" office:value-type="float" office:value="20.6265759468079" calcext:value-type="float">
            <text:p>20.626575946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3865.92666" calcext:value-type="float">
            <text:p>1443123865.92666</text:p>
          </table:table-cell>
          <table:table-cell office:value-type="float" office:value="4096" calcext:value-type="float">
            <text:p>4096</text:p>
          </table:table-cell>
          <table:table-cell table:formula="of:=[.B45]-[.$B$2]" office:value-type="float" office:value="1.71664452552795" calcext:value-type="float">
            <text:p>1.7166445255</text:p>
          </table:table-cell>
          <table:table-cell table:formula="of:=[.C45]/([.D45]-[.D44])" office:value-type="float" office:value="104653.836731462" calcext:value-type="float">
            <text:p>104653.836731462</text:p>
          </table:table-cell>
          <table:table-cell/>
          <table:table-cell office:value-type="float" office:value="1443123886.55104" calcext:value-type="float">
            <text:p>1443123886.55104</text:p>
          </table:table-cell>
          <table:table-cell table:formula="of:=[.G45]-[.$B$2]" office:value-type="float" office:value="22.3410239219666" calcext:value-type="float">
            <text:p>22.341023922</text:p>
          </table:table-cell>
          <table:table-cell table:formula="of:=[.C45]/([.H45]-[.H44])" office:value-type="float" office:value="110876.493642947" calcext:value-type="float">
            <text:p>110876.493642947</text:p>
          </table:table-cell>
          <table:table-cell table:formula="of:=[.G45]-[.$B45]" office:value-type="float" office:value="20.6243793964386" calcext:value-type="float">
            <text:p>20.6243793964</text:p>
          </table:table-cell>
          <table:table-cell/>
          <table:table-cell office:value-type="float" office:value="1443123886.55104" calcext:value-type="float">
            <text:p>1443123886.55104</text:p>
          </table:table-cell>
          <table:table-cell table:formula="of:=[.L45]-[.$B$2]" office:value-type="float" office:value="22.3410239219666" calcext:value-type="float">
            <text:p>22.341023922</text:p>
          </table:table-cell>
          <table:table-cell table:formula="of:=[.C45]/([.M45]-[.M44])" office:value-type="float" office:value="110876.493642947" calcext:value-type="float">
            <text:p>110876.493642947</text:p>
          </table:table-cell>
          <table:table-cell table:formula="of:=[.L45]-[.$B45]" office:value-type="float" office:value="20.6243793964386" calcext:value-type="float">
            <text:p>20.624379396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3865.9658" calcext:value-type="float">
            <text:p>1443123865.9658</text:p>
          </table:table-cell>
          <table:table-cell office:value-type="float" office:value="4096" calcext:value-type="float">
            <text:p>4096</text:p>
          </table:table-cell>
          <table:table-cell table:formula="of:=[.B46]-[.$B$2]" office:value-type="float" office:value="1.75578427314758" calcext:value-type="float">
            <text:p>1.7557842731</text:p>
          </table:table-cell>
          <table:table-cell table:formula="of:=[.C46]/([.D46]-[.D45])" office:value-type="float" office:value="104650.649253186" calcext:value-type="float">
            <text:p>104650.649253186</text:p>
          </table:table-cell>
          <table:table-cell/>
          <table:table-cell office:value-type="float" office:value="1443123886.58799" calcext:value-type="float">
            <text:p>1443123886.58799</text:p>
          </table:table-cell>
          <table:table-cell table:formula="of:=[.G46]-[.$B$2]" office:value-type="float" office:value="22.3779699802399" calcext:value-type="float">
            <text:p>22.3779699802</text:p>
          </table:table-cell>
          <table:table-cell table:formula="of:=[.C46]/([.H46]-[.H45])" office:value-type="float" office:value="110864.330091699" calcext:value-type="float">
            <text:p>110864.330091699</text:p>
          </table:table-cell>
          <table:table-cell table:formula="of:=[.G46]-[.$B46]" office:value-type="float" office:value="20.6221857070923" calcext:value-type="float">
            <text:p>20.6221857071</text:p>
          </table:table-cell>
          <table:table-cell/>
          <table:table-cell office:value-type="float" office:value="1443123886.58799" calcext:value-type="float">
            <text:p>1443123886.58799</text:p>
          </table:table-cell>
          <table:table-cell table:formula="of:=[.L46]-[.$B$2]" office:value-type="float" office:value="22.3779699802399" calcext:value-type="float">
            <text:p>22.3779699802</text:p>
          </table:table-cell>
          <table:table-cell table:formula="of:=[.C46]/([.M46]-[.M45])" office:value-type="float" office:value="110864.330091699" calcext:value-type="float">
            <text:p>110864.330091699</text:p>
          </table:table-cell>
          <table:table-cell table:formula="of:=[.L46]-[.$B46]" office:value-type="float" office:value="20.6221857070923" calcext:value-type="float">
            <text:p>20.622185707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3866.00469" calcext:value-type="float">
            <text:p>1443123866.00469</text:p>
          </table:table-cell>
          <table:table-cell office:value-type="float" office:value="4096" calcext:value-type="float">
            <text:p>4096</text:p>
          </table:table-cell>
          <table:table-cell table:formula="of:=[.B47]-[.$B$2]" office:value-type="float" office:value="1.79467630386353" calcext:value-type="float">
            <text:p>1.7946763039</text:p>
          </table:table-cell>
          <table:table-cell table:formula="of:=[.C47]/([.D47]-[.D46])" office:value-type="float" office:value="105317.205725671" calcext:value-type="float">
            <text:p>105317.205725671</text:p>
          </table:table-cell>
          <table:table-cell/>
          <table:table-cell office:value-type="float" office:value="1443123886.62491" calcext:value-type="float">
            <text:p>1443123886.62491</text:p>
          </table:table-cell>
          <table:table-cell table:formula="of:=[.G47]-[.$B$2]" office:value-type="float" office:value="22.4148952960968" calcext:value-type="float">
            <text:p>22.4148952961</text:p>
          </table:table-cell>
          <table:table-cell table:formula="of:=[.C47]/([.H47]-[.H46])" office:value-type="float" office:value="110926.606988817" calcext:value-type="float">
            <text:p>110926.606988817</text:p>
          </table:table-cell>
          <table:table-cell table:formula="of:=[.G47]-[.$B47]" office:value-type="float" office:value="20.6202189922333" calcext:value-type="float">
            <text:p>20.6202189922</text:p>
          </table:table-cell>
          <table:table-cell/>
          <table:table-cell office:value-type="float" office:value="1443123886.62491" calcext:value-type="float">
            <text:p>1443123886.62491</text:p>
          </table:table-cell>
          <table:table-cell table:formula="of:=[.L47]-[.$B$2]" office:value-type="float" office:value="22.4148952960968" calcext:value-type="float">
            <text:p>22.4148952961</text:p>
          </table:table-cell>
          <table:table-cell table:formula="of:=[.C47]/([.M47]-[.M46])" office:value-type="float" office:value="110926.606988817" calcext:value-type="float">
            <text:p>110926.606988817</text:p>
          </table:table-cell>
          <table:table-cell table:formula="of:=[.L47]-[.$B47]" office:value-type="float" office:value="20.6202189922333" calcext:value-type="float">
            <text:p>20.620218992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3866.04208" calcext:value-type="float">
            <text:p>1443123866.04208</text:p>
          </table:table-cell>
          <table:table-cell office:value-type="float" office:value="4096" calcext:value-type="float">
            <text:p>4096</text:p>
          </table:table-cell>
          <table:table-cell table:formula="of:=[.B48]-[.$B$2]" office:value-type="float" office:value="1.83205890655518" calcext:value-type="float">
            <text:p>1.8320589066</text:p>
          </table:table-cell>
          <table:table-cell table:formula="of:=[.C48]/([.D48]-[.D47])" office:value-type="float" office:value="109569.684962435" calcext:value-type="float">
            <text:p>109569.684962435</text:p>
          </table:table-cell>
          <table:table-cell/>
          <table:table-cell office:value-type="float" office:value="1443123886.66185" calcext:value-type="float">
            <text:p>1443123886.66185</text:p>
          </table:table-cell>
          <table:table-cell table:formula="of:=[.G48]-[.$B$2]" office:value-type="float" office:value="22.4518291950226" calcext:value-type="float">
            <text:p>22.451829195</text:p>
          </table:table-cell>
          <table:table-cell table:formula="of:=[.C48]/([.H48]-[.H47])" office:value-type="float" office:value="110900.82875439" calcext:value-type="float">
            <text:p>110900.82875439</text:p>
          </table:table-cell>
          <table:table-cell table:formula="of:=[.G48]-[.$B48]" office:value-type="float" office:value="20.6197702884674" calcext:value-type="float">
            <text:p>20.6197702885</text:p>
          </table:table-cell>
          <table:table-cell/>
          <table:table-cell office:value-type="float" office:value="1443123886.66185" calcext:value-type="float">
            <text:p>1443123886.66185</text:p>
          </table:table-cell>
          <table:table-cell table:formula="of:=[.L48]-[.$B$2]" office:value-type="float" office:value="22.4518291950226" calcext:value-type="float">
            <text:p>22.451829195</text:p>
          </table:table-cell>
          <table:table-cell table:formula="of:=[.C48]/([.M48]-[.M47])" office:value-type="float" office:value="110900.82875439" calcext:value-type="float">
            <text:p>110900.82875439</text:p>
          </table:table-cell>
          <table:table-cell table:formula="of:=[.L48]-[.$B48]" office:value-type="float" office:value="20.6197702884674" calcext:value-type="float">
            <text:p>20.619770288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3866.07945" calcext:value-type="float">
            <text:p>1443123866.07945</text:p>
          </table:table-cell>
          <table:table-cell office:value-type="float" office:value="4096" calcext:value-type="float">
            <text:p>4096</text:p>
          </table:table-cell>
          <table:table-cell table:formula="of:=[.B49]-[.$B$2]" office:value-type="float" office:value="1.86943316459656" calcext:value-type="float">
            <text:p>1.8694331646</text:p>
          </table:table-cell>
          <table:table-cell table:formula="of:=[.C49]/([.D49]-[.D48])" office:value-type="float" office:value="109594.148878214" calcext:value-type="float">
            <text:p>109594.148878214</text:p>
          </table:table-cell>
          <table:table-cell/>
          <table:table-cell office:value-type="float" office:value="1443123886.69877" calcext:value-type="float">
            <text:p>1443123886.69877</text:p>
          </table:table-cell>
          <table:table-cell table:formula="of:=[.G49]-[.$B$2]" office:value-type="float" office:value="22.4887568950653" calcext:value-type="float">
            <text:p>22.4887568951</text:p>
          </table:table-cell>
          <table:table-cell table:formula="of:=[.C49]/([.H49]-[.H48])" office:value-type="float" office:value="110919.445166122" calcext:value-type="float">
            <text:p>110919.445166122</text:p>
          </table:table-cell>
          <table:table-cell table:formula="of:=[.G49]-[.$B49]" office:value-type="float" office:value="20.6193237304687" calcext:value-type="float">
            <text:p>20.6193237305</text:p>
          </table:table-cell>
          <table:table-cell/>
          <table:table-cell office:value-type="float" office:value="1443123886.69877" calcext:value-type="float">
            <text:p>1443123886.69877</text:p>
          </table:table-cell>
          <table:table-cell table:formula="of:=[.L49]-[.$B$2]" office:value-type="float" office:value="22.4887568950653" calcext:value-type="float">
            <text:p>22.4887568951</text:p>
          </table:table-cell>
          <table:table-cell table:formula="of:=[.C49]/([.M49]-[.M48])" office:value-type="float" office:value="110919.445166122" calcext:value-type="float">
            <text:p>110919.445166122</text:p>
          </table:table-cell>
          <table:table-cell table:formula="of:=[.L49]-[.$B49]" office:value-type="float" office:value="20.6193237304687" calcext:value-type="float">
            <text:p>20.61932373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3866.11683" calcext:value-type="float">
            <text:p>1443123866.11683</text:p>
          </table:table-cell>
          <table:table-cell office:value-type="float" office:value="4096" calcext:value-type="float">
            <text:p>4096</text:p>
          </table:table-cell>
          <table:table-cell table:formula="of:=[.B50]-[.$B$2]" office:value-type="float" office:value="1.90680718421936" calcext:value-type="float">
            <text:p>1.9068071842</text:p>
          </table:table-cell>
          <table:table-cell table:formula="of:=[.C50]/([.D50]-[.D49])" office:value-type="float" office:value="109594.848007757" calcext:value-type="float">
            <text:p>109594.848007757</text:p>
          </table:table-cell>
          <table:table-cell/>
          <table:table-cell office:value-type="float" office:value="1443123886.73574" calcext:value-type="float">
            <text:p>1443123886.73574</text:p>
          </table:table-cell>
          <table:table-cell table:formula="of:=[.G50]-[.$B$2]" office:value-type="float" office:value="22.5257208347321" calcext:value-type="float">
            <text:p>22.5257208347</text:p>
          </table:table-cell>
          <table:table-cell table:formula="of:=[.C50]/([.H50]-[.H49])" office:value-type="float" office:value="110810.699209226" calcext:value-type="float">
            <text:p>110810.699209226</text:p>
          </table:table-cell>
          <table:table-cell table:formula="of:=[.G50]-[.$B50]" office:value-type="float" office:value="20.6189136505127" calcext:value-type="float">
            <text:p>20.6189136505</text:p>
          </table:table-cell>
          <table:table-cell/>
          <table:table-cell office:value-type="float" office:value="1443123886.73574" calcext:value-type="float">
            <text:p>1443123886.73574</text:p>
          </table:table-cell>
          <table:table-cell table:formula="of:=[.L50]-[.$B$2]" office:value-type="float" office:value="22.5257208347321" calcext:value-type="float">
            <text:p>22.5257208347</text:p>
          </table:table-cell>
          <table:table-cell table:formula="of:=[.C50]/([.M50]-[.M49])" office:value-type="float" office:value="110810.699209226" calcext:value-type="float">
            <text:p>110810.699209226</text:p>
          </table:table-cell>
          <table:table-cell table:formula="of:=[.L50]-[.$B50]" office:value-type="float" office:value="20.6189136505127" calcext:value-type="float">
            <text:p>20.618913650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3866.1542" calcext:value-type="float">
            <text:p>1443123866.1542</text:p>
          </table:table-cell>
          <table:table-cell office:value-type="float" office:value="4096" calcext:value-type="float">
            <text:p>4096</text:p>
          </table:table-cell>
          <table:table-cell table:formula="of:=[.B51]-[.$B$2]" office:value-type="float" office:value="1.94418096542358" calcext:value-type="float">
            <text:p>1.9441809654</text:p>
          </table:table-cell>
          <table:table-cell table:formula="of:=[.C51]/([.D51]-[.D50])" office:value-type="float" office:value="109595.54714622" calcext:value-type="float">
            <text:p>109595.54714622</text:p>
          </table:table-cell>
          <table:table-cell/>
          <table:table-cell office:value-type="float" office:value="1443123886.77262" calcext:value-type="float">
            <text:p>1443123886.77262</text:p>
          </table:table-cell>
          <table:table-cell table:formula="of:=[.G51]-[.$B$2]" office:value-type="float" office:value="22.5626051425934" calcext:value-type="float">
            <text:p>22.5626051426</text:p>
          </table:table-cell>
          <table:table-cell table:formula="of:=[.C51]/([.H51]-[.H50])" office:value-type="float" office:value="111049.935257007" calcext:value-type="float">
            <text:p>111049.935257007</text:p>
          </table:table-cell>
          <table:table-cell table:formula="of:=[.G51]-[.$B51]" office:value-type="float" office:value="20.6184241771698" calcext:value-type="float">
            <text:p>20.6184241772</text:p>
          </table:table-cell>
          <table:table-cell/>
          <table:table-cell office:value-type="float" office:value="1443123886.77262" calcext:value-type="float">
            <text:p>1443123886.77262</text:p>
          </table:table-cell>
          <table:table-cell table:formula="of:=[.L51]-[.$B$2]" office:value-type="float" office:value="22.5626051425934" calcext:value-type="float">
            <text:p>22.5626051426</text:p>
          </table:table-cell>
          <table:table-cell table:formula="of:=[.C51]/([.M51]-[.M50])" office:value-type="float" office:value="111049.935257007" calcext:value-type="float">
            <text:p>111049.935257007</text:p>
          </table:table-cell>
          <table:table-cell table:formula="of:=[.L51]-[.$B51]" office:value-type="float" office:value="20.6184241771698" calcext:value-type="float">
            <text:p>20.618424177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3866.19156" calcext:value-type="float">
            <text:p>1443123866.19156</text:p>
          </table:table-cell>
          <table:table-cell office:value-type="float" office:value="4096" calcext:value-type="float">
            <text:p>4096</text:p>
          </table:table-cell>
          <table:table-cell table:formula="of:=[.B52]-[.$B$2]" office:value-type="float" office:value="1.98154425621033" calcext:value-type="float">
            <text:p>1.9815442562</text:p>
          </table:table-cell>
          <table:table-cell table:formula="of:=[.C52]/([.D52]-[.D51])" office:value-type="float" office:value="109626.318071889" calcext:value-type="float">
            <text:p>109626.318071889</text:p>
          </table:table-cell>
          <table:table-cell/>
          <table:table-cell office:value-type="float" office:value="1443123886.80956" calcext:value-type="float">
            <text:p>1443123886.80956</text:p>
          </table:table-cell>
          <table:table-cell table:formula="of:=[.G52]-[.$B$2]" office:value-type="float" office:value="22.599541425705" calcext:value-type="float">
            <text:p>22.5995414257</text:p>
          </table:table-cell>
          <table:table-cell table:formula="of:=[.C52]/([.H52]-[.H51])" office:value-type="float" office:value="110893.670259873" calcext:value-type="float">
            <text:p>110893.670259873</text:p>
          </table:table-cell>
          <table:table-cell table:formula="of:=[.G52]-[.$B52]" office:value-type="float" office:value="20.6179971694946" calcext:value-type="float">
            <text:p>20.6179971695</text:p>
          </table:table-cell>
          <table:table-cell/>
          <table:table-cell office:value-type="float" office:value="1443123886.80956" calcext:value-type="float">
            <text:p>1443123886.80956</text:p>
          </table:table-cell>
          <table:table-cell table:formula="of:=[.L52]-[.$B$2]" office:value-type="float" office:value="22.599541425705" calcext:value-type="float">
            <text:p>22.5995414257</text:p>
          </table:table-cell>
          <table:table-cell table:formula="of:=[.C52]/([.M52]-[.M51])" office:value-type="float" office:value="110893.670259873" calcext:value-type="float">
            <text:p>110893.670259873</text:p>
          </table:table-cell>
          <table:table-cell table:formula="of:=[.L52]-[.$B52]" office:value-type="float" office:value="20.6179971694946" calcext:value-type="float">
            <text:p>20.617997169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3866.22895" calcext:value-type="float">
            <text:p>1443123866.22895</text:p>
          </table:table-cell>
          <table:table-cell office:value-type="float" office:value="4096" calcext:value-type="float">
            <text:p>4096</text:p>
          </table:table-cell>
          <table:table-cell table:formula="of:=[.B53]-[.$B$2]" office:value-type="float" office:value="2.01892757415771" calcext:value-type="float">
            <text:p>2.0189275742</text:p>
          </table:table-cell>
          <table:table-cell table:formula="of:=[.C53]/([.D53]-[.D52])" office:value-type="float" office:value="109567.588563557" calcext:value-type="float">
            <text:p>109567.588563557</text:p>
          </table:table-cell>
          <table:table-cell/>
          <table:table-cell office:value-type="float" office:value="1443123886.84646" calcext:value-type="float">
            <text:p>1443123886.84646</text:p>
          </table:table-cell>
          <table:table-cell table:formula="of:=[.G53]-[.$B$2]" office:value-type="float" office:value="22.6364467144012" calcext:value-type="float">
            <text:p>22.6364467144</text:p>
          </table:table-cell>
          <table:table-cell table:formula="of:=[.C53]/([.H53]-[.H52])" office:value-type="float" office:value="110986.802832188" calcext:value-type="float">
            <text:p>110986.802832188</text:p>
          </table:table-cell>
          <table:table-cell table:formula="of:=[.G53]-[.$B53]" office:value-type="float" office:value="20.6175191402435" calcext:value-type="float">
            <text:p>20.6175191402</text:p>
          </table:table-cell>
          <table:table-cell/>
          <table:table-cell office:value-type="float" office:value="1443123886.84646" calcext:value-type="float">
            <text:p>1443123886.84646</text:p>
          </table:table-cell>
          <table:table-cell table:formula="of:=[.L53]-[.$B$2]" office:value-type="float" office:value="22.6364467144012" calcext:value-type="float">
            <text:p>22.6364467144</text:p>
          </table:table-cell>
          <table:table-cell table:formula="of:=[.C53]/([.M53]-[.M52])" office:value-type="float" office:value="110986.802832188" calcext:value-type="float">
            <text:p>110986.802832188</text:p>
          </table:table-cell>
          <table:table-cell table:formula="of:=[.L53]-[.$B53]" office:value-type="float" office:value="20.6175191402435" calcext:value-type="float">
            <text:p>20.617519140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3866.26632" calcext:value-type="float">
            <text:p>1443123866.26632</text:p>
          </table:table-cell>
          <table:table-cell office:value-type="float" office:value="4096" calcext:value-type="float">
            <text:p>4096</text:p>
          </table:table-cell>
          <table:table-cell table:formula="of:=[.B54]-[.$B$2]" office:value-type="float" office:value="2.05630469322205" calcext:value-type="float">
            <text:p>2.0563046932</text:p>
          </table:table-cell>
          <table:table-cell table:formula="of:=[.C54]/([.D54]-[.D53])" office:value-type="float" office:value="109585.760019391" calcext:value-type="float">
            <text:p>109585.760019391</text:p>
          </table:table-cell>
          <table:table-cell/>
          <table:table-cell office:value-type="float" office:value="1443123886.88342" calcext:value-type="float">
            <text:p>1443123886.88342</text:p>
          </table:table-cell>
          <table:table-cell table:formula="of:=[.G54]-[.$B$2]" office:value-type="float" office:value="22.6734046936035" calcext:value-type="float">
            <text:p>22.6734046936</text:p>
          </table:table-cell>
          <table:table-cell table:formula="of:=[.C54]/([.H54]-[.H53])" office:value-type="float" office:value="110828.570403773" calcext:value-type="float">
            <text:p>110828.570403773</text:p>
          </table:table-cell>
          <table:table-cell table:formula="of:=[.G54]-[.$B54]" office:value-type="float" office:value="20.6171000003815" calcext:value-type="float">
            <text:p>20.6171000004</text:p>
          </table:table-cell>
          <table:table-cell/>
          <table:table-cell office:value-type="float" office:value="1443123886.88342" calcext:value-type="float">
            <text:p>1443123886.88342</text:p>
          </table:table-cell>
          <table:table-cell table:formula="of:=[.L54]-[.$B$2]" office:value-type="float" office:value="22.6734046936035" calcext:value-type="float">
            <text:p>22.6734046936</text:p>
          </table:table-cell>
          <table:table-cell table:formula="of:=[.C54]/([.M54]-[.M53])" office:value-type="float" office:value="110828.570403773" calcext:value-type="float">
            <text:p>110828.570403773</text:p>
          </table:table-cell>
          <table:table-cell table:formula="of:=[.L54]-[.$B54]" office:value-type="float" office:value="20.6171000003815" calcext:value-type="float">
            <text:p>20.61710000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3866.30369" calcext:value-type="float">
            <text:p>1443123866.30369</text:p>
          </table:table-cell>
          <table:table-cell office:value-type="float" office:value="4096" calcext:value-type="float">
            <text:p>4096</text:p>
          </table:table-cell>
          <table:table-cell table:formula="of:=[.B55]-[.$B$2]" office:value-type="float" office:value="2.09366917610168" calcext:value-type="float">
            <text:p>2.0936691761</text:p>
          </table:table-cell>
          <table:table-cell table:formula="of:=[.C55]/([.D55]-[.D54])" office:value-type="float" office:value="109622.820505622" calcext:value-type="float">
            <text:p>109622.820505622</text:p>
          </table:table-cell>
          <table:table-cell/>
          <table:table-cell office:value-type="float" office:value="1443123886.92036" calcext:value-type="float">
            <text:p>1443123886.92036</text:p>
          </table:table-cell>
          <table:table-cell table:formula="of:=[.G55]-[.$B$2]" office:value-type="float" office:value="22.7103381156921" calcext:value-type="float">
            <text:p>22.7103381157</text:p>
          </table:table-cell>
          <table:table-cell table:formula="of:=[.C55]/([.H55]-[.H54])" office:value-type="float" office:value="110902.260564199" calcext:value-type="float">
            <text:p>110902.260564199</text:p>
          </table:table-cell>
          <table:table-cell table:formula="of:=[.G55]-[.$B55]" office:value-type="float" office:value="20.6166689395905" calcext:value-type="float">
            <text:p>20.6166689396</text:p>
          </table:table-cell>
          <table:table-cell/>
          <table:table-cell office:value-type="float" office:value="1443123886.92036" calcext:value-type="float">
            <text:p>1443123886.92036</text:p>
          </table:table-cell>
          <table:table-cell table:formula="of:=[.L55]-[.$B$2]" office:value-type="float" office:value="22.7103381156921" calcext:value-type="float">
            <text:p>22.7103381157</text:p>
          </table:table-cell>
          <table:table-cell table:formula="of:=[.C55]/([.M55]-[.M54])" office:value-type="float" office:value="110902.260564199" calcext:value-type="float">
            <text:p>110902.260564199</text:p>
          </table:table-cell>
          <table:table-cell table:formula="of:=[.L55]-[.$B55]" office:value-type="float" office:value="20.6166689395905" calcext:value-type="float">
            <text:p>20.616668939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3866.34105" calcext:value-type="float">
            <text:p>1443123866.34105</text:p>
          </table:table-cell>
          <table:table-cell office:value-type="float" office:value="4096" calcext:value-type="float">
            <text:p>4096</text:p>
          </table:table-cell>
          <table:table-cell table:formula="of:=[.B56]-[.$B$2]" office:value-type="float" office:value="2.13103532791138" calcext:value-type="float">
            <text:p>2.1310353279</text:p>
          </table:table-cell>
          <table:table-cell table:formula="of:=[.C56]/([.D56]-[.D55])" office:value-type="float" office:value="109617.924287765" calcext:value-type="float">
            <text:p>109617.924287765</text:p>
          </table:table-cell>
          <table:table-cell/>
          <table:table-cell office:value-type="float" office:value="1443123886.95729" calcext:value-type="float">
            <text:p>1443123886.95729</text:p>
          </table:table-cell>
          <table:table-cell table:formula="of:=[.G56]-[.$B$2]" office:value-type="float" office:value="22.7472767829895" calcext:value-type="float">
            <text:p>22.747276783</text:p>
          </table:table-cell>
          <table:table-cell table:formula="of:=[.C56]/([.H56]-[.H55])" office:value-type="float" office:value="110886.512689438" calcext:value-type="float">
            <text:p>110886.512689438</text:p>
          </table:table-cell>
          <table:table-cell table:formula="of:=[.G56]-[.$B56]" office:value-type="float" office:value="20.6162414550781" calcext:value-type="float">
            <text:p>20.6162414551</text:p>
          </table:table-cell>
          <table:table-cell/>
          <table:table-cell office:value-type="float" office:value="1443123886.95729" calcext:value-type="float">
            <text:p>1443123886.95729</text:p>
          </table:table-cell>
          <table:table-cell table:formula="of:=[.L56]-[.$B$2]" office:value-type="float" office:value="22.7472767829895" calcext:value-type="float">
            <text:p>22.747276783</text:p>
          </table:table-cell>
          <table:table-cell table:formula="of:=[.C56]/([.M56]-[.M55])" office:value-type="float" office:value="110886.512689438" calcext:value-type="float">
            <text:p>110886.512689438</text:p>
          </table:table-cell>
          <table:table-cell table:formula="of:=[.L56]-[.$B56]" office:value-type="float" office:value="20.6162414550781" calcext:value-type="float">
            <text:p>20.616241455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3866.37842" calcext:value-type="float">
            <text:p>1443123866.37842</text:p>
          </table:table-cell>
          <table:table-cell office:value-type="float" office:value="4096" calcext:value-type="float">
            <text:p>4096</text:p>
          </table:table-cell>
          <table:table-cell table:formula="of:=[.B57]-[.$B$2]" office:value-type="float" office:value="2.16839957237244" calcext:value-type="float">
            <text:p>2.1683995724</text:p>
          </table:table-cell>
          <table:table-cell table:formula="of:=[.C57]/([.D57]-[.D56])" office:value-type="float" office:value="109623.520001021" calcext:value-type="float">
            <text:p>109623.520001021</text:p>
          </table:table-cell>
          <table:table-cell/>
          <table:table-cell office:value-type="float" office:value="1443123886.99413" calcext:value-type="float">
            <text:p>1443123886.99413</text:p>
          </table:table-cell>
          <table:table-cell table:formula="of:=[.G57]-[.$B$2]" office:value-type="float" office:value="22.7841100692749" calcext:value-type="float">
            <text:p>22.7841100693</text:p>
          </table:table-cell>
          <table:table-cell table:formula="of:=[.C57]/([.H57]-[.H56])" office:value-type="float" office:value="111203.76195223" calcext:value-type="float">
            <text:p>111203.76195223</text:p>
          </table:table-cell>
          <table:table-cell table:formula="of:=[.G57]-[.$B57]" office:value-type="float" office:value="20.6157104969025" calcext:value-type="float">
            <text:p>20.6157104969</text:p>
          </table:table-cell>
          <table:table-cell/>
          <table:table-cell office:value-type="float" office:value="1443123886.99413" calcext:value-type="float">
            <text:p>1443123886.99413</text:p>
          </table:table-cell>
          <table:table-cell table:formula="of:=[.L57]-[.$B$2]" office:value-type="float" office:value="22.7841100692749" calcext:value-type="float">
            <text:p>22.7841100693</text:p>
          </table:table-cell>
          <table:table-cell table:formula="of:=[.C57]/([.M57]-[.M56])" office:value-type="float" office:value="111203.76195223" calcext:value-type="float">
            <text:p>111203.76195223</text:p>
          </table:table-cell>
          <table:table-cell table:formula="of:=[.L57]-[.$B57]" office:value-type="float" office:value="20.6157104969025" calcext:value-type="float">
            <text:p>20.615710496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3866.41578" calcext:value-type="float">
            <text:p>1443123866.41578</text:p>
          </table:table-cell>
          <table:table-cell office:value-type="float" office:value="4096" calcext:value-type="float">
            <text:p>4096</text:p>
          </table:table-cell>
          <table:table-cell table:formula="of:=[.B58]-[.$B$2]" office:value-type="float" office:value="2.20576596260071" calcext:value-type="float">
            <text:p>2.2057659626</text:p>
          </table:table-cell>
          <table:table-cell table:formula="of:=[.C58]/([.D58]-[.D57])" office:value-type="float" office:value="109617.224863775" calcext:value-type="float">
            <text:p>109617.224863775</text:p>
          </table:table-cell>
          <table:table-cell/>
          <table:table-cell office:value-type="float" office:value="1443123890.00844" calcext:value-type="float">
            <text:p>1443123890.00844</text:p>
          </table:table-cell>
          <table:table-cell table:formula="of:=[.G58]-[.$B$2]" office:value-type="float" office:value="25.7984211444855" calcext:value-type="float">
            <text:p>25.7984211445</text:p>
          </table:table-cell>
          <table:table-cell table:formula="of:=[.C58]/([.H58]-[.H57])" office:value-type="float" office:value="1358.85112644317" calcext:value-type="float">
            <text:p>1358.8511264432</text:p>
          </table:table-cell>
          <table:table-cell table:formula="of:=[.G58]-[.$B58]" office:value-type="float" office:value="23.5926551818848" calcext:value-type="float">
            <text:p>23.5926551819</text:p>
          </table:table-cell>
          <table:table-cell/>
          <table:table-cell office:value-type="float" office:value="1443123890.00844" calcext:value-type="float">
            <text:p>1443123890.00844</text:p>
          </table:table-cell>
          <table:table-cell table:formula="of:=[.L58]-[.$B$2]" office:value-type="float" office:value="25.7984211444855" calcext:value-type="float">
            <text:p>25.7984211445</text:p>
          </table:table-cell>
          <table:table-cell table:formula="of:=[.C58]/([.M58]-[.M57])" office:value-type="float" office:value="1358.85112644317" calcext:value-type="float">
            <text:p>1358.8511264432</text:p>
          </table:table-cell>
          <table:table-cell table:formula="of:=[.L58]-[.$B58]" office:value-type="float" office:value="23.5926551818848" calcext:value-type="float">
            <text:p>23.592655181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3866.45315" calcext:value-type="float">
            <text:p>1443123866.45315</text:p>
          </table:table-cell>
          <table:table-cell office:value-type="float" office:value="4096" calcext:value-type="float">
            <text:p>4096</text:p>
          </table:table-cell>
          <table:table-cell table:formula="of:=[.B59]-[.$B$2]" office:value-type="float" office:value="2.24312877655029" calcext:value-type="float">
            <text:p>2.2431287766</text:p>
          </table:table-cell>
          <table:table-cell table:formula="of:=[.C59]/([.D59]-[.D58])" office:value-type="float" office:value="109627.717160889" calcext:value-type="float">
            <text:p>109627.717160889</text:p>
          </table:table-cell>
          <table:table-cell/>
          <table:table-cell office:value-type="float" office:value="1443123891.35656" calcext:value-type="float">
            <text:p>1443123891.35656</text:p>
          </table:table-cell>
          <table:table-cell table:formula="of:=[.G59]-[.$B$2]" office:value-type="float" office:value="27.1465463638306" calcext:value-type="float">
            <text:p>27.1465463638</text:p>
          </table:table-cell>
          <table:table-cell table:formula="of:=[.C59]/([.H59]-[.H58])" office:value-type="float" office:value="3038.29343240816" calcext:value-type="float">
            <text:p>3038.2934324082</text:p>
          </table:table-cell>
          <table:table-cell table:formula="of:=[.G59]-[.$B59]" office:value-type="float" office:value="24.9034175872803" calcext:value-type="float">
            <text:p>24.9034175873</text:p>
          </table:table-cell>
          <table:table-cell/>
          <table:table-cell office:value-type="float" office:value="1443123891.35656" calcext:value-type="float">
            <text:p>1443123891.35656</text:p>
          </table:table-cell>
          <table:table-cell table:formula="of:=[.L59]-[.$B$2]" office:value-type="float" office:value="27.1465463638306" calcext:value-type="float">
            <text:p>27.1465463638</text:p>
          </table:table-cell>
          <table:table-cell table:formula="of:=[.C59]/([.M59]-[.M58])" office:value-type="float" office:value="3038.29343240816" calcext:value-type="float">
            <text:p>3038.2934324082</text:p>
          </table:table-cell>
          <table:table-cell table:formula="of:=[.L59]-[.$B59]" office:value-type="float" office:value="24.9034175872803" calcext:value-type="float">
            <text:p>24.903417587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3866.49051" calcext:value-type="float">
            <text:p>1443123866.49051</text:p>
          </table:table-cell>
          <table:table-cell office:value-type="float" office:value="4096" calcext:value-type="float">
            <text:p>4096</text:p>
          </table:table-cell>
          <table:table-cell table:formula="of:=[.B60]-[.$B$2]" office:value-type="float" office:value="2.28049039840698" calcext:value-type="float">
            <text:p>2.2804903984</text:p>
          </table:table-cell>
          <table:table-cell table:formula="of:=[.C60]/([.D60]-[.D59])" office:value-type="float" office:value="109631.215039628" calcext:value-type="float">
            <text:p>109631.215039628</text:p>
          </table:table-cell>
          <table:table-cell/>
          <table:table-cell office:value-type="float" office:value="1443123891.4899" calcext:value-type="float">
            <text:p>1443123891.4899</text:p>
          </table:table-cell>
          <table:table-cell table:formula="of:=[.G60]-[.$B$2]" office:value-type="float" office:value="27.2798812389374" calcext:value-type="float">
            <text:p>27.2798812389</text:p>
          </table:table-cell>
          <table:table-cell table:formula="of:=[.C60]/([.H60]-[.H59])" office:value-type="float" office:value="30719.6447794981" calcext:value-type="float">
            <text:p>30719.6447794981</text:p>
          </table:table-cell>
          <table:table-cell table:formula="of:=[.G60]-[.$B60]" office:value-type="float" office:value="24.9993908405304" calcext:value-type="float">
            <text:p>24.9993908405</text:p>
          </table:table-cell>
          <table:table-cell/>
          <table:table-cell office:value-type="float" office:value="1443123891.4899" calcext:value-type="float">
            <text:p>1443123891.4899</text:p>
          </table:table-cell>
          <table:table-cell table:formula="of:=[.L60]-[.$B$2]" office:value-type="float" office:value="27.2798812389374" calcext:value-type="float">
            <text:p>27.2798812389</text:p>
          </table:table-cell>
          <table:table-cell table:formula="of:=[.C60]/([.M60]-[.M59])" office:value-type="float" office:value="30719.6447794981" calcext:value-type="float">
            <text:p>30719.6447794981</text:p>
          </table:table-cell>
          <table:table-cell table:formula="of:=[.L60]-[.$B60]" office:value-type="float" office:value="24.9993908405304" calcext:value-type="float">
            <text:p>24.99939084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3866.52787" calcext:value-type="float">
            <text:p>1443123866.52787</text:p>
          </table:table-cell>
          <table:table-cell office:value-type="float" office:value="4096" calcext:value-type="float">
            <text:p>4096</text:p>
          </table:table-cell>
          <table:table-cell table:formula="of:=[.B61]-[.$B$2]" office:value-type="float" office:value="2.31785655021667" calcext:value-type="float">
            <text:p>2.3178565502</text:p>
          </table:table-cell>
          <table:table-cell table:formula="of:=[.C61]/([.D61]-[.D60])" office:value-type="float" office:value="109617.924287765" calcext:value-type="float">
            <text:p>109617.924287765</text:p>
          </table:table-cell>
          <table:table-cell/>
          <table:table-cell office:value-type="float" office:value="1443123891.56499" calcext:value-type="float">
            <text:p>1443123891.56499</text:p>
          </table:table-cell>
          <table:table-cell table:formula="of:=[.G61]-[.$B$2]" office:value-type="float" office:value="27.3549764156342" calcext:value-type="float">
            <text:p>27.3549764156</text:p>
          </table:table-cell>
          <table:table-cell table:formula="of:=[.C61]/([.H61]-[.H60])" office:value-type="float" office:value="54544.1156166262" calcext:value-type="float">
            <text:p>54544.1156166262</text:p>
          </table:table-cell>
          <table:table-cell table:formula="of:=[.G61]-[.$B61]" office:value-type="float" office:value="25.0371198654175" calcext:value-type="float">
            <text:p>25.0371198654</text:p>
          </table:table-cell>
          <table:table-cell/>
          <table:table-cell office:value-type="float" office:value="1443123891.56499" calcext:value-type="float">
            <text:p>1443123891.56499</text:p>
          </table:table-cell>
          <table:table-cell table:formula="of:=[.L61]-[.$B$2]" office:value-type="float" office:value="27.3549764156342" calcext:value-type="float">
            <text:p>27.3549764156</text:p>
          </table:table-cell>
          <table:table-cell table:formula="of:=[.C61]/([.M61]-[.M60])" office:value-type="float" office:value="54544.1156166262" calcext:value-type="float">
            <text:p>54544.1156166262</text:p>
          </table:table-cell>
          <table:table-cell table:formula="of:=[.L61]-[.$B61]" office:value-type="float" office:value="25.0371198654175" calcext:value-type="float">
            <text:p>25.03711986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3866.56524" calcext:value-type="float">
            <text:p>1443123866.56524</text:p>
          </table:table-cell>
          <table:table-cell office:value-type="float" office:value="4096" calcext:value-type="float">
            <text:p>4096</text:p>
          </table:table-cell>
          <table:table-cell table:formula="of:=[.B62]-[.$B$2]" office:value-type="float" office:value="2.35522055625916" calcext:value-type="float">
            <text:p>2.3552205563</text:p>
          </table:table-cell>
          <table:table-cell table:formula="of:=[.C62]/([.D62]-[.D61])" office:value-type="float" office:value="109624.219505347" calcext:value-type="float">
            <text:p>109624.219505347</text:p>
          </table:table-cell>
          <table:table-cell/>
          <table:table-cell office:value-type="float" office:value="1443123891.61594" calcext:value-type="float">
            <text:p>1443123891.61594</text:p>
          </table:table-cell>
          <table:table-cell table:formula="of:=[.G62]-[.$B$2]" office:value-type="float" office:value="27.4059190750122" calcext:value-type="float">
            <text:p>27.405919075</text:p>
          </table:table-cell>
          <table:table-cell table:formula="of:=[.C62]/([.H62]-[.H61])" office:value-type="float" office:value="80404.1259331021" calcext:value-type="float">
            <text:p>80404.1259331021</text:p>
          </table:table-cell>
          <table:table-cell table:formula="of:=[.G62]-[.$B62]" office:value-type="float" office:value="25.0506985187531" calcext:value-type="float">
            <text:p>25.0506985188</text:p>
          </table:table-cell>
          <table:table-cell/>
          <table:table-cell office:value-type="float" office:value="1443123891.61594" calcext:value-type="float">
            <text:p>1443123891.61594</text:p>
          </table:table-cell>
          <table:table-cell table:formula="of:=[.L62]-[.$B$2]" office:value-type="float" office:value="27.4059190750122" calcext:value-type="float">
            <text:p>27.405919075</text:p>
          </table:table-cell>
          <table:table-cell table:formula="of:=[.C62]/([.M62]-[.M61])" office:value-type="float" office:value="80404.1259331021" calcext:value-type="float">
            <text:p>80404.1259331021</text:p>
          </table:table-cell>
          <table:table-cell table:formula="of:=[.L62]-[.$B62]" office:value-type="float" office:value="25.0506985187531" calcext:value-type="float">
            <text:p>25.05069851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3866.6026" calcext:value-type="float">
            <text:p>1443123866.6026</text:p>
          </table:table-cell>
          <table:table-cell office:value-type="float" office:value="4096" calcext:value-type="float">
            <text:p>4096</text:p>
          </table:table-cell>
          <table:table-cell table:formula="of:=[.B63]-[.$B$2]" office:value-type="float" office:value="2.39258337020874" calcext:value-type="float">
            <text:p>2.3925833702</text:p>
          </table:table-cell>
          <table:table-cell table:formula="of:=[.C63]/([.D63]-[.D62])" office:value-type="float" office:value="109627.717160889" calcext:value-type="float">
            <text:p>109627.717160889</text:p>
          </table:table-cell>
          <table:table-cell/>
          <table:table-cell office:value-type="float" office:value="1443123891.66688" calcext:value-type="float">
            <text:p>1443123891.66688</text:p>
          </table:table-cell>
          <table:table-cell table:formula="of:=[.G63]-[.$B$2]" office:value-type="float" office:value="27.4568626880646" calcext:value-type="float">
            <text:p>27.4568626881</text:p>
          </table:table-cell>
          <table:table-cell table:formula="of:=[.C63]/([.H63]-[.H62])" office:value-type="float" office:value="80402.620752271" calcext:value-type="float">
            <text:p>80402.620752271</text:p>
          </table:table-cell>
          <table:table-cell table:formula="of:=[.G63]-[.$B63]" office:value-type="float" office:value="25.0642793178558" calcext:value-type="float">
            <text:p>25.0642793179</text:p>
          </table:table-cell>
          <table:table-cell/>
          <table:table-cell office:value-type="float" office:value="1443123891.66688" calcext:value-type="float">
            <text:p>1443123891.66688</text:p>
          </table:table-cell>
          <table:table-cell table:formula="of:=[.L63]-[.$B$2]" office:value-type="float" office:value="27.4568626880646" calcext:value-type="float">
            <text:p>27.4568626881</text:p>
          </table:table-cell>
          <table:table-cell table:formula="of:=[.C63]/([.M63]-[.M62])" office:value-type="float" office:value="80402.620752271" calcext:value-type="float">
            <text:p>80402.620752271</text:p>
          </table:table-cell>
          <table:table-cell table:formula="of:=[.L63]-[.$B63]" office:value-type="float" office:value="25.0642793178558" calcext:value-type="float">
            <text:p>25.064279317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3866.63996" calcext:value-type="float">
            <text:p>1443123866.63996</text:p>
          </table:table-cell>
          <table:table-cell office:value-type="float" office:value="4096" calcext:value-type="float">
            <text:p>4096</text:p>
          </table:table-cell>
          <table:table-cell table:formula="of:=[.B64]-[.$B$2]" office:value-type="float" office:value="2.42994570732117" calcext:value-type="float">
            <text:p>2.4299457073</text:p>
          </table:table-cell>
          <table:table-cell table:formula="of:=[.C64]/([.D64]-[.D63])" office:value-type="float" office:value="109629.116285599" calcext:value-type="float">
            <text:p>109629.116285599</text:p>
          </table:table-cell>
          <table:table-cell/>
          <table:table-cell office:value-type="float" office:value="1443123891.71782" calcext:value-type="float">
            <text:p>1443123891.71782</text:p>
          </table:table-cell>
          <table:table-cell table:formula="of:=[.G64]-[.$B$2]" office:value-type="float" office:value="27.5078055858612" calcext:value-type="float">
            <text:p>27.5078055859</text:p>
          </table:table-cell>
          <table:table-cell table:formula="of:=[.C64]/([.H64]-[.H63])" office:value-type="float" office:value="80403.749632611" calcext:value-type="float">
            <text:p>80403.749632611</text:p>
          </table:table-cell>
          <table:table-cell table:formula="of:=[.G64]-[.$B64]" office:value-type="float" office:value="25.07785987854" calcext:value-type="float">
            <text:p>25.0778598785</text:p>
          </table:table-cell>
          <table:table-cell/>
          <table:table-cell office:value-type="float" office:value="1443123891.71782" calcext:value-type="float">
            <text:p>1443123891.71782</text:p>
          </table:table-cell>
          <table:table-cell table:formula="of:=[.L64]-[.$B$2]" office:value-type="float" office:value="27.5078055858612" calcext:value-type="float">
            <text:p>27.5078055859</text:p>
          </table:table-cell>
          <table:table-cell table:formula="of:=[.C64]/([.M64]-[.M63])" office:value-type="float" office:value="80403.749632611" calcext:value-type="float">
            <text:p>80403.749632611</text:p>
          </table:table-cell>
          <table:table-cell table:formula="of:=[.L64]-[.$B64]" office:value-type="float" office:value="25.07785987854" calcext:value-type="float">
            <text:p>25.077859878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3866.6773" calcext:value-type="float">
            <text:p>1443123866.6773</text:p>
          </table:table-cell>
          <table:table-cell office:value-type="float" office:value="4096" calcext:value-type="float">
            <text:p>4096</text:p>
          </table:table-cell>
          <table:table-cell table:formula="of:=[.B65]-[.$B$2]" office:value-type="float" office:value="2.46728086471558" calcext:value-type="float">
            <text:p>2.4672808647</text:p>
          </table:table-cell>
          <table:table-cell table:formula="of:=[.C65]/([.D65]-[.D64])" office:value-type="float" office:value="109708.925470162" calcext:value-type="float">
            <text:p>109708.925470162</text:p>
          </table:table-cell>
          <table:table-cell/>
          <table:table-cell office:value-type="float" office:value="1443123891.76876" calcext:value-type="float">
            <text:p>1443123891.76876</text:p>
          </table:table-cell>
          <table:table-cell table:formula="of:=[.G65]-[.$B$2]" office:value-type="float" office:value="27.5587403774261" calcext:value-type="float">
            <text:p>27.5587403774</text:p>
          </table:table-cell>
          <table:table-cell table:formula="of:=[.C65]/([.H65]-[.H64])" office:value-type="float" office:value="80416.5458256099" calcext:value-type="float">
            <text:p>80416.5458256099</text:p>
          </table:table-cell>
          <table:table-cell table:formula="of:=[.G65]-[.$B65]" office:value-type="float" office:value="25.0914595127106" calcext:value-type="float">
            <text:p>25.0914595127</text:p>
          </table:table-cell>
          <table:table-cell/>
          <table:table-cell office:value-type="float" office:value="1443123891.76876" calcext:value-type="float">
            <text:p>1443123891.76876</text:p>
          </table:table-cell>
          <table:table-cell table:formula="of:=[.L65]-[.$B$2]" office:value-type="float" office:value="27.5587403774261" calcext:value-type="float">
            <text:p>27.5587403774</text:p>
          </table:table-cell>
          <table:table-cell table:formula="of:=[.C65]/([.M65]-[.M64])" office:value-type="float" office:value="80416.5458256099" calcext:value-type="float">
            <text:p>80416.5458256099</text:p>
          </table:table-cell>
          <table:table-cell table:formula="of:=[.L65]-[.$B65]" office:value-type="float" office:value="25.0914595127106" calcext:value-type="float">
            <text:p>25.091459512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3866.71468" calcext:value-type="float">
            <text:p>1443123866.71468</text:p>
          </table:table-cell>
          <table:table-cell office:value-type="float" office:value="4096" calcext:value-type="float">
            <text:p>4096</text:p>
          </table:table-cell>
          <table:table-cell table:formula="of:=[.B66]-[.$B$2]" office:value-type="float" office:value="2.50465726852417" calcext:value-type="float">
            <text:p>2.5046572685</text:p>
          </table:table-cell>
          <table:table-cell table:formula="of:=[.C66]/([.D66]-[.D65])" office:value-type="float" office:value="109587.857113697" calcext:value-type="float">
            <text:p>109587.857113697</text:p>
          </table:table-cell>
          <table:table-cell/>
          <table:table-cell office:value-type="float" office:value="1443123891.81971" calcext:value-type="float">
            <text:p>1443123891.81971</text:p>
          </table:table-cell>
          <table:table-cell table:formula="of:=[.G66]-[.$B$2]" office:value-type="float" office:value="27.60968708992" calcext:value-type="float">
            <text:p>27.6096870899</text:p>
          </table:table-cell>
          <table:table-cell table:formula="of:=[.C66]/([.H66]-[.H65])" office:value-type="float" office:value="80397.7293037448" calcext:value-type="float">
            <text:p>80397.7293037448</text:p>
          </table:table-cell>
          <table:table-cell table:formula="of:=[.G66]-[.$B66]" office:value-type="float" office:value="25.1050298213959" calcext:value-type="float">
            <text:p>25.1050298214</text:p>
          </table:table-cell>
          <table:table-cell/>
          <table:table-cell office:value-type="float" office:value="1443123891.81971" calcext:value-type="float">
            <text:p>1443123891.81971</text:p>
          </table:table-cell>
          <table:table-cell table:formula="of:=[.L66]-[.$B$2]" office:value-type="float" office:value="27.60968708992" calcext:value-type="float">
            <text:p>27.6096870899</text:p>
          </table:table-cell>
          <table:table-cell table:formula="of:=[.C66]/([.M66]-[.M65])" office:value-type="float" office:value="80397.7293037448" calcext:value-type="float">
            <text:p>80397.7293037448</text:p>
          </table:table-cell>
          <table:table-cell table:formula="of:=[.L66]-[.$B66]" office:value-type="float" office:value="25.1050298213959" calcext:value-type="float">
            <text:p>25.105029821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3866.75204" calcext:value-type="float">
            <text:p>1443123866.75204</text:p>
          </table:table-cell>
          <table:table-cell office:value-type="float" office:value="4096" calcext:value-type="float">
            <text:p>4096</text:p>
          </table:table-cell>
          <table:table-cell table:formula="of:=[.B67]-[.$B$2]" office:value-type="float" office:value="2.54202008247375" calcext:value-type="float">
            <text:p>2.5420200825</text:p>
          </table:table-cell>
          <table:table-cell table:formula="of:=[.C67]/([.D67]-[.D66])" office:value-type="float" office:value="109627.717160889" calcext:value-type="float">
            <text:p>109627.717160889</text:p>
          </table:table-cell>
          <table:table-cell/>
          <table:table-cell office:value-type="float" office:value="1443123891.87065" calcext:value-type="float">
            <text:p>1443123891.87065</text:p>
          </table:table-cell>
          <table:table-cell table:formula="of:=[.G67]-[.$B$2]" office:value-type="float" office:value="27.6606335639954" calcext:value-type="float">
            <text:p>27.660633564</text:p>
          </table:table-cell>
          <table:table-cell table:formula="of:=[.C67]/([.H67]-[.H66])" office:value-type="float" office:value="80398.1055478859" calcext:value-type="float">
            <text:p>80398.1055478859</text:p>
          </table:table-cell>
          <table:table-cell table:formula="of:=[.G67]-[.$B67]" office:value-type="float" office:value="25.1186134815216" calcext:value-type="float">
            <text:p>25.1186134815</text:p>
          </table:table-cell>
          <table:table-cell/>
          <table:table-cell office:value-type="float" office:value="1443123891.87065" calcext:value-type="float">
            <text:p>1443123891.87065</text:p>
          </table:table-cell>
          <table:table-cell table:formula="of:=[.L67]-[.$B$2]" office:value-type="float" office:value="27.6606335639954" calcext:value-type="float">
            <text:p>27.660633564</text:p>
          </table:table-cell>
          <table:table-cell table:formula="of:=[.C67]/([.M67]-[.M66])" office:value-type="float" office:value="80398.1055478859" calcext:value-type="float">
            <text:p>80398.1055478859</text:p>
          </table:table-cell>
          <table:table-cell table:formula="of:=[.L67]-[.$B67]" office:value-type="float" office:value="25.1186134815216" calcext:value-type="float">
            <text:p>25.118613481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3866.78941" calcext:value-type="float">
            <text:p>1443123866.78941</text:p>
          </table:table-cell>
          <table:table-cell office:value-type="float" office:value="4096" calcext:value-type="float">
            <text:p>4096</text:p>
          </table:table-cell>
          <table:table-cell table:formula="of:=[.B68]-[.$B$2]" office:value-type="float" office:value="2.57939219474792" calcext:value-type="float">
            <text:p>2.5793921947</text:p>
          </table:table-cell>
          <table:table-cell table:formula="of:=[.C68]/([.D68]-[.D67])" office:value-type="float" office:value="109600.441365231" calcext:value-type="float">
            <text:p>109600.441365231</text:p>
          </table:table-cell>
          <table:table-cell/>
          <table:table-cell office:value-type="float" office:value="1443123891.92159" calcext:value-type="float">
            <text:p>1443123891.92159</text:p>
          </table:table-cell>
          <table:table-cell table:formula="of:=[.G68]-[.$B$2]" office:value-type="float" office:value="27.7115745544434" calcext:value-type="float">
            <text:p>27.7115745544</text:p>
          </table:table-cell>
          <table:table-cell table:formula="of:=[.C68]/([.H68]-[.H67])" office:value-type="float" office:value="80406.7601351668" calcext:value-type="float">
            <text:p>80406.7601351668</text:p>
          </table:table-cell>
          <table:table-cell table:formula="of:=[.G68]-[.$B68]" office:value-type="float" office:value="25.1321823596954" calcext:value-type="float">
            <text:p>25.1321823597</text:p>
          </table:table-cell>
          <table:table-cell/>
          <table:table-cell office:value-type="float" office:value="1443123891.92159" calcext:value-type="float">
            <text:p>1443123891.92159</text:p>
          </table:table-cell>
          <table:table-cell table:formula="of:=[.L68]-[.$B$2]" office:value-type="float" office:value="27.7115745544434" calcext:value-type="float">
            <text:p>27.7115745544</text:p>
          </table:table-cell>
          <table:table-cell table:formula="of:=[.C68]/([.M68]-[.M67])" office:value-type="float" office:value="80406.7601351668" calcext:value-type="float">
            <text:p>80406.7601351668</text:p>
          </table:table-cell>
          <table:table-cell table:formula="of:=[.L68]-[.$B68]" office:value-type="float" office:value="25.1321823596954" calcext:value-type="float">
            <text:p>25.132182359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3866.82678" calcext:value-type="float">
            <text:p>1443123866.82678</text:p>
          </table:table-cell>
          <table:table-cell office:value-type="float" office:value="4096" calcext:value-type="float">
            <text:p>4096</text:p>
          </table:table-cell>
          <table:table-cell table:formula="of:=[.B69]-[.$B$2]" office:value-type="float" office:value="2.61676263809204" calcext:value-type="float">
            <text:p>2.6167626381</text:p>
          </table:table-cell>
          <table:table-cell table:formula="of:=[.C69]/([.D69]-[.D68])" office:value-type="float" office:value="109605.336021385" calcext:value-type="float">
            <text:p>109605.336021385</text:p>
          </table:table-cell>
          <table:table-cell/>
          <table:table-cell office:value-type="float" office:value="1443123891.97254" calcext:value-type="float">
            <text:p>1443123891.97254</text:p>
          </table:table-cell>
          <table:table-cell table:formula="of:=[.G69]-[.$B$2]" office:value-type="float" office:value="27.7625184059143" calcext:value-type="float">
            <text:p>27.7625184059</text:p>
          </table:table-cell>
          <table:table-cell table:formula="of:=[.C69]/([.H69]-[.H68])" office:value-type="float" office:value="80402.2444658686" calcext:value-type="float">
            <text:p>80402.2444658686</text:p>
          </table:table-cell>
          <table:table-cell table:formula="of:=[.G69]-[.$B69]" office:value-type="float" office:value="25.1457557678223" calcext:value-type="float">
            <text:p>25.1457557678</text:p>
          </table:table-cell>
          <table:table-cell/>
          <table:table-cell office:value-type="float" office:value="1443123891.97254" calcext:value-type="float">
            <text:p>1443123891.97254</text:p>
          </table:table-cell>
          <table:table-cell table:formula="of:=[.L69]-[.$B$2]" office:value-type="float" office:value="27.7625184059143" calcext:value-type="float">
            <text:p>27.7625184059</text:p>
          </table:table-cell>
          <table:table-cell table:formula="of:=[.C69]/([.M69]-[.M68])" office:value-type="float" office:value="80402.2444658686" calcext:value-type="float">
            <text:p>80402.2444658686</text:p>
          </table:table-cell>
          <table:table-cell table:formula="of:=[.L69]-[.$B69]" office:value-type="float" office:value="25.1457557678223" calcext:value-type="float">
            <text:p>25.145755767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3866.86415" calcext:value-type="float">
            <text:p>1443123866.86415</text:p>
          </table:table-cell>
          <table:table-cell office:value-type="float" office:value="4096" calcext:value-type="float">
            <text:p>4096</text:p>
          </table:table-cell>
          <table:table-cell table:formula="of:=[.B70]-[.$B$2]" office:value-type="float" office:value="2.65413618087769" calcext:value-type="float">
            <text:p>2.6541361809</text:p>
          </table:table-cell>
          <table:table-cell table:formula="of:=[.C70]/([.D70]-[.D69])" office:value-type="float" office:value="109596.246293603" calcext:value-type="float">
            <text:p>109596.246293603</text:p>
          </table:table-cell>
          <table:table-cell/>
          <table:table-cell office:value-type="float" office:value="1443123892.02349" calcext:value-type="float">
            <text:p>1443123892.02349</text:p>
          </table:table-cell>
          <table:table-cell table:formula="of:=[.G70]-[.$B$2]" office:value-type="float" office:value="27.813469171524" calcext:value-type="float">
            <text:p>27.8134691715</text:p>
          </table:table-cell>
          <table:table-cell table:formula="of:=[.C70]/([.H70]-[.H69])" office:value-type="float" office:value="80391.3336920867" calcext:value-type="float">
            <text:p>80391.3336920867</text:p>
          </table:table-cell>
          <table:table-cell table:formula="of:=[.G70]-[.$B70]" office:value-type="float" office:value="25.1593329906464" calcext:value-type="float">
            <text:p>25.1593329906</text:p>
          </table:table-cell>
          <table:table-cell/>
          <table:table-cell office:value-type="float" office:value="1443123892.02349" calcext:value-type="float">
            <text:p>1443123892.02349</text:p>
          </table:table-cell>
          <table:table-cell table:formula="of:=[.L70]-[.$B$2]" office:value-type="float" office:value="27.813469171524" calcext:value-type="float">
            <text:p>27.8134691715</text:p>
          </table:table-cell>
          <table:table-cell table:formula="of:=[.C70]/([.M70]-[.M69])" office:value-type="float" office:value="80391.3336920867" calcext:value-type="float">
            <text:p>80391.3336920867</text:p>
          </table:table-cell>
          <table:table-cell table:formula="of:=[.L70]-[.$B70]" office:value-type="float" office:value="25.1593329906464" calcext:value-type="float">
            <text:p>25.159332990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3866.90152" calcext:value-type="float">
            <text:p>1443123866.90152</text:p>
          </table:table-cell>
          <table:table-cell office:value-type="float" office:value="4096" calcext:value-type="float">
            <text:p>4096</text:p>
          </table:table-cell>
          <table:table-cell table:formula="of:=[.B71]-[.$B$2]" office:value-type="float" office:value="2.69150018692017" calcext:value-type="float">
            <text:p>2.6915001869</text:p>
          </table:table-cell>
          <table:table-cell table:formula="of:=[.C71]/([.D71]-[.D70])" office:value-type="float" office:value="109624.219505347" calcext:value-type="float">
            <text:p>109624.219505347</text:p>
          </table:table-cell>
          <table:table-cell/>
          <table:table-cell office:value-type="float" office:value="1443123892.07063" calcext:value-type="float">
            <text:p>1443123892.07063</text:p>
          </table:table-cell>
          <table:table-cell table:formula="of:=[.G71]-[.$B$2]" office:value-type="float" office:value="27.8606131076813" calcext:value-type="float">
            <text:p>27.8606131077</text:p>
          </table:table-cell>
          <table:table-cell table:formula="of:=[.C71]/([.H71]-[.H70])" office:value-type="float" office:value="86882.8598940001" calcext:value-type="float">
            <text:p>86882.8598940001</text:p>
          </table:table-cell>
          <table:table-cell table:formula="of:=[.G71]-[.$B71]" office:value-type="float" office:value="25.1691129207611" calcext:value-type="float">
            <text:p>25.1691129208</text:p>
          </table:table-cell>
          <table:table-cell/>
          <table:table-cell office:value-type="float" office:value="1443123892.07063" calcext:value-type="float">
            <text:p>1443123892.07063</text:p>
          </table:table-cell>
          <table:table-cell table:formula="of:=[.L71]-[.$B$2]" office:value-type="float" office:value="27.8606131076813" calcext:value-type="float">
            <text:p>27.8606131077</text:p>
          </table:table-cell>
          <table:table-cell table:formula="of:=[.C71]/([.M71]-[.M70])" office:value-type="float" office:value="86882.8598940001" calcext:value-type="float">
            <text:p>86882.8598940001</text:p>
          </table:table-cell>
          <table:table-cell table:formula="of:=[.L71]-[.$B71]" office:value-type="float" office:value="25.1691129207611" calcext:value-type="float">
            <text:p>25.169112920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3866.93888" calcext:value-type="float">
            <text:p>1443123866.93888</text:p>
          </table:table-cell>
          <table:table-cell office:value-type="float" office:value="4096" calcext:value-type="float">
            <text:p>4096</text:p>
          </table:table-cell>
          <table:table-cell table:formula="of:=[.B72]-[.$B$2]" office:value-type="float" office:value="2.72886252403259" calcext:value-type="float">
            <text:p>2.728862524</text:p>
          </table:table-cell>
          <table:table-cell table:formula="of:=[.C72]/([.D72]-[.D71])" office:value-type="float" office:value="109629.116285599" calcext:value-type="float">
            <text:p>109629.116285599</text:p>
          </table:table-cell>
          <table:table-cell/>
          <table:table-cell office:value-type="float" office:value="1443123892.11785" calcext:value-type="float">
            <text:p>1443123892.11785</text:p>
          </table:table-cell>
          <table:table-cell table:formula="of:=[.G72]-[.$B$2]" office:value-type="float" office:value="27.9078323841095" calcext:value-type="float">
            <text:p>27.9078323841</text:p>
          </table:table-cell>
          <table:table-cell table:formula="of:=[.C72]/([.H72]-[.H71])" office:value-type="float" office:value="86744.2347666269" calcext:value-type="float">
            <text:p>86744.2347666269</text:p>
          </table:table-cell>
          <table:table-cell table:formula="of:=[.G72]-[.$B72]" office:value-type="float" office:value="25.1789698600769" calcext:value-type="float">
            <text:p>25.1789698601</text:p>
          </table:table-cell>
          <table:table-cell/>
          <table:table-cell office:value-type="float" office:value="1443123892.11785" calcext:value-type="float">
            <text:p>1443123892.11785</text:p>
          </table:table-cell>
          <table:table-cell table:formula="of:=[.L72]-[.$B$2]" office:value-type="float" office:value="27.9078323841095" calcext:value-type="float">
            <text:p>27.9078323841</text:p>
          </table:table-cell>
          <table:table-cell table:formula="of:=[.C72]/([.M72]-[.M71])" office:value-type="float" office:value="86744.2347666269" calcext:value-type="float">
            <text:p>86744.2347666269</text:p>
          </table:table-cell>
          <table:table-cell table:formula="of:=[.L72]-[.$B72]" office:value-type="float" office:value="25.1789698600769" calcext:value-type="float">
            <text:p>25.178969860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3866.97624" calcext:value-type="float">
            <text:p>1443123866.97624</text:p>
          </table:table-cell>
          <table:table-cell office:value-type="float" office:value="4096" calcext:value-type="float">
            <text:p>4096</text:p>
          </table:table-cell>
          <table:table-cell table:formula="of:=[.B73]-[.$B$2]" office:value-type="float" office:value="2.76622653007507" calcext:value-type="float">
            <text:p>2.7662265301</text:p>
          </table:table-cell>
          <table:table-cell table:formula="of:=[.C73]/([.D73]-[.D72])" office:value-type="float" office:value="109624.219505347" calcext:value-type="float">
            <text:p>109624.219505347</text:p>
          </table:table-cell>
          <table:table-cell/>
          <table:table-cell office:value-type="float" office:value="1443123892.16498" calcext:value-type="float">
            <text:p>1443123892.16498</text:p>
          </table:table-cell>
          <table:table-cell table:formula="of:=[.G73]-[.$B$2]" office:value-type="float" office:value="27.9549610614777" calcext:value-type="float">
            <text:p>27.9549610615</text:p>
          </table:table-cell>
          <table:table-cell table:formula="of:=[.C73]/([.H73]-[.H72])" office:value-type="float" office:value="86910.9898417581" calcext:value-type="float">
            <text:p>86910.9898417581</text:p>
          </table:table-cell>
          <table:table-cell table:formula="of:=[.G73]-[.$B73]" office:value-type="float" office:value="25.1887345314026" calcext:value-type="float">
            <text:p>25.1887345314</text:p>
          </table:table-cell>
          <table:table-cell/>
          <table:table-cell office:value-type="float" office:value="1443123892.16498" calcext:value-type="float">
            <text:p>1443123892.16498</text:p>
          </table:table-cell>
          <table:table-cell table:formula="of:=[.L73]-[.$B$2]" office:value-type="float" office:value="27.9549610614777" calcext:value-type="float">
            <text:p>27.9549610615</text:p>
          </table:table-cell>
          <table:table-cell table:formula="of:=[.C73]/([.M73]-[.M72])" office:value-type="float" office:value="86910.9898417581" calcext:value-type="float">
            <text:p>86910.9898417581</text:p>
          </table:table-cell>
          <table:table-cell table:formula="of:=[.L73]-[.$B73]" office:value-type="float" office:value="25.1887345314026" calcext:value-type="float">
            <text:p>25.188734531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3880.01867" calcext:value-type="float">
            <text:p>1443123880.01867</text:p>
          </table:table-cell>
          <table:table-cell office:value-type="float" office:value="4096" calcext:value-type="float">
            <text:p>4096</text:p>
          </table:table-cell>
          <table:table-cell table:formula="of:=[.B74]-[.$B$2]" office:value-type="float" office:value="15.8086514472961" calcext:value-type="float">
            <text:p>15.8086514473</text:p>
          </table:table-cell>
          <table:table-cell table:formula="of:=[.C74]/([.D74]-[.D73])" office:value-type="float" office:value="314.052028361052" calcext:value-type="float">
            <text:p>314.0520283611</text:p>
          </table:table-cell>
          <table:table-cell/>
          <table:table-cell office:value-type="float" office:value="1443123892.21213" calcext:value-type="float">
            <text:p>1443123892.21213</text:p>
          </table:table-cell>
          <table:table-cell table:formula="of:=[.G74]-[.$B$2]" office:value-type="float" office:value="28.002112865448" calcext:value-type="float">
            <text:p>28.0021128654</text:p>
          </table:table-cell>
          <table:table-cell table:formula="of:=[.C74]/([.H74]-[.H73])" office:value-type="float" office:value="86868.3625037291" calcext:value-type="float">
            <text:p>86868.3625037291</text:p>
          </table:table-cell>
          <table:table-cell table:formula="of:=[.G74]-[.$B74]" office:value-type="float" office:value="12.1934614181519" calcext:value-type="float">
            <text:p>12.1934614182</text:p>
          </table:table-cell>
          <table:table-cell/>
          <table:table-cell office:value-type="float" office:value="1443123892.21213" calcext:value-type="float">
            <text:p>1443123892.21213</text:p>
          </table:table-cell>
          <table:table-cell table:formula="of:=[.L74]-[.$B$2]" office:value-type="float" office:value="28.002112865448" calcext:value-type="float">
            <text:p>28.0021128654</text:p>
          </table:table-cell>
          <table:table-cell table:formula="of:=[.C74]/([.M74]-[.M73])" office:value-type="float" office:value="86868.3625037291" calcext:value-type="float">
            <text:p>86868.3625037291</text:p>
          </table:table-cell>
          <table:table-cell table:formula="of:=[.L74]-[.$B74]" office:value-type="float" office:value="12.1934614181519" calcext:value-type="float">
            <text:p>12.193461418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3880.07" calcext:value-type="float">
            <text:p>1443123880.07</text:p>
          </table:table-cell>
          <table:table-cell office:value-type="float" office:value="4096" calcext:value-type="float">
            <text:p>4096</text:p>
          </table:table-cell>
          <table:table-cell table:formula="of:=[.B75]-[.$B$2]" office:value-type="float" office:value="15.8599834442139" calcext:value-type="float">
            <text:p>15.8599834442</text:p>
          </table:table-cell>
          <table:table-cell table:formula="of:=[.C75]/([.D75]-[.D74])" office:value-type="float" office:value="79794.2851622372" calcext:value-type="float">
            <text:p>79794.2851622372</text:p>
          </table:table-cell>
          <table:table-cell/>
          <table:table-cell office:value-type="float" office:value="1443123892.25928" calcext:value-type="float">
            <text:p>1443123892.25928</text:p>
          </table:table-cell>
          <table:table-cell table:formula="of:=[.G75]-[.$B$2]" office:value-type="float" office:value="28.0492615699768" calcext:value-type="float">
            <text:p>28.04926157</text:p>
          </table:table-cell>
          <table:table-cell table:formula="of:=[.C75]/([.H75]-[.H74])" office:value-type="float" office:value="86874.0730192763" calcext:value-type="float">
            <text:p>86874.0730192763</text:p>
          </table:table-cell>
          <table:table-cell table:formula="of:=[.G75]-[.$B75]" office:value-type="float" office:value="12.1892781257629" calcext:value-type="float">
            <text:p>12.1892781258</text:p>
          </table:table-cell>
          <table:table-cell/>
          <table:table-cell office:value-type="float" office:value="1443123892.25928" calcext:value-type="float">
            <text:p>1443123892.25928</text:p>
          </table:table-cell>
          <table:table-cell table:formula="of:=[.L75]-[.$B$2]" office:value-type="float" office:value="28.0492615699768" calcext:value-type="float">
            <text:p>28.04926157</text:p>
          </table:table-cell>
          <table:table-cell table:formula="of:=[.C75]/([.M75]-[.M74])" office:value-type="float" office:value="86874.0730192763" calcext:value-type="float">
            <text:p>86874.0730192763</text:p>
          </table:table-cell>
          <table:table-cell table:formula="of:=[.L75]-[.$B75]" office:value-type="float" office:value="12.1892781257629" calcext:value-type="float">
            <text:p>12.189278125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3880.12133" calcext:value-type="float">
            <text:p>1443123880.12133</text:p>
          </table:table-cell>
          <table:table-cell office:value-type="float" office:value="4096" calcext:value-type="float">
            <text:p>4096</text:p>
          </table:table-cell>
          <table:table-cell table:formula="of:=[.B76]-[.$B$2]" office:value-type="float" office:value="15.9113130569458" calcext:value-type="float">
            <text:p>15.9113130569</text:p>
          </table:table-cell>
          <table:table-cell table:formula="of:=[.C76]/([.D76]-[.D75])" office:value-type="float" office:value="79797.9914906267" calcext:value-type="float">
            <text:p>79797.9914906267</text:p>
          </table:table-cell>
          <table:table-cell/>
          <table:table-cell office:value-type="float" office:value="1443123892.30643" calcext:value-type="float">
            <text:p>1443123892.30643</text:p>
          </table:table-cell>
          <table:table-cell table:formula="of:=[.G76]-[.$B$2]" office:value-type="float" office:value="28.0964105129242" calcext:value-type="float">
            <text:p>28.0964105129</text:p>
          </table:table-cell>
          <table:table-cell table:formula="of:=[.C76]/([.H76]-[.H75])" office:value-type="float" office:value="86873.6337221944" calcext:value-type="float">
            <text:p>86873.6337221944</text:p>
          </table:table-cell>
          <table:table-cell table:formula="of:=[.G76]-[.$B76]" office:value-type="float" office:value="12.1850974559784" calcext:value-type="float">
            <text:p>12.185097456</text:p>
          </table:table-cell>
          <table:table-cell/>
          <table:table-cell office:value-type="float" office:value="1443123892.30643" calcext:value-type="float">
            <text:p>1443123892.30643</text:p>
          </table:table-cell>
          <table:table-cell table:formula="of:=[.L76]-[.$B$2]" office:value-type="float" office:value="28.0964105129242" calcext:value-type="float">
            <text:p>28.0964105129</text:p>
          </table:table-cell>
          <table:table-cell table:formula="of:=[.C76]/([.M76]-[.M75])" office:value-type="float" office:value="86873.6337221944" calcext:value-type="float">
            <text:p>86873.6337221944</text:p>
          </table:table-cell>
          <table:table-cell table:formula="of:=[.L76]-[.$B76]" office:value-type="float" office:value="12.1850974559784" calcext:value-type="float">
            <text:p>12.1850974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3880.17266" calcext:value-type="float">
            <text:p>1443123880.17266</text:p>
          </table:table-cell>
          <table:table-cell office:value-type="float" office:value="4096" calcext:value-type="float">
            <text:p>4096</text:p>
          </table:table-cell>
          <table:table-cell table:formula="of:=[.B77]-[.$B$2]" office:value-type="float" office:value="15.9626448154449" calcext:value-type="float">
            <text:p>15.9626448154</text:p>
          </table:table-cell>
          <table:table-cell table:formula="of:=[.C77]/([.D77]-[.D76])" office:value-type="float" office:value="79794.655779583" calcext:value-type="float">
            <text:p>79794.655779583</text:p>
          </table:table-cell>
          <table:table-cell/>
          <table:table-cell office:value-type="float" office:value="1443123892.35358" calcext:value-type="float">
            <text:p>1443123892.35358</text:p>
          </table:table-cell>
          <table:table-cell table:formula="of:=[.G77]-[.$B$2]" office:value-type="float" office:value="28.1435594558716" calcext:value-type="float">
            <text:p>28.1435594559</text:p>
          </table:table-cell>
          <table:table-cell table:formula="of:=[.C77]/([.H77]-[.H76])" office:value-type="float" office:value="86873.6337221944" calcext:value-type="float">
            <text:p>86873.6337221944</text:p>
          </table:table-cell>
          <table:table-cell table:formula="of:=[.G77]-[.$B77]" office:value-type="float" office:value="12.1809146404266" calcext:value-type="float">
            <text:p>12.1809146404</text:p>
          </table:table-cell>
          <table:table-cell/>
          <table:table-cell office:value-type="float" office:value="1443123892.35358" calcext:value-type="float">
            <text:p>1443123892.35358</text:p>
          </table:table-cell>
          <table:table-cell table:formula="of:=[.L77]-[.$B$2]" office:value-type="float" office:value="28.1435594558716" calcext:value-type="float">
            <text:p>28.1435594559</text:p>
          </table:table-cell>
          <table:table-cell table:formula="of:=[.C77]/([.M77]-[.M76])" office:value-type="float" office:value="86873.6337221944" calcext:value-type="float">
            <text:p>86873.6337221944</text:p>
          </table:table-cell>
          <table:table-cell table:formula="of:=[.L77]-[.$B77]" office:value-type="float" office:value="12.1809146404266" calcext:value-type="float">
            <text:p>12.180914640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3880.22399" calcext:value-type="float">
            <text:p>1443123880.22399</text:p>
          </table:table-cell>
          <table:table-cell office:value-type="float" office:value="4096" calcext:value-type="float">
            <text:p>4096</text:p>
          </table:table-cell>
          <table:table-cell table:formula="of:=[.B78]-[.$B$2]" office:value-type="float" office:value="16.0139710903168" calcext:value-type="float">
            <text:p>16.0139710903</text:p>
          </table:table-cell>
          <table:table-cell table:formula="of:=[.C78]/([.D78]-[.D77])" office:value-type="float" office:value="79803.1809288455" calcext:value-type="float">
            <text:p>79803.1809288455</text:p>
          </table:table-cell>
          <table:table-cell/>
          <table:table-cell office:value-type="float" office:value="1443123892.40067" calcext:value-type="float">
            <text:p>1443123892.40067</text:p>
          </table:table-cell>
          <table:table-cell table:formula="of:=[.G78]-[.$B$2]" office:value-type="float" office:value="28.1906530857086" calcext:value-type="float">
            <text:p>28.1906530857</text:p>
          </table:table-cell>
          <table:table-cell table:formula="of:=[.C78]/([.H78]-[.H77])" office:value-type="float" office:value="86975.6698341982" calcext:value-type="float">
            <text:p>86975.6698341982</text:p>
          </table:table-cell>
          <table:table-cell table:formula="of:=[.G78]-[.$B78]" office:value-type="float" office:value="12.1766819953918" calcext:value-type="float">
            <text:p>12.1766819954</text:p>
          </table:table-cell>
          <table:table-cell/>
          <table:table-cell office:value-type="float" office:value="1443123892.40067" calcext:value-type="float">
            <text:p>1443123892.40067</text:p>
          </table:table-cell>
          <table:table-cell table:formula="of:=[.L78]-[.$B$2]" office:value-type="float" office:value="28.1906530857086" calcext:value-type="float">
            <text:p>28.1906530857</text:p>
          </table:table-cell>
          <table:table-cell table:formula="of:=[.C78]/([.M78]-[.M77])" office:value-type="float" office:value="86975.6698341982" calcext:value-type="float">
            <text:p>86975.6698341982</text:p>
          </table:table-cell>
          <table:table-cell table:formula="of:=[.L78]-[.$B78]" office:value-type="float" office:value="12.1766819953918" calcext:value-type="float">
            <text:p>12.176681995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3880.27532" calcext:value-type="float">
            <text:p>1443123880.27532</text:p>
          </table:table-cell>
          <table:table-cell office:value-type="float" office:value="4096" calcext:value-type="float">
            <text:p>4096</text:p>
          </table:table-cell>
          <table:table-cell table:formula="of:=[.B79]-[.$B$2]" office:value-type="float" office:value="16.0652976036072" calcext:value-type="float">
            <text:p>16.0652976036</text:p>
          </table:table-cell>
          <table:table-cell table:formula="of:=[.C79]/([.D79]-[.D78])" office:value-type="float" office:value="79802.8102323032" calcext:value-type="float">
            <text:p>79802.8102323032</text:p>
          </table:table-cell>
          <table:table-cell/>
          <table:table-cell office:value-type="float" office:value="1443123892.44784" calcext:value-type="float">
            <text:p>1443123892.44784</text:p>
          </table:table-cell>
          <table:table-cell table:formula="of:=[.G79]-[.$B$2]" office:value-type="float" office:value="28.2378187179565" calcext:value-type="float">
            <text:p>28.237818718</text:p>
          </table:table-cell>
          <table:table-cell table:formula="of:=[.C79]/([.H79]-[.H78])" office:value-type="float" office:value="86842.893962907" calcext:value-type="float">
            <text:p>86842.893962907</text:p>
          </table:table-cell>
          <table:table-cell table:formula="of:=[.G79]-[.$B79]" office:value-type="float" office:value="12.1725211143494" calcext:value-type="float">
            <text:p>12.1725211143</text:p>
          </table:table-cell>
          <table:table-cell/>
          <table:table-cell office:value-type="float" office:value="1443123892.44784" calcext:value-type="float">
            <text:p>1443123892.44784</text:p>
          </table:table-cell>
          <table:table-cell table:formula="of:=[.L79]-[.$B$2]" office:value-type="float" office:value="28.2378187179565" calcext:value-type="float">
            <text:p>28.237818718</text:p>
          </table:table-cell>
          <table:table-cell table:formula="of:=[.C79]/([.M79]-[.M78])" office:value-type="float" office:value="86842.893962907" calcext:value-type="float">
            <text:p>86842.893962907</text:p>
          </table:table-cell>
          <table:table-cell table:formula="of:=[.L79]-[.$B79]" office:value-type="float" office:value="12.1725211143494" calcext:value-type="float">
            <text:p>12.172521114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3880.32664" calcext:value-type="float">
            <text:p>1443123880.32664</text:p>
          </table:table-cell>
          <table:table-cell office:value-type="float" office:value="4096" calcext:value-type="float">
            <text:p>4096</text:p>
          </table:table-cell>
          <table:table-cell table:formula="of:=[.B80]-[.$B$2]" office:value-type="float" office:value="16.1166245937347" calcext:value-type="float">
            <text:p>16.1166245937</text:p>
          </table:table-cell>
          <table:table-cell table:formula="of:=[.C80]/([.D80]-[.D79])" office:value-type="float" office:value="79802.0688495501" calcext:value-type="float">
            <text:p>79802.0688495501</text:p>
          </table:table-cell>
          <table:table-cell/>
          <table:table-cell office:value-type="float" office:value="1443123892.49497" calcext:value-type="float">
            <text:p>1443123892.49497</text:p>
          </table:table-cell>
          <table:table-cell table:formula="of:=[.G80]-[.$B$2]" office:value-type="float" office:value="28.2849504947662" calcext:value-type="float">
            <text:p>28.2849504948</text:p>
          </table:table-cell>
          <table:table-cell table:formula="of:=[.C80]/([.H80]-[.H79])" office:value-type="float" office:value="86905.2744720135" calcext:value-type="float">
            <text:p>86905.2744720135</text:p>
          </table:table-cell>
          <table:table-cell table:formula="of:=[.G80]-[.$B80]" office:value-type="float" office:value="12.1683259010315" calcext:value-type="float">
            <text:p>12.168325901</text:p>
          </table:table-cell>
          <table:table-cell/>
          <table:table-cell office:value-type="float" office:value="1443123892.49497" calcext:value-type="float">
            <text:p>1443123892.49497</text:p>
          </table:table-cell>
          <table:table-cell table:formula="of:=[.L80]-[.$B$2]" office:value-type="float" office:value="28.2849504947662" calcext:value-type="float">
            <text:p>28.2849504948</text:p>
          </table:table-cell>
          <table:table-cell table:formula="of:=[.C80]/([.M80]-[.M79])" office:value-type="float" office:value="86905.2744720135" calcext:value-type="float">
            <text:p>86905.2744720135</text:p>
          </table:table-cell>
          <table:table-cell table:formula="of:=[.L80]-[.$B80]" office:value-type="float" office:value="12.1683259010315" calcext:value-type="float">
            <text:p>12.16832590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3880.37796" calcext:value-type="float">
            <text:p>1443123880.37796</text:p>
          </table:table-cell>
          <table:table-cell office:value-type="float" office:value="4096" calcext:value-type="float">
            <text:p>4096</text:p>
          </table:table-cell>
          <table:table-cell table:formula="of:=[.B81]-[.$B$2]" office:value-type="float" office:value="16.1679372787476" calcext:value-type="float">
            <text:p>16.1679372787</text:p>
          </table:table-cell>
          <table:table-cell table:formula="of:=[.C81]/([.D81]-[.D80])" office:value-type="float" office:value="79824.3163260091" calcext:value-type="float">
            <text:p>79824.3163260091</text:p>
          </table:table-cell>
          <table:table-cell/>
          <table:table-cell office:value-type="float" office:value="1443123892.54212" calcext:value-type="float">
            <text:p>1443123892.54212</text:p>
          </table:table-cell>
          <table:table-cell table:formula="of:=[.G81]-[.$B$2]" office:value-type="float" office:value="28.3321008682251" calcext:value-type="float">
            <text:p>28.3321008682</text:p>
          </table:table-cell>
          <table:table-cell table:formula="of:=[.C81]/([.H81]-[.H80])" office:value-type="float" office:value="86870.9980329991" calcext:value-type="float">
            <text:p>86870.9980329991</text:p>
          </table:table-cell>
          <table:table-cell table:formula="of:=[.G81]-[.$B81]" office:value-type="float" office:value="12.1641635894775" calcext:value-type="float">
            <text:p>12.1641635895</text:p>
          </table:table-cell>
          <table:table-cell/>
          <table:table-cell office:value-type="float" office:value="1443123892.54212" calcext:value-type="float">
            <text:p>1443123892.54212</text:p>
          </table:table-cell>
          <table:table-cell table:formula="of:=[.L81]-[.$B$2]" office:value-type="float" office:value="28.3321008682251" calcext:value-type="float">
            <text:p>28.3321008682</text:p>
          </table:table-cell>
          <table:table-cell table:formula="of:=[.C81]/([.M81]-[.M80])" office:value-type="float" office:value="86870.9980329991" calcext:value-type="float">
            <text:p>86870.9980329991</text:p>
          </table:table-cell>
          <table:table-cell table:formula="of:=[.L81]-[.$B81]" office:value-type="float" office:value="12.1641635894775" calcext:value-type="float">
            <text:p>12.164163589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3880.42926" calcext:value-type="float">
            <text:p>1443123880.42926</text:p>
          </table:table-cell>
          <table:table-cell office:value-type="float" office:value="4096" calcext:value-type="float">
            <text:p>4096</text:p>
          </table:table-cell>
          <table:table-cell table:formula="of:=[.B82]-[.$B$2]" office:value-type="float" office:value="16.2192466259003" calcext:value-type="float">
            <text:p>16.2192466259</text:p>
          </table:table-cell>
          <table:table-cell table:formula="of:=[.C82]/([.D82]-[.D81])" office:value-type="float" office:value="79829.5091888275" calcext:value-type="float">
            <text:p>79829.5091888275</text:p>
          </table:table-cell>
          <table:table-cell/>
          <table:table-cell office:value-type="float" office:value="1443123892.58929" calcext:value-type="float">
            <text:p>1443123892.58929</text:p>
          </table:table-cell>
          <table:table-cell table:formula="of:=[.G82]-[.$B$2]" office:value-type="float" office:value="28.3792703151703" calcext:value-type="float">
            <text:p>28.3792703152</text:p>
          </table:table-cell>
          <table:table-cell table:formula="of:=[.C82]/([.H82]-[.H81])" office:value-type="float" office:value="86835.8707864317" calcext:value-type="float">
            <text:p>86835.8707864317</text:p>
          </table:table-cell>
          <table:table-cell table:formula="of:=[.G82]-[.$B82]" office:value-type="float" office:value="12.16002368927" calcext:value-type="float">
            <text:p>12.1600236893</text:p>
          </table:table-cell>
          <table:table-cell/>
          <table:table-cell office:value-type="float" office:value="1443123892.58929" calcext:value-type="float">
            <text:p>1443123892.58929</text:p>
          </table:table-cell>
          <table:table-cell table:formula="of:=[.L82]-[.$B$2]" office:value-type="float" office:value="28.3792703151703" calcext:value-type="float">
            <text:p>28.3792703152</text:p>
          </table:table-cell>
          <table:table-cell table:formula="of:=[.C82]/([.M82]-[.M81])" office:value-type="float" office:value="86835.8707864317" calcext:value-type="float">
            <text:p>86835.8707864317</text:p>
          </table:table-cell>
          <table:table-cell table:formula="of:=[.L82]-[.$B82]" office:value-type="float" office:value="12.16002368927" calcext:value-type="float">
            <text:p>12.160023689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3880.4806" calcext:value-type="float">
            <text:p>1443123880.4806</text:p>
          </table:table-cell>
          <table:table-cell office:value-type="float" office:value="4096" calcext:value-type="float">
            <text:p>4096</text:p>
          </table:table-cell>
          <table:table-cell table:formula="of:=[.B83]-[.$B$2]" office:value-type="float" office:value="16.2705812454224" calcext:value-type="float">
            <text:p>16.2705812454</text:p>
          </table:table-cell>
          <table:table-cell table:formula="of:=[.C83]/([.D83]-[.D82])" office:value-type="float" office:value="79790.2085986448" calcext:value-type="float">
            <text:p>79790.2085986448</text:p>
          </table:table-cell>
          <table:table-cell/>
          <table:table-cell office:value-type="float" office:value="1443123892.63635" calcext:value-type="float">
            <text:p>1443123892.63635</text:p>
          </table:table-cell>
          <table:table-cell table:formula="of:=[.G83]-[.$B$2]" office:value-type="float" office:value="28.4263353347778" calcext:value-type="float">
            <text:p>28.4263353348</text:p>
          </table:table-cell>
          <table:table-cell table:formula="of:=[.C83]/([.H83]-[.H82])" office:value-type="float" office:value="87028.541242623" calcext:value-type="float">
            <text:p>87028.541242623</text:p>
          </table:table-cell>
          <table:table-cell table:formula="of:=[.G83]-[.$B83]" office:value-type="float" office:value="12.1557540893555" calcext:value-type="float">
            <text:p>12.1557540894</text:p>
          </table:table-cell>
          <table:table-cell/>
          <table:table-cell office:value-type="float" office:value="1443123892.63635" calcext:value-type="float">
            <text:p>1443123892.63635</text:p>
          </table:table-cell>
          <table:table-cell table:formula="of:=[.L83]-[.$B$2]" office:value-type="float" office:value="28.4263353347778" calcext:value-type="float">
            <text:p>28.4263353348</text:p>
          </table:table-cell>
          <table:table-cell table:formula="of:=[.C83]/([.M83]-[.M82])" office:value-type="float" office:value="87028.541242623" calcext:value-type="float">
            <text:p>87028.541242623</text:p>
          </table:table-cell>
          <table:table-cell table:formula="of:=[.L83]-[.$B83]" office:value-type="float" office:value="12.1557540893555" calcext:value-type="float">
            <text:p>12.155754089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3880.53193" calcext:value-type="float">
            <text:p>1443123880.53193</text:p>
          </table:table-cell>
          <table:table-cell office:value-type="float" office:value="4096" calcext:value-type="float">
            <text:p>4096</text:p>
          </table:table-cell>
          <table:table-cell table:formula="of:=[.B84]-[.$B$2]" office:value-type="float" office:value="16.3219122886658" calcext:value-type="float">
            <text:p>16.3219122887</text:p>
          </table:table-cell>
          <table:table-cell table:formula="of:=[.C84]/([.D84]-[.D83])" office:value-type="float" office:value="79795.7676522773" calcext:value-type="float">
            <text:p>79795.7676522773</text:p>
          </table:table-cell>
          <table:table-cell/>
          <table:table-cell office:value-type="float" office:value="1443123892.68361" calcext:value-type="float">
            <text:p>1443123892.68361</text:p>
          </table:table-cell>
          <table:table-cell table:formula="of:=[.G84]-[.$B$2]" office:value-type="float" office:value="28.4735956192017" calcext:value-type="float">
            <text:p>28.4735956192</text:p>
          </table:table-cell>
          <table:table-cell table:formula="of:=[.C84]/([.H84]-[.H83])" office:value-type="float" office:value="86668.966341109" calcext:value-type="float">
            <text:p>86668.966341109</text:p>
          </table:table-cell>
          <table:table-cell table:formula="of:=[.G84]-[.$B84]" office:value-type="float" office:value="12.1516833305359" calcext:value-type="float">
            <text:p>12.1516833305</text:p>
          </table:table-cell>
          <table:table-cell/>
          <table:table-cell office:value-type="float" office:value="1443123892.68361" calcext:value-type="float">
            <text:p>1443123892.68361</text:p>
          </table:table-cell>
          <table:table-cell table:formula="of:=[.L84]-[.$B$2]" office:value-type="float" office:value="28.4735956192017" calcext:value-type="float">
            <text:p>28.4735956192</text:p>
          </table:table-cell>
          <table:table-cell table:formula="of:=[.C84]/([.M84]-[.M83])" office:value-type="float" office:value="86668.966341109" calcext:value-type="float">
            <text:p>86668.966341109</text:p>
          </table:table-cell>
          <table:table-cell table:formula="of:=[.L84]-[.$B84]" office:value-type="float" office:value="12.1516833305359" calcext:value-type="float">
            <text:p>12.151683330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3880.58326" calcext:value-type="float">
            <text:p>1443123880.58326</text:p>
          </table:table-cell>
          <table:table-cell office:value-type="float" office:value="4096" calcext:value-type="float">
            <text:p>4096</text:p>
          </table:table-cell>
          <table:table-cell table:formula="of:=[.B85]-[.$B$2]" office:value-type="float" office:value="16.373242855072" calcext:value-type="float">
            <text:p>16.3732428551</text:p>
          </table:table-cell>
          <table:table-cell table:formula="of:=[.C85]/([.D85]-[.D84])" office:value-type="float" office:value="79796.5089179548" calcext:value-type="float">
            <text:p>79796.5089179548</text:p>
          </table:table-cell>
          <table:table-cell/>
          <table:table-cell office:value-type="float" office:value="1443123892.73074" calcext:value-type="float">
            <text:p>1443123892.73074</text:p>
          </table:table-cell>
          <table:table-cell table:formula="of:=[.G85]-[.$B$2]" office:value-type="float" office:value="28.5207223892212" calcext:value-type="float">
            <text:p>28.5207223892</text:p>
          </table:table-cell>
          <table:table-cell table:formula="of:=[.C85]/([.H85]-[.H84])" office:value-type="float" office:value="86914.5073660353" calcext:value-type="float">
            <text:p>86914.5073660353</text:p>
          </table:table-cell>
          <table:table-cell table:formula="of:=[.G85]-[.$B85]" office:value-type="float" office:value="12.1474795341492" calcext:value-type="float">
            <text:p>12.1474795341</text:p>
          </table:table-cell>
          <table:table-cell/>
          <table:table-cell office:value-type="float" office:value="1443123892.73074" calcext:value-type="float">
            <text:p>1443123892.73074</text:p>
          </table:table-cell>
          <table:table-cell table:formula="of:=[.L85]-[.$B$2]" office:value-type="float" office:value="28.5207223892212" calcext:value-type="float">
            <text:p>28.5207223892</text:p>
          </table:table-cell>
          <table:table-cell table:formula="of:=[.C85]/([.M85]-[.M84])" office:value-type="float" office:value="86914.5073660353" calcext:value-type="float">
            <text:p>86914.5073660353</text:p>
          </table:table-cell>
          <table:table-cell table:formula="of:=[.L85]-[.$B85]" office:value-type="float" office:value="12.1474795341492" calcext:value-type="float">
            <text:p>12.147479534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23880.63459" calcext:value-type="float">
            <text:p>1443123880.63459</text:p>
          </table:table-cell>
          <table:table-cell office:value-type="float" office:value="4096" calcext:value-type="float">
            <text:p>4096</text:p>
          </table:table-cell>
          <table:table-cell table:formula="of:=[.B86]-[.$B$2]" office:value-type="float" office:value="16.4245748519897" calcext:value-type="float">
            <text:p>16.424574852</text:p>
          </table:table-cell>
          <table:table-cell table:formula="of:=[.C86]/([.D86]-[.D85])" office:value-type="float" office:value="79794.2851622372" calcext:value-type="float">
            <text:p>79794.2851622372</text:p>
          </table:table-cell>
          <table:table-cell/>
          <table:table-cell office:value-type="float" office:value="1443123892.77789" calcext:value-type="float">
            <text:p>1443123892.77789</text:p>
          </table:table-cell>
          <table:table-cell table:formula="of:=[.G86]-[.$B$2]" office:value-type="float" office:value="28.5678753852844" calcext:value-type="float">
            <text:p>28.5678753853</text:p>
          </table:table-cell>
          <table:table-cell table:formula="of:=[.C86]/([.H86]-[.H85])" office:value-type="float" office:value="86866.1663514921" calcext:value-type="float">
            <text:p>86866.1663514921</text:p>
          </table:table-cell>
          <table:table-cell table:formula="of:=[.G86]-[.$B86]" office:value-type="float" office:value="12.1433005332947" calcext:value-type="float">
            <text:p>12.1433005333</text:p>
          </table:table-cell>
          <table:table-cell/>
          <table:table-cell office:value-type="float" office:value="1443123892.77789" calcext:value-type="float">
            <text:p>1443123892.77789</text:p>
          </table:table-cell>
          <table:table-cell table:formula="of:=[.L86]-[.$B$2]" office:value-type="float" office:value="28.5678753852844" calcext:value-type="float">
            <text:p>28.5678753853</text:p>
          </table:table-cell>
          <table:table-cell table:formula="of:=[.C86]/([.M86]-[.M85])" office:value-type="float" office:value="86866.1663514921" calcext:value-type="float">
            <text:p>86866.1663514921</text:p>
          </table:table-cell>
          <table:table-cell table:formula="of:=[.L86]-[.$B86]" office:value-type="float" office:value="12.1433005332947" calcext:value-type="float">
            <text:p>12.143300533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23880.68593" calcext:value-type="float">
            <text:p>1443123880.68593</text:p>
          </table:table-cell>
          <table:table-cell office:value-type="float" office:value="4096" calcext:value-type="float">
            <text:p>4096</text:p>
          </table:table-cell>
          <table:table-cell table:formula="of:=[.B87]-[.$B$2]" office:value-type="float" office:value="16.4759082794189" calcext:value-type="float">
            <text:p>16.4759082794</text:p>
          </table:table-cell>
          <table:table-cell table:formula="of:=[.C87]/([.D87]-[.D86])" office:value-type="float" office:value="79792.0615304587" calcext:value-type="float">
            <text:p>79792.0615304587</text:p>
          </table:table-cell>
          <table:table-cell/>
          <table:table-cell office:value-type="float" office:value="1443123892.82504" calcext:value-type="float">
            <text:p>1443123892.82504</text:p>
          </table:table-cell>
          <table:table-cell table:formula="of:=[.G87]-[.$B$2]" office:value-type="float" office:value="28.6150183677673" calcext:value-type="float">
            <text:p>28.6150183678</text:p>
          </table:table-cell>
          <table:table-cell table:formula="of:=[.C87]/([.H87]-[.H86])" office:value-type="float" office:value="86884.6174822487" calcext:value-type="float">
            <text:p>86884.6174822487</text:p>
          </table:table-cell>
          <table:table-cell table:formula="of:=[.G87]-[.$B87]" office:value-type="float" office:value="12.1391100883484" calcext:value-type="float">
            <text:p>12.1391100883</text:p>
          </table:table-cell>
          <table:table-cell/>
          <table:table-cell office:value-type="float" office:value="1443123892.82504" calcext:value-type="float">
            <text:p>1443123892.82504</text:p>
          </table:table-cell>
          <table:table-cell table:formula="of:=[.L87]-[.$B$2]" office:value-type="float" office:value="28.6150183677673" calcext:value-type="float">
            <text:p>28.6150183678</text:p>
          </table:table-cell>
          <table:table-cell table:formula="of:=[.C87]/([.M87]-[.M86])" office:value-type="float" office:value="86884.6174822487" calcext:value-type="float">
            <text:p>86884.6174822487</text:p>
          </table:table-cell>
          <table:table-cell table:formula="of:=[.L87]-[.$B87]" office:value-type="float" office:value="12.1391100883484" calcext:value-type="float">
            <text:p>12.139110088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23880.73726" calcext:value-type="float">
            <text:p>1443123880.73726</text:p>
          </table:table-cell>
          <table:table-cell office:value-type="float" office:value="4096" calcext:value-type="float">
            <text:p>4096</text:p>
          </table:table-cell>
          <table:table-cell table:formula="of:=[.B88]-[.$B$2]" office:value-type="float" office:value="16.5272407531738" calcext:value-type="float">
            <text:p>16.5272407532</text:p>
          </table:table-cell>
          <table:table-cell table:formula="of:=[.C88]/([.D88]-[.D87])" office:value-type="float" office:value="79793.5439378739" calcext:value-type="float">
            <text:p>79793.5439378739</text:p>
          </table:table-cell>
          <table:table-cell/>
          <table:table-cell office:value-type="float" office:value="1443123892.87217" calcext:value-type="float">
            <text:p>1443123892.87217</text:p>
          </table:table-cell>
          <table:table-cell table:formula="of:=[.G88]-[.$B$2]" office:value-type="float" office:value="28.6621525287628" calcext:value-type="float">
            <text:p>28.6621525288</text:p>
          </table:table-cell>
          <table:table-cell table:formula="of:=[.C88]/([.H88]-[.H87])" office:value-type="float" office:value="86900.8785452338" calcext:value-type="float">
            <text:p>86900.8785452338</text:p>
          </table:table-cell>
          <table:table-cell table:formula="of:=[.G88]-[.$B88]" office:value-type="float" office:value="12.134911775589" calcext:value-type="float">
            <text:p>12.1349117756</text:p>
          </table:table-cell>
          <table:table-cell/>
          <table:table-cell office:value-type="float" office:value="1443123892.87217" calcext:value-type="float">
            <text:p>1443123892.87217</text:p>
          </table:table-cell>
          <table:table-cell table:formula="of:=[.L88]-[.$B$2]" office:value-type="float" office:value="28.6621525287628" calcext:value-type="float">
            <text:p>28.6621525288</text:p>
          </table:table-cell>
          <table:table-cell table:formula="of:=[.C88]/([.M88]-[.M87])" office:value-type="float" office:value="86900.8785452338" calcext:value-type="float">
            <text:p>86900.8785452338</text:p>
          </table:table-cell>
          <table:table-cell table:formula="of:=[.L88]-[.$B88]" office:value-type="float" office:value="12.134911775589" calcext:value-type="float">
            <text:p>12.134911775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23880.78859" calcext:value-type="float">
            <text:p>1443123880.78859</text:p>
          </table:table-cell>
          <table:table-cell office:value-type="float" office:value="4096" calcext:value-type="float">
            <text:p>4096</text:p>
          </table:table-cell>
          <table:table-cell table:formula="of:=[.B89]-[.$B$2]" office:value-type="float" office:value="16.5785734653473" calcext:value-type="float">
            <text:p>16.5785734653</text:p>
          </table:table-cell>
          <table:table-cell table:formula="of:=[.C89]/([.D89]-[.D88])" office:value-type="float" office:value="79793.1733308562" calcext:value-type="float">
            <text:p>79793.1733308562</text:p>
          </table:table-cell>
          <table:table-cell/>
          <table:table-cell office:value-type="float" office:value="1443123892.91934" calcext:value-type="float">
            <text:p>1443123892.91934</text:p>
          </table:table-cell>
          <table:table-cell table:formula="of:=[.G89]-[.$B$2]" office:value-type="float" office:value="28.7093195915222" calcext:value-type="float">
            <text:p>28.7093195915</text:p>
          </table:table-cell>
          <table:table-cell table:formula="of:=[.C89]/([.H89]-[.H88])" office:value-type="float" office:value="86840.2601386017" calcext:value-type="float">
            <text:p>86840.2601386017</text:p>
          </table:table-cell>
          <table:table-cell table:formula="of:=[.G89]-[.$B89]" office:value-type="float" office:value="12.1307461261749" calcext:value-type="float">
            <text:p>12.1307461262</text:p>
          </table:table-cell>
          <table:table-cell/>
          <table:table-cell office:value-type="float" office:value="1443123892.91934" calcext:value-type="float">
            <text:p>1443123892.91934</text:p>
          </table:table-cell>
          <table:table-cell table:formula="of:=[.L89]-[.$B$2]" office:value-type="float" office:value="28.7093195915222" calcext:value-type="float">
            <text:p>28.7093195915</text:p>
          </table:table-cell>
          <table:table-cell table:formula="of:=[.C89]/([.M89]-[.M88])" office:value-type="float" office:value="86840.2601386017" calcext:value-type="float">
            <text:p>86840.2601386017</text:p>
          </table:table-cell>
          <table:table-cell table:formula="of:=[.L89]-[.$B89]" office:value-type="float" office:value="12.1307461261749" calcext:value-type="float">
            <text:p>12.130746126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23880.83992" calcext:value-type="float">
            <text:p>1443123880.83992</text:p>
          </table:table-cell>
          <table:table-cell office:value-type="float" office:value="4096" calcext:value-type="float">
            <text:p>4096</text:p>
          </table:table-cell>
          <table:table-cell table:formula="of:=[.B90]-[.$B$2]" office:value-type="float" office:value="16.6299042701721" calcext:value-type="float">
            <text:p>16.6299042702</text:p>
          </table:table-cell>
          <table:table-cell table:formula="of:=[.C90]/([.D90]-[.D89])" office:value-type="float" office:value="79796.1382833946" calcext:value-type="float">
            <text:p>79796.1382833946</text:p>
          </table:table-cell>
          <table:table-cell/>
          <table:table-cell office:value-type="float" office:value="1443123892.96648" calcext:value-type="float">
            <text:p>1443123892.96648</text:p>
          </table:table-cell>
          <table:table-cell table:formula="of:=[.G90]-[.$B$2]" office:value-type="float" office:value="28.7564628124237" calcext:value-type="float">
            <text:p>28.7564628124</text:p>
          </table:table-cell>
          <table:table-cell table:formula="of:=[.C90]/([.H90]-[.H89])" office:value-type="float" office:value="86884.17807852" calcext:value-type="float">
            <text:p>86884.17807852</text:p>
          </table:table-cell>
          <table:table-cell table:formula="of:=[.G90]-[.$B90]" office:value-type="float" office:value="12.1265585422516" calcext:value-type="float">
            <text:p>12.1265585423</text:p>
          </table:table-cell>
          <table:table-cell/>
          <table:table-cell office:value-type="float" office:value="1443123892.96648" calcext:value-type="float">
            <text:p>1443123892.96648</text:p>
          </table:table-cell>
          <table:table-cell table:formula="of:=[.L90]-[.$B$2]" office:value-type="float" office:value="28.7564628124237" calcext:value-type="float">
            <text:p>28.7564628124</text:p>
          </table:table-cell>
          <table:table-cell table:formula="of:=[.C90]/([.M90]-[.M89])" office:value-type="float" office:value="86884.17807852" calcext:value-type="float">
            <text:p>86884.17807852</text:p>
          </table:table-cell>
          <table:table-cell table:formula="of:=[.L90]-[.$B90]" office:value-type="float" office:value="12.1265585422516" calcext:value-type="float">
            <text:p>12.126558542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23880.89126" calcext:value-type="float">
            <text:p>1443123880.89126</text:p>
          </table:table-cell>
          <table:table-cell office:value-type="float" office:value="4096" calcext:value-type="float">
            <text:p>4096</text:p>
          </table:table-cell>
          <table:table-cell table:formula="of:=[.B91]-[.$B$2]" office:value-type="float" office:value="16.6812386512756" calcext:value-type="float">
            <text:p>16.6812386513</text:p>
          </table:table-cell>
          <table:table-cell table:formula="of:=[.C91]/([.D91]-[.D90])" office:value-type="float" office:value="79790.5791781229" calcext:value-type="float">
            <text:p>79790.5791781229</text:p>
          </table:table-cell>
          <table:table-cell/>
          <table:table-cell office:value-type="float" office:value="1443123893.01371" calcext:value-type="float">
            <text:p>1443123893.01371</text:p>
          </table:table-cell>
          <table:table-cell table:formula="of:=[.G91]-[.$B$2]" office:value-type="float" office:value="28.8036894798279" calcext:value-type="float">
            <text:p>28.8036894798</text:p>
          </table:table-cell>
          <table:table-cell table:formula="of:=[.C91]/([.H91]-[.H90])" office:value-type="float" office:value="86730.6592892878" calcext:value-type="float">
            <text:p>86730.6592892878</text:p>
          </table:table-cell>
          <table:table-cell table:formula="of:=[.G91]-[.$B91]" office:value-type="float" office:value="12.1224508285522" calcext:value-type="float">
            <text:p>12.1224508286</text:p>
          </table:table-cell>
          <table:table-cell/>
          <table:table-cell office:value-type="float" office:value="1443123893.01371" calcext:value-type="float">
            <text:p>1443123893.01371</text:p>
          </table:table-cell>
          <table:table-cell table:formula="of:=[.L91]-[.$B$2]" office:value-type="float" office:value="28.8036894798279" calcext:value-type="float">
            <text:p>28.8036894798</text:p>
          </table:table-cell>
          <table:table-cell table:formula="of:=[.C91]/([.M91]-[.M90])" office:value-type="float" office:value="86730.6592892878" calcext:value-type="float">
            <text:p>86730.6592892878</text:p>
          </table:table-cell>
          <table:table-cell table:formula="of:=[.L91]-[.$B91]" office:value-type="float" office:value="12.1224508285522" calcext:value-type="float">
            <text:p>12.12245082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23880.94259" calcext:value-type="float">
            <text:p>1443123880.94259</text:p>
          </table:table-cell>
          <table:table-cell office:value-type="float" office:value="4096" calcext:value-type="float">
            <text:p>4096</text:p>
          </table:table-cell>
          <table:table-cell table:formula="of:=[.B92]-[.$B$2]" office:value-type="float" office:value="16.7325706481934" calcext:value-type="float">
            <text:p>16.7325706482</text:p>
          </table:table-cell>
          <table:table-cell table:formula="of:=[.C92]/([.D92]-[.D91])" office:value-type="float" office:value="79794.2851622372" calcext:value-type="float">
            <text:p>79794.2851622372</text:p>
          </table:table-cell>
          <table:table-cell/>
          <table:table-cell office:value-type="float" office:value="1443123893.05795" calcext:value-type="float">
            <text:p>1443123893.05795</text:p>
          </table:table-cell>
          <table:table-cell table:formula="of:=[.G92]-[.$B$2]" office:value-type="float" office:value="28.8479316234589" calcext:value-type="float">
            <text:p>28.8479316235</text:p>
          </table:table-cell>
          <table:table-cell table:formula="of:=[.C92]/([.H92]-[.H91])" office:value-type="float" office:value="92581.4091234877" calcext:value-type="float">
            <text:p>92581.4091234877</text:p>
          </table:table-cell>
          <table:table-cell table:formula="of:=[.G92]-[.$B92]" office:value-type="float" office:value="12.1153609752655" calcext:value-type="float">
            <text:p>12.1153609753</text:p>
          </table:table-cell>
          <table:table-cell/>
          <table:table-cell office:value-type="float" office:value="1443123893.05795" calcext:value-type="float">
            <text:p>1443123893.05795</text:p>
          </table:table-cell>
          <table:table-cell table:formula="of:=[.L92]-[.$B$2]" office:value-type="float" office:value="28.8479316234589" calcext:value-type="float">
            <text:p>28.8479316235</text:p>
          </table:table-cell>
          <table:table-cell table:formula="of:=[.C92]/([.M92]-[.M91])" office:value-type="float" office:value="92581.4091234877" calcext:value-type="float">
            <text:p>92581.4091234877</text:p>
          </table:table-cell>
          <table:table-cell table:formula="of:=[.L92]-[.$B92]" office:value-type="float" office:value="12.1153609752655" calcext:value-type="float">
            <text:p>12.115360975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23880.99392" calcext:value-type="float">
            <text:p>1443123880.99392</text:p>
          </table:table-cell>
          <table:table-cell office:value-type="float" office:value="4096" calcext:value-type="float">
            <text:p>4096</text:p>
          </table:table-cell>
          <table:table-cell table:formula="of:=[.B93]-[.$B$2]" office:value-type="float" office:value="16.7839045524597" calcext:value-type="float">
            <text:p>16.7839045525</text:p>
          </table:table-cell>
          <table:table-cell table:formula="of:=[.C93]/([.D93]-[.D92])" office:value-type="float" office:value="79791.3203474061" calcext:value-type="float">
            <text:p>79791.3203474061</text:p>
          </table:table-cell>
          <table:table-cell/>
          <table:table-cell office:value-type="float" office:value="1443123893.10229" calcext:value-type="float">
            <text:p>1443123893.10229</text:p>
          </table:table-cell>
          <table:table-cell table:formula="of:=[.G93]-[.$B$2]" office:value-type="float" office:value="28.8922743797302" calcext:value-type="float">
            <text:p>28.8922743797</text:p>
          </table:table-cell>
          <table:table-cell table:formula="of:=[.C93]/([.H93]-[.H92])" office:value-type="float" office:value="92371.3441477092" calcext:value-type="float">
            <text:p>92371.3441477092</text:p>
          </table:table-cell>
          <table:table-cell table:formula="of:=[.G93]-[.$B93]" office:value-type="float" office:value="12.1083698272705" calcext:value-type="float">
            <text:p>12.1083698273</text:p>
          </table:table-cell>
          <table:table-cell/>
          <table:table-cell office:value-type="float" office:value="1443123893.10229" calcext:value-type="float">
            <text:p>1443123893.10229</text:p>
          </table:table-cell>
          <table:table-cell table:formula="of:=[.L93]-[.$B$2]" office:value-type="float" office:value="28.8922743797302" calcext:value-type="float">
            <text:p>28.8922743797</text:p>
          </table:table-cell>
          <table:table-cell table:formula="of:=[.C93]/([.M93]-[.M92])" office:value-type="float" office:value="92371.3441477092" calcext:value-type="float">
            <text:p>92371.3441477092</text:p>
          </table:table-cell>
          <table:table-cell table:formula="of:=[.L93]-[.$B93]" office:value-type="float" office:value="12.1083698272705" calcext:value-type="float">
            <text:p>12.108369827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23881.04261" calcext:value-type="float">
            <text:p>1443123881.04261</text:p>
          </table:table-cell>
          <table:table-cell office:value-type="float" office:value="4096" calcext:value-type="float">
            <text:p>4096</text:p>
          </table:table-cell>
          <table:table-cell table:formula="of:=[.B94]-[.$B$2]" office:value-type="float" office:value="16.8325891494751" calcext:value-type="float">
            <text:p>16.8325891495</text:p>
          </table:table-cell>
          <table:table-cell table:formula="of:=[.C94]/([.D94]-[.D93])" office:value-type="float" office:value="84133.3861448202" calcext:value-type="float">
            <text:p>84133.3861448202</text:p>
          </table:table-cell>
          <table:table-cell/>
          <table:table-cell office:value-type="float" office:value="1443123893.14664" calcext:value-type="float">
            <text:p>1443123893.14664</text:p>
          </table:table-cell>
          <table:table-cell table:formula="of:=[.G94]-[.$B$2]" office:value-type="float" office:value="28.9366190433502" calcext:value-type="float">
            <text:p>28.9366190434</text:p>
          </table:table-cell>
          <table:table-cell table:formula="of:=[.C94]/([.H94]-[.H93])" office:value-type="float" office:value="92367.3710798677" calcext:value-type="float">
            <text:p>92367.3710798677</text:p>
          </table:table-cell>
          <table:table-cell table:formula="of:=[.G94]-[.$B94]" office:value-type="float" office:value="12.1040298938751" calcext:value-type="float">
            <text:p>12.1040298939</text:p>
          </table:table-cell>
          <table:table-cell/>
          <table:table-cell office:value-type="float" office:value="1443123893.14664" calcext:value-type="float">
            <text:p>1443123893.14664</text:p>
          </table:table-cell>
          <table:table-cell table:formula="of:=[.L94]-[.$B$2]" office:value-type="float" office:value="28.9366190433502" calcext:value-type="float">
            <text:p>28.9366190434</text:p>
          </table:table-cell>
          <table:table-cell table:formula="of:=[.C94]/([.M94]-[.M93])" office:value-type="float" office:value="92367.3710798677" calcext:value-type="float">
            <text:p>92367.3710798677</text:p>
          </table:table-cell>
          <table:table-cell table:formula="of:=[.L94]-[.$B94]" office:value-type="float" office:value="12.1040298938751" calcext:value-type="float">
            <text:p>12.104029893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23881.09093" calcext:value-type="float">
            <text:p>1443123881.09093</text:p>
          </table:table-cell>
          <table:table-cell office:value-type="float" office:value="4096" calcext:value-type="float">
            <text:p>4096</text:p>
          </table:table-cell>
          <table:table-cell table:formula="of:=[.B95]-[.$B$2]" office:value-type="float" office:value="16.8809113502502" calcext:value-type="float">
            <text:p>16.8809113503</text:p>
          </table:table-cell>
          <table:table-cell table:formula="of:=[.C95]/([.D95]-[.D94])" office:value-type="float" office:value="84764.3512566732" calcext:value-type="float">
            <text:p>84764.3512566732</text:p>
          </table:table-cell>
          <table:table-cell/>
          <table:table-cell office:value-type="float" office:value="1443123893.19094" calcext:value-type="float">
            <text:p>1443123893.19094</text:p>
          </table:table-cell>
          <table:table-cell table:formula="of:=[.G95]-[.$B$2]" office:value-type="float" office:value="28.980922460556" calcext:value-type="float">
            <text:p>28.9809224606</text:p>
          </table:table-cell>
          <table:table-cell table:formula="of:=[.C95]/([.H95]-[.H94])" office:value-type="float" office:value="92453.3649621681" calcext:value-type="float">
            <text:p>92453.3649621681</text:p>
          </table:table-cell>
          <table:table-cell table:formula="of:=[.G95]-[.$B95]" office:value-type="float" office:value="12.1000111103058" calcext:value-type="float">
            <text:p>12.1000111103</text:p>
          </table:table-cell>
          <table:table-cell/>
          <table:table-cell office:value-type="float" office:value="1443123893.19094" calcext:value-type="float">
            <text:p>1443123893.19094</text:p>
          </table:table-cell>
          <table:table-cell table:formula="of:=[.L95]-[.$B$2]" office:value-type="float" office:value="28.980922460556" calcext:value-type="float">
            <text:p>28.9809224606</text:p>
          </table:table-cell>
          <table:table-cell table:formula="of:=[.C95]/([.M95]-[.M94])" office:value-type="float" office:value="92453.3649621681" calcext:value-type="float">
            <text:p>92453.3649621681</text:p>
          </table:table-cell>
          <table:table-cell table:formula="of:=[.L95]-[.$B95]" office:value-type="float" office:value="12.1000111103058" calcext:value-type="float">
            <text:p>12.100011110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23881.13925" calcext:value-type="float">
            <text:p>1443123881.13925</text:p>
          </table:table-cell>
          <table:table-cell office:value-type="float" office:value="4096" calcext:value-type="float">
            <text:p>4096</text:p>
          </table:table-cell>
          <table:table-cell table:formula="of:=[.B96]-[.$B$2]" office:value-type="float" office:value="16.9292280673981" calcext:value-type="float">
            <text:p>16.9292280674</text:p>
          </table:table-cell>
          <table:table-cell table:formula="of:=[.C96]/([.D96]-[.D95])" office:value-type="float" office:value="84773.9714490143" calcext:value-type="float">
            <text:p>84773.9714490143</text:p>
          </table:table-cell>
          <table:table-cell/>
          <table:table-cell office:value-type="float" office:value="1443123893.23525" calcext:value-type="float">
            <text:p>1443123893.23525</text:p>
          </table:table-cell>
          <table:table-cell table:formula="of:=[.G96]-[.$B$2]" office:value-type="float" office:value="29.0252363681793" calcext:value-type="float">
            <text:p>29.0252363682</text:p>
          </table:table-cell>
          <table:table-cell table:formula="of:=[.C96]/([.H96]-[.H95])" office:value-type="float" office:value="92431.4785060205" calcext:value-type="float">
            <text:p>92431.4785060205</text:p>
          </table:table-cell>
          <table:table-cell table:formula="of:=[.G96]-[.$B96]" office:value-type="float" office:value="12.0960083007813" calcext:value-type="float">
            <text:p>12.0960083008</text:p>
          </table:table-cell>
          <table:table-cell/>
          <table:table-cell office:value-type="float" office:value="1443123893.23525" calcext:value-type="float">
            <text:p>1443123893.23525</text:p>
          </table:table-cell>
          <table:table-cell table:formula="of:=[.L96]-[.$B$2]" office:value-type="float" office:value="29.0252363681793" calcext:value-type="float">
            <text:p>29.0252363682</text:p>
          </table:table-cell>
          <table:table-cell table:formula="of:=[.C96]/([.M96]-[.M95])" office:value-type="float" office:value="92431.4785060205" calcext:value-type="float">
            <text:p>92431.4785060205</text:p>
          </table:table-cell>
          <table:table-cell table:formula="of:=[.L96]-[.$B96]" office:value-type="float" office:value="12.0960083007813" calcext:value-type="float">
            <text:p>12.096008300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23881.18756" calcext:value-type="float">
            <text:p>1443123881.18756</text:p>
          </table:table-cell>
          <table:table-cell office:value-type="float" office:value="4096" calcext:value-type="float">
            <text:p>4096</text:p>
          </table:table-cell>
          <table:table-cell table:formula="of:=[.B97]-[.$B$2]" office:value-type="float" office:value="16.9775452613831" calcext:value-type="float">
            <text:p>16.9775452614</text:p>
          </table:table-cell>
          <table:table-cell table:formula="of:=[.C97]/([.D97]-[.D96])" office:value-type="float" office:value="84773.134823865" calcext:value-type="float">
            <text:p>84773.134823865</text:p>
          </table:table-cell>
          <table:table-cell/>
          <table:table-cell office:value-type="float" office:value="1443123893.2796" calcext:value-type="float">
            <text:p>1443123893.2796</text:p>
          </table:table-cell>
          <table:table-cell table:formula="of:=[.G97]-[.$B$2]" office:value-type="float" office:value="29.0695819854736" calcext:value-type="float">
            <text:p>29.0695819855</text:p>
          </table:table-cell>
          <table:table-cell table:formula="of:=[.C97]/([.H97]-[.H96])" office:value-type="float" office:value="92365.3846741112" calcext:value-type="float">
            <text:p>92365.3846741112</text:p>
          </table:table-cell>
          <table:table-cell table:formula="of:=[.G97]-[.$B97]" office:value-type="float" office:value="12.0920367240906" calcext:value-type="float">
            <text:p>12.0920367241</text:p>
          </table:table-cell>
          <table:table-cell/>
          <table:table-cell office:value-type="float" office:value="1443123893.2796" calcext:value-type="float">
            <text:p>1443123893.2796</text:p>
          </table:table-cell>
          <table:table-cell table:formula="of:=[.L97]-[.$B$2]" office:value-type="float" office:value="29.0695819854736" calcext:value-type="float">
            <text:p>29.0695819855</text:p>
          </table:table-cell>
          <table:table-cell table:formula="of:=[.C97]/([.M97]-[.M96])" office:value-type="float" office:value="92365.3846741112" calcext:value-type="float">
            <text:p>92365.3846741112</text:p>
          </table:table-cell>
          <table:table-cell table:formula="of:=[.L97]-[.$B97]" office:value-type="float" office:value="12.0920367240906" calcext:value-type="float">
            <text:p>12.092036724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23881.23588" calcext:value-type="float">
            <text:p>1443123881.23588</text:p>
          </table:table-cell>
          <table:table-cell office:value-type="float" office:value="4096" calcext:value-type="float">
            <text:p>4096</text:p>
          </table:table-cell>
          <table:table-cell table:formula="of:=[.B98]-[.$B$2]" office:value-type="float" office:value="17.0258617401123" calcext:value-type="float">
            <text:p>17.0258617401</text:p>
          </table:table-cell>
          <table:table-cell table:formula="of:=[.C98]/([.D98]-[.D97])" office:value-type="float" office:value="84774.3897677815" calcext:value-type="float">
            <text:p>84774.3897677815</text:p>
          </table:table-cell>
          <table:table-cell/>
          <table:table-cell office:value-type="float" office:value="1443123893.32391" calcext:value-type="float">
            <text:p>1443123893.32391</text:p>
          </table:table-cell>
          <table:table-cell table:formula="of:=[.G98]-[.$B$2]" office:value-type="float" office:value="29.1138949394226" calcext:value-type="float">
            <text:p>29.1138949394</text:p>
          </table:table-cell>
          <table:table-cell table:formula="of:=[.C98]/([.H98]-[.H97])" office:value-type="float" office:value="92433.4677556467" calcext:value-type="float">
            <text:p>92433.4677556467</text:p>
          </table:table-cell>
          <table:table-cell table:formula="of:=[.G98]-[.$B98]" office:value-type="float" office:value="12.0880331993103" calcext:value-type="float">
            <text:p>12.0880331993</text:p>
          </table:table-cell>
          <table:table-cell/>
          <table:table-cell office:value-type="float" office:value="1443123893.32391" calcext:value-type="float">
            <text:p>1443123893.32391</text:p>
          </table:table-cell>
          <table:table-cell table:formula="of:=[.L98]-[.$B$2]" office:value-type="float" office:value="29.1138949394226" calcext:value-type="float">
            <text:p>29.1138949394</text:p>
          </table:table-cell>
          <table:table-cell table:formula="of:=[.C98]/([.M98]-[.M97])" office:value-type="float" office:value="92433.4677556467" calcext:value-type="float">
            <text:p>92433.4677556467</text:p>
          </table:table-cell>
          <table:table-cell table:formula="of:=[.L98]-[.$B98]" office:value-type="float" office:value="12.0880331993103" calcext:value-type="float">
            <text:p>12.088033199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23881.2842" calcext:value-type="float">
            <text:p>1443123881.2842</text:p>
          </table:table-cell>
          <table:table-cell office:value-type="float" office:value="4096" calcext:value-type="float">
            <text:p>4096</text:p>
          </table:table-cell>
          <table:table-cell table:formula="of:=[.B99]-[.$B$2]" office:value-type="float" office:value="17.0741810798645" calcext:value-type="float">
            <text:p>17.0741810799</text:p>
          </table:table-cell>
          <table:table-cell table:formula="of:=[.C99]/([.D99]-[.D98])" office:value-type="float" office:value="84769.3702150336" calcext:value-type="float">
            <text:p>84769.3702150336</text:p>
          </table:table-cell>
          <table:table-cell/>
          <table:table-cell office:value-type="float" office:value="1443123893.36819" calcext:value-type="float">
            <text:p>1443123893.36819</text:p>
          </table:table-cell>
          <table:table-cell table:formula="of:=[.G99]-[.$B$2]" office:value-type="float" office:value="29.1581757068634" calcext:value-type="float">
            <text:p>29.1581757069</text:p>
          </table:table-cell>
          <table:table-cell table:formula="of:=[.C99]/([.H99]-[.H98])" office:value-type="float" office:value="92500.6551766841" calcext:value-type="float">
            <text:p>92500.6551766841</text:p>
          </table:table-cell>
          <table:table-cell table:formula="of:=[.G99]-[.$B99]" office:value-type="float" office:value="12.0839946269989" calcext:value-type="float">
            <text:p>12.083994627</text:p>
          </table:table-cell>
          <table:table-cell/>
          <table:table-cell office:value-type="float" office:value="1443123893.36819" calcext:value-type="float">
            <text:p>1443123893.36819</text:p>
          </table:table-cell>
          <table:table-cell table:formula="of:=[.L99]-[.$B$2]" office:value-type="float" office:value="29.1581757068634" calcext:value-type="float">
            <text:p>29.1581757069</text:p>
          </table:table-cell>
          <table:table-cell table:formula="of:=[.C99]/([.M99]-[.M98])" office:value-type="float" office:value="92500.6551766841" calcext:value-type="float">
            <text:p>92500.6551766841</text:p>
          </table:table-cell>
          <table:table-cell table:formula="of:=[.L99]-[.$B99]" office:value-type="float" office:value="12.0839946269989" calcext:value-type="float">
            <text:p>12.08399462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23881.33251" calcext:value-type="float">
            <text:p>1443123881.33251</text:p>
          </table:table-cell>
          <table:table-cell office:value-type="float" office:value="4096" calcext:value-type="float">
            <text:p>4096</text:p>
          </table:table-cell>
          <table:table-cell table:formula="of:=[.B100]-[.$B$2]" office:value-type="float" office:value="17.1224970817566" calcext:value-type="float">
            <text:p>17.1224970818</text:p>
          </table:table-cell>
          <table:table-cell table:formula="of:=[.C100]/([.D100]-[.D99])" office:value-type="float" office:value="84775.2264177013" calcext:value-type="float">
            <text:p>84775.2264177013</text:p>
          </table:table-cell>
          <table:table-cell/>
          <table:table-cell office:value-type="float" office:value="1443123893.41251" calcext:value-type="float">
            <text:p>1443123893.41251</text:p>
          </table:table-cell>
          <table:table-cell table:formula="of:=[.G100]-[.$B$2]" office:value-type="float" office:value="29.2024939060211" calcext:value-type="float">
            <text:p>29.202493906</text:p>
          </table:table-cell>
          <table:table-cell table:formula="of:=[.C100]/([.H100]-[.H99])" office:value-type="float" office:value="92422.5279421575" calcext:value-type="float">
            <text:p>92422.5279421575</text:p>
          </table:table-cell>
          <table:table-cell table:formula="of:=[.G100]-[.$B100]" office:value-type="float" office:value="12.0799968242645" calcext:value-type="float">
            <text:p>12.0799968243</text:p>
          </table:table-cell>
          <table:table-cell/>
          <table:table-cell office:value-type="float" office:value="1443123893.41251" calcext:value-type="float">
            <text:p>1443123893.41251</text:p>
          </table:table-cell>
          <table:table-cell table:formula="of:=[.L100]-[.$B$2]" office:value-type="float" office:value="29.2024939060211" calcext:value-type="float">
            <text:p>29.202493906</text:p>
          </table:table-cell>
          <table:table-cell table:formula="of:=[.C100]/([.M100]-[.M99])" office:value-type="float" office:value="92422.5279421575" calcext:value-type="float">
            <text:p>92422.5279421575</text:p>
          </table:table-cell>
          <table:table-cell table:formula="of:=[.L100]-[.$B100]" office:value-type="float" office:value="12.0799968242645" calcext:value-type="float">
            <text:p>12.079996824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23881.38083" calcext:value-type="float">
            <text:p>1443123881.38083</text:p>
          </table:table-cell>
          <table:table-cell office:value-type="float" office:value="4096" calcext:value-type="float">
            <text:p>4096</text:p>
          </table:table-cell>
          <table:table-cell table:formula="of:=[.B101]-[.$B$2]" office:value-type="float" office:value="17.1708106994629" calcext:value-type="float">
            <text:p>17.1708106995</text:p>
          </table:table-cell>
          <table:table-cell table:formula="of:=[.C101]/([.D101]-[.D100])" office:value-type="float" office:value="84779.4099150226" calcext:value-type="float">
            <text:p>84779.4099150226</text:p>
          </table:table-cell>
          <table:table-cell/>
          <table:table-cell office:value-type="float" office:value="1443123893.45683" calcext:value-type="float">
            <text:p>1443123893.45683</text:p>
          </table:table-cell>
          <table:table-cell table:formula="of:=[.G101]-[.$B$2]" office:value-type="float" office:value="29.2468130588531" calcext:value-type="float">
            <text:p>29.2468130589</text:p>
          </table:table-cell>
          <table:table-cell table:formula="of:=[.C101]/([.H101]-[.H100])" office:value-type="float" office:value="92420.5391633672" calcext:value-type="float">
            <text:p>92420.5391633672</text:p>
          </table:table-cell>
          <table:table-cell table:formula="of:=[.G101]-[.$B101]" office:value-type="float" office:value="12.0760023593903" calcext:value-type="float">
            <text:p>12.0760023594</text:p>
          </table:table-cell>
          <table:table-cell/>
          <table:table-cell office:value-type="float" office:value="1443123893.45683" calcext:value-type="float">
            <text:p>1443123893.45683</text:p>
          </table:table-cell>
          <table:table-cell table:formula="of:=[.L101]-[.$B$2]" office:value-type="float" office:value="29.2468130588531" calcext:value-type="float">
            <text:p>29.2468130589</text:p>
          </table:table-cell>
          <table:table-cell table:formula="of:=[.C101]/([.M101]-[.M100])" office:value-type="float" office:value="92420.5391633672" calcext:value-type="float">
            <text:p>92420.5391633672</text:p>
          </table:table-cell>
          <table:table-cell table:formula="of:=[.L101]-[.$B101]" office:value-type="float" office:value="12.0760023593903" calcext:value-type="float">
            <text:p>12.076002359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23881.42913" calcext:value-type="float">
            <text:p>1443123881.42913</text:p>
          </table:table-cell>
          <table:table-cell office:value-type="float" office:value="4096" calcext:value-type="float">
            <text:p>4096</text:p>
          </table:table-cell>
          <table:table-cell table:formula="of:=[.B102]-[.$B$2]" office:value-type="float" office:value="17.2191071510315" calcext:value-type="float">
            <text:p>17.219107151</text:p>
          </table:table-cell>
          <table:table-cell table:formula="of:=[.C102]/([.D102]-[.D101])" office:value-type="float" office:value="84809.5432887397" calcext:value-type="float">
            <text:p>84809.5432887397</text:p>
          </table:table-cell>
          <table:table-cell/>
          <table:table-cell office:value-type="float" office:value="1443123893.50114" calcext:value-type="float">
            <text:p>1443123893.50114</text:p>
          </table:table-cell>
          <table:table-cell table:formula="of:=[.G102]-[.$B$2]" office:value-type="float" office:value="29.2911262512207" calcext:value-type="float">
            <text:p>29.2911262512</text:p>
          </table:table-cell>
          <table:table-cell table:formula="of:=[.C102]/([.H102]-[.H101])" office:value-type="float" office:value="92432.970435213" calcext:value-type="float">
            <text:p>92432.970435213</text:p>
          </table:table-cell>
          <table:table-cell table:formula="of:=[.G102]-[.$B102]" office:value-type="float" office:value="12.0720191001892" calcext:value-type="float">
            <text:p>12.0720191002</text:p>
          </table:table-cell>
          <table:table-cell/>
          <table:table-cell office:value-type="float" office:value="1443123893.50114" calcext:value-type="float">
            <text:p>1443123893.50114</text:p>
          </table:table-cell>
          <table:table-cell table:formula="of:=[.L102]-[.$B$2]" office:value-type="float" office:value="29.2911262512207" calcext:value-type="float">
            <text:p>29.2911262512</text:p>
          </table:table-cell>
          <table:table-cell table:formula="of:=[.C102]/([.M102]-[.M101])" office:value-type="float" office:value="92432.970435213" calcext:value-type="float">
            <text:p>92432.970435213</text:p>
          </table:table-cell>
          <table:table-cell table:formula="of:=[.L102]-[.$B102]" office:value-type="float" office:value="12.0720191001892" calcext:value-type="float">
            <text:p>12.072019100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23881.47744" calcext:value-type="float">
            <text:p>1443123881.47744</text:p>
          </table:table-cell>
          <table:table-cell office:value-type="float" office:value="4096" calcext:value-type="float">
            <text:p>4096</text:p>
          </table:table-cell>
          <table:table-cell table:formula="of:=[.B103]-[.$B$2]" office:value-type="float" office:value="17.2674245834351" calcext:value-type="float">
            <text:p>17.2674245834</text:p>
          </table:table-cell>
          <table:table-cell table:formula="of:=[.C103]/([.D103]-[.D102])" office:value-type="float" office:value="84772.7165174827" calcext:value-type="float">
            <text:p>84772.7165174827</text:p>
          </table:table-cell>
          <table:table-cell/>
          <table:table-cell office:value-type="float" office:value="1443123893.54547" calcext:value-type="float">
            <text:p>1443123893.54547</text:p>
          </table:table-cell>
          <table:table-cell table:formula="of:=[.G103]-[.$B$2]" office:value-type="float" office:value="29.3354527950287" calcext:value-type="float">
            <text:p>29.335452795</text:p>
          </table:table-cell>
          <table:table-cell table:formula="of:=[.C103]/([.H103]-[.H102])" office:value-type="float" office:value="92405.1290293085" calcext:value-type="float">
            <text:p>92405.1290293085</text:p>
          </table:table-cell>
          <table:table-cell table:formula="of:=[.G103]-[.$B103]" office:value-type="float" office:value="12.0680282115936" calcext:value-type="float">
            <text:p>12.0680282116</text:p>
          </table:table-cell>
          <table:table-cell/>
          <table:table-cell office:value-type="float" office:value="1443123893.54547" calcext:value-type="float">
            <text:p>1443123893.54547</text:p>
          </table:table-cell>
          <table:table-cell table:formula="of:=[.L103]-[.$B$2]" office:value-type="float" office:value="29.3354527950287" calcext:value-type="float">
            <text:p>29.335452795</text:p>
          </table:table-cell>
          <table:table-cell table:formula="of:=[.C103]/([.M103]-[.M102])" office:value-type="float" office:value="92405.1290293085" calcext:value-type="float">
            <text:p>92405.1290293085</text:p>
          </table:table-cell>
          <table:table-cell table:formula="of:=[.L103]-[.$B103]" office:value-type="float" office:value="12.0680282115936" calcext:value-type="float">
            <text:p>12.068028211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23881.52577" calcext:value-type="float">
            <text:p>1443123881.52577</text:p>
          </table:table-cell>
          <table:table-cell office:value-type="float" office:value="4096" calcext:value-type="float">
            <text:p>4096</text:p>
          </table:table-cell>
          <table:table-cell table:formula="of:=[.B104]-[.$B$2]" office:value-type="float" office:value="17.3157515525818" calcext:value-type="float">
            <text:p>17.3157515526</text:p>
          </table:table-cell>
          <table:table-cell table:formula="of:=[.C104]/([.D104]-[.D103])" office:value-type="float" office:value="84755.9876466467" calcext:value-type="float">
            <text:p>84755.9876466467</text:p>
          </table:table-cell>
          <table:table-cell/>
          <table:table-cell office:value-type="float" office:value="1443123893.5898" calcext:value-type="float">
            <text:p>1443123893.5898</text:p>
          </table:table-cell>
          <table:table-cell table:formula="of:=[.G104]-[.$B$2]" office:value-type="float" office:value="29.3797831535339" calcext:value-type="float">
            <text:p>29.3797831535</text:p>
          </table:table-cell>
          <table:table-cell table:formula="of:=[.C104]/([.H104]-[.H103])" office:value-type="float" office:value="92397.1774222174" calcext:value-type="float">
            <text:p>92397.1774222174</text:p>
          </table:table-cell>
          <table:table-cell table:formula="of:=[.G104]-[.$B104]" office:value-type="float" office:value="12.0640316009521" calcext:value-type="float">
            <text:p>12.064031601</text:p>
          </table:table-cell>
          <table:table-cell/>
          <table:table-cell office:value-type="float" office:value="1443123893.5898" calcext:value-type="float">
            <text:p>1443123893.5898</text:p>
          </table:table-cell>
          <table:table-cell table:formula="of:=[.L104]-[.$B$2]" office:value-type="float" office:value="29.3797831535339" calcext:value-type="float">
            <text:p>29.3797831535</text:p>
          </table:table-cell>
          <table:table-cell table:formula="of:=[.C104]/([.M104]-[.M103])" office:value-type="float" office:value="92397.1774222174" calcext:value-type="float">
            <text:p>92397.1774222174</text:p>
          </table:table-cell>
          <table:table-cell table:formula="of:=[.L104]-[.$B104]" office:value-type="float" office:value="12.0640316009521" calcext:value-type="float">
            <text:p>12.06403160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23881.57409" calcext:value-type="float">
            <text:p>1443123881.57409</text:p>
          </table:table-cell>
          <table:table-cell office:value-type="float" office:value="4096" calcext:value-type="float">
            <text:p>4096</text:p>
          </table:table-cell>
          <table:table-cell table:formula="of:=[.B105]-[.$B$2]" office:value-type="float" office:value="17.3640694618225" calcext:value-type="float">
            <text:p>17.3640694618</text:p>
          </table:table-cell>
          <table:table-cell table:formula="of:=[.C105]/([.D105]-[.D104])" office:value-type="float" office:value="84771.8799171025" calcext:value-type="float">
            <text:p>84771.8799171025</text:p>
          </table:table-cell>
          <table:table-cell/>
          <table:table-cell office:value-type="float" office:value="1443123893.63411" calcext:value-type="float">
            <text:p>1443123893.63411</text:p>
          </table:table-cell>
          <table:table-cell table:formula="of:=[.G105]-[.$B$2]" office:value-type="float" office:value="29.4240930080414" calcext:value-type="float">
            <text:p>29.424093008</text:p>
          </table:table-cell>
          <table:table-cell table:formula="of:=[.C105]/([.H105]-[.H104])" office:value-type="float" office:value="92439.9334083046" calcext:value-type="float">
            <text:p>92439.9334083046</text:p>
          </table:table-cell>
          <table:table-cell table:formula="of:=[.G105]-[.$B105]" office:value-type="float" office:value="12.0600235462189" calcext:value-type="float">
            <text:p>12.0600235462</text:p>
          </table:table-cell>
          <table:table-cell/>
          <table:table-cell office:value-type="float" office:value="1443123893.63411" calcext:value-type="float">
            <text:p>1443123893.63411</text:p>
          </table:table-cell>
          <table:table-cell table:formula="of:=[.L105]-[.$B$2]" office:value-type="float" office:value="29.4240930080414" calcext:value-type="float">
            <text:p>29.424093008</text:p>
          </table:table-cell>
          <table:table-cell table:formula="of:=[.C105]/([.M105]-[.M104])" office:value-type="float" office:value="92439.9334083046" calcext:value-type="float">
            <text:p>92439.9334083046</text:p>
          </table:table-cell>
          <table:table-cell table:formula="of:=[.L105]-[.$B105]" office:value-type="float" office:value="12.0600235462189" calcext:value-type="float">
            <text:p>12.060023546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23881.6224" calcext:value-type="float">
            <text:p>1443123881.6224</text:p>
          </table:table-cell>
          <table:table-cell office:value-type="float" office:value="4096" calcext:value-type="float">
            <text:p>4096</text:p>
          </table:table-cell>
          <table:table-cell table:formula="of:=[.B106]-[.$B$2]" office:value-type="float" office:value="17.4123857021332" calcext:value-type="float">
            <text:p>17.4123857021</text:p>
          </table:table-cell>
          <table:table-cell table:formula="of:=[.C106]/([.D106]-[.D105])" office:value-type="float" office:value="84774.8080906772" calcext:value-type="float">
            <text:p>84774.8080906772</text:p>
          </table:table-cell>
          <table:table-cell/>
          <table:table-cell office:value-type="float" office:value="1443123893.6784" calcext:value-type="float">
            <text:p>1443123893.6784</text:p>
          </table:table-cell>
          <table:table-cell table:formula="of:=[.G106]-[.$B$2]" office:value-type="float" office:value="29.4683849811554" calcext:value-type="float">
            <text:p>29.4683849812</text:p>
          </table:table-cell>
          <table:table-cell table:formula="of:=[.C106]/([.H106]-[.H105])" office:value-type="float" office:value="92477.2529202149" calcext:value-type="float">
            <text:p>92477.2529202149</text:p>
          </table:table-cell>
          <table:table-cell table:formula="of:=[.G106]-[.$B106]" office:value-type="float" office:value="12.0559992790222" calcext:value-type="float">
            <text:p>12.055999279</text:p>
          </table:table-cell>
          <table:table-cell/>
          <table:table-cell office:value-type="float" office:value="1443123893.6784" calcext:value-type="float">
            <text:p>1443123893.6784</text:p>
          </table:table-cell>
          <table:table-cell table:formula="of:=[.L106]-[.$B$2]" office:value-type="float" office:value="29.4683849811554" calcext:value-type="float">
            <text:p>29.4683849812</text:p>
          </table:table-cell>
          <table:table-cell table:formula="of:=[.C106]/([.M106]-[.M105])" office:value-type="float" office:value="92477.2529202149" calcext:value-type="float">
            <text:p>92477.2529202149</text:p>
          </table:table-cell>
          <table:table-cell table:formula="of:=[.L106]-[.$B106]" office:value-type="float" office:value="12.0559992790222" calcext:value-type="float">
            <text:p>12.05599927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23881.67072" calcext:value-type="float">
            <text:p>1443123881.67072</text:p>
          </table:table-cell>
          <table:table-cell office:value-type="float" office:value="4096" calcext:value-type="float">
            <text:p>4096</text:p>
          </table:table-cell>
          <table:table-cell table:formula="of:=[.B107]-[.$B$2]" office:value-type="float" office:value="17.4607017040253" calcext:value-type="float">
            <text:p>17.460701704</text:p>
          </table:table-cell>
          <table:table-cell table:formula="of:=[.C107]/([.D107]-[.D106])" office:value-type="float" office:value="84775.2264177013" calcext:value-type="float">
            <text:p>84775.2264177013</text:p>
          </table:table-cell>
          <table:table-cell/>
          <table:table-cell office:value-type="float" office:value="1443123893.72272" calcext:value-type="float">
            <text:p>1443123893.72272</text:p>
          </table:table-cell>
          <table:table-cell table:formula="of:=[.G107]-[.$B$2]" office:value-type="float" office:value="29.5126988887787" calcext:value-type="float">
            <text:p>29.5126988888</text:p>
          </table:table-cell>
          <table:table-cell table:formula="of:=[.C107]/([.H107]-[.H106])" office:value-type="float" office:value="92431.4785060205" calcext:value-type="float">
            <text:p>92431.4785060205</text:p>
          </table:table-cell>
          <table:table-cell table:formula="of:=[.G107]-[.$B107]" office:value-type="float" office:value="12.0519971847534" calcext:value-type="float">
            <text:p>12.0519971848</text:p>
          </table:table-cell>
          <table:table-cell/>
          <table:table-cell office:value-type="float" office:value="1443123893.72272" calcext:value-type="float">
            <text:p>1443123893.72272</text:p>
          </table:table-cell>
          <table:table-cell table:formula="of:=[.L107]-[.$B$2]" office:value-type="float" office:value="29.5126988887787" calcext:value-type="float">
            <text:p>29.5126988888</text:p>
          </table:table-cell>
          <table:table-cell table:formula="of:=[.C107]/([.M107]-[.M106])" office:value-type="float" office:value="92431.4785060205" calcext:value-type="float">
            <text:p>92431.4785060205</text:p>
          </table:table-cell>
          <table:table-cell table:formula="of:=[.L107]-[.$B107]" office:value-type="float" office:value="12.0519971847534" calcext:value-type="float">
            <text:p>12.05199718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23881.71904" calcext:value-type="float">
            <text:p>1443123881.71904</text:p>
          </table:table-cell>
          <table:table-cell office:value-type="float" office:value="4096" calcext:value-type="float">
            <text:p>4096</text:p>
          </table:table-cell>
          <table:table-cell table:formula="of:=[.B108]-[.$B$2]" office:value-type="float" office:value="17.5090181827545" calcext:value-type="float">
            <text:p>17.5090181828</text:p>
          </table:table-cell>
          <table:table-cell table:formula="of:=[.C108]/([.D108]-[.D107])" office:value-type="float" office:value="84774.3897677815" calcext:value-type="float">
            <text:p>84774.3897677815</text:p>
          </table:table-cell>
          <table:table-cell/>
          <table:table-cell office:value-type="float" office:value="1443123893.76704" calcext:value-type="float">
            <text:p>1443123893.76704</text:p>
          </table:table-cell>
          <table:table-cell table:formula="of:=[.G108]-[.$B$2]" office:value-type="float" office:value="29.5570230484009" calcext:value-type="float">
            <text:p>29.5570230484</text:p>
          </table:table-cell>
          <table:table-cell table:formula="of:=[.C108]/([.H108]-[.H107])" office:value-type="float" office:value="92410.0994787773" calcext:value-type="float">
            <text:p>92410.0994787773</text:p>
          </table:table-cell>
          <table:table-cell table:formula="of:=[.G108]-[.$B108]" office:value-type="float" office:value="12.0480048656464" calcext:value-type="float">
            <text:p>12.0480048656</text:p>
          </table:table-cell>
          <table:table-cell/>
          <table:table-cell office:value-type="float" office:value="1443123893.76704" calcext:value-type="float">
            <text:p>1443123893.76704</text:p>
          </table:table-cell>
          <table:table-cell table:formula="of:=[.L108]-[.$B$2]" office:value-type="float" office:value="29.5570230484009" calcext:value-type="float">
            <text:p>29.5570230484</text:p>
          </table:table-cell>
          <table:table-cell table:formula="of:=[.C108]/([.M108]-[.M107])" office:value-type="float" office:value="92410.0994787773" calcext:value-type="float">
            <text:p>92410.0994787773</text:p>
          </table:table-cell>
          <table:table-cell table:formula="of:=[.L108]-[.$B108]" office:value-type="float" office:value="12.0480048656464" calcext:value-type="float">
            <text:p>12.048004865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23881.76735" calcext:value-type="float">
            <text:p>1443123881.76735</text:p>
          </table:table-cell>
          <table:table-cell office:value-type="float" office:value="4096" calcext:value-type="float">
            <text:p>4096</text:p>
          </table:table-cell>
          <table:table-cell table:formula="of:=[.B109]-[.$B$2]" office:value-type="float" office:value="17.5573346614838" calcext:value-type="float">
            <text:p>17.5573346615</text:p>
          </table:table-cell>
          <table:table-cell table:formula="of:=[.C109]/([.D109]-[.D108])" office:value-type="float" office:value="84774.3897677815" calcext:value-type="float">
            <text:p>84774.3897677815</text:p>
          </table:table-cell>
          <table:table-cell/>
          <table:table-cell office:value-type="float" office:value="1443123893.81135" calcext:value-type="float">
            <text:p>1443123893.81135</text:p>
          </table:table-cell>
          <table:table-cell table:formula="of:=[.G109]-[.$B$2]" office:value-type="float" office:value="29.6013336181641" calcext:value-type="float">
            <text:p>29.6013336182</text:p>
          </table:table-cell>
          <table:table-cell table:formula="of:=[.C109]/([.H109]-[.H108])" office:value-type="float" office:value="92438.4412543314" calcext:value-type="float">
            <text:p>92438.4412543314</text:p>
          </table:table-cell>
          <table:table-cell table:formula="of:=[.G109]-[.$B109]" office:value-type="float" office:value="12.0439989566803" calcext:value-type="float">
            <text:p>12.0439989567</text:p>
          </table:table-cell>
          <table:table-cell/>
          <table:table-cell office:value-type="float" office:value="1443123893.81135" calcext:value-type="float">
            <text:p>1443123893.81135</text:p>
          </table:table-cell>
          <table:table-cell table:formula="of:=[.L109]-[.$B$2]" office:value-type="float" office:value="29.6013336181641" calcext:value-type="float">
            <text:p>29.6013336182</text:p>
          </table:table-cell>
          <table:table-cell table:formula="of:=[.C109]/([.M109]-[.M108])" office:value-type="float" office:value="92438.4412543314" calcext:value-type="float">
            <text:p>92438.4412543314</text:p>
          </table:table-cell>
          <table:table-cell table:formula="of:=[.L109]-[.$B109]" office:value-type="float" office:value="12.0439989566803" calcext:value-type="float">
            <text:p>12.04399895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23881.81568" calcext:value-type="float">
            <text:p>1443123881.81568</text:p>
          </table:table-cell>
          <table:table-cell office:value-type="float" office:value="4096" calcext:value-type="float">
            <text:p>4096</text:p>
          </table:table-cell>
          <table:table-cell table:formula="of:=[.B110]-[.$B$2]" office:value-type="float" office:value="17.6056632995605" calcext:value-type="float">
            <text:p>17.6056632996</text:p>
          </table:table-cell>
          <table:table-cell table:formula="of:=[.C110]/([.D110]-[.D109])" office:value-type="float" office:value="84753.0607730446" calcext:value-type="float">
            <text:p>84753.0607730446</text:p>
          </table:table-cell>
          <table:table-cell/>
          <table:table-cell office:value-type="float" office:value="1443123893.85569" calcext:value-type="float">
            <text:p>1443123893.85569</text:p>
          </table:table-cell>
          <table:table-cell table:formula="of:=[.G110]-[.$B$2]" office:value-type="float" office:value="29.6456756591797" calcext:value-type="float">
            <text:p>29.6456756592</text:p>
          </table:table-cell>
          <table:table-cell table:formula="of:=[.C110]/([.H110]-[.H109])" office:value-type="float" office:value="92372.8341362698" calcext:value-type="float">
            <text:p>92372.8341362698</text:p>
          </table:table-cell>
          <table:table-cell table:formula="of:=[.G110]-[.$B110]" office:value-type="float" office:value="12.0400123596191" calcext:value-type="float">
            <text:p>12.0400123596</text:p>
          </table:table-cell>
          <table:table-cell/>
          <table:table-cell office:value-type="float" office:value="1443123893.85569" calcext:value-type="float">
            <text:p>1443123893.85569</text:p>
          </table:table-cell>
          <table:table-cell table:formula="of:=[.L110]-[.$B$2]" office:value-type="float" office:value="29.6456756591797" calcext:value-type="float">
            <text:p>29.6456756592</text:p>
          </table:table-cell>
          <table:table-cell table:formula="of:=[.C110]/([.M110]-[.M109])" office:value-type="float" office:value="92372.8341362698" calcext:value-type="float">
            <text:p>92372.8341362698</text:p>
          </table:table-cell>
          <table:table-cell table:formula="of:=[.L110]-[.$B110]" office:value-type="float" office:value="12.0400123596191" calcext:value-type="float">
            <text:p>12.040012359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23881.864" calcext:value-type="float">
            <text:p>1443123881.864</text:p>
          </table:table-cell>
          <table:table-cell office:value-type="float" office:value="4096" calcext:value-type="float">
            <text:p>4096</text:p>
          </table:table-cell>
          <table:table-cell table:formula="of:=[.B111]-[.$B$2]" office:value-type="float" office:value="17.6539800167084" calcext:value-type="float">
            <text:p>17.6539800167</text:p>
          </table:table-cell>
          <table:table-cell table:formula="of:=[.C111]/([.D111]-[.D110])" office:value-type="float" office:value="84773.9714490143" calcext:value-type="float">
            <text:p>84773.9714490143</text:p>
          </table:table-cell>
          <table:table-cell/>
          <table:table-cell office:value-type="float" office:value="1443123893.90002" calcext:value-type="float">
            <text:p>1443123893.90002</text:p>
          </table:table-cell>
          <table:table-cell table:formula="of:=[.G111]-[.$B$2]" office:value-type="float" office:value="29.6900012493134" calcext:value-type="float">
            <text:p>29.6900012493</text:p>
          </table:table-cell>
          <table:table-cell table:formula="of:=[.C111]/([.H111]-[.H110])" office:value-type="float" office:value="92407.1171449318" calcext:value-type="float">
            <text:p>92407.1171449318</text:p>
          </table:table-cell>
          <table:table-cell table:formula="of:=[.G111]-[.$B111]" office:value-type="float" office:value="12.036021232605" calcext:value-type="float">
            <text:p>12.0360212326</text:p>
          </table:table-cell>
          <table:table-cell/>
          <table:table-cell office:value-type="float" office:value="1443123893.90002" calcext:value-type="float">
            <text:p>1443123893.90002</text:p>
          </table:table-cell>
          <table:table-cell table:formula="of:=[.L111]-[.$B$2]" office:value-type="float" office:value="29.6900012493134" calcext:value-type="float">
            <text:p>29.6900012493</text:p>
          </table:table-cell>
          <table:table-cell table:formula="of:=[.C111]/([.M111]-[.M110])" office:value-type="float" office:value="92407.1171449318" calcext:value-type="float">
            <text:p>92407.1171449318</text:p>
          </table:table-cell>
          <table:table-cell table:formula="of:=[.L111]-[.$B111]" office:value-type="float" office:value="12.036021232605" calcext:value-type="float">
            <text:p>12.036021232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23881.91232" calcext:value-type="float">
            <text:p>1443123881.91232</text:p>
          </table:table-cell>
          <table:table-cell office:value-type="float" office:value="4096" calcext:value-type="float">
            <text:p>4096</text:p>
          </table:table-cell>
          <table:table-cell table:formula="of:=[.B112]-[.$B$2]" office:value-type="float" office:value="17.7022984027863" calcext:value-type="float">
            <text:p>17.7022984028</text:p>
          </table:table-cell>
          <table:table-cell table:formula="of:=[.C112]/([.D112]-[.D111])" office:value-type="float" office:value="84771.0433332346" calcext:value-type="float">
            <text:p>84771.0433332346</text:p>
          </table:table-cell>
          <table:table-cell/>
          <table:table-cell office:value-type="float" office:value="1443123893.94434" calcext:value-type="float">
            <text:p>1443123893.94434</text:p>
          </table:table-cell>
          <table:table-cell table:formula="of:=[.G112]-[.$B$2]" office:value-type="float" office:value="29.7343199253082" calcext:value-type="float">
            <text:p>29.7343199253</text:p>
          </table:table-cell>
          <table:table-cell table:formula="of:=[.C112]/([.H112]-[.H111])" office:value-type="float" office:value="92421.5335420634" calcext:value-type="float">
            <text:p>92421.5335420634</text:p>
          </table:table-cell>
          <table:table-cell table:formula="of:=[.G112]-[.$B112]" office:value-type="float" office:value="12.032021522522" calcext:value-type="float">
            <text:p>12.0320215225</text:p>
          </table:table-cell>
          <table:table-cell/>
          <table:table-cell office:value-type="float" office:value="1443123893.94434" calcext:value-type="float">
            <text:p>1443123893.94434</text:p>
          </table:table-cell>
          <table:table-cell table:formula="of:=[.L112]-[.$B$2]" office:value-type="float" office:value="29.7343199253082" calcext:value-type="float">
            <text:p>29.7343199253</text:p>
          </table:table-cell>
          <table:table-cell table:formula="of:=[.C112]/([.M112]-[.M111])" office:value-type="float" office:value="92421.5335420634" calcext:value-type="float">
            <text:p>92421.5335420634</text:p>
          </table:table-cell>
          <table:table-cell table:formula="of:=[.L112]-[.$B112]" office:value-type="float" office:value="12.032021522522" calcext:value-type="float">
            <text:p>12.032021522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23881.96063" calcext:value-type="float">
            <text:p>1443123881.96063</text:p>
          </table:table-cell>
          <table:table-cell office:value-type="float" office:value="4096" calcext:value-type="float">
            <text:p>4096</text:p>
          </table:table-cell>
          <table:table-cell table:formula="of:=[.B113]-[.$B$2]" office:value-type="float" office:value="17.7506132125854" calcext:value-type="float">
            <text:p>17.7506132126</text:p>
          </table:table-cell>
          <table:table-cell table:formula="of:=[.C113]/([.D113]-[.D112])" office:value-type="float" office:value="84777.3181147513" calcext:value-type="float">
            <text:p>84777.3181147513</text:p>
          </table:table-cell>
          <table:table-cell/>
          <table:table-cell office:value-type="float" office:value="1443123893.98866" calcext:value-type="float">
            <text:p>1443123893.98866</text:p>
          </table:table-cell>
          <table:table-cell table:formula="of:=[.G113]-[.$B$2]" office:value-type="float" office:value="29.7786417007446" calcext:value-type="float">
            <text:p>29.7786417007</text:p>
          </table:table-cell>
          <table:table-cell table:formula="of:=[.C113]/([.H113]-[.H112])" office:value-type="float" office:value="92415.0704629933" calcext:value-type="float">
            <text:p>92415.0704629933</text:p>
          </table:table-cell>
          <table:table-cell table:formula="of:=[.G113]-[.$B113]" office:value-type="float" office:value="12.0280284881592" calcext:value-type="float">
            <text:p>12.0280284882</text:p>
          </table:table-cell>
          <table:table-cell/>
          <table:table-cell office:value-type="float" office:value="1443123893.98866" calcext:value-type="float">
            <text:p>1443123893.98866</text:p>
          </table:table-cell>
          <table:table-cell table:formula="of:=[.L113]-[.$B$2]" office:value-type="float" office:value="29.7786417007446" calcext:value-type="float">
            <text:p>29.7786417007</text:p>
          </table:table-cell>
          <table:table-cell table:formula="of:=[.C113]/([.M113]-[.M112])" office:value-type="float" office:value="92415.0704629933" calcext:value-type="float">
            <text:p>92415.0704629933</text:p>
          </table:table-cell>
          <table:table-cell table:formula="of:=[.L113]-[.$B113]" office:value-type="float" office:value="12.0280284881592" calcext:value-type="float">
            <text:p>12.028028488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23882.00745" calcext:value-type="float">
            <text:p>1443123882.00745</text:p>
          </table:table-cell>
          <table:table-cell office:value-type="float" office:value="4096" calcext:value-type="float">
            <text:p>4096</text:p>
          </table:table-cell>
          <table:table-cell table:formula="of:=[.B114]-[.$B$2]" office:value-type="float" office:value="17.7974290847778" calcext:value-type="float">
            <text:p>17.7974290848</text:p>
          </table:table-cell>
          <table:table-cell table:formula="of:=[.C114]/([.D114]-[.D113])" office:value-type="float" office:value="87491.6947647179" calcext:value-type="float">
            <text:p>87491.6947647179</text:p>
          </table:table-cell>
          <table:table-cell/>
          <table:table-cell office:value-type="float" office:value="1443123894.03297" calcext:value-type="float">
            <text:p>1443123894.03297</text:p>
          </table:table-cell>
          <table:table-cell table:formula="of:=[.G114]-[.$B$2]" office:value-type="float" office:value="29.8229513168335" calcext:value-type="float">
            <text:p>29.8229513168</text:p>
          </table:table-cell>
          <table:table-cell table:formula="of:=[.C114]/([.H114]-[.H113])" office:value-type="float" office:value="92440.4308036675" calcext:value-type="float">
            <text:p>92440.4308036675</text:p>
          </table:table-cell>
          <table:table-cell table:formula="of:=[.G114]-[.$B114]" office:value-type="float" office:value="12.0255222320557" calcext:value-type="float">
            <text:p>12.0255222321</text:p>
          </table:table-cell>
          <table:table-cell/>
          <table:table-cell office:value-type="float" office:value="1443123894.03297" calcext:value-type="float">
            <text:p>1443123894.03297</text:p>
          </table:table-cell>
          <table:table-cell table:formula="of:=[.L114]-[.$B$2]" office:value-type="float" office:value="29.8229513168335" calcext:value-type="float">
            <text:p>29.8229513168</text:p>
          </table:table-cell>
          <table:table-cell table:formula="of:=[.C114]/([.M114]-[.M113])" office:value-type="float" office:value="92440.4308036675" calcext:value-type="float">
            <text:p>92440.4308036675</text:p>
          </table:table-cell>
          <table:table-cell table:formula="of:=[.L114]-[.$B114]" office:value-type="float" office:value="12.0255222320557" calcext:value-type="float">
            <text:p>12.025522232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23882.04757" calcext:value-type="float">
            <text:p>1443123882.04757</text:p>
          </table:table-cell>
          <table:table-cell office:value-type="float" office:value="4096" calcext:value-type="float">
            <text:p>4096</text:p>
          </table:table-cell>
          <table:table-cell table:formula="of:=[.B115]-[.$B$2]" office:value-type="float" office:value="17.8375563621521" calcext:value-type="float">
            <text:p>17.8375563622</text:p>
          </table:table-cell>
          <table:table-cell table:formula="of:=[.C115]/([.D115]-[.D114])" office:value-type="float" office:value="102075.203403325" calcext:value-type="float">
            <text:p>102075.203403325</text:p>
          </table:table-cell>
          <table:table-cell/>
          <table:table-cell office:value-type="float" office:value="1443123894.08224" calcext:value-type="float">
            <text:p>1443123894.08224</text:p>
          </table:table-cell>
          <table:table-cell table:formula="of:=[.G115]-[.$B$2]" office:value-type="float" office:value="29.8722217082977" calcext:value-type="float">
            <text:p>29.8722217083</text:p>
          </table:table-cell>
          <table:table-cell table:formula="of:=[.C115]/([.H115]-[.H114])" office:value-type="float" office:value="83133.0922745639" calcext:value-type="float">
            <text:p>83133.0922745639</text:p>
          </table:table-cell>
          <table:table-cell table:formula="of:=[.G115]-[.$B115]" office:value-type="float" office:value="12.0346653461456" calcext:value-type="float">
            <text:p>12.0346653461</text:p>
          </table:table-cell>
          <table:table-cell/>
          <table:table-cell office:value-type="float" office:value="1443123894.08224" calcext:value-type="float">
            <text:p>1443123894.08224</text:p>
          </table:table-cell>
          <table:table-cell table:formula="of:=[.L115]-[.$B$2]" office:value-type="float" office:value="29.8722217082977" calcext:value-type="float">
            <text:p>29.8722217083</text:p>
          </table:table-cell>
          <table:table-cell table:formula="of:=[.C115]/([.M115]-[.M114])" office:value-type="float" office:value="83133.0922745639" calcext:value-type="float">
            <text:p>83133.0922745639</text:p>
          </table:table-cell>
          <table:table-cell table:formula="of:=[.L115]-[.$B115]" office:value-type="float" office:value="12.0346653461456" calcext:value-type="float">
            <text:p>12.034665346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23882.0877" calcext:value-type="float">
            <text:p>1443123882.0877</text:p>
          </table:table-cell>
          <table:table-cell office:value-type="float" office:value="4096" calcext:value-type="float">
            <text:p>4096</text:p>
          </table:table-cell>
          <table:table-cell table:formula="of:=[.B116]-[.$B$2]" office:value-type="float" office:value="17.8776848316193" calcext:value-type="float">
            <text:p>17.8776848316</text:p>
          </table:table-cell>
          <table:table-cell table:formula="of:=[.C116]/([.D116]-[.D115])" office:value-type="float" office:value="102072.17106428" calcext:value-type="float">
            <text:p>102072.17106428</text:p>
          </table:table-cell>
          <table:table-cell/>
          <table:table-cell office:value-type="float" office:value="1443123894.13147" calcext:value-type="float">
            <text:p>1443123894.13147</text:p>
          </table:table-cell>
          <table:table-cell table:formula="of:=[.G116]-[.$B$2]" office:value-type="float" office:value="29.9214510917664" calcext:value-type="float">
            <text:p>29.9214510918</text:p>
          </table:table-cell>
          <table:table-cell table:formula="of:=[.C116]/([.H116]-[.H115])" office:value-type="float" office:value="83202.3420039422" calcext:value-type="float">
            <text:p>83202.3420039422</text:p>
          </table:table-cell>
          <table:table-cell table:formula="of:=[.G116]-[.$B116]" office:value-type="float" office:value="12.0437662601471" calcext:value-type="float">
            <text:p>12.0437662601</text:p>
          </table:table-cell>
          <table:table-cell/>
          <table:table-cell office:value-type="float" office:value="1443123894.13147" calcext:value-type="float">
            <text:p>1443123894.13147</text:p>
          </table:table-cell>
          <table:table-cell table:formula="of:=[.L116]-[.$B$2]" office:value-type="float" office:value="29.9214510917664" calcext:value-type="float">
            <text:p>29.9214510918</text:p>
          </table:table-cell>
          <table:table-cell table:formula="of:=[.C116]/([.M116]-[.M115])" office:value-type="float" office:value="83202.3420039422" calcext:value-type="float">
            <text:p>83202.3420039422</text:p>
          </table:table-cell>
          <table:table-cell table:formula="of:=[.L116]-[.$B116]" office:value-type="float" office:value="12.0437662601471" calcext:value-type="float">
            <text:p>12.043766260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23882.12783" calcext:value-type="float">
            <text:p>1443123882.12783</text:p>
          </table:table-cell>
          <table:table-cell office:value-type="float" office:value="4096" calcext:value-type="float">
            <text:p>4096</text:p>
          </table:table-cell>
          <table:table-cell table:formula="of:=[.B117]-[.$B$2]" office:value-type="float" office:value="17.9178133010864" calcext:value-type="float">
            <text:p>17.9178133011</text:p>
          </table:table-cell>
          <table:table-cell table:formula="of:=[.C117]/([.D117]-[.D116])" office:value-type="float" office:value="102072.17106428" calcext:value-type="float">
            <text:p>102072.17106428</text:p>
          </table:table-cell>
          <table:table-cell/>
          <table:table-cell office:value-type="float" office:value="1443123894.18071" calcext:value-type="float">
            <text:p>1443123894.18071</text:p>
          </table:table-cell>
          <table:table-cell table:formula="of:=[.G117]-[.$B$2]" office:value-type="float" office:value="29.9706962108612" calcext:value-type="float">
            <text:p>29.9706962109</text:p>
          </table:table-cell>
          <table:table-cell table:formula="of:=[.C117]/([.H117]-[.H116])" office:value-type="float" office:value="83175.7557964454" calcext:value-type="float">
            <text:p>83175.7557964454</text:p>
          </table:table-cell>
          <table:table-cell table:formula="of:=[.G117]-[.$B117]" office:value-type="float" office:value="12.0528829097748" calcext:value-type="float">
            <text:p>12.0528829098</text:p>
          </table:table-cell>
          <table:table-cell/>
          <table:table-cell office:value-type="float" office:value="1443123894.18071" calcext:value-type="float">
            <text:p>1443123894.18071</text:p>
          </table:table-cell>
          <table:table-cell table:formula="of:=[.L117]-[.$B$2]" office:value-type="float" office:value="29.9706962108612" calcext:value-type="float">
            <text:p>29.9706962109</text:p>
          </table:table-cell>
          <table:table-cell table:formula="of:=[.C117]/([.M117]-[.M116])" office:value-type="float" office:value="83175.7557964454" calcext:value-type="float">
            <text:p>83175.7557964454</text:p>
          </table:table-cell>
          <table:table-cell table:formula="of:=[.L117]-[.$B117]" office:value-type="float" office:value="12.0528829097748" calcext:value-type="float">
            <text:p>12.052882909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23882.16796" calcext:value-type="float">
            <text:p>1443123882.16796</text:p>
          </table:table-cell>
          <table:table-cell office:value-type="float" office:value="4096" calcext:value-type="float">
            <text:p>4096</text:p>
          </table:table-cell>
          <table:table-cell table:formula="of:=[.B118]-[.$B$2]" office:value-type="float" office:value="17.957941532135" calcext:value-type="float">
            <text:p>17.9579415321</text:p>
          </table:table-cell>
          <table:table-cell table:formula="of:=[.C118]/([.D118]-[.D117])" office:value-type="float" office:value="102072.777517676" calcext:value-type="float">
            <text:p>102072.777517676</text:p>
          </table:table-cell>
          <table:table-cell/>
          <table:table-cell office:value-type="float" office:value="1443123894.22996" calcext:value-type="float">
            <text:p>1443123894.22996</text:p>
          </table:table-cell>
          <table:table-cell table:formula="of:=[.G118]-[.$B$2]" office:value-type="float" office:value="30.0199425220489" calcext:value-type="float">
            <text:p>30.019942522</text:p>
          </table:table-cell>
          <table:table-cell table:formula="of:=[.C118]/([.H118]-[.H117])" office:value-type="float" office:value="83173.7423821374" calcext:value-type="float">
            <text:p>83173.7423821374</text:p>
          </table:table-cell>
          <table:table-cell table:formula="of:=[.G118]-[.$B118]" office:value-type="float" office:value="12.0620009899139" calcext:value-type="float">
            <text:p>12.0620009899</text:p>
          </table:table-cell>
          <table:table-cell/>
          <table:table-cell office:value-type="float" office:value="1443123894.22996" calcext:value-type="float">
            <text:p>1443123894.22996</text:p>
          </table:table-cell>
          <table:table-cell table:formula="of:=[.L118]-[.$B$2]" office:value-type="float" office:value="30.0199425220489" calcext:value-type="float">
            <text:p>30.019942522</text:p>
          </table:table-cell>
          <table:table-cell table:formula="of:=[.C118]/([.M118]-[.M117])" office:value-type="float" office:value="83173.7423821374" calcext:value-type="float">
            <text:p>83173.7423821374</text:p>
          </table:table-cell>
          <table:table-cell table:formula="of:=[.L118]-[.$B118]" office:value-type="float" office:value="12.0620009899139" calcext:value-type="float">
            <text:p>12.062000989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23882.20812" calcext:value-type="float">
            <text:p>1443123882.20812</text:p>
          </table:table-cell>
          <table:table-cell office:value-type="float" office:value="4096" calcext:value-type="float">
            <text:p>4096</text:p>
          </table:table-cell>
          <table:table-cell table:formula="of:=[.B119]-[.$B$2]" office:value-type="float" office:value="17.9980998039246" calcext:value-type="float">
            <text:p>17.9980998039</text:p>
          </table:table-cell>
          <table:table-cell table:formula="of:=[.C119]/([.D119]-[.D118])" office:value-type="float" office:value="101996.421097628" calcext:value-type="float">
            <text:p>101996.421097628</text:p>
          </table:table-cell>
          <table:table-cell/>
          <table:table-cell office:value-type="float" office:value="1443123894.2792" calcext:value-type="float">
            <text:p>1443123894.2792</text:p>
          </table:table-cell>
          <table:table-cell table:formula="of:=[.G119]-[.$B$2]" office:value-type="float" office:value="30.0691862106323" calcext:value-type="float">
            <text:p>30.0691862106</text:p>
          </table:table-cell>
          <table:table-cell table:formula="of:=[.C119]/([.H119]-[.H118])" office:value-type="float" office:value="83178.1720222908" calcext:value-type="float">
            <text:p>83178.1720222908</text:p>
          </table:table-cell>
          <table:table-cell table:formula="of:=[.G119]-[.$B119]" office:value-type="float" office:value="12.0710864067078" calcext:value-type="float">
            <text:p>12.0710864067</text:p>
          </table:table-cell>
          <table:table-cell/>
          <table:table-cell office:value-type="float" office:value="1443123894.2792" calcext:value-type="float">
            <text:p>1443123894.2792</text:p>
          </table:table-cell>
          <table:table-cell table:formula="of:=[.L119]-[.$B$2]" office:value-type="float" office:value="30.0691862106323" calcext:value-type="float">
            <text:p>30.0691862106</text:p>
          </table:table-cell>
          <table:table-cell table:formula="of:=[.C119]/([.M119]-[.M118])" office:value-type="float" office:value="83178.1720222908" calcext:value-type="float">
            <text:p>83178.1720222908</text:p>
          </table:table-cell>
          <table:table-cell table:formula="of:=[.L119]-[.$B119]" office:value-type="float" office:value="12.0710864067078" calcext:value-type="float">
            <text:p>12.07108640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23882.24825" calcext:value-type="float">
            <text:p>1443123882.24825</text:p>
          </table:table-cell>
          <table:table-cell office:value-type="float" office:value="4096" calcext:value-type="float">
            <text:p>4096</text:p>
          </table:table-cell>
          <table:table-cell table:formula="of:=[.B120]-[.$B$2]" office:value-type="float" office:value="18.0382330417633" calcext:value-type="float">
            <text:p>18.0382330418</text:p>
          </table:table-cell>
          <table:table-cell table:formula="of:=[.C120]/([.D120]-[.D119])" office:value-type="float" office:value="102060.043509514" calcext:value-type="float">
            <text:p>102060.043509514</text:p>
          </table:table-cell>
          <table:table-cell/>
          <table:table-cell office:value-type="float" office:value="1443123894.32845" calcext:value-type="float">
            <text:p>1443123894.32845</text:p>
          </table:table-cell>
          <table:table-cell table:formula="of:=[.G120]-[.$B$2]" office:value-type="float" office:value="30.1184277534485" calcext:value-type="float">
            <text:p>30.1184277534</text:p>
          </table:table-cell>
          <table:table-cell table:formula="of:=[.C120]/([.H120]-[.H119])" office:value-type="float" office:value="83181.7966242846" calcext:value-type="float">
            <text:p>83181.7966242846</text:p>
          </table:table-cell>
          <table:table-cell table:formula="of:=[.G120]-[.$B120]" office:value-type="float" office:value="12.0801947116852" calcext:value-type="float">
            <text:p>12.0801947117</text:p>
          </table:table-cell>
          <table:table-cell/>
          <table:table-cell office:value-type="float" office:value="1443123894.32845" calcext:value-type="float">
            <text:p>1443123894.32845</text:p>
          </table:table-cell>
          <table:table-cell table:formula="of:=[.L120]-[.$B$2]" office:value-type="float" office:value="30.1184277534485" calcext:value-type="float">
            <text:p>30.1184277534</text:p>
          </table:table-cell>
          <table:table-cell table:formula="of:=[.C120]/([.M120]-[.M119])" office:value-type="float" office:value="83181.7966242846" calcext:value-type="float">
            <text:p>83181.7966242846</text:p>
          </table:table-cell>
          <table:table-cell table:formula="of:=[.L120]-[.$B120]" office:value-type="float" office:value="12.0801947116852" calcext:value-type="float">
            <text:p>12.080194711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23882.28838" calcext:value-type="float">
            <text:p>1443123882.28838</text:p>
          </table:table-cell>
          <table:table-cell office:value-type="float" office:value="4096" calcext:value-type="float">
            <text:p>4096</text:p>
          </table:table-cell>
          <table:table-cell table:formula="of:=[.B121]-[.$B$2]" office:value-type="float" office:value="18.0783612728119" calcext:value-type="float">
            <text:p>18.0783612728</text:p>
          </table:table-cell>
          <table:table-cell table:formula="of:=[.C121]/([.D121]-[.D120])" office:value-type="float" office:value="102072.777517676" calcext:value-type="float">
            <text:p>102072.777517676</text:p>
          </table:table-cell>
          <table:table-cell/>
          <table:table-cell office:value-type="float" office:value="1443123894.37772" calcext:value-type="float">
            <text:p>1443123894.37772</text:p>
          </table:table-cell>
          <table:table-cell table:formula="of:=[.G121]-[.$B$2]" office:value-type="float" office:value="30.1677050590515" calcext:value-type="float">
            <text:p>30.1677050591</text:p>
          </table:table-cell>
          <table:table-cell table:formula="of:=[.C121]/([.H121]-[.H120])" office:value-type="float" office:value="83121.4278028294" calcext:value-type="float">
            <text:p>83121.4278028294</text:p>
          </table:table-cell>
          <table:table-cell table:formula="of:=[.G121]-[.$B121]" office:value-type="float" office:value="12.0893437862396" calcext:value-type="float">
            <text:p>12.0893437862</text:p>
          </table:table-cell>
          <table:table-cell/>
          <table:table-cell office:value-type="float" office:value="1443123894.37772" calcext:value-type="float">
            <text:p>1443123894.37772</text:p>
          </table:table-cell>
          <table:table-cell table:formula="of:=[.L121]-[.$B$2]" office:value-type="float" office:value="30.1677050590515" calcext:value-type="float">
            <text:p>30.1677050591</text:p>
          </table:table-cell>
          <table:table-cell table:formula="of:=[.C121]/([.M121]-[.M120])" office:value-type="float" office:value="83121.4278028294" calcext:value-type="float">
            <text:p>83121.4278028294</text:p>
          </table:table-cell>
          <table:table-cell table:formula="of:=[.L121]-[.$B121]" office:value-type="float" office:value="12.0893437862396" calcext:value-type="float">
            <text:p>12.08934378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23882.32851" calcext:value-type="float">
            <text:p>1443123882.32851</text:p>
          </table:table-cell>
          <table:table-cell office:value-type="float" office:value="4096" calcext:value-type="float">
            <text:p>4096</text:p>
          </table:table-cell>
          <table:table-cell table:formula="of:=[.B122]-[.$B$2]" office:value-type="float" office:value="18.1184892654419" calcext:value-type="float">
            <text:p>18.1184892654</text:p>
          </table:table-cell>
          <table:table-cell table:formula="of:=[.C122]/([.D122]-[.D121])" office:value-type="float" office:value="102073.383978278" calcext:value-type="float">
            <text:p>102073.383978278</text:p>
          </table:table-cell>
          <table:table-cell/>
          <table:table-cell office:value-type="float" office:value="1443123894.42695" calcext:value-type="float">
            <text:p>1443123894.42695</text:p>
          </table:table-cell>
          <table:table-cell table:formula="of:=[.G122]-[.$B$2]" office:value-type="float" office:value="30.2169272899628" calcext:value-type="float">
            <text:p>30.21692729</text:p>
          </table:table-cell>
          <table:table-cell table:formula="of:=[.C122]/([.H122]-[.H121])" office:value-type="float" office:value="83214.4322630332" calcext:value-type="float">
            <text:p>83214.4322630332</text:p>
          </table:table-cell>
          <table:table-cell table:formula="of:=[.G122]-[.$B122]" office:value-type="float" office:value="12.0984380245209" calcext:value-type="float">
            <text:p>12.0984380245</text:p>
          </table:table-cell>
          <table:table-cell/>
          <table:table-cell office:value-type="float" office:value="1443123894.42695" calcext:value-type="float">
            <text:p>1443123894.42695</text:p>
          </table:table-cell>
          <table:table-cell table:formula="of:=[.L122]-[.$B$2]" office:value-type="float" office:value="30.2169272899628" calcext:value-type="float">
            <text:p>30.21692729</text:p>
          </table:table-cell>
          <table:table-cell table:formula="of:=[.C122]/([.M122]-[.M121])" office:value-type="float" office:value="83214.4322630332" calcext:value-type="float">
            <text:p>83214.4322630332</text:p>
          </table:table-cell>
          <table:table-cell table:formula="of:=[.L122]-[.$B122]" office:value-type="float" office:value="12.0984380245209" calcext:value-type="float">
            <text:p>12.098438024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23882.36864" calcext:value-type="float">
            <text:p>1443123882.36864</text:p>
          </table:table-cell>
          <table:table-cell office:value-type="float" office:value="4096" calcext:value-type="float">
            <text:p>4096</text:p>
          </table:table-cell>
          <table:table-cell table:formula="of:=[.B123]-[.$B$2]" office:value-type="float" office:value="18.1586170196533" calcext:value-type="float">
            <text:p>18.1586170197</text:p>
          </table:table-cell>
          <table:table-cell table:formula="of:=[.C123]/([.D123]-[.D122])" office:value-type="float" office:value="102073.990446087" calcext:value-type="float">
            <text:p>102073.990446087</text:p>
          </table:table-cell>
          <table:table-cell/>
          <table:table-cell office:value-type="float" office:value="1443123894.47618" calcext:value-type="float">
            <text:p>1443123894.47618</text:p>
          </table:table-cell>
          <table:table-cell table:formula="of:=[.G123]-[.$B$2]" office:value-type="float" office:value="30.2661588191986" calcext:value-type="float">
            <text:p>30.2661588192</text:p>
          </table:table-cell>
          <table:table-cell table:formula="of:=[.C123]/([.H123]-[.H122])" office:value-type="float" office:value="83198.7156112585" calcext:value-type="float">
            <text:p>83198.7156112585</text:p>
          </table:table-cell>
          <table:table-cell table:formula="of:=[.G123]-[.$B123]" office:value-type="float" office:value="12.1075417995453" calcext:value-type="float">
            <text:p>12.1075417995</text:p>
          </table:table-cell>
          <table:table-cell/>
          <table:table-cell office:value-type="float" office:value="1443123894.47618" calcext:value-type="float">
            <text:p>1443123894.47618</text:p>
          </table:table-cell>
          <table:table-cell table:formula="of:=[.L123]-[.$B$2]" office:value-type="float" office:value="30.2661588191986" calcext:value-type="float">
            <text:p>30.2661588192</text:p>
          </table:table-cell>
          <table:table-cell table:formula="of:=[.C123]/([.M123]-[.M122])" office:value-type="float" office:value="83198.7156112585" calcext:value-type="float">
            <text:p>83198.7156112585</text:p>
          </table:table-cell>
          <table:table-cell table:formula="of:=[.L123]-[.$B123]" office:value-type="float" office:value="12.1075417995453" calcext:value-type="float">
            <text:p>12.107541799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23882.40877" calcext:value-type="float">
            <text:p>1443123882.40877</text:p>
          </table:table-cell>
          <table:table-cell office:value-type="float" office:value="4096" calcext:value-type="float">
            <text:p>4096</text:p>
          </table:table-cell>
          <table:table-cell table:formula="of:=[.B124]-[.$B$2]" office:value-type="float" office:value="18.1987488269806" calcext:value-type="float">
            <text:p>18.198748827</text:p>
          </table:table-cell>
          <table:table-cell table:formula="of:=[.C124]/([.D124]-[.D123])" office:value-type="float" office:value="102063.68147334" calcext:value-type="float">
            <text:p>102063.68147334</text:p>
          </table:table-cell>
          <table:table-cell/>
          <table:table-cell office:value-type="float" office:value="1443123894.52542" calcext:value-type="float">
            <text:p>1443123894.52542</text:p>
          </table:table-cell>
          <table:table-cell table:formula="of:=[.G124]-[.$B$2]" office:value-type="float" office:value="30.3154015541077" calcext:value-type="float">
            <text:p>30.3154015541</text:p>
          </table:table-cell>
          <table:table-cell table:formula="of:=[.C124]/([.H124]-[.H123])" office:value-type="float" office:value="83179.7829175119" calcext:value-type="float">
            <text:p>83179.7829175119</text:p>
          </table:table-cell>
          <table:table-cell table:formula="of:=[.G124]-[.$B124]" office:value-type="float" office:value="12.1166527271271" calcext:value-type="float">
            <text:p>12.1166527271</text:p>
          </table:table-cell>
          <table:table-cell/>
          <table:table-cell office:value-type="float" office:value="1443123894.52542" calcext:value-type="float">
            <text:p>1443123894.52542</text:p>
          </table:table-cell>
          <table:table-cell table:formula="of:=[.L124]-[.$B$2]" office:value-type="float" office:value="30.3154015541077" calcext:value-type="float">
            <text:p>30.3154015541</text:p>
          </table:table-cell>
          <table:table-cell table:formula="of:=[.C124]/([.M124]-[.M123])" office:value-type="float" office:value="83179.7829175119" calcext:value-type="float">
            <text:p>83179.7829175119</text:p>
          </table:table-cell>
          <table:table-cell table:formula="of:=[.L124]-[.$B124]" office:value-type="float" office:value="12.1166527271271" calcext:value-type="float">
            <text:p>12.116652727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23882.44889" calcext:value-type="float">
            <text:p>1443123882.44889</text:p>
          </table:table-cell>
          <table:table-cell office:value-type="float" office:value="4096" calcext:value-type="float">
            <text:p>4096</text:p>
          </table:table-cell>
          <table:table-cell table:formula="of:=[.B125]-[.$B$2]" office:value-type="float" office:value="18.238876581192" calcext:value-type="float">
            <text:p>18.2388765812</text:p>
          </table:table-cell>
          <table:table-cell table:formula="of:=[.C125]/([.D125]-[.D124])" office:value-type="float" office:value="102073.990446087" calcext:value-type="float">
            <text:p>102073.990446087</text:p>
          </table:table-cell>
          <table:table-cell/>
          <table:table-cell office:value-type="float" office:value="1443123894.57466" calcext:value-type="float">
            <text:p>1443123894.57466</text:p>
          </table:table-cell>
          <table:table-cell table:formula="of:=[.G125]-[.$B$2]" office:value-type="float" office:value="30.3646438121796" calcext:value-type="float">
            <text:p>30.3646438122</text:p>
          </table:table-cell>
          <table:table-cell table:formula="of:=[.C125]/([.H125]-[.H124])" office:value-type="float" office:value="83180.5883885212" calcext:value-type="float">
            <text:p>83180.5883885212</text:p>
          </table:table-cell>
          <table:table-cell table:formula="of:=[.G125]-[.$B125]" office:value-type="float" office:value="12.1257672309876" calcext:value-type="float">
            <text:p>12.125767231</text:p>
          </table:table-cell>
          <table:table-cell/>
          <table:table-cell office:value-type="float" office:value="1443123894.57466" calcext:value-type="float">
            <text:p>1443123894.57466</text:p>
          </table:table-cell>
          <table:table-cell table:formula="of:=[.L125]-[.$B$2]" office:value-type="float" office:value="30.3646438121796" calcext:value-type="float">
            <text:p>30.3646438122</text:p>
          </table:table-cell>
          <table:table-cell table:formula="of:=[.C125]/([.M125]-[.M124])" office:value-type="float" office:value="83180.5883885212" calcext:value-type="float">
            <text:p>83180.5883885212</text:p>
          </table:table-cell>
          <table:table-cell table:formula="of:=[.L125]-[.$B125]" office:value-type="float" office:value="12.1257672309876" calcext:value-type="float">
            <text:p>12.12576723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23882.48902" calcext:value-type="float">
            <text:p>1443123882.48902</text:p>
          </table:table-cell>
          <table:table-cell office:value-type="float" office:value="4096" calcext:value-type="float">
            <text:p>4096</text:p>
          </table:table-cell>
          <table:table-cell table:formula="of:=[.B126]-[.$B$2]" office:value-type="float" office:value="18.279004573822" calcext:value-type="float">
            <text:p>18.2790045738</text:p>
          </table:table-cell>
          <table:table-cell table:formula="of:=[.C126]/([.D126]-[.D125])" office:value-type="float" office:value="102073.383978278" calcext:value-type="float">
            <text:p>102073.383978278</text:p>
          </table:table-cell>
          <table:table-cell/>
          <table:table-cell office:value-type="float" office:value="1443123894.6239" calcext:value-type="float">
            <text:p>1443123894.6239</text:p>
          </table:table-cell>
          <table:table-cell table:formula="of:=[.G126]-[.$B$2]" office:value-type="float" office:value="30.4138829708099" calcext:value-type="float">
            <text:p>30.4138829708</text:p>
          </table:table-cell>
          <table:table-cell table:formula="of:=[.C126]/([.H126]-[.H125])" office:value-type="float" office:value="83185.8243303442" calcext:value-type="float">
            <text:p>83185.8243303442</text:p>
          </table:table-cell>
          <table:table-cell table:formula="of:=[.G126]-[.$B126]" office:value-type="float" office:value="12.1348783969879" calcext:value-type="float">
            <text:p>12.134878397</text:p>
          </table:table-cell>
          <table:table-cell/>
          <table:table-cell office:value-type="float" office:value="1443123894.6239" calcext:value-type="float">
            <text:p>1443123894.6239</text:p>
          </table:table-cell>
          <table:table-cell table:formula="of:=[.L126]-[.$B$2]" office:value-type="float" office:value="30.4138829708099" calcext:value-type="float">
            <text:p>30.4138829708</text:p>
          </table:table-cell>
          <table:table-cell table:formula="of:=[.C126]/([.M126]-[.M125])" office:value-type="float" office:value="83185.8243303442" calcext:value-type="float">
            <text:p>83185.8243303442</text:p>
          </table:table-cell>
          <table:table-cell table:formula="of:=[.L126]-[.$B126]" office:value-type="float" office:value="12.1348783969879" calcext:value-type="float">
            <text:p>12.13487839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23882.52915" calcext:value-type="float">
            <text:p>1443123882.52915</text:p>
          </table:table-cell>
          <table:table-cell office:value-type="float" office:value="4096" calcext:value-type="float">
            <text:p>4096</text:p>
          </table:table-cell>
          <table:table-cell table:formula="of:=[.B127]-[.$B$2]" office:value-type="float" office:value="18.319132566452" calcext:value-type="float">
            <text:p>18.3191325665</text:p>
          </table:table-cell>
          <table:table-cell table:formula="of:=[.C127]/([.D127]-[.D126])" office:value-type="float" office:value="102073.383978278" calcext:value-type="float">
            <text:p>102073.383978278</text:p>
          </table:table-cell>
          <table:table-cell/>
          <table:table-cell office:value-type="float" office:value="1443123894.67312" calcext:value-type="float">
            <text:p>1443123894.67312</text:p>
          </table:table-cell>
          <table:table-cell table:formula="of:=[.G127]-[.$B$2]" office:value-type="float" office:value="30.4630975723267" calcext:value-type="float">
            <text:p>30.4630975723</text:p>
          </table:table-cell>
          <table:table-cell table:formula="of:=[.C127]/([.H127]-[.H126])" office:value-type="float" office:value="83227.3324128844" calcext:value-type="float">
            <text:p>83227.3324128844</text:p>
          </table:table-cell>
          <table:table-cell table:formula="of:=[.G127]-[.$B127]" office:value-type="float" office:value="12.1439650058746" calcext:value-type="float">
            <text:p>12.1439650059</text:p>
          </table:table-cell>
          <table:table-cell/>
          <table:table-cell office:value-type="float" office:value="1443123894.67312" calcext:value-type="float">
            <text:p>1443123894.67312</text:p>
          </table:table-cell>
          <table:table-cell table:formula="of:=[.L127]-[.$B$2]" office:value-type="float" office:value="30.4630975723267" calcext:value-type="float">
            <text:p>30.4630975723</text:p>
          </table:table-cell>
          <table:table-cell table:formula="of:=[.C127]/([.M127]-[.M126])" office:value-type="float" office:value="83227.3324128844" calcext:value-type="float">
            <text:p>83227.3324128844</text:p>
          </table:table-cell>
          <table:table-cell table:formula="of:=[.L127]-[.$B127]" office:value-type="float" office:value="12.1439650058746" calcext:value-type="float">
            <text:p>12.143965005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23882.56928" calcext:value-type="float">
            <text:p>1443123882.56928</text:p>
          </table:table-cell>
          <table:table-cell office:value-type="float" office:value="4096" calcext:value-type="float">
            <text:p>4096</text:p>
          </table:table-cell>
          <table:table-cell table:formula="of:=[.B128]-[.$B$2]" office:value-type="float" office:value="18.3592607975006" calcext:value-type="float">
            <text:p>18.3592607975</text:p>
          </table:table-cell>
          <table:table-cell table:formula="of:=[.C128]/([.D128]-[.D127])" office:value-type="float" office:value="102072.777517676" calcext:value-type="float">
            <text:p>102072.777517676</text:p>
          </table:table-cell>
          <table:table-cell/>
          <table:table-cell office:value-type="float" office:value="1443123894.72238" calcext:value-type="float">
            <text:p>1443123894.72238</text:p>
          </table:table-cell>
          <table:table-cell table:formula="of:=[.G128]-[.$B$2]" office:value-type="float" office:value="30.512357711792" calcext:value-type="float">
            <text:p>30.5123577118</text:p>
          </table:table-cell>
          <table:table-cell table:formula="of:=[.C128]/([.H128]-[.H127])" office:value-type="float" office:value="83150.3938977407" calcext:value-type="float">
            <text:p>83150.3938977407</text:p>
          </table:table-cell>
          <table:table-cell table:formula="of:=[.G128]-[.$B128]" office:value-type="float" office:value="12.1530969142914" calcext:value-type="float">
            <text:p>12.1530969143</text:p>
          </table:table-cell>
          <table:table-cell/>
          <table:table-cell office:value-type="float" office:value="1443123894.72238" calcext:value-type="float">
            <text:p>1443123894.72238</text:p>
          </table:table-cell>
          <table:table-cell table:formula="of:=[.L128]-[.$B$2]" office:value-type="float" office:value="30.512357711792" calcext:value-type="float">
            <text:p>30.5123577118</text:p>
          </table:table-cell>
          <table:table-cell table:formula="of:=[.C128]/([.M128]-[.M127])" office:value-type="float" office:value="83150.3938977407" calcext:value-type="float">
            <text:p>83150.3938977407</text:p>
          </table:table-cell>
          <table:table-cell table:formula="of:=[.L128]-[.$B128]" office:value-type="float" office:value="12.1530969142914" calcext:value-type="float">
            <text:p>12.153096914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23882.60942" calcext:value-type="float">
            <text:p>1443123882.60942</text:p>
          </table:table-cell>
          <table:table-cell office:value-type="float" office:value="4096" calcext:value-type="float">
            <text:p>4096</text:p>
          </table:table-cell>
          <table:table-cell table:formula="of:=[.B129]-[.$B$2]" office:value-type="float" office:value="18.3993980884552" calcext:value-type="float">
            <text:p>18.3993980885</text:p>
          </table:table-cell>
          <table:table-cell table:formula="of:=[.C129]/([.D129]-[.D128])" office:value-type="float" office:value="102049.737353577" calcext:value-type="float">
            <text:p>102049.737353577</text:p>
          </table:table-cell>
          <table:table-cell/>
          <table:table-cell office:value-type="float" office:value="1443123894.77162" calcext:value-type="float">
            <text:p>1443123894.77162</text:p>
          </table:table-cell>
          <table:table-cell table:formula="of:=[.G129]-[.$B$2]" office:value-type="float" office:value="30.5616037845612" calcext:value-type="float">
            <text:p>30.5616037846</text:p>
          </table:table-cell>
          <table:table-cell table:formula="of:=[.C129]/([.H129]-[.H128])" office:value-type="float" office:value="83174.1450572008" calcext:value-type="float">
            <text:p>83174.1450572008</text:p>
          </table:table-cell>
          <table:table-cell table:formula="of:=[.G129]-[.$B129]" office:value-type="float" office:value="12.162205696106" calcext:value-type="float">
            <text:p>12.1622056961</text:p>
          </table:table-cell>
          <table:table-cell/>
          <table:table-cell office:value-type="float" office:value="1443123894.77162" calcext:value-type="float">
            <text:p>1443123894.77162</text:p>
          </table:table-cell>
          <table:table-cell table:formula="of:=[.L129]-[.$B$2]" office:value-type="float" office:value="30.5616037845612" calcext:value-type="float">
            <text:p>30.5616037846</text:p>
          </table:table-cell>
          <table:table-cell table:formula="of:=[.C129]/([.M129]-[.M128])" office:value-type="float" office:value="83174.1450572008" calcext:value-type="float">
            <text:p>83174.1450572008</text:p>
          </table:table-cell>
          <table:table-cell table:formula="of:=[.L129]-[.$B129]" office:value-type="float" office:value="12.162205696106" calcext:value-type="float">
            <text:p>12.162205696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23882.64955" calcext:value-type="float">
            <text:p>1443123882.64955</text:p>
          </table:table-cell>
          <table:table-cell office:value-type="float" office:value="4096" calcext:value-type="float">
            <text:p>4096</text:p>
          </table:table-cell>
          <table:table-cell table:formula="of:=[.B130]-[.$B$2]" office:value-type="float" office:value="18.4395308494568" calcext:value-type="float">
            <text:p>18.4395308495</text:p>
          </table:table-cell>
          <table:table-cell table:formula="of:=[.C130]/([.D130]-[.D129])" office:value-type="float" office:value="102061.256135306" calcext:value-type="float">
            <text:p>102061.256135306</text:p>
          </table:table-cell>
          <table:table-cell/>
          <table:table-cell office:value-type="float" office:value="1443123894.82087" calcext:value-type="float">
            <text:p>1443123894.82087</text:p>
          </table:table-cell>
          <table:table-cell table:formula="of:=[.G130]-[.$B$2]" office:value-type="float" office:value="30.610847234726" calcext:value-type="float">
            <text:p>30.6108472347</text:p>
          </table:table-cell>
          <table:table-cell table:formula="of:=[.C130]/([.H130]-[.H129])" office:value-type="float" office:value="83178.5747402465" calcext:value-type="float">
            <text:p>83178.5747402465</text:p>
          </table:table-cell>
          <table:table-cell table:formula="of:=[.G130]-[.$B130]" office:value-type="float" office:value="12.1713163852692" calcext:value-type="float">
            <text:p>12.1713163853</text:p>
          </table:table-cell>
          <table:table-cell/>
          <table:table-cell office:value-type="float" office:value="1443123894.82087" calcext:value-type="float">
            <text:p>1443123894.82087</text:p>
          </table:table-cell>
          <table:table-cell table:formula="of:=[.L130]-[.$B$2]" office:value-type="float" office:value="30.610847234726" calcext:value-type="float">
            <text:p>30.6108472347</text:p>
          </table:table-cell>
          <table:table-cell table:formula="of:=[.C130]/([.M130]-[.M129])" office:value-type="float" office:value="83178.5747402465" calcext:value-type="float">
            <text:p>83178.5747402465</text:p>
          </table:table-cell>
          <table:table-cell table:formula="of:=[.L130]-[.$B130]" office:value-type="float" office:value="12.1713163852692" calcext:value-type="float">
            <text:p>12.171316385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23882.68968" calcext:value-type="float">
            <text:p>1443123882.68968</text:p>
          </table:table-cell>
          <table:table-cell office:value-type="float" office:value="4096" calcext:value-type="float">
            <text:p>4096</text:p>
          </table:table-cell>
          <table:table-cell table:formula="of:=[.B131]-[.$B$2]" office:value-type="float" office:value="18.4796595573425" calcext:value-type="float">
            <text:p>18.4796595573</text:p>
          </table:table-cell>
          <table:table-cell table:formula="of:=[.C131]/([.D131]-[.D130])" office:value-type="float" office:value="102071.56461809" calcext:value-type="float">
            <text:p>102071.56461809</text:p>
          </table:table-cell>
          <table:table-cell/>
          <table:table-cell office:value-type="float" office:value="1443123894.87011" calcext:value-type="float">
            <text:p>1443123894.87011</text:p>
          </table:table-cell>
          <table:table-cell table:formula="of:=[.G131]-[.$B$2]" office:value-type="float" office:value="30.6600904464722" calcext:value-type="float">
            <text:p>30.6600904465</text:p>
          </table:table-cell>
          <table:table-cell table:formula="of:=[.C131]/([.H131]-[.H130])" office:value-type="float" office:value="83178.977462102" calcext:value-type="float">
            <text:p>83178.977462102</text:p>
          </table:table-cell>
          <table:table-cell table:formula="of:=[.G131]-[.$B131]" office:value-type="float" office:value="12.1804308891296" calcext:value-type="float">
            <text:p>12.1804308891</text:p>
          </table:table-cell>
          <table:table-cell/>
          <table:table-cell office:value-type="float" office:value="1443123894.87011" calcext:value-type="float">
            <text:p>1443123894.87011</text:p>
          </table:table-cell>
          <table:table-cell table:formula="of:=[.L131]-[.$B$2]" office:value-type="float" office:value="30.6600904464722" calcext:value-type="float">
            <text:p>30.6600904465</text:p>
          </table:table-cell>
          <table:table-cell table:formula="of:=[.C131]/([.M131]-[.M130])" office:value-type="float" office:value="83178.977462102" calcext:value-type="float">
            <text:p>83178.977462102</text:p>
          </table:table-cell>
          <table:table-cell table:formula="of:=[.L131]-[.$B131]" office:value-type="float" office:value="12.1804308891296" calcext:value-type="float">
            <text:p>12.180430889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23882.72981" calcext:value-type="float">
            <text:p>1443123882.72981</text:p>
          </table:table-cell>
          <table:table-cell office:value-type="float" office:value="4096" calcext:value-type="float">
            <text:p>4096</text:p>
          </table:table-cell>
          <table:table-cell table:formula="of:=[.B132]-[.$B$2]" office:value-type="float" office:value="18.5197880268097" calcext:value-type="float">
            <text:p>18.5197880268</text:p>
          </table:table-cell>
          <table:table-cell table:formula="of:=[.C132]/([.D132]-[.D131])" office:value-type="float" office:value="102072.17106428" calcext:value-type="float">
            <text:p>102072.17106428</text:p>
          </table:table-cell>
          <table:table-cell/>
          <table:table-cell office:value-type="float" office:value="1443123894.91935" calcext:value-type="float">
            <text:p>1443123894.91935</text:p>
          </table:table-cell>
          <table:table-cell table:formula="of:=[.G132]-[.$B$2]" office:value-type="float" office:value="30.7093334197998" calcext:value-type="float">
            <text:p>30.7093334198</text:p>
          </table:table-cell>
          <table:table-cell table:formula="of:=[.C132]/([.H132]-[.H131])" office:value-type="float" office:value="83179.3801878571" calcext:value-type="float">
            <text:p>83179.3801878571</text:p>
          </table:table-cell>
          <table:table-cell table:formula="of:=[.G132]-[.$B132]" office:value-type="float" office:value="12.1895453929901" calcext:value-type="float">
            <text:p>12.189545393</text:p>
          </table:table-cell>
          <table:table-cell/>
          <table:table-cell office:value-type="float" office:value="1443123894.91935" calcext:value-type="float">
            <text:p>1443123894.91935</text:p>
          </table:table-cell>
          <table:table-cell table:formula="of:=[.L132]-[.$B$2]" office:value-type="float" office:value="30.7093334197998" calcext:value-type="float">
            <text:p>30.7093334198</text:p>
          </table:table-cell>
          <table:table-cell table:formula="of:=[.C132]/([.M132]-[.M131])" office:value-type="float" office:value="83179.3801878571" calcext:value-type="float">
            <text:p>83179.3801878571</text:p>
          </table:table-cell>
          <table:table-cell table:formula="of:=[.L132]-[.$B132]" office:value-type="float" office:value="12.1895453929901" calcext:value-type="float">
            <text:p>12.18954539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23882.76993" calcext:value-type="float">
            <text:p>1443123882.76993</text:p>
          </table:table-cell>
          <table:table-cell office:value-type="float" office:value="4096" calcext:value-type="float">
            <text:p>4096</text:p>
          </table:table-cell>
          <table:table-cell table:formula="of:=[.B133]-[.$B$2]" office:value-type="float" office:value="18.5599162578583" calcext:value-type="float">
            <text:p>18.5599162579</text:p>
          </table:table-cell>
          <table:table-cell table:formula="of:=[.C133]/([.D133]-[.D132])" office:value-type="float" office:value="102072.777517676" calcext:value-type="float">
            <text:p>102072.777517676</text:p>
          </table:table-cell>
          <table:table-cell/>
          <table:table-cell office:value-type="float" office:value="1443123894.9686" calcext:value-type="float">
            <text:p>1443123894.9686</text:p>
          </table:table-cell>
          <table:table-cell table:formula="of:=[.G133]-[.$B$2]" office:value-type="float" office:value="30.7585797309875" calcext:value-type="float">
            <text:p>30.758579731</text:p>
          </table:table-cell>
          <table:table-cell table:formula="of:=[.C133]/([.H133]-[.H132])" office:value-type="float" office:value="83173.7423821374" calcext:value-type="float">
            <text:p>83173.7423821374</text:p>
          </table:table-cell>
          <table:table-cell table:formula="of:=[.G133]-[.$B133]" office:value-type="float" office:value="12.1986634731293" calcext:value-type="float">
            <text:p>12.1986634731</text:p>
          </table:table-cell>
          <table:table-cell/>
          <table:table-cell office:value-type="float" office:value="1443123894.9686" calcext:value-type="float">
            <text:p>1443123894.9686</text:p>
          </table:table-cell>
          <table:table-cell table:formula="of:=[.L133]-[.$B$2]" office:value-type="float" office:value="30.7585797309875" calcext:value-type="float">
            <text:p>30.758579731</text:p>
          </table:table-cell>
          <table:table-cell table:formula="of:=[.C133]/([.M133]-[.M132])" office:value-type="float" office:value="83173.7423821374" calcext:value-type="float">
            <text:p>83173.7423821374</text:p>
          </table:table-cell>
          <table:table-cell table:formula="of:=[.L133]-[.$B133]" office:value-type="float" office:value="12.1986634731293" calcext:value-type="float">
            <text:p>12.19866347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23882.81006" calcext:value-type="float">
            <text:p>1443123882.81006</text:p>
          </table:table-cell>
          <table:table-cell office:value-type="float" office:value="4096" calcext:value-type="float">
            <text:p>4096</text:p>
          </table:table-cell>
          <table:table-cell table:formula="of:=[.B134]-[.$B$2]" office:value-type="float" office:value="18.6000452041626" calcext:value-type="float">
            <text:p>18.6000452042</text:p>
          </table:table-cell>
          <table:table-cell table:formula="of:=[.C134]/([.D134]-[.D133])" office:value-type="float" office:value="102070.958179107" calcext:value-type="float">
            <text:p>102070.958179107</text:p>
          </table:table-cell>
          <table:table-cell/>
          <table:table-cell office:value-type="float" office:value="1443123895.01791" calcext:value-type="float">
            <text:p>1443123895.01791</text:p>
          </table:table-cell>
          <table:table-cell table:formula="of:=[.G134]-[.$B$2]" office:value-type="float" office:value="30.807891368866" calcext:value-type="float">
            <text:p>30.8078913689</text:p>
          </table:table-cell>
          <table:table-cell table:formula="of:=[.C134]/([.H134]-[.H133])" office:value-type="float" office:value="83063.5561142592" calcext:value-type="float">
            <text:p>83063.5561142592</text:p>
          </table:table-cell>
          <table:table-cell table:formula="of:=[.G134]-[.$B134]" office:value-type="float" office:value="12.2078461647034" calcext:value-type="float">
            <text:p>12.2078461647</text:p>
          </table:table-cell>
          <table:table-cell/>
          <table:table-cell office:value-type="float" office:value="1443123895.01791" calcext:value-type="float">
            <text:p>1443123895.01791</text:p>
          </table:table-cell>
          <table:table-cell table:formula="of:=[.L134]-[.$B$2]" office:value-type="float" office:value="30.807891368866" calcext:value-type="float">
            <text:p>30.8078913689</text:p>
          </table:table-cell>
          <table:table-cell table:formula="of:=[.C134]/([.M134]-[.M133])" office:value-type="float" office:value="83063.5561142592" calcext:value-type="float">
            <text:p>83063.5561142592</text:p>
          </table:table-cell>
          <table:table-cell table:formula="of:=[.L134]-[.$B134]" office:value-type="float" office:value="12.2078461647034" calcext:value-type="float">
            <text:p>12.207846164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23882.85019" calcext:value-type="float">
            <text:p>1443123882.85019</text:p>
          </table:table-cell>
          <table:table-cell office:value-type="float" office:value="4096" calcext:value-type="float">
            <text:p>4096</text:p>
          </table:table-cell>
          <table:table-cell table:formula="of:=[.B135]-[.$B$2]" office:value-type="float" office:value="18.6401741504669" calcext:value-type="float">
            <text:p>18.6401741505</text:p>
          </table:table-cell>
          <table:table-cell table:formula="of:=[.C135]/([.D135]-[.D134])" office:value-type="float" office:value="102070.958179107" calcext:value-type="float">
            <text:p>102070.958179107</text:p>
          </table:table-cell>
          <table:table-cell/>
          <table:table-cell office:value-type="float" office:value="1443123895.05816" calcext:value-type="float">
            <text:p>1443123895.05816</text:p>
          </table:table-cell>
          <table:table-cell table:formula="of:=[.G135]-[.$B$2]" office:value-type="float" office:value="30.8481421470642" calcext:value-type="float">
            <text:p>30.8481421471</text:p>
          </table:table-cell>
          <table:table-cell table:formula="of:=[.C135]/([.H135]-[.H134])" office:value-type="float" office:value="101762.007676634" calcext:value-type="float">
            <text:p>101762.007676634</text:p>
          </table:table-cell>
          <table:table-cell table:formula="of:=[.G135]-[.$B135]" office:value-type="float" office:value="12.2079679965973" calcext:value-type="float">
            <text:p>12.2079679966</text:p>
          </table:table-cell>
          <table:table-cell/>
          <table:table-cell office:value-type="float" office:value="1443123895.05816" calcext:value-type="float">
            <text:p>1443123895.05816</text:p>
          </table:table-cell>
          <table:table-cell table:formula="of:=[.L135]-[.$B$2]" office:value-type="float" office:value="30.8481421470642" calcext:value-type="float">
            <text:p>30.8481421471</text:p>
          </table:table-cell>
          <table:table-cell table:formula="of:=[.C135]/([.M135]-[.M134])" office:value-type="float" office:value="101762.007676634" calcext:value-type="float">
            <text:p>101762.007676634</text:p>
          </table:table-cell>
          <table:table-cell table:formula="of:=[.L135]-[.$B135]" office:value-type="float" office:value="12.2079679965973" calcext:value-type="float">
            <text:p>12.207967996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23882.89032" calcext:value-type="float">
            <text:p>1443123882.89032</text:p>
          </table:table-cell>
          <table:table-cell office:value-type="float" office:value="4096" calcext:value-type="float">
            <text:p>4096</text:p>
          </table:table-cell>
          <table:table-cell table:formula="of:=[.B136]-[.$B$2]" office:value-type="float" office:value="18.6803028583527" calcext:value-type="float">
            <text:p>18.6803028584</text:p>
          </table:table-cell>
          <table:table-cell table:formula="of:=[.C136]/([.D136]-[.D135])" office:value-type="float" office:value="102071.56461809" calcext:value-type="float">
            <text:p>102071.56461809</text:p>
          </table:table-cell>
          <table:table-cell/>
          <table:table-cell office:value-type="float" office:value="1443123895.09844" calcext:value-type="float">
            <text:p>1443123895.09844</text:p>
          </table:table-cell>
          <table:table-cell table:formula="of:=[.G136]-[.$B$2]" office:value-type="float" office:value="30.8884220123291" calcext:value-type="float">
            <text:p>30.8884220123</text:p>
          </table:table-cell>
          <table:table-cell table:formula="of:=[.C136]/([.H136]-[.H135])" office:value-type="float" office:value="101688.522865294" calcext:value-type="float">
            <text:p>101688.522865294</text:p>
          </table:table-cell>
          <table:table-cell table:formula="of:=[.G136]-[.$B136]" office:value-type="float" office:value="12.2081191539764" calcext:value-type="float">
            <text:p>12.208119154</text:p>
          </table:table-cell>
          <table:table-cell/>
          <table:table-cell office:value-type="float" office:value="1443123895.09844" calcext:value-type="float">
            <text:p>1443123895.09844</text:p>
          </table:table-cell>
          <table:table-cell table:formula="of:=[.L136]-[.$B$2]" office:value-type="float" office:value="30.8884220123291" calcext:value-type="float">
            <text:p>30.8884220123</text:p>
          </table:table-cell>
          <table:table-cell table:formula="of:=[.C136]/([.M136]-[.M135])" office:value-type="float" office:value="101688.522865294" calcext:value-type="float">
            <text:p>101688.522865294</text:p>
          </table:table-cell>
          <table:table-cell table:formula="of:=[.L136]-[.$B136]" office:value-type="float" office:value="12.2081191539764" calcext:value-type="float">
            <text:p>12.20811915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23882.93045" calcext:value-type="float">
            <text:p>1443123882.93045</text:p>
          </table:table-cell>
          <table:table-cell office:value-type="float" office:value="4096" calcext:value-type="float">
            <text:p>4096</text:p>
          </table:table-cell>
          <table:table-cell table:formula="of:=[.B137]-[.$B$2]" office:value-type="float" office:value="18.7204284667969" calcext:value-type="float">
            <text:p>18.7204284668</text:p>
          </table:table-cell>
          <table:table-cell table:formula="of:=[.C137]/([.D137]-[.D136])" office:value-type="float" office:value="102079.448980683" calcext:value-type="float">
            <text:p>102079.448980683</text:p>
          </table:table-cell>
          <table:table-cell/>
          <table:table-cell office:value-type="float" office:value="1443123895.13874" calcext:value-type="float">
            <text:p>1443123895.13874</text:p>
          </table:table-cell>
          <table:table-cell table:formula="of:=[.G137]-[.$B$2]" office:value-type="float" office:value="30.9287202358246" calcext:value-type="float">
            <text:p>30.9287202358</text:p>
          </table:table-cell>
          <table:table-cell table:formula="of:=[.C137]/([.H137]-[.H136])" office:value-type="float" office:value="101642.197712737" calcext:value-type="float">
            <text:p>101642.197712737</text:p>
          </table:table-cell>
          <table:table-cell table:formula="of:=[.G137]-[.$B137]" office:value-type="float" office:value="12.2082917690277" calcext:value-type="float">
            <text:p>12.208291769</text:p>
          </table:table-cell>
          <table:table-cell/>
          <table:table-cell office:value-type="float" office:value="1443123895.13874" calcext:value-type="float">
            <text:p>1443123895.13874</text:p>
          </table:table-cell>
          <table:table-cell table:formula="of:=[.L137]-[.$B$2]" office:value-type="float" office:value="30.9287202358246" calcext:value-type="float">
            <text:p>30.9287202358</text:p>
          </table:table-cell>
          <table:table-cell table:formula="of:=[.C137]/([.M137]-[.M136])" office:value-type="float" office:value="101642.197712737" calcext:value-type="float">
            <text:p>101642.197712737</text:p>
          </table:table-cell>
          <table:table-cell table:formula="of:=[.L137]-[.$B137]" office:value-type="float" office:value="12.2082917690277" calcext:value-type="float">
            <text:p>12.20829176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23882.97057" calcext:value-type="float">
            <text:p>1443123882.97057</text:p>
          </table:table-cell>
          <table:table-cell office:value-type="float" office:value="4096" calcext:value-type="float">
            <text:p>4096</text:p>
          </table:table-cell>
          <table:table-cell table:formula="of:=[.B138]-[.$B$2]" office:value-type="float" office:value="18.7605564594269" calcext:value-type="float">
            <text:p>18.7605564594</text:p>
          </table:table-cell>
          <table:table-cell table:formula="of:=[.C138]/([.D138]-[.D137])" office:value-type="float" office:value="102073.383978278" calcext:value-type="float">
            <text:p>102073.383978278</text:p>
          </table:table-cell>
          <table:table-cell/>
          <table:table-cell office:value-type="float" office:value="1443123895.17902" calcext:value-type="float">
            <text:p>1443123895.17902</text:p>
          </table:table-cell>
          <table:table-cell table:formula="of:=[.G138]-[.$B$2]" office:value-type="float" office:value="30.9690070152283" calcext:value-type="float">
            <text:p>30.9690070152</text:p>
          </table:table-cell>
          <table:table-cell table:formula="of:=[.C138]/([.H138]-[.H137])" office:value-type="float" office:value="101671.070773783" calcext:value-type="float">
            <text:p>101671.070773783</text:p>
          </table:table-cell>
          <table:table-cell table:formula="of:=[.G138]-[.$B138]" office:value-type="float" office:value="12.2084505558014" calcext:value-type="float">
            <text:p>12.2084505558</text:p>
          </table:table-cell>
          <table:table-cell/>
          <table:table-cell office:value-type="float" office:value="1443123895.17902" calcext:value-type="float">
            <text:p>1443123895.17902</text:p>
          </table:table-cell>
          <table:table-cell table:formula="of:=[.L138]-[.$B$2]" office:value-type="float" office:value="30.9690070152283" calcext:value-type="float">
            <text:p>30.9690070152</text:p>
          </table:table-cell>
          <table:table-cell table:formula="of:=[.C138]/([.M138]-[.M137])" office:value-type="float" office:value="101671.070773783" calcext:value-type="float">
            <text:p>101671.070773783</text:p>
          </table:table-cell>
          <table:table-cell table:formula="of:=[.L138]-[.$B138]" office:value-type="float" office:value="12.2084505558014" calcext:value-type="float">
            <text:p>12.208450555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23883.01095" calcext:value-type="float">
            <text:p>1443123883.01095</text:p>
          </table:table-cell>
          <table:table-cell office:value-type="float" office:value="4096" calcext:value-type="float">
            <text:p>4096</text:p>
          </table:table-cell>
          <table:table-cell table:formula="of:=[.B139]-[.$B$2]" office:value-type="float" office:value="18.8009366989136" calcext:value-type="float">
            <text:p>18.8009366989</text:p>
          </table:table-cell>
          <table:table-cell table:formula="of:=[.C139]/([.D139]-[.D138])" office:value-type="float" office:value="101435.753033354" calcext:value-type="float">
            <text:p>101435.753033354</text:p>
          </table:table-cell>
          <table:table-cell/>
          <table:table-cell office:value-type="float" office:value="1443123895.21931" calcext:value-type="float">
            <text:p>1443123895.21931</text:p>
          </table:table-cell>
          <table:table-cell table:formula="of:=[.G139]-[.$B$2]" office:value-type="float" office:value="31.0092935562134" calcext:value-type="float">
            <text:p>31.0092935562</text:p>
          </table:table-cell>
          <table:table-cell table:formula="of:=[.C139]/([.H139]-[.H138])" office:value-type="float" office:value="101671.672470321" calcext:value-type="float">
            <text:p>101671.672470321</text:p>
          </table:table-cell>
          <table:table-cell table:formula="of:=[.G139]-[.$B139]" office:value-type="float" office:value="12.2083568572998" calcext:value-type="float">
            <text:p>12.2083568573</text:p>
          </table:table-cell>
          <table:table-cell/>
          <table:table-cell office:value-type="float" office:value="1443123895.21931" calcext:value-type="float">
            <text:p>1443123895.21931</text:p>
          </table:table-cell>
          <table:table-cell table:formula="of:=[.L139]-[.$B$2]" office:value-type="float" office:value="31.0092935562134" calcext:value-type="float">
            <text:p>31.0092935562</text:p>
          </table:table-cell>
          <table:table-cell table:formula="of:=[.C139]/([.M139]-[.M138])" office:value-type="float" office:value="101671.672470321" calcext:value-type="float">
            <text:p>101671.672470321</text:p>
          </table:table-cell>
          <table:table-cell table:formula="of:=[.L139]-[.$B139]" office:value-type="float" office:value="12.2083568572998" calcext:value-type="float">
            <text:p>12.208356857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23883.05205" calcext:value-type="float">
            <text:p>1443123883.05205</text:p>
          </table:table-cell>
          <table:table-cell office:value-type="float" office:value="4096" calcext:value-type="float">
            <text:p>4096</text:p>
          </table:table-cell>
          <table:table-cell table:formula="of:=[.B140]-[.$B$2]" office:value-type="float" office:value="18.842027425766" calcext:value-type="float">
            <text:p>18.8420274258</text:p>
          </table:table-cell>
          <table:table-cell table:formula="of:=[.C140]/([.D140]-[.D139])" office:value-type="float" office:value="99681.8580189966" calcext:value-type="float">
            <text:p>99681.8580189966</text:p>
          </table:table-cell>
          <table:table-cell/>
          <table:table-cell office:value-type="float" office:value="1443123895.25964" calcext:value-type="float">
            <text:p>1443123895.25964</text:p>
          </table:table-cell>
          <table:table-cell table:formula="of:=[.G140]-[.$B$2]" office:value-type="float" office:value="31.0496249198914" calcext:value-type="float">
            <text:p>31.0496249199</text:p>
          </table:table-cell>
          <table:table-cell table:formula="of:=[.C140]/([.H140]-[.H139])" office:value-type="float" office:value="101558.678568473" calcext:value-type="float">
            <text:p>101558.678568473</text:p>
          </table:table-cell>
          <table:table-cell table:formula="of:=[.G140]-[.$B140]" office:value-type="float" office:value="12.2075974941254" calcext:value-type="float">
            <text:p>12.2075974941</text:p>
          </table:table-cell>
          <table:table-cell/>
          <table:table-cell office:value-type="float" office:value="1443123895.25964" calcext:value-type="float">
            <text:p>1443123895.25964</text:p>
          </table:table-cell>
          <table:table-cell table:formula="of:=[.L140]-[.$B$2]" office:value-type="float" office:value="31.0496249198914" calcext:value-type="float">
            <text:p>31.0496249199</text:p>
          </table:table-cell>
          <table:table-cell table:formula="of:=[.C140]/([.M140]-[.M139])" office:value-type="float" office:value="101558.678568473" calcext:value-type="float">
            <text:p>101558.678568473</text:p>
          </table:table-cell>
          <table:table-cell table:formula="of:=[.L140]-[.$B140]" office:value-type="float" office:value="12.2075974941254" calcext:value-type="float">
            <text:p>12.207597494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23883.09313" calcext:value-type="float">
            <text:p>1443123883.09313</text:p>
          </table:table-cell>
          <table:table-cell office:value-type="float" office:value="4096" calcext:value-type="float">
            <text:p>4096</text:p>
          </table:table-cell>
          <table:table-cell table:formula="of:=[.B141]-[.$B$2]" office:value-type="float" office:value="18.8831169605255" calcext:value-type="float">
            <text:p>18.8831169605</text:p>
          </table:table-cell>
          <table:table-cell table:formula="of:=[.C141]/([.D141]-[.D140])" office:value-type="float" office:value="99684.7499970988" calcext:value-type="float">
            <text:p>99684.7499970988</text:p>
          </table:table-cell>
          <table:table-cell/>
          <table:table-cell office:value-type="float" office:value="1443123895.29991" calcext:value-type="float">
            <text:p>1443123895.29991</text:p>
          </table:table-cell>
          <table:table-cell table:formula="of:=[.G141]-[.$B$2]" office:value-type="float" office:value="31.0898871421814" calcext:value-type="float">
            <text:p>31.0898871422</text:p>
          </table:table-cell>
          <table:table-cell table:formula="of:=[.C141]/([.H141]-[.H140])" office:value-type="float" office:value="101733.0829504" calcext:value-type="float">
            <text:p>101733.0829504</text:p>
          </table:table-cell>
          <table:table-cell table:formula="of:=[.G141]-[.$B141]" office:value-type="float" office:value="12.2067701816559" calcext:value-type="float">
            <text:p>12.2067701817</text:p>
          </table:table-cell>
          <table:table-cell/>
          <table:table-cell office:value-type="float" office:value="1443123895.29991" calcext:value-type="float">
            <text:p>1443123895.29991</text:p>
          </table:table-cell>
          <table:table-cell table:formula="of:=[.L141]-[.$B$2]" office:value-type="float" office:value="31.0898871421814" calcext:value-type="float">
            <text:p>31.0898871422</text:p>
          </table:table-cell>
          <table:table-cell table:formula="of:=[.C141]/([.M141]-[.M140])" office:value-type="float" office:value="101733.0829504" calcext:value-type="float">
            <text:p>101733.0829504</text:p>
          </table:table-cell>
          <table:table-cell table:formula="of:=[.L141]-[.$B141]" office:value-type="float" office:value="12.2067701816559" calcext:value-type="float">
            <text:p>12.206770181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23883.13422" calcext:value-type="float">
            <text:p>1443123883.13422</text:p>
          </table:table-cell>
          <table:table-cell office:value-type="float" office:value="4096" calcext:value-type="float">
            <text:p>4096</text:p>
          </table:table-cell>
          <table:table-cell table:formula="of:=[.B142]-[.$B$2]" office:value-type="float" office:value="18.924204826355" calcext:value-type="float">
            <text:p>18.9242048264</text:p>
          </table:table-cell>
          <table:table-cell table:formula="of:=[.C142]/([.D142]-[.D141])" office:value-type="float" office:value="99688.7990483651" calcext:value-type="float">
            <text:p>99688.7990483651</text:p>
          </table:table-cell>
          <table:table-cell/>
          <table:table-cell office:value-type="float" office:value="1443123895.3402" calcext:value-type="float">
            <text:p>1443123895.3402</text:p>
          </table:table-cell>
          <table:table-cell table:formula="of:=[.G142]-[.$B$2]" office:value-type="float" office:value="31.1301810741425" calcext:value-type="float">
            <text:p>31.1301810741</text:p>
          </table:table-cell>
          <table:table-cell table:formula="of:=[.C142]/([.H142]-[.H141])" office:value-type="float" office:value="101653.023188663" calcext:value-type="float">
            <text:p>101653.023188663</text:p>
          </table:table-cell>
          <table:table-cell table:formula="of:=[.G142]-[.$B142]" office:value-type="float" office:value="12.2059762477875" calcext:value-type="float">
            <text:p>12.2059762478</text:p>
          </table:table-cell>
          <table:table-cell/>
          <table:table-cell office:value-type="float" office:value="1443123895.3402" calcext:value-type="float">
            <text:p>1443123895.3402</text:p>
          </table:table-cell>
          <table:table-cell table:formula="of:=[.L142]-[.$B$2]" office:value-type="float" office:value="31.1301810741425" calcext:value-type="float">
            <text:p>31.1301810741</text:p>
          </table:table-cell>
          <table:table-cell table:formula="of:=[.C142]/([.M142]-[.M141])" office:value-type="float" office:value="101653.023188663" calcext:value-type="float">
            <text:p>101653.023188663</text:p>
          </table:table-cell>
          <table:table-cell table:formula="of:=[.L142]-[.$B142]" office:value-type="float" office:value="12.2059762477875" calcext:value-type="float">
            <text:p>12.205976247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23883.17531" calcext:value-type="float">
            <text:p>1443123883.17531</text:p>
          </table:table-cell>
          <table:table-cell office:value-type="float" office:value="4096" calcext:value-type="float">
            <text:p>4096</text:p>
          </table:table-cell>
          <table:table-cell table:formula="of:=[.B143]-[.$B$2]" office:value-type="float" office:value="18.9652945995331" calcext:value-type="float">
            <text:p>18.9652945995</text:p>
          </table:table-cell>
          <table:table-cell table:formula="of:=[.C143]/([.D143]-[.D142])" office:value-type="float" office:value="99684.1715880541" calcext:value-type="float">
            <text:p>99684.1715880541</text:p>
          </table:table-cell>
          <table:table-cell/>
          <table:table-cell office:value-type="float" office:value="1443123895.38048" calcext:value-type="float">
            <text:p>1443123895.38048</text:p>
          </table:table-cell>
          <table:table-cell table:formula="of:=[.G143]-[.$B$2]" office:value-type="float" office:value="31.1704668998718" calcext:value-type="float">
            <text:p>31.1704668999</text:p>
          </table:table-cell>
          <table:table-cell table:formula="of:=[.C143]/([.H143]-[.H142])" office:value-type="float" office:value="101673.477602666" calcext:value-type="float">
            <text:p>101673.477602666</text:p>
          </table:table-cell>
          <table:table-cell table:formula="of:=[.G143]-[.$B143]" office:value-type="float" office:value="12.2051723003387" calcext:value-type="float">
            <text:p>12.2051723003</text:p>
          </table:table-cell>
          <table:table-cell/>
          <table:table-cell office:value-type="float" office:value="1443123895.38048" calcext:value-type="float">
            <text:p>1443123895.38048</text:p>
          </table:table-cell>
          <table:table-cell table:formula="of:=[.L143]-[.$B$2]" office:value-type="float" office:value="31.1704668998718" calcext:value-type="float">
            <text:p>31.1704668999</text:p>
          </table:table-cell>
          <table:table-cell table:formula="of:=[.C143]/([.M143]-[.M142])" office:value-type="float" office:value="101673.477602666" calcext:value-type="float">
            <text:p>101673.477602666</text:p>
          </table:table-cell>
          <table:table-cell table:formula="of:=[.L143]-[.$B143]" office:value-type="float" office:value="12.2051723003387" calcext:value-type="float">
            <text:p>12.205172300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23883.2164" calcext:value-type="float">
            <text:p>1443123883.2164</text:p>
          </table:table-cell>
          <table:table-cell office:value-type="float" office:value="4096" calcext:value-type="float">
            <text:p>4096</text:p>
          </table:table-cell>
          <table:table-cell table:formula="of:=[.B144]-[.$B$2]" office:value-type="float" office:value="19.0063834190369" calcext:value-type="float">
            <text:p>19.006383419</text:p>
          </table:table-cell>
          <table:table-cell table:formula="of:=[.C144]/([.D144]-[.D143])" office:value-type="float" office:value="99686.4852645077" calcext:value-type="float">
            <text:p>99686.4852645077</text:p>
          </table:table-cell>
          <table:table-cell/>
          <table:table-cell office:value-type="float" office:value="1443123895.42076" calcext:value-type="float">
            <text:p>1443123895.42076</text:p>
          </table:table-cell>
          <table:table-cell table:formula="of:=[.G144]-[.$B$2]" office:value-type="float" office:value="31.2107446193695" calcext:value-type="float">
            <text:p>31.2107446194</text:p>
          </table:table-cell>
          <table:table-cell table:formula="of:=[.C144]/([.H144]-[.H143])" office:value-type="float" office:value="101693.940249916" calcext:value-type="float">
            <text:p>101693.940249916</text:p>
          </table:table-cell>
          <table:table-cell table:formula="of:=[.G144]-[.$B144]" office:value-type="float" office:value="12.2043612003326" calcext:value-type="float">
            <text:p>12.2043612003</text:p>
          </table:table-cell>
          <table:table-cell/>
          <table:table-cell office:value-type="float" office:value="1443123895.42076" calcext:value-type="float">
            <text:p>1443123895.42076</text:p>
          </table:table-cell>
          <table:table-cell table:formula="of:=[.L144]-[.$B$2]" office:value-type="float" office:value="31.2107446193695" calcext:value-type="float">
            <text:p>31.2107446194</text:p>
          </table:table-cell>
          <table:table-cell table:formula="of:=[.C144]/([.M144]-[.M143])" office:value-type="float" office:value="101693.940249916" calcext:value-type="float">
            <text:p>101693.940249916</text:p>
          </table:table-cell>
          <table:table-cell table:formula="of:=[.L144]-[.$B144]" office:value-type="float" office:value="12.2043612003326" calcext:value-type="float">
            <text:p>12.204361200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23883.25749" calcext:value-type="float">
            <text:p>1443123883.25749</text:p>
          </table:table-cell>
          <table:table-cell office:value-type="float" office:value="4096" calcext:value-type="float">
            <text:p>4096</text:p>
          </table:table-cell>
          <table:table-cell table:formula="of:=[.B145]-[.$B$2]" office:value-type="float" office:value="19.0474712848663" calcext:value-type="float">
            <text:p>19.0474712849</text:p>
          </table:table-cell>
          <table:table-cell table:formula="of:=[.C145]/([.D145]-[.D144])" office:value-type="float" office:value="99688.7990483651" calcext:value-type="float">
            <text:p>99688.7990483651</text:p>
          </table:table-cell>
          <table:table-cell/>
          <table:table-cell office:value-type="float" office:value="1443123895.46108" calcext:value-type="float">
            <text:p>1443123895.46108</text:p>
          </table:table-cell>
          <table:table-cell table:formula="of:=[.G145]-[.$B$2]" office:value-type="float" office:value="31.2510595321655" calcext:value-type="float">
            <text:p>31.2510595322</text:p>
          </table:table-cell>
          <table:table-cell table:formula="of:=[.C145]/([.H145]-[.H144])" office:value-type="float" office:value="101600.120549047" calcext:value-type="float">
            <text:p>101600.120549047</text:p>
          </table:table-cell>
          <table:table-cell table:formula="of:=[.G145]-[.$B145]" office:value-type="float" office:value="12.2035882472992" calcext:value-type="float">
            <text:p>12.2035882473</text:p>
          </table:table-cell>
          <table:table-cell/>
          <table:table-cell office:value-type="float" office:value="1443123895.46108" calcext:value-type="float">
            <text:p>1443123895.46108</text:p>
          </table:table-cell>
          <table:table-cell table:formula="of:=[.L145]-[.$B$2]" office:value-type="float" office:value="31.2510595321655" calcext:value-type="float">
            <text:p>31.2510595322</text:p>
          </table:table-cell>
          <table:table-cell table:formula="of:=[.C145]/([.M145]-[.M144])" office:value-type="float" office:value="101600.120549047" calcext:value-type="float">
            <text:p>101600.120549047</text:p>
          </table:table-cell>
          <table:table-cell table:formula="of:=[.L145]-[.$B145]" office:value-type="float" office:value="12.2035882472992" calcext:value-type="float">
            <text:p>12.203588247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23883.29858" calcext:value-type="float">
            <text:p>1443123883.29858</text:p>
          </table:table-cell>
          <table:table-cell office:value-type="float" office:value="4096" calcext:value-type="float">
            <text:p>4096</text:p>
          </table:table-cell>
          <table:table-cell table:formula="of:=[.B146]-[.$B$2]" office:value-type="float" office:value="19.0885608196259" calcext:value-type="float">
            <text:p>19.0885608196</text:p>
          </table:table-cell>
          <table:table-cell table:formula="of:=[.C146]/([.D146]-[.D145])" office:value-type="float" office:value="99684.7499970988" calcext:value-type="float">
            <text:p>99684.7499970988</text:p>
          </table:table-cell>
          <table:table-cell/>
          <table:table-cell office:value-type="float" office:value="1443123895.50137" calcext:value-type="float">
            <text:p>1443123895.50137</text:p>
          </table:table-cell>
          <table:table-cell table:formula="of:=[.G146]-[.$B$2]" office:value-type="float" office:value="31.2913501262665" calcext:value-type="float">
            <text:p>31.2913501263</text:p>
          </table:table-cell>
          <table:table-cell table:formula="of:=[.C146]/([.H146]-[.H145])" office:value-type="float" office:value="101661.444597641" calcext:value-type="float">
            <text:p>101661.444597641</text:p>
          </table:table-cell>
          <table:table-cell table:formula="of:=[.G146]-[.$B146]" office:value-type="float" office:value="12.2027893066406" calcext:value-type="float">
            <text:p>12.2027893066</text:p>
          </table:table-cell>
          <table:table-cell/>
          <table:table-cell office:value-type="float" office:value="1443123895.50137" calcext:value-type="float">
            <text:p>1443123895.50137</text:p>
          </table:table-cell>
          <table:table-cell table:formula="of:=[.L146]-[.$B$2]" office:value-type="float" office:value="31.2913501262665" calcext:value-type="float">
            <text:p>31.2913501263</text:p>
          </table:table-cell>
          <table:table-cell table:formula="of:=[.C146]/([.M146]-[.M145])" office:value-type="float" office:value="101661.444597641" calcext:value-type="float">
            <text:p>101661.444597641</text:p>
          </table:table-cell>
          <table:table-cell table:formula="of:=[.L146]-[.$B146]" office:value-type="float" office:value="12.2027893066406" calcext:value-type="float">
            <text:p>12.202789306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23883.33966" calcext:value-type="float">
            <text:p>1443123883.33966</text:p>
          </table:table-cell>
          <table:table-cell office:value-type="float" office:value="4096" calcext:value-type="float">
            <text:p>4096</text:p>
          </table:table-cell>
          <table:table-cell table:formula="of:=[.B147]-[.$B$2]" office:value-type="float" office:value="19.1296443939209" calcext:value-type="float">
            <text:p>19.1296443939</text:p>
          </table:table-cell>
          <table:table-cell table:formula="of:=[.C147]/([.D147]-[.D146])" office:value-type="float" office:value="99699.2124050442" calcext:value-type="float">
            <text:p>99699.2124050442</text:p>
          </table:table-cell>
          <table:table-cell/>
          <table:table-cell office:value-type="float" office:value="1443123895.54165" calcext:value-type="float">
            <text:p>1443123895.54165</text:p>
          </table:table-cell>
          <table:table-cell table:formula="of:=[.G147]-[.$B$2]" office:value-type="float" office:value="31.3316328525543" calcext:value-type="float">
            <text:p>31.3316328526</text:p>
          </table:table-cell>
          <table:table-cell table:formula="of:=[.C147]/([.H147]-[.H146])" office:value-type="float" office:value="101681.300583577" calcext:value-type="float">
            <text:p>101681.300583577</text:p>
          </table:table-cell>
          <table:table-cell table:formula="of:=[.G147]-[.$B147]" office:value-type="float" office:value="12.2019884586334" calcext:value-type="float">
            <text:p>12.2019884586</text:p>
          </table:table-cell>
          <table:table-cell/>
          <table:table-cell office:value-type="float" office:value="1443123895.54165" calcext:value-type="float">
            <text:p>1443123895.54165</text:p>
          </table:table-cell>
          <table:table-cell table:formula="of:=[.L147]-[.$B$2]" office:value-type="float" office:value="31.3316328525543" calcext:value-type="float">
            <text:p>31.3316328526</text:p>
          </table:table-cell>
          <table:table-cell table:formula="of:=[.C147]/([.M147]-[.M146])" office:value-type="float" office:value="101681.300583577" calcext:value-type="float">
            <text:p>101681.300583577</text:p>
          </table:table-cell>
          <table:table-cell table:formula="of:=[.L147]-[.$B147]" office:value-type="float" office:value="12.2019884586334" calcext:value-type="float">
            <text:p>12.20198845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23883.38075" calcext:value-type="float">
            <text:p>1443123883.38075</text:p>
          </table:table-cell>
          <table:table-cell office:value-type="float" office:value="4096" calcext:value-type="float">
            <text:p>4096</text:p>
          </table:table-cell>
          <table:table-cell table:formula="of:=[.B148]-[.$B$2]" office:value-type="float" office:value="19.1707355976105" calcext:value-type="float">
            <text:p>19.1707355976</text:p>
          </table:table-cell>
          <table:table-cell table:formula="of:=[.C148]/([.D148]-[.D147])" office:value-type="float" office:value="99680.701274739" calcext:value-type="float">
            <text:p>99680.701274739</text:p>
          </table:table-cell>
          <table:table-cell/>
          <table:table-cell office:value-type="float" office:value="1443123895.58194" calcext:value-type="float">
            <text:p>1443123895.58194</text:p>
          </table:table-cell>
          <table:table-cell table:formula="of:=[.G148]-[.$B$2]" office:value-type="float" office:value="31.3719205856323" calcext:value-type="float">
            <text:p>31.3719205856</text:p>
          </table:table-cell>
          <table:table-cell table:formula="of:=[.C148]/([.H148]-[.H147])" office:value-type="float" office:value="101668.664058848" calcext:value-type="float">
            <text:p>101668.664058848</text:p>
          </table:table-cell>
          <table:table-cell table:formula="of:=[.G148]-[.$B148]" office:value-type="float" office:value="12.2011849880219" calcext:value-type="float">
            <text:p>12.201184988</text:p>
          </table:table-cell>
          <table:table-cell/>
          <table:table-cell office:value-type="float" office:value="1443123895.58194" calcext:value-type="float">
            <text:p>1443123895.58194</text:p>
          </table:table-cell>
          <table:table-cell table:formula="of:=[.L148]-[.$B$2]" office:value-type="float" office:value="31.3719205856323" calcext:value-type="float">
            <text:p>31.3719205856</text:p>
          </table:table-cell>
          <table:table-cell table:formula="of:=[.C148]/([.M148]-[.M147])" office:value-type="float" office:value="101668.664058848" calcext:value-type="float">
            <text:p>101668.664058848</text:p>
          </table:table-cell>
          <table:table-cell table:formula="of:=[.L148]-[.$B148]" office:value-type="float" office:value="12.2011849880219" calcext:value-type="float">
            <text:p>12.20118498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23883.42182" calcext:value-type="float">
            <text:p>1443123883.42182</text:p>
          </table:table-cell>
          <table:table-cell office:value-type="float" office:value="4096" calcext:value-type="float">
            <text:p>4096</text:p>
          </table:table-cell>
          <table:table-cell table:formula="of:=[.B149]-[.$B$2]" office:value-type="float" office:value="19.2118062973022" calcext:value-type="float">
            <text:p>19.2118062973</text:p>
          </table:table-cell>
          <table:table-cell table:formula="of:=[.C149]/([.D149]-[.D148])" office:value-type="float" office:value="99730.4655323546" calcext:value-type="float">
            <text:p>99730.4655323546</text:p>
          </table:table-cell>
          <table:table-cell/>
          <table:table-cell office:value-type="float" office:value="1443123895.62222" calcext:value-type="float">
            <text:p>1443123895.62222</text:p>
          </table:table-cell>
          <table:table-cell table:formula="of:=[.G149]-[.$B$2]" office:value-type="float" office:value="31.412205696106" calcext:value-type="float">
            <text:p>31.4122056961</text:p>
          </table:table-cell>
          <table:table-cell table:formula="of:=[.C149]/([.H149]-[.H148])" office:value-type="float" office:value="101675.28279911" calcext:value-type="float">
            <text:p>101675.28279911</text:p>
          </table:table-cell>
          <table:table-cell table:formula="of:=[.G149]-[.$B149]" office:value-type="float" office:value="12.2003993988037" calcext:value-type="float">
            <text:p>12.2003993988</text:p>
          </table:table-cell>
          <table:table-cell/>
          <table:table-cell office:value-type="float" office:value="1443123895.62222" calcext:value-type="float">
            <text:p>1443123895.62222</text:p>
          </table:table-cell>
          <table:table-cell table:formula="of:=[.L149]-[.$B$2]" office:value-type="float" office:value="31.412205696106" calcext:value-type="float">
            <text:p>31.4122056961</text:p>
          </table:table-cell>
          <table:table-cell table:formula="of:=[.C149]/([.M149]-[.M148])" office:value-type="float" office:value="101675.28279911" calcext:value-type="float">
            <text:p>101675.28279911</text:p>
          </table:table-cell>
          <table:table-cell table:formula="of:=[.L149]-[.$B149]" office:value-type="float" office:value="12.2003993988037" calcext:value-type="float">
            <text:p>12.200399398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23883.46291" calcext:value-type="float">
            <text:p>1443123883.46291</text:p>
          </table:table-cell>
          <table:table-cell office:value-type="float" office:value="4096" calcext:value-type="float">
            <text:p>4096</text:p>
          </table:table-cell>
          <table:table-cell table:formula="of:=[.B150]-[.$B$2]" office:value-type="float" office:value="19.2528944015503" calcext:value-type="float">
            <text:p>19.2528944016</text:p>
          </table:table-cell>
          <table:table-cell table:formula="of:=[.C150]/([.D150]-[.D149])" office:value-type="float" office:value="99688.2205923313" calcext:value-type="float">
            <text:p>99688.2205923313</text:p>
          </table:table-cell>
          <table:table-cell/>
          <table:table-cell office:value-type="float" office:value="1443123895.66252" calcext:value-type="float">
            <text:p>1443123895.66252</text:p>
          </table:table-cell>
          <table:table-cell table:formula="of:=[.G150]-[.$B$2]" office:value-type="float" office:value="31.4525036811829" calcext:value-type="float">
            <text:p>31.4525036812</text:p>
          </table:table-cell>
          <table:table-cell table:formula="of:=[.C150]/([.H150]-[.H149])" office:value-type="float" office:value="101642.799067577" calcext:value-type="float">
            <text:p>101642.799067577</text:p>
          </table:table-cell>
          <table:table-cell table:formula="of:=[.G150]-[.$B150]" office:value-type="float" office:value="12.1996092796326" calcext:value-type="float">
            <text:p>12.1996092796</text:p>
          </table:table-cell>
          <table:table-cell/>
          <table:table-cell office:value-type="float" office:value="1443123895.66252" calcext:value-type="float">
            <text:p>1443123895.66252</text:p>
          </table:table-cell>
          <table:table-cell table:formula="of:=[.L150]-[.$B$2]" office:value-type="float" office:value="31.4525036811829" calcext:value-type="float">
            <text:p>31.4525036812</text:p>
          </table:table-cell>
          <table:table-cell table:formula="of:=[.C150]/([.M150]-[.M149])" office:value-type="float" office:value="101642.799067577" calcext:value-type="float">
            <text:p>101642.799067577</text:p>
          </table:table-cell>
          <table:table-cell table:formula="of:=[.L150]-[.$B150]" office:value-type="float" office:value="12.1996092796326" calcext:value-type="float">
            <text:p>12.19960927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23883.504" calcext:value-type="float">
            <text:p>1443123883.504</text:p>
          </table:table-cell>
          <table:table-cell office:value-type="float" office:value="4096" calcext:value-type="float">
            <text:p>4096</text:p>
          </table:table-cell>
          <table:table-cell table:formula="of:=[.B151]-[.$B$2]" office:value-type="float" office:value="19.2939810752869" calcext:value-type="float">
            <text:p>19.2939810753</text:p>
          </table:table-cell>
          <table:table-cell table:formula="of:=[.C151]/([.D151]-[.D150])" office:value-type="float" office:value="99691.6914292346" calcext:value-type="float">
            <text:p>99691.6914292346</text:p>
          </table:table-cell>
          <table:table-cell/>
          <table:table-cell office:value-type="float" office:value="1443123895.70281" calcext:value-type="float">
            <text:p>1443123895.70281</text:p>
          </table:table-cell>
          <table:table-cell table:formula="of:=[.G151]-[.$B$2]" office:value-type="float" office:value="31.4927966594696" calcext:value-type="float">
            <text:p>31.4927966595</text:p>
          </table:table-cell>
          <table:table-cell table:formula="of:=[.C151]/([.H151]-[.H150])" office:value-type="float" office:value="101655.429163141" calcext:value-type="float">
            <text:p>101655.429163141</text:p>
          </table:table-cell>
          <table:table-cell table:formula="of:=[.G151]-[.$B151]" office:value-type="float" office:value="12.1988155841827" calcext:value-type="float">
            <text:p>12.1988155842</text:p>
          </table:table-cell>
          <table:table-cell/>
          <table:table-cell office:value-type="float" office:value="1443123895.70281" calcext:value-type="float">
            <text:p>1443123895.70281</text:p>
          </table:table-cell>
          <table:table-cell table:formula="of:=[.L151]-[.$B$2]" office:value-type="float" office:value="31.4927966594696" calcext:value-type="float">
            <text:p>31.4927966595</text:p>
          </table:table-cell>
          <table:table-cell table:formula="of:=[.C151]/([.M151]-[.M150])" office:value-type="float" office:value="101655.429163141" calcext:value-type="float">
            <text:p>101655.429163141</text:p>
          </table:table-cell>
          <table:table-cell table:formula="of:=[.L151]-[.$B151]" office:value-type="float" office:value="12.1988155841827" calcext:value-type="float">
            <text:p>12.198815584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23883.54509" calcext:value-type="float">
            <text:p>1443123883.54509</text:p>
          </table:table-cell>
          <table:table-cell office:value-type="float" office:value="4096" calcext:value-type="float">
            <text:p>4096</text:p>
          </table:table-cell>
          <table:table-cell table:formula="of:=[.B152]-[.$B$2]" office:value-type="float" office:value="19.3350703716278" calcext:value-type="float">
            <text:p>19.3350703716</text:p>
          </table:table-cell>
          <table:table-cell table:formula="of:=[.C152]/([.D152]-[.D151])" office:value-type="float" office:value="99685.3284128559" calcext:value-type="float">
            <text:p>99685.3284128559</text:p>
          </table:table-cell>
          <table:table-cell/>
          <table:table-cell office:value-type="float" office:value="1443123895.74312" calcext:value-type="float">
            <text:p>1443123895.74312</text:p>
          </table:table-cell>
          <table:table-cell table:formula="of:=[.G152]-[.$B$2]" office:value-type="float" office:value="31.5331003665924" calcext:value-type="float">
            <text:p>31.5331003666</text:p>
          </table:table-cell>
          <table:table-cell table:formula="of:=[.C152]/([.H152]-[.H151])" office:value-type="float" office:value="101628.368515079" calcext:value-type="float">
            <text:p>101628.368515079</text:p>
          </table:table-cell>
          <table:table-cell table:formula="of:=[.G152]-[.$B152]" office:value-type="float" office:value="12.1980299949646" calcext:value-type="float">
            <text:p>12.198029995</text:p>
          </table:table-cell>
          <table:table-cell/>
          <table:table-cell office:value-type="float" office:value="1443123895.74312" calcext:value-type="float">
            <text:p>1443123895.74312</text:p>
          </table:table-cell>
          <table:table-cell table:formula="of:=[.L152]-[.$B$2]" office:value-type="float" office:value="31.5331003665924" calcext:value-type="float">
            <text:p>31.5331003666</text:p>
          </table:table-cell>
          <table:table-cell table:formula="of:=[.C152]/([.M152]-[.M151])" office:value-type="float" office:value="101628.368515079" calcext:value-type="float">
            <text:p>101628.368515079</text:p>
          </table:table-cell>
          <table:table-cell table:formula="of:=[.L152]-[.$B152]" office:value-type="float" office:value="12.1980299949646" calcext:value-type="float">
            <text:p>12.19802999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23883.58619" calcext:value-type="float">
            <text:p>1443123883.58619</text:p>
          </table:table-cell>
          <table:table-cell office:value-type="float" office:value="4096" calcext:value-type="float">
            <text:p>4096</text:p>
          </table:table-cell>
          <table:table-cell table:formula="of:=[.B153]-[.$B$2]" office:value-type="float" office:value="19.3761692047119" calcext:value-type="float">
            <text:p>19.3761692047</text:p>
          </table:table-cell>
          <table:table-cell table:formula="of:=[.C153]/([.D153]-[.D152])" office:value-type="float" office:value="99662.1970170726" calcext:value-type="float">
            <text:p>99662.1970170726</text:p>
          </table:table-cell>
          <table:table-cell/>
          <table:table-cell office:value-type="float" office:value="1443123895.7834" calcext:value-type="float">
            <text:p>1443123895.7834</text:p>
          </table:table-cell>
          <table:table-cell table:formula="of:=[.G153]-[.$B$2]" office:value-type="float" office:value="31.573380947113" calcext:value-type="float">
            <text:p>31.5733809471</text:p>
          </table:table-cell>
          <table:table-cell table:formula="of:=[.C153]/([.H153]-[.H152])" office:value-type="float" office:value="101686.717198681" calcext:value-type="float">
            <text:p>101686.717198681</text:p>
          </table:table-cell>
          <table:table-cell table:formula="of:=[.G153]-[.$B153]" office:value-type="float" office:value="12.1972117424011" calcext:value-type="float">
            <text:p>12.1972117424</text:p>
          </table:table-cell>
          <table:table-cell/>
          <table:table-cell office:value-type="float" office:value="1443123895.7834" calcext:value-type="float">
            <text:p>1443123895.7834</text:p>
          </table:table-cell>
          <table:table-cell table:formula="of:=[.L153]-[.$B$2]" office:value-type="float" office:value="31.573380947113" calcext:value-type="float">
            <text:p>31.5733809471</text:p>
          </table:table-cell>
          <table:table-cell table:formula="of:=[.C153]/([.M153]-[.M152])" office:value-type="float" office:value="101686.717198681" calcext:value-type="float">
            <text:p>101686.717198681</text:p>
          </table:table-cell>
          <table:table-cell table:formula="of:=[.L153]-[.$B153]" office:value-type="float" office:value="12.1972117424011" calcext:value-type="float">
            <text:p>12.197211742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23883.62728" calcext:value-type="float">
            <text:p>1443123883.62728</text:p>
          </table:table-cell>
          <table:table-cell office:value-type="float" office:value="4096" calcext:value-type="float">
            <text:p>4096</text:p>
          </table:table-cell>
          <table:table-cell table:formula="of:=[.B154]-[.$B$2]" office:value-type="float" office:value="19.4172570705414" calcext:value-type="float">
            <text:p>19.4172570705</text:p>
          </table:table-cell>
          <table:table-cell table:formula="of:=[.C154]/([.D154]-[.D153])" office:value-type="float" office:value="99688.7990483651" calcext:value-type="float">
            <text:p>99688.7990483651</text:p>
          </table:table-cell>
          <table:table-cell/>
          <table:table-cell office:value-type="float" office:value="1443123895.82372" calcext:value-type="float">
            <text:p>1443123895.82372</text:p>
          </table:table-cell>
          <table:table-cell table:formula="of:=[.G154]-[.$B$2]" office:value-type="float" office:value="31.6137027740479" calcext:value-type="float">
            <text:p>31.613702774</text:p>
          </table:table-cell>
          <table:table-cell table:formula="of:=[.C154]/([.H154]-[.H153])" office:value-type="float" office:value="101582.698785492" calcext:value-type="float">
            <text:p>101582.698785492</text:p>
          </table:table-cell>
          <table:table-cell table:formula="of:=[.G154]-[.$B154]" office:value-type="float" office:value="12.1964457035065" calcext:value-type="float">
            <text:p>12.1964457035</text:p>
          </table:table-cell>
          <table:table-cell/>
          <table:table-cell office:value-type="float" office:value="1443123895.82372" calcext:value-type="float">
            <text:p>1443123895.82372</text:p>
          </table:table-cell>
          <table:table-cell table:formula="of:=[.L154]-[.$B$2]" office:value-type="float" office:value="31.6137027740479" calcext:value-type="float">
            <text:p>31.613702774</text:p>
          </table:table-cell>
          <table:table-cell table:formula="of:=[.C154]/([.M154]-[.M153])" office:value-type="float" office:value="101582.698785492" calcext:value-type="float">
            <text:p>101582.698785492</text:p>
          </table:table-cell>
          <table:table-cell table:formula="of:=[.L154]-[.$B154]" office:value-type="float" office:value="12.1964457035065" calcext:value-type="float">
            <text:p>12.196445703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23883.66835" calcext:value-type="float">
            <text:p>1443123883.66835</text:p>
          </table:table-cell>
          <table:table-cell office:value-type="float" office:value="4096" calcext:value-type="float">
            <text:p>4096</text:p>
          </table:table-cell>
          <table:table-cell table:formula="of:=[.B155]-[.$B$2]" office:value-type="float" office:value="19.4583342075348" calcext:value-type="float">
            <text:p>19.4583342075</text:p>
          </table:table-cell>
          <table:table-cell table:formula="of:=[.C155]/([.D155]-[.D154])" office:value-type="float" office:value="99714.8365198212" calcext:value-type="float">
            <text:p>99714.8365198212</text:p>
          </table:table-cell>
          <table:table-cell/>
          <table:table-cell office:value-type="float" office:value="1443123895.86398" calcext:value-type="float">
            <text:p>1443123895.86398</text:p>
          </table:table-cell>
          <table:table-cell table:formula="of:=[.G155]-[.$B$2]" office:value-type="float" office:value="31.6539590358734" calcext:value-type="float">
            <text:p>31.6539590359</text:p>
          </table:table-cell>
          <table:table-cell table:formula="of:=[.C155]/([.H155]-[.H154])" office:value-type="float" office:value="101748.145859861" calcext:value-type="float">
            <text:p>101748.145859861</text:p>
          </table:table-cell>
          <table:table-cell table:formula="of:=[.G155]-[.$B155]" office:value-type="float" office:value="12.1956248283386" calcext:value-type="float">
            <text:p>12.1956248283</text:p>
          </table:table-cell>
          <table:table-cell/>
          <table:table-cell office:value-type="float" office:value="1443123895.86398" calcext:value-type="float">
            <text:p>1443123895.86398</text:p>
          </table:table-cell>
          <table:table-cell table:formula="of:=[.L155]-[.$B$2]" office:value-type="float" office:value="31.6539590358734" calcext:value-type="float">
            <text:p>31.6539590359</text:p>
          </table:table-cell>
          <table:table-cell table:formula="of:=[.C155]/([.M155]-[.M154])" office:value-type="float" office:value="101748.145859861" calcext:value-type="float">
            <text:p>101748.145859861</text:p>
          </table:table-cell>
          <table:table-cell table:formula="of:=[.L155]-[.$B155]" office:value-type="float" office:value="12.1956248283386" calcext:value-type="float">
            <text:p>12.195624828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23883.70944" calcext:value-type="float">
            <text:p>1443123883.70944</text:p>
          </table:table-cell>
          <table:table-cell office:value-type="float" office:value="4096" calcext:value-type="float">
            <text:p>4096</text:p>
          </table:table-cell>
          <table:table-cell table:formula="of:=[.B156]-[.$B$2]" office:value-type="float" office:value="19.4994196891785" calcext:value-type="float">
            <text:p>19.4994196892</text:p>
          </table:table-cell>
          <table:table-cell table:formula="of:=[.C156]/([.D156]-[.D155])" office:value-type="float" office:value="99694.5839779487" calcext:value-type="float">
            <text:p>99694.5839779487</text:p>
          </table:table-cell>
          <table:table-cell/>
          <table:table-cell office:value-type="float" office:value="1443123895.90427" calcext:value-type="float">
            <text:p>1443123895.90427</text:p>
          </table:table-cell>
          <table:table-cell table:formula="of:=[.G156]-[.$B$2]" office:value-type="float" office:value="31.694251537323" calcext:value-type="float">
            <text:p>31.6942515373</text:p>
          </table:table-cell>
          <table:table-cell table:formula="of:=[.C156]/([.H156]-[.H155])" office:value-type="float" office:value="101656.63219309" calcext:value-type="float">
            <text:p>101656.63219309</text:p>
          </table:table-cell>
          <table:table-cell table:formula="of:=[.G156]-[.$B156]" office:value-type="float" office:value="12.1948318481445" calcext:value-type="float">
            <text:p>12.1948318481</text:p>
          </table:table-cell>
          <table:table-cell/>
          <table:table-cell office:value-type="float" office:value="1443123895.90427" calcext:value-type="float">
            <text:p>1443123895.90427</text:p>
          </table:table-cell>
          <table:table-cell table:formula="of:=[.L156]-[.$B$2]" office:value-type="float" office:value="31.694251537323" calcext:value-type="float">
            <text:p>31.6942515373</text:p>
          </table:table-cell>
          <table:table-cell table:formula="of:=[.C156]/([.M156]-[.M155])" office:value-type="float" office:value="101656.63219309" calcext:value-type="float">
            <text:p>101656.63219309</text:p>
          </table:table-cell>
          <table:table-cell table:formula="of:=[.L156]-[.$B156]" office:value-type="float" office:value="12.1948318481445" calcext:value-type="float">
            <text:p>12.194831848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23883.75053" calcext:value-type="float">
            <text:p>1443123883.75053</text:p>
          </table:table-cell>
          <table:table-cell office:value-type="float" office:value="4096" calcext:value-type="float">
            <text:p>4096</text:p>
          </table:table-cell>
          <table:table-cell table:formula="of:=[.B157]-[.$B$2]" office:value-type="float" office:value="19.5405099391937" calcext:value-type="float">
            <text:p>19.5405099392</text:p>
          </table:table-cell>
          <table:table-cell table:formula="of:=[.C157]/([.D157]-[.D156])" office:value-type="float" office:value="99683.0147901013" calcext:value-type="float">
            <text:p>99683.0147901013</text:p>
          </table:table-cell>
          <table:table-cell/>
          <table:table-cell office:value-type="float" office:value="1443123895.9219" calcext:value-type="float">
            <text:p>1443123895.9219</text:p>
          </table:table-cell>
          <table:table-cell table:formula="of:=[.G157]-[.$B$2]" office:value-type="float" office:value="31.7118792533874" calcext:value-type="float">
            <text:p>31.7118792534</text:p>
          </table:table-cell>
          <table:table-cell table:formula="of:=[.C157]/([.H157]-[.H156])" office:value-type="float" office:value="232361.355550747" calcext:value-type="float">
            <text:p>232361.355550747</text:p>
          </table:table-cell>
          <table:table-cell table:formula="of:=[.G157]-[.$B157]" office:value-type="float" office:value="12.1713693141937" calcext:value-type="float">
            <text:p>12.1713693142</text:p>
          </table:table-cell>
          <table:table-cell/>
          <table:table-cell office:value-type="float" office:value="1443123895.9219" calcext:value-type="float">
            <text:p>1443123895.9219</text:p>
          </table:table-cell>
          <table:table-cell table:formula="of:=[.L157]-[.$B$2]" office:value-type="float" office:value="31.7118792533874" calcext:value-type="float">
            <text:p>31.7118792534</text:p>
          </table:table-cell>
          <table:table-cell table:formula="of:=[.C157]/([.M157]-[.M156])" office:value-type="float" office:value="232361.355550747" calcext:value-type="float">
            <text:p>232361.355550747</text:p>
          </table:table-cell>
          <table:table-cell table:formula="of:=[.L157]-[.$B157]" office:value-type="float" office:value="12.1713693141937" calcext:value-type="float">
            <text:p>12.171369314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23883.79162" calcext:value-type="float">
            <text:p>1443123883.79162</text:p>
          </table:table-cell>
          <table:table-cell office:value-type="float" office:value="4096" calcext:value-type="float">
            <text:p>4096</text:p>
          </table:table-cell>
          <table:table-cell table:formula="of:=[.B158]-[.$B$2]" office:value-type="float" office:value="19.5815992355347" calcext:value-type="float">
            <text:p>19.5815992355</text:p>
          </table:table-cell>
          <table:table-cell table:formula="of:=[.C158]/([.D158]-[.D157])" office:value-type="float" office:value="99685.3284128559" calcext:value-type="float">
            <text:p>99685.3284128559</text:p>
          </table:table-cell>
          <table:table-cell/>
          <table:table-cell office:value-type="float" office:value="1443123895.98486" calcext:value-type="float">
            <text:p>1443123895.98486</text:p>
          </table:table-cell>
          <table:table-cell table:formula="of:=[.G158]-[.$B$2]" office:value-type="float" office:value="31.7748382091522" calcext:value-type="float">
            <text:p>31.7748382092</text:p>
          </table:table-cell>
          <table:table-cell table:formula="of:=[.C158]/([.H158]-[.H157])" office:value-type="float" office:value="65058.258197668" calcext:value-type="float">
            <text:p>65058.258197668</text:p>
          </table:table-cell>
          <table:table-cell table:formula="of:=[.G158]-[.$B158]" office:value-type="float" office:value="12.1932389736176" calcext:value-type="float">
            <text:p>12.1932389736</text:p>
          </table:table-cell>
          <table:table-cell/>
          <table:table-cell office:value-type="float" office:value="1443123895.98486" calcext:value-type="float">
            <text:p>1443123895.98486</text:p>
          </table:table-cell>
          <table:table-cell table:formula="of:=[.L158]-[.$B$2]" office:value-type="float" office:value="31.7748382091522" calcext:value-type="float">
            <text:p>31.7748382092</text:p>
          </table:table-cell>
          <table:table-cell table:formula="of:=[.C158]/([.M158]-[.M157])" office:value-type="float" office:value="65058.258197668" calcext:value-type="float">
            <text:p>65058.258197668</text:p>
          </table:table-cell>
          <table:table-cell table:formula="of:=[.L158]-[.$B158]" office:value-type="float" office:value="12.1932389736176" calcext:value-type="float">
            <text:p>12.193238973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23883.83271" calcext:value-type="float">
            <text:p>1443123883.83271</text:p>
          </table:table-cell>
          <table:table-cell office:value-type="float" office:value="4096" calcext:value-type="float">
            <text:p>4096</text:p>
          </table:table-cell>
          <table:table-cell table:formula="of:=[.B159]-[.$B$2]" office:value-type="float" office:value="19.622688293457" calcext:value-type="float">
            <text:p>19.6226882935</text:p>
          </table:table-cell>
          <table:table-cell table:formula="of:=[.C159]/([.D159]-[.D158])" office:value-type="float" office:value="99685.9068353255" calcext:value-type="float">
            <text:p>99685.9068353255</text:p>
          </table:table-cell>
          <table:table-cell/>
          <table:table-cell office:value-type="float" office:value="1443123896.02519" calcext:value-type="float">
            <text:p>1443123896.02519</text:p>
          </table:table-cell>
          <table:table-cell table:formula="of:=[.G159]-[.$B$2]" office:value-type="float" office:value="31.8151745796204" calcext:value-type="float">
            <text:p>31.8151745796</text:p>
          </table:table-cell>
          <table:table-cell table:formula="of:=[.C159]/([.H159]-[.H158])" office:value-type="float" office:value="101546.072501374" calcext:value-type="float">
            <text:p>101546.072501374</text:p>
          </table:table-cell>
          <table:table-cell table:formula="of:=[.G159]-[.$B159]" office:value-type="float" office:value="12.1924862861633" calcext:value-type="float">
            <text:p>12.1924862862</text:p>
          </table:table-cell>
          <table:table-cell/>
          <table:table-cell office:value-type="float" office:value="1443123896.02519" calcext:value-type="float">
            <text:p>1443123896.02519</text:p>
          </table:table-cell>
          <table:table-cell table:formula="of:=[.L159]-[.$B$2]" office:value-type="float" office:value="31.8151745796204" calcext:value-type="float">
            <text:p>31.8151745796</text:p>
          </table:table-cell>
          <table:table-cell table:formula="of:=[.C159]/([.M159]-[.M158])" office:value-type="float" office:value="101546.072501374" calcext:value-type="float">
            <text:p>101546.072501374</text:p>
          </table:table-cell>
          <table:table-cell table:formula="of:=[.L159]-[.$B159]" office:value-type="float" office:value="12.1924862861633" calcext:value-type="float">
            <text:p>12.192486286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23883.8738" calcext:value-type="float">
            <text:p>1443123883.8738</text:p>
          </table:table-cell>
          <table:table-cell office:value-type="float" office:value="4096" calcext:value-type="float">
            <text:p>4096</text:p>
          </table:table-cell>
          <table:table-cell table:formula="of:=[.B160]-[.$B$2]" office:value-type="float" office:value="19.6637785434723" calcext:value-type="float">
            <text:p>19.6637785435</text:p>
          </table:table-cell>
          <table:table-cell table:formula="of:=[.C160]/([.D160]-[.D159])" office:value-type="float" office:value="99683.0147901013" calcext:value-type="float">
            <text:p>99683.0147901013</text:p>
          </table:table-cell>
          <table:table-cell/>
          <table:table-cell office:value-type="float" office:value="1443123896.06211" calcext:value-type="float">
            <text:p>1443123896.06211</text:p>
          </table:table-cell>
          <table:table-cell table:formula="of:=[.G160]-[.$B$2]" office:value-type="float" office:value="31.85209608078" calcext:value-type="float">
            <text:p>31.8520960808</text:p>
          </table:table-cell>
          <table:table-cell table:formula="of:=[.C160]/([.H160]-[.H159])" office:value-type="float" office:value="110938.067829007" calcext:value-type="float">
            <text:p>110938.067829007</text:p>
          </table:table-cell>
          <table:table-cell table:formula="of:=[.G160]-[.$B160]" office:value-type="float" office:value="12.1883175373077" calcext:value-type="float">
            <text:p>12.1883175373</text:p>
          </table:table-cell>
          <table:table-cell/>
          <table:table-cell office:value-type="float" office:value="1443123896.06211" calcext:value-type="float">
            <text:p>1443123896.06211</text:p>
          </table:table-cell>
          <table:table-cell table:formula="of:=[.L160]-[.$B$2]" office:value-type="float" office:value="31.85209608078" calcext:value-type="float">
            <text:p>31.8520960808</text:p>
          </table:table-cell>
          <table:table-cell table:formula="of:=[.C160]/([.M160]-[.M159])" office:value-type="float" office:value="110938.067829007" calcext:value-type="float">
            <text:p>110938.067829007</text:p>
          </table:table-cell>
          <table:table-cell table:formula="of:=[.L160]-[.$B160]" office:value-type="float" office:value="12.1883175373077" calcext:value-type="float">
            <text:p>12.188317537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23883.91489" calcext:value-type="float">
            <text:p>1443123883.91489</text:p>
          </table:table-cell>
          <table:table-cell office:value-type="float" office:value="4096" calcext:value-type="float">
            <text:p>4096</text:p>
          </table:table-cell>
          <table:table-cell table:formula="of:=[.B161]-[.$B$2]" office:value-type="float" office:value="19.7048692703247" calcext:value-type="float">
            <text:p>19.7048692703</text:p>
          </table:table-cell>
          <table:table-cell table:formula="of:=[.C161]/([.D161]-[.D160])" office:value-type="float" office:value="99681.8580189966" calcext:value-type="float">
            <text:p>99681.8580189966</text:p>
          </table:table-cell>
          <table:table-cell/>
          <table:table-cell office:value-type="float" office:value="1443123896.09905" calcext:value-type="float">
            <text:p>1443123896.09905</text:p>
          </table:table-cell>
          <table:table-cell table:formula="of:=[.G161]-[.$B$2]" office:value-type="float" office:value="31.889030456543" calcext:value-type="float">
            <text:p>31.8890304565</text:p>
          </table:table-cell>
          <table:table-cell table:formula="of:=[.C161]/([.H161]-[.H160])" office:value-type="float" office:value="110899.396981551" calcext:value-type="float">
            <text:p>110899.396981551</text:p>
          </table:table-cell>
          <table:table-cell table:formula="of:=[.G161]-[.$B161]" office:value-type="float" office:value="12.1841611862183" calcext:value-type="float">
            <text:p>12.1841611862</text:p>
          </table:table-cell>
          <table:table-cell/>
          <table:table-cell office:value-type="float" office:value="1443123896.09905" calcext:value-type="float">
            <text:p>1443123896.09905</text:p>
          </table:table-cell>
          <table:table-cell table:formula="of:=[.L161]-[.$B$2]" office:value-type="float" office:value="31.889030456543" calcext:value-type="float">
            <text:p>31.8890304565</text:p>
          </table:table-cell>
          <table:table-cell table:formula="of:=[.C161]/([.M161]-[.M160])" office:value-type="float" office:value="110899.396981551" calcext:value-type="float">
            <text:p>110899.396981551</text:p>
          </table:table-cell>
          <table:table-cell table:formula="of:=[.L161]-[.$B161]" office:value-type="float" office:value="12.1841611862183" calcext:value-type="float">
            <text:p>12.184161186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23883.95598" calcext:value-type="float">
            <text:p>1443123883.95598</text:p>
          </table:table-cell>
          <table:table-cell office:value-type="float" office:value="4096" calcext:value-type="float">
            <text:p>4096</text:p>
          </table:table-cell>
          <table:table-cell table:formula="of:=[.B162]-[.$B$2]" office:value-type="float" office:value="19.7459585666656" calcext:value-type="float">
            <text:p>19.7459585667</text:p>
          </table:table-cell>
          <table:table-cell table:formula="of:=[.C162]/([.D162]-[.D161])" office:value-type="float" office:value="99685.3284128559" calcext:value-type="float">
            <text:p>99685.3284128559</text:p>
          </table:table-cell>
          <table:table-cell/>
          <table:table-cell office:value-type="float" office:value="1443123896.13594" calcext:value-type="float">
            <text:p>1443123896.13594</text:p>
          </table:table-cell>
          <table:table-cell table:formula="of:=[.G162]-[.$B$2]" office:value-type="float" office:value="31.9259233474731" calcext:value-type="float">
            <text:p>31.9259233475</text:p>
          </table:table-cell>
          <table:table-cell table:formula="of:=[.C162]/([.H162]-[.H161])" office:value-type="float" office:value="111024.099676877" calcext:value-type="float">
            <text:p>111024.099676877</text:p>
          </table:table-cell>
          <table:table-cell table:formula="of:=[.G162]-[.$B162]" office:value-type="float" office:value="12.1799647808075" calcext:value-type="float">
            <text:p>12.1799647808</text:p>
          </table:table-cell>
          <table:table-cell/>
          <table:table-cell office:value-type="float" office:value="1443123896.13594" calcext:value-type="float">
            <text:p>1443123896.13594</text:p>
          </table:table-cell>
          <table:table-cell table:formula="of:=[.L162]-[.$B$2]" office:value-type="float" office:value="31.9259233474731" calcext:value-type="float">
            <text:p>31.9259233475</text:p>
          </table:table-cell>
          <table:table-cell table:formula="of:=[.C162]/([.M162]-[.M161])" office:value-type="float" office:value="111024.099676877" calcext:value-type="float">
            <text:p>111024.099676877</text:p>
          </table:table-cell>
          <table:table-cell table:formula="of:=[.L162]-[.$B162]" office:value-type="float" office:value="12.1799647808075" calcext:value-type="float">
            <text:p>12.179964780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23883.99706" calcext:value-type="float">
            <text:p>1443123883.99706</text:p>
          </table:table-cell>
          <table:table-cell office:value-type="float" office:value="4096" calcext:value-type="float">
            <text:p>4096</text:p>
          </table:table-cell>
          <table:table-cell table:formula="of:=[.B163]-[.$B$2]" office:value-type="float" office:value="19.7870466709137" calcext:value-type="float">
            <text:p>19.7870466709</text:p>
          </table:table-cell>
          <table:table-cell table:formula="of:=[.C163]/([.D163]-[.D162])" office:value-type="float" office:value="99688.2205923313" calcext:value-type="float">
            <text:p>99688.2205923313</text:p>
          </table:table-cell>
          <table:table-cell/>
          <table:table-cell office:value-type="float" office:value="1443123896.17294" calcext:value-type="float">
            <text:p>1443123896.17294</text:p>
          </table:table-cell>
          <table:table-cell table:formula="of:=[.G163]-[.$B$2]" office:value-type="float" office:value="31.962925195694" calcext:value-type="float">
            <text:p>31.9629251957</text:p>
          </table:table-cell>
          <table:table-cell table:formula="of:=[.C163]/([.H163]-[.H162])" office:value-type="float" office:value="110697.173167007" calcext:value-type="float">
            <text:p>110697.173167007</text:p>
          </table:table-cell>
          <table:table-cell table:formula="of:=[.G163]-[.$B163]" office:value-type="float" office:value="12.1758785247803" calcext:value-type="float">
            <text:p>12.1758785248</text:p>
          </table:table-cell>
          <table:table-cell/>
          <table:table-cell office:value-type="float" office:value="1443123896.17294" calcext:value-type="float">
            <text:p>1443123896.17294</text:p>
          </table:table-cell>
          <table:table-cell table:formula="of:=[.L163]-[.$B$2]" office:value-type="float" office:value="31.962925195694" calcext:value-type="float">
            <text:p>31.9629251957</text:p>
          </table:table-cell>
          <table:table-cell table:formula="of:=[.C163]/([.M163]-[.M162])" office:value-type="float" office:value="110697.173167007" calcext:value-type="float">
            <text:p>110697.173167007</text:p>
          </table:table-cell>
          <table:table-cell table:formula="of:=[.L163]-[.$B163]" office:value-type="float" office:value="12.1758785247803" calcext:value-type="float">
            <text:p>12.175878524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23884.03798" calcext:value-type="float">
            <text:p>1443123884.03798</text:p>
          </table:table-cell>
          <table:table-cell office:value-type="float" office:value="4096" calcext:value-type="float">
            <text:p>4096</text:p>
          </table:table-cell>
          <table:table-cell table:formula="of:=[.B164]-[.$B$2]" office:value-type="float" office:value="19.8279645442963" calcext:value-type="float">
            <text:p>19.8279645443</text:p>
          </table:table-cell>
          <table:table-cell table:formula="of:=[.C164]/([.D164]-[.D163])" office:value-type="float" office:value="100102.954073487" calcext:value-type="float">
            <text:p>100102.954073487</text:p>
          </table:table-cell>
          <table:table-cell/>
          <table:table-cell office:value-type="float" office:value="1443123896.2098" calcext:value-type="float">
            <text:p>1443123896.2098</text:p>
          </table:table-cell>
          <table:table-cell table:formula="of:=[.G164]-[.$B$2]" office:value-type="float" office:value="31.9997780323029" calcext:value-type="float">
            <text:p>31.9997780323</text:p>
          </table:table-cell>
          <table:table-cell table:formula="of:=[.C164]/([.H164]-[.H163])" office:value-type="float" office:value="111144.76867738" calcext:value-type="float">
            <text:p>111144.76867738</text:p>
          </table:table-cell>
          <table:table-cell table:formula="of:=[.G164]-[.$B164]" office:value-type="float" office:value="12.1718134880066" calcext:value-type="float">
            <text:p>12.171813488</text:p>
          </table:table-cell>
          <table:table-cell/>
          <table:table-cell office:value-type="float" office:value="1443123896.2098" calcext:value-type="float">
            <text:p>1443123896.2098</text:p>
          </table:table-cell>
          <table:table-cell table:formula="of:=[.L164]-[.$B$2]" office:value-type="float" office:value="31.9997780323029" calcext:value-type="float">
            <text:p>31.9997780323</text:p>
          </table:table-cell>
          <table:table-cell table:formula="of:=[.C164]/([.M164]-[.M163])" office:value-type="float" office:value="111144.76867738" calcext:value-type="float">
            <text:p>111144.76867738</text:p>
          </table:table-cell>
          <table:table-cell table:formula="of:=[.L164]-[.$B164]" office:value-type="float" office:value="12.1718134880066" calcext:value-type="float">
            <text:p>12.17181348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23884.07888" calcext:value-type="float">
            <text:p>1443123884.07888</text:p>
          </table:table-cell>
          <table:table-cell office:value-type="float" office:value="4096" calcext:value-type="float">
            <text:p>4096</text:p>
          </table:table-cell>
          <table:table-cell table:formula="of:=[.B165]-[.$B$2]" office:value-type="float" office:value="19.8688588142395" calcext:value-type="float">
            <text:p>19.8688588142</text:p>
          </table:table-cell>
          <table:table-cell table:formula="of:=[.C165]/([.D165]-[.D164])" office:value-type="float" office:value="100160.73170362" calcext:value-type="float">
            <text:p>100160.73170362</text:p>
          </table:table-cell>
          <table:table-cell/>
          <table:table-cell office:value-type="float" office:value="1443123896.24676" calcext:value-type="float">
            <text:p>1443123896.24676</text:p>
          </table:table-cell>
          <table:table-cell table:formula="of:=[.G165]-[.$B$2]" office:value-type="float" office:value="32.0367393493652" calcext:value-type="float">
            <text:p>32.0367393494</text:p>
          </table:table-cell>
          <table:table-cell table:formula="of:=[.C165]/([.H165]-[.H164])" office:value-type="float" office:value="110818.561824714" calcext:value-type="float">
            <text:p>110818.561824714</text:p>
          </table:table-cell>
          <table:table-cell table:formula="of:=[.G165]-[.$B165]" office:value-type="float" office:value="12.1678805351257" calcext:value-type="float">
            <text:p>12.1678805351</text:p>
          </table:table-cell>
          <table:table-cell/>
          <table:table-cell office:value-type="float" office:value="1443123896.24676" calcext:value-type="float">
            <text:p>1443123896.24676</text:p>
          </table:table-cell>
          <table:table-cell table:formula="of:=[.L165]-[.$B$2]" office:value-type="float" office:value="32.0367393493652" calcext:value-type="float">
            <text:p>32.0367393494</text:p>
          </table:table-cell>
          <table:table-cell table:formula="of:=[.C165]/([.M165]-[.M164])" office:value-type="float" office:value="110818.561824714" calcext:value-type="float">
            <text:p>110818.561824714</text:p>
          </table:table-cell>
          <table:table-cell table:formula="of:=[.L165]-[.$B165]" office:value-type="float" office:value="12.1678805351257" calcext:value-type="float">
            <text:p>12.167880535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23884.11977" calcext:value-type="float">
            <text:p>1443123884.11977</text:p>
          </table:table-cell>
          <table:table-cell office:value-type="float" office:value="4096" calcext:value-type="float">
            <text:p>4096</text:p>
          </table:table-cell>
          <table:table-cell table:formula="of:=[.B166]-[.$B$2]" office:value-type="float" office:value="19.9097506999969" calcext:value-type="float">
            <text:p>19.9097507</text:p>
          </table:table-cell>
          <table:table-cell table:formula="of:=[.C166]/([.D166]-[.D165])" office:value-type="float" office:value="100166.571536851" calcext:value-type="float">
            <text:p>100166.571536851</text:p>
          </table:table-cell>
          <table:table-cell/>
          <table:table-cell office:value-type="float" office:value="1443123896.28372" calcext:value-type="float">
            <text:p>1443123896.28372</text:p>
          </table:table-cell>
          <table:table-cell table:formula="of:=[.G166]-[.$B$2]" office:value-type="float" office:value="32.0736999511719" calcext:value-type="float">
            <text:p>32.0736999512</text:p>
          </table:table-cell>
          <table:table-cell table:formula="of:=[.C166]/([.H166]-[.H165])" office:value-type="float" office:value="110820.706368046" calcext:value-type="float">
            <text:p>110820.706368046</text:p>
          </table:table-cell>
          <table:table-cell table:formula="of:=[.G166]-[.$B166]" office:value-type="float" office:value="12.1639492511749" calcext:value-type="float">
            <text:p>12.1639492512</text:p>
          </table:table-cell>
          <table:table-cell/>
          <table:table-cell office:value-type="float" office:value="1443123896.28372" calcext:value-type="float">
            <text:p>1443123896.28372</text:p>
          </table:table-cell>
          <table:table-cell table:formula="of:=[.L166]-[.$B$2]" office:value-type="float" office:value="32.0736999511719" calcext:value-type="float">
            <text:p>32.0736999512</text:p>
          </table:table-cell>
          <table:table-cell table:formula="of:=[.C166]/([.M166]-[.M165])" office:value-type="float" office:value="110820.706368046" calcext:value-type="float">
            <text:p>110820.706368046</text:p>
          </table:table-cell>
          <table:table-cell table:formula="of:=[.L166]-[.$B166]" office:value-type="float" office:value="12.1639492511749" calcext:value-type="float">
            <text:p>12.163949251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23884.16066" calcext:value-type="float">
            <text:p>1443123884.16066</text:p>
          </table:table-cell>
          <table:table-cell office:value-type="float" office:value="4096" calcext:value-type="float">
            <text:p>4096</text:p>
          </table:table-cell>
          <table:table-cell table:formula="of:=[.B167]-[.$B$2]" office:value-type="float" office:value="19.9506411552429" calcext:value-type="float">
            <text:p>19.9506411552</text:p>
          </table:table-cell>
          <table:table-cell table:formula="of:=[.C167]/([.D167]-[.D166])" office:value-type="float" office:value="100170.075763671" calcext:value-type="float">
            <text:p>100170.075763671</text:p>
          </table:table-cell>
          <table:table-cell/>
          <table:table-cell office:value-type="float" office:value="1443123896.32063" calcext:value-type="float">
            <text:p>1443123896.32063</text:p>
          </table:table-cell>
          <table:table-cell table:formula="of:=[.G167]-[.$B$2]" office:value-type="float" office:value="32.1106104850769" calcext:value-type="float">
            <text:p>32.1106104851</text:p>
          </table:table-cell>
          <table:table-cell table:formula="of:=[.C167]/([.H167]-[.H166])" office:value-type="float" office:value="110971.030940354" calcext:value-type="float">
            <text:p>110971.030940354</text:p>
          </table:table-cell>
          <table:table-cell table:formula="of:=[.G167]-[.$B167]" office:value-type="float" office:value="12.159969329834" calcext:value-type="float">
            <text:p>12.1599693298</text:p>
          </table:table-cell>
          <table:table-cell/>
          <table:table-cell office:value-type="float" office:value="1443123896.32063" calcext:value-type="float">
            <text:p>1443123896.32063</text:p>
          </table:table-cell>
          <table:table-cell table:formula="of:=[.L167]-[.$B$2]" office:value-type="float" office:value="32.1106104850769" calcext:value-type="float">
            <text:p>32.1106104851</text:p>
          </table:table-cell>
          <table:table-cell table:formula="of:=[.C167]/([.M167]-[.M166])" office:value-type="float" office:value="110971.030940354" calcext:value-type="float">
            <text:p>110971.030940354</text:p>
          </table:table-cell>
          <table:table-cell table:formula="of:=[.L167]-[.$B167]" office:value-type="float" office:value="12.159969329834" calcext:value-type="float">
            <text:p>12.159969329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23884.20155" calcext:value-type="float">
            <text:p>1443123884.20155</text:p>
          </table:table-cell>
          <table:table-cell office:value-type="float" office:value="4096" calcext:value-type="float">
            <text:p>4096</text:p>
          </table:table-cell>
          <table:table-cell table:formula="of:=[.B168]-[.$B$2]" office:value-type="float" office:value="19.991527557373" calcext:value-type="float">
            <text:p>19.9915275574</text:p>
          </table:table-cell>
          <table:table-cell table:formula="of:=[.C168]/([.D168]-[.D167])" office:value-type="float" office:value="100180.005737944" calcext:value-type="float">
            <text:p>100180.005737944</text:p>
          </table:table-cell>
          <table:table-cell/>
          <table:table-cell office:value-type="float" office:value="1443123896.35756" calcext:value-type="float">
            <text:p>1443123896.35756</text:p>
          </table:table-cell>
          <table:table-cell table:formula="of:=[.G168]-[.$B$2]" office:value-type="float" office:value="32.1475439071655" calcext:value-type="float">
            <text:p>32.1475439072</text:p>
          </table:table-cell>
          <table:table-cell table:formula="of:=[.C168]/([.H168]-[.H167])" office:value-type="float" office:value="110902.260564199" calcext:value-type="float">
            <text:p>110902.260564199</text:p>
          </table:table-cell>
          <table:table-cell table:formula="of:=[.G168]-[.$B168]" office:value-type="float" office:value="12.1560163497925" calcext:value-type="float">
            <text:p>12.1560163498</text:p>
          </table:table-cell>
          <table:table-cell/>
          <table:table-cell office:value-type="float" office:value="1443123896.35756" calcext:value-type="float">
            <text:p>1443123896.35756</text:p>
          </table:table-cell>
          <table:table-cell table:formula="of:=[.L168]-[.$B$2]" office:value-type="float" office:value="32.1475439071655" calcext:value-type="float">
            <text:p>32.1475439072</text:p>
          </table:table-cell>
          <table:table-cell table:formula="of:=[.C168]/([.M168]-[.M167])" office:value-type="float" office:value="110902.260564199" calcext:value-type="float">
            <text:p>110902.260564199</text:p>
          </table:table-cell>
          <table:table-cell table:formula="of:=[.L168]-[.$B168]" office:value-type="float" office:value="12.1560163497925" calcext:value-type="float">
            <text:p>12.15601634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23884.24244" calcext:value-type="float">
            <text:p>1443123884.24244</text:p>
          </table:table-cell>
          <table:table-cell office:value-type="float" office:value="4096" calcext:value-type="float">
            <text:p>4096</text:p>
          </table:table-cell>
          <table:table-cell table:formula="of:=[.B169]-[.$B$2]" office:value-type="float" office:value="20.0324175357819" calcext:value-type="float">
            <text:p>20.0324175358</text:p>
          </table:table-cell>
          <table:table-cell table:formula="of:=[.C169]/([.D169]-[.D168])" office:value-type="float" office:value="100171.243893764" calcext:value-type="float">
            <text:p>100171.243893764</text:p>
          </table:table-cell>
          <table:table-cell/>
          <table:table-cell office:value-type="float" office:value="1443123896.39447" calcext:value-type="float">
            <text:p>1443123896.39447</text:p>
          </table:table-cell>
          <table:table-cell table:formula="of:=[.G169]-[.$B$2]" office:value-type="float" office:value="32.1844561100006" calcext:value-type="float">
            <text:p>32.18445611</text:p>
          </table:table-cell>
          <table:table-cell table:formula="of:=[.C169]/([.H169]-[.H168])" office:value-type="float" office:value="110966.013551133" calcext:value-type="float">
            <text:p>110966.013551133</text:p>
          </table:table-cell>
          <table:table-cell table:formula="of:=[.G169]-[.$B169]" office:value-type="float" office:value="12.1520385742188" calcext:value-type="float">
            <text:p>12.1520385742</text:p>
          </table:table-cell>
          <table:table-cell/>
          <table:table-cell office:value-type="float" office:value="1443123896.39447" calcext:value-type="float">
            <text:p>1443123896.39447</text:p>
          </table:table-cell>
          <table:table-cell table:formula="of:=[.L169]-[.$B$2]" office:value-type="float" office:value="32.1844561100006" calcext:value-type="float">
            <text:p>32.18445611</text:p>
          </table:table-cell>
          <table:table-cell table:formula="of:=[.C169]/([.M169]-[.M168])" office:value-type="float" office:value="110966.013551133" calcext:value-type="float">
            <text:p>110966.013551133</text:p>
          </table:table-cell>
          <table:table-cell table:formula="of:=[.L169]-[.$B169]" office:value-type="float" office:value="12.1520385742188" calcext:value-type="float">
            <text:p>12.15203857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4:52:24.796273651</dc:date>
    <meta:editing-duration>PT5M57S</meta:editing-duration>
    <meta:editing-cycles>2</meta:editing-cycles>
    <meta:generator>LibreOffice/4.4.2.2$Linux_X86_64 LibreOffice_project/40m0$Build-2</meta:generator>
    <meta:document-statistic meta:table-count="1" meta:cell-count="2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3.952cm" style:legend-expansion="high" chart:style-name="ch2"/>
        <chart:plot-area chart:style-name="ch3" table:cell-range-address="source_2.D1:source_2.E169 source_2.I1:source_2.I400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169" chart:label-cell-address="source_2.E1:source_2.E1" chart:class="chart:scatter">
            <chart:domain table:cell-range-address="source_2.D2:source_2.D169"/>
            <chart:data-point chart:repeated="168"/>
          </chart:series>
          <chart:series chart:style-name="ch7" chart:values-cell-range-address="source_2.I2:source_2.I400" chart:label-cell-address="source_2.I1:source_2.I1" chart:class="chart:scatter">
            <chart:domain table:cell-range-address="source_2.H2:source_2.H400"/>
            <chart:data-point chart:repeated="3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169</svg:desc>
                </draw:g>
              </table:table-cell>
              <table:table-cell office:value-type="float" office:value="0">
                <text:p>0</text:p>
                <draw:g>
                  <svg:desc>source_2.E2:source_2.E169</svg:desc>
                </draw:g>
              </table:table-cell>
              <table:table-cell office:value-type="float" office:value="0.191928148269653">
                <text:p>0.191928148269653</text:p>
                <draw:g>
                  <svg:desc>source_2.H2:source_2.H400</svg:desc>
                </draw:g>
              </table:table-cell>
              <table:table-cell office:value-type="float" office:value="0">
                <text:p>0</text:p>
                <draw:g>
                  <svg:desc>source_2.I2:source_2.I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8585071563721">
                <text:p>0.0408585071563721</text:p>
              </table:table-cell>
              <table:table-cell office:value-type="float" office:value="100248.400763247">
                <text:p>100248.400763247</text:p>
              </table:table-cell>
              <table:table-cell office:value-type="float" office:value="0.232743501663208">
                <text:p>0.232743501663208</text:p>
              </table:table-cell>
              <table:table-cell office:value-type="float" office:value="100354.39263517">
                <text:p>100354.39263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17101001739502">
                <text:p>0.0817101001739502</text:p>
              </table:table-cell>
              <table:table-cell office:value-type="float" office:value="100265.367821459">
                <text:p>100265.367821459</text:p>
              </table:table-cell>
              <table:table-cell office:value-type="float" office:value="0.273663759231567">
                <text:p>0.273663759231567</text:p>
              </table:table-cell>
              <table:table-cell office:value-type="float" office:value="100097.121655635">
                <text:p>100097.121655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2585535049438">
                <text:p>0.122585535049438</text:p>
              </table:table-cell>
              <table:table-cell office:value-type="float" office:value="100206.884953688">
                <text:p>100206.884953688</text:p>
              </table:table-cell>
              <table:table-cell office:value-type="float" office:value="0.714684247970581">
                <text:p>0.714684247970581</text:p>
              </table:table-cell>
              <table:table-cell office:value-type="float" office:value="9287.55036236859">
                <text:p>9287.55036236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496971130371">
                <text:p>0.163496971130371</text:p>
              </table:table-cell>
              <table:table-cell office:value-type="float" office:value="100118.704997232">
                <text:p>100118.704997232</text:p>
              </table:table-cell>
              <table:table-cell office:value-type="float" office:value="5.11997723579407">
                <text:p>5.11997723579407</text:p>
              </table:table-cell>
              <table:table-cell office:value-type="float" office:value="929.790597656412">
                <text:p>929.790597656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370260238647">
                <text:p>0.204370260238647</text:p>
              </table:table-cell>
              <table:table-cell office:value-type="float" office:value="100212.145617873">
                <text:p>100212.145617873</text:p>
              </table:table-cell>
              <table:table-cell office:value-type="float" office:value="9.55192613601685">
                <text:p>9.55192613601685</text:p>
              </table:table-cell>
              <table:table-cell office:value-type="float" office:value="924.198381392463">
                <text:p>924.198381392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524450302124">
                <text:p>0.24524450302124</text:p>
              </table:table-cell>
              <table:table-cell office:value-type="float" office:value="100209.807476712">
                <text:p>100209.807476712</text:p>
              </table:table-cell>
              <table:table-cell office:value-type="float" office:value="12.1422426700592">
                <text:p>12.1422426700592</text:p>
              </table:table-cell>
              <table:table-cell office:value-type="float" office:value="1581.27392778825">
                <text:p>1581.27392778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107778549194">
                <text:p>0.286107778549194</text:p>
              </table:table-cell>
              <table:table-cell office:value-type="float" office:value="100236.702689141">
                <text:p>100236.702689141</text:p>
              </table:table-cell>
              <table:table-cell office:value-type="float" office:value="12.1791381835938">
                <text:p>12.1791381835938</text:p>
              </table:table-cell>
              <table:table-cell office:value-type="float" office:value="111016.207869416">
                <text:p>111016.207869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984882354736">
                <text:p>0.326984882354736</text:p>
              </table:table-cell>
              <table:table-cell office:value-type="float" office:value="100202.793707823">
                <text:p>100202.793707823</text:p>
              </table:table-cell>
              <table:table-cell office:value-type="float" office:value="12.2160711288452">
                <text:p>12.2160711288452</text:p>
              </table:table-cell>
              <table:table-cell office:value-type="float" office:value="110903.692410979">
                <text:p>110903.692410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7860078811645">
                <text:p>0.367860078811645</text:p>
              </table:table-cell>
              <table:table-cell office:value-type="float" office:value="100207.469444655">
                <text:p>100207.469444655</text:p>
              </table:table-cell>
              <table:table-cell office:value-type="float" office:value="12.2530040740967">
                <text:p>12.2530040740967</text:p>
              </table:table-cell>
              <table:table-cell office:value-type="float" office:value="110903.692410979">
                <text:p>110903.692410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8739328384399">
                <text:p>0.408739328384399</text:p>
              </table:table-cell>
              <table:table-cell office:value-type="float" office:value="100197.534025429">
                <text:p>100197.534025429</text:p>
              </table:table-cell>
              <table:table-cell office:value-type="float" office:value="12.2899429798126">
                <text:p>12.2899429798126</text:p>
              </table:table-cell>
              <table:table-cell office:value-type="float" office:value="110885.796983212">
                <text:p>110885.796983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961142539978">
                <text:p>0.44961142539978</text:p>
              </table:table-cell>
              <table:table-cell office:value-type="float" office:value="100215.068447763">
                <text:p>100215.068447763</text:p>
              </table:table-cell>
              <table:table-cell office:value-type="float" office:value="12.32688164711">
                <text:p>12.32688164711</text:p>
              </table:table-cell>
              <table:table-cell office:value-type="float" office:value="110886.512689438">
                <text:p>110886.512689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0496635437012">
                <text:p>0.490496635437012</text:p>
              </table:table-cell>
              <table:table-cell office:value-type="float" office:value="100182.926693297">
                <text:p>100182.926693297</text:p>
              </table:table-cell>
              <table:table-cell office:value-type="float" office:value="12.3638002872467">
                <text:p>12.3638002872467</text:p>
              </table:table-cell>
              <table:table-cell office:value-type="float" office:value="110946.665013433">
                <text:p>110946.665013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1380653381348">
                <text:p>0.531380653381348</text:p>
              </table:table-cell>
              <table:table-cell office:value-type="float" office:value="100185.847818988">
                <text:p>100185.847818988</text:p>
              </table:table-cell>
              <table:table-cell office:value-type="float" office:value="12.4007334709167">
                <text:p>12.4007334709167</text:p>
              </table:table-cell>
              <table:table-cell office:value-type="float" office:value="110902.976482967">
                <text:p>110902.976482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2265386581421">
                <text:p>0.572265386581421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12.4377000331879">
                <text:p>12.4377000331879</text:p>
              </table:table-cell>
              <table:table-cell office:value-type="float" office:value="110802.837709369">
                <text:p>110802.837709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3150119781494">
                <text:p>0.613150119781494</text:p>
              </table:table-cell>
              <table:table-cell office:value-type="float" office:value="100184.095123132">
                <text:p>100184.095123132</text:p>
              </table:table-cell>
              <table:table-cell office:value-type="float" office:value="12.474634885788">
                <text:p>12.474634885788</text:p>
              </table:table-cell>
              <table:table-cell office:value-type="float" office:value="110897.965245682">
                <text:p>110897.965245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54038429260254">
                <text:p>0.654038429260254</text:p>
              </table:table-cell>
              <table:table-cell office:value-type="float" office:value="100175.332563645">
                <text:p>100175.332563645</text:p>
              </table:table-cell>
              <table:table-cell office:value-type="float" office:value="12.5115492343903">
                <text:p>12.5115492343903</text:p>
              </table:table-cell>
              <table:table-cell office:value-type="float" office:value="110959.563288768">
                <text:p>110959.563288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4924116134644">
                <text:p>0.694924116134644</text:p>
              </table:table-cell>
              <table:table-cell office:value-type="float" office:value="100181.758290716">
                <text:p>100181.758290716</text:p>
              </table:table-cell>
              <table:table-cell office:value-type="float" office:value="12.5484805107117">
                <text:p>12.5484805107117</text:p>
              </table:table-cell>
              <table:table-cell office:value-type="float" office:value="110908.704165887">
                <text:p>110908.704165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5808372497559">
                <text:p>0.735808372497559</text:p>
              </table:table-cell>
              <table:table-cell office:value-type="float" office:value="100185.263580222">
                <text:p>100185.263580222</text:p>
              </table:table-cell>
              <table:table-cell office:value-type="float" office:value="12.5854184627533">
                <text:p>12.5854184627533</text:p>
              </table:table-cell>
              <table:table-cell office:value-type="float" office:value="110888.65986355">
                <text:p>110888.65986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6683330535889">
                <text:p>0.776683330535889</text:p>
              </table:table-cell>
              <table:table-cell office:value-type="float" office:value="100208.053942441">
                <text:p>100208.053942441</text:p>
              </table:table-cell>
              <table:table-cell office:value-type="float" office:value="12.6223511695862">
                <text:p>12.6223511695862</text:p>
              </table:table-cell>
              <table:table-cell office:value-type="float" office:value="110904.408348235">
                <text:p>110904.408348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16413402557373">
                <text:p>0.816413402557373</text:p>
              </table:table-cell>
              <table:table-cell office:value-type="float" office:value="103095.710417667">
                <text:p>103095.710417667</text:p>
              </table:table-cell>
              <table:table-cell office:value-type="float" office:value="12.6592803001404">
                <text:p>12.6592803001404</text:p>
              </table:table-cell>
              <table:table-cell office:value-type="float" office:value="110915.148516386">
                <text:p>110915.148516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5559349060059">
                <text:p>0.855559349060059</text:p>
              </table:table-cell>
              <table:table-cell office:value-type="float" office:value="104634.077495584">
                <text:p>104634.077495584</text:p>
              </table:table-cell>
              <table:table-cell office:value-type="float" office:value="12.6962177753449">
                <text:p>12.6962177753449</text:p>
              </table:table-cell>
              <table:table-cell office:value-type="float" office:value="110890.091359156">
                <text:p>110890.0913591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4699096679688">
                <text:p>0.894699096679688</text:p>
              </table:table-cell>
              <table:table-cell office:value-type="float" office:value="104650.649253186">
                <text:p>104650.649253186</text:p>
              </table:table-cell>
              <table:table-cell office:value-type="float" office:value="12.7331507205963">
                <text:p>12.7331507205963</text:p>
              </table:table-cell>
              <table:table-cell office:value-type="float" office:value="110903.692410979">
                <text:p>110903.692410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3837652206421">
                <text:p>0.933837652206421</text:p>
              </table:table-cell>
              <table:table-cell office:value-type="float" office:value="104653.836731462">
                <text:p>104653.836731462</text:p>
              </table:table-cell>
              <table:table-cell office:value-type="float" office:value="12.770078420639">
                <text:p>12.770078420639</text:p>
              </table:table-cell>
              <table:table-cell office:value-type="float" office:value="110919.445166122">
                <text:p>110919.445166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2988128662109">
                <text:p>0.972988128662109</text:p>
              </table:table-cell>
              <table:table-cell office:value-type="float" office:value="104621.970683702">
                <text:p>104621.970683702</text:p>
              </table:table-cell>
              <table:table-cell office:value-type="float" office:value="12.8070688247681">
                <text:p>12.8070688247681</text:p>
              </table:table-cell>
              <table:table-cell office:value-type="float" office:value="110731.42066014">
                <text:p>110731.42066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1213502883911">
                <text:p>1.01213502883911</text:p>
              </table:table-cell>
              <table:table-cell office:value-type="float" office:value="104631.528460236">
                <text:p>104631.528460236</text:p>
              </table:table-cell>
              <table:table-cell office:value-type="float" office:value="17.1587429046631">
                <text:p>17.1587429046631</text:p>
              </table:table-cell>
              <table:table-cell office:value-type="float" office:value="941.246960318961">
                <text:p>941.246960318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5128407478333">
                <text:p>1.05128407478333</text:p>
              </table:table-cell>
              <table:table-cell office:value-type="float" office:value="104625.79358477">
                <text:p>104625.79358477</text:p>
              </table:table-cell>
              <table:table-cell office:value-type="float" office:value="18.422844171524">
                <text:p>18.422844171524</text:p>
              </table:table-cell>
              <table:table-cell office:value-type="float" office:value="3240.24673289922">
                <text:p>3240.24673289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9043216705322">
                <text:p>1.09043216705322</text:p>
              </table:table-cell>
              <table:table-cell office:value-type="float" office:value="104628.342340696">
                <text:p>104628.342340696</text:p>
              </table:table-cell>
              <table:table-cell office:value-type="float" office:value="21.7467155456543">
                <text:p>21.7467155456543</text:p>
              </table:table-cell>
              <table:table-cell office:value-type="float" office:value="1232.29798598082">
                <text:p>1232.29798598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957000732422">
                <text:p>1.12957000732422</text:p>
              </table:table-cell>
              <table:table-cell office:value-type="float" office:value="104655.74931163">
                <text:p>104655.74931163</text:p>
              </table:table-cell>
              <table:table-cell office:value-type="float" office:value="21.7870125770569">
                <text:p>21.7870125770569</text:p>
              </table:table-cell>
              <table:table-cell office:value-type="float" office:value="101645.204558094">
                <text:p>101645.204558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87171459198">
                <text:p>1.1687171459198</text:p>
              </table:table-cell>
              <table:table-cell office:value-type="float" office:value="104630.891220805">
                <text:p>104630.891220805</text:p>
              </table:table-cell>
              <table:table-cell office:value-type="float" office:value="21.8239212036133">
                <text:p>21.8239212036133</text:p>
              </table:table-cell>
              <table:table-cell office:value-type="float" office:value="110976.765655078">
                <text:p>110976.765655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0785856246948">
                <text:p>1.20785856246948</text:p>
              </table:table-cell>
              <table:table-cell office:value-type="float" office:value="104646.187109782">
                <text:p>104646.187109782</text:p>
              </table:table-cell>
              <table:table-cell office:value-type="float" office:value="21.8608958721161">
                <text:p>21.8608958721161</text:p>
              </table:table-cell>
              <table:table-cell office:value-type="float" office:value="110778.545578819">
                <text:p>110778.545578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699854850769">
                <text:p>1.24699854850769</text:p>
              </table:table-cell>
              <table:table-cell office:value-type="float" office:value="104650.01178083">
                <text:p>104650.01178083</text:p>
              </table:table-cell>
              <table:table-cell office:value-type="float" office:value="21.8978335857391">
                <text:p>21.8978335857391</text:p>
              </table:table-cell>
              <table:table-cell office:value-type="float" office:value="110889.375606733">
                <text:p>110889.375606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613376617432">
                <text:p>1.28613376617432</text:p>
              </table:table-cell>
              <table:table-cell office:value-type="float" office:value="104662.762703707">
                <text:p>104662.762703707</text:p>
              </table:table-cell>
              <table:table-cell office:value-type="float" office:value="21.9347558021545">
                <text:p>21.9347558021545</text:p>
              </table:table-cell>
              <table:table-cell office:value-type="float" office:value="110935.918741081">
                <text:p>110935.918741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527041435242">
                <text:p>1.32527041435242</text:p>
              </table:table-cell>
              <table:table-cell office:value-type="float" office:value="104658.937100596">
                <text:p>104658.937100596</text:p>
              </table:table-cell>
              <table:table-cell office:value-type="float" office:value="21.9717025756836">
                <text:p>21.9717025756836</text:p>
              </table:table-cell>
              <table:table-cell office:value-type="float" office:value="110862.183859685">
                <text:p>110862.183859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440801620483">
                <text:p>1.36440801620483</text:p>
              </table:table-cell>
              <table:table-cell office:value-type="float" office:value="104656.386853888">
                <text:p>104656.386853888</text:p>
              </table:table-cell>
              <table:table-cell office:value-type="float" office:value="22.0086393356323">
                <text:p>22.0086393356323</text:p>
              </table:table-cell>
              <table:table-cell office:value-type="float" office:value="110892.238671865">
                <text:p>110892.238671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0354490280151">
                <text:p>1.40354490280151</text:p>
              </table:table-cell>
              <table:table-cell office:value-type="float" office:value="104658.299527267">
                <text:p>104658.299527267</text:p>
              </table:table-cell>
              <table:table-cell office:value-type="float" office:value="22.0455806255341">
                <text:p>22.0455806255341</text:p>
              </table:table-cell>
              <table:table-cell office:value-type="float" office:value="110878.640429061">
                <text:p>110878.640429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268393516541">
                <text:p>1.44268393516541</text:p>
              </table:table-cell>
              <table:table-cell office:value-type="float" office:value="104652.561716851">
                <text:p>104652.561716851</text:p>
              </table:table-cell>
              <table:table-cell office:value-type="float" office:value="22.0825083255768">
                <text:p>22.0825083255768</text:p>
              </table:table-cell>
              <table:table-cell office:value-type="float" office:value="110919.445166122">
                <text:p>110919.445166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181962966919">
                <text:p>1.48181962966919</text:p>
              </table:table-cell>
              <table:table-cell office:value-type="float" office:value="104661.487471596">
                <text:p>104661.487471596</text:p>
              </table:table-cell>
              <table:table-cell office:value-type="float" office:value="22.119448184967">
                <text:p>22.119448184967</text:p>
              </table:table-cell>
              <table:table-cell office:value-type="float" office:value="110882.934250695">
                <text:p>110882.934250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095532417297">
                <text:p>1.52095532417297</text:p>
              </table:table-cell>
              <table:table-cell office:value-type="float" office:value="104661.487471596">
                <text:p>104661.487471596</text:p>
              </table:table-cell>
              <table:table-cell office:value-type="float" office:value="22.1563115119934">
                <text:p>22.1563115119934</text:p>
              </table:table-cell>
              <table:table-cell office:value-type="float" office:value="111113.139545713">
                <text:p>111113.13954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009078025818">
                <text:p>1.56009078025818</text:p>
              </table:table-cell>
              <table:table-cell office:value-type="float" office:value="104662.125083767">
                <text:p>104662.125083767</text:p>
              </table:table-cell>
              <table:table-cell office:value-type="float" office:value="22.1933026313782">
                <text:p>22.1933026313782</text:p>
              </table:table-cell>
              <table:table-cell office:value-type="float" office:value="110729.279571001">
                <text:p>110729.279571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9922790527344">
                <text:p>1.59922790527344</text:p>
              </table:table-cell>
              <table:table-cell office:value-type="float" office:value="104657.661961706">
                <text:p>104657.661961706</text:p>
              </table:table-cell>
              <table:table-cell office:value-type="float" office:value="22.2302224636078">
                <text:p>22.2302224636078</text:p>
              </table:table-cell>
              <table:table-cell office:value-type="float" office:value="110943.082691327">
                <text:p>110943.082691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3836789131165">
                <text:p>1.63836789131165</text:p>
              </table:table-cell>
              <table:table-cell office:value-type="float" office:value="104650.01178083">
                <text:p>104650.01178083</text:p>
              </table:table-cell>
              <table:table-cell office:value-type="float" office:value="22.2671620845795">
                <text:p>22.2671620845795</text:p>
              </table:table-cell>
              <table:table-cell office:value-type="float" office:value="110883.649919967">
                <text:p>110883.6499199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750597000122">
                <text:p>1.67750597000122</text:p>
              </table:table-cell>
              <table:table-cell office:value-type="float" office:value="104655.11177714">
                <text:p>104655.11177714</text:p>
              </table:table-cell>
              <table:table-cell office:value-type="float" office:value="22.3040819168091">
                <text:p>22.3040819168091</text:p>
              </table:table-cell>
              <table:table-cell office:value-type="float" office:value="110943.082691327">
                <text:p>110943.082691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1664452552795">
                <text:p>1.71664452552795</text:p>
              </table:table-cell>
              <table:table-cell office:value-type="float" office:value="104653.836731462">
                <text:p>104653.836731462</text:p>
              </table:table-cell>
              <table:table-cell office:value-type="float" office:value="22.3410239219666">
                <text:p>22.3410239219666</text:p>
              </table:table-cell>
              <table:table-cell office:value-type="float" office:value="110876.493642947">
                <text:p>110876.493642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5578427314758">
                <text:p>1.75578427314758</text:p>
              </table:table-cell>
              <table:table-cell office:value-type="float" office:value="104650.649253186">
                <text:p>104650.649253186</text:p>
              </table:table-cell>
              <table:table-cell office:value-type="float" office:value="22.3779699802399">
                <text:p>22.3779699802399</text:p>
              </table:table-cell>
              <table:table-cell office:value-type="float" office:value="110864.330091699">
                <text:p>110864.330091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9467630386353">
                <text:p>1.79467630386353</text:p>
              </table:table-cell>
              <table:table-cell office:value-type="float" office:value="105317.205725671">
                <text:p>105317.205725671</text:p>
              </table:table-cell>
              <table:table-cell office:value-type="float" office:value="22.4148952960968">
                <text:p>22.4148952960968</text:p>
              </table:table-cell>
              <table:table-cell office:value-type="float" office:value="110926.606988817">
                <text:p>110926.606988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3205890655518">
                <text:p>1.83205890655518</text:p>
              </table:table-cell>
              <table:table-cell office:value-type="float" office:value="109569.684962435">
                <text:p>109569.684962435</text:p>
              </table:table-cell>
              <table:table-cell office:value-type="float" office:value="22.4518291950226">
                <text:p>22.4518291950226</text:p>
              </table:table-cell>
              <table:table-cell office:value-type="float" office:value="110900.82875439">
                <text:p>110900.82875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943316459656">
                <text:p>1.86943316459656</text:p>
              </table:table-cell>
              <table:table-cell office:value-type="float" office:value="109594.148878214">
                <text:p>109594.148878214</text:p>
              </table:table-cell>
              <table:table-cell office:value-type="float" office:value="22.4887568950653">
                <text:p>22.4887568950653</text:p>
              </table:table-cell>
              <table:table-cell office:value-type="float" office:value="110919.445166122">
                <text:p>110919.445166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0680718421936">
                <text:p>1.90680718421936</text:p>
              </table:table-cell>
              <table:table-cell office:value-type="float" office:value="109594.848007757">
                <text:p>109594.848007757</text:p>
              </table:table-cell>
              <table:table-cell office:value-type="float" office:value="22.5257208347321">
                <text:p>22.5257208347321</text:p>
              </table:table-cell>
              <table:table-cell office:value-type="float" office:value="110810.699209226">
                <text:p>110810.6992092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4418096542358">
                <text:p>1.94418096542358</text:p>
              </table:table-cell>
              <table:table-cell office:value-type="float" office:value="109595.54714622">
                <text:p>109595.54714622</text:p>
              </table:table-cell>
              <table:table-cell office:value-type="float" office:value="22.5626051425934">
                <text:p>22.5626051425934</text:p>
              </table:table-cell>
              <table:table-cell office:value-type="float" office:value="111049.935257007">
                <text:p>111049.935257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8154425621033">
                <text:p>1.98154425621033</text:p>
              </table:table-cell>
              <table:table-cell office:value-type="float" office:value="109626.318071889">
                <text:p>109626.318071889</text:p>
              </table:table-cell>
              <table:table-cell office:value-type="float" office:value="22.599541425705">
                <text:p>22.599541425705</text:p>
              </table:table-cell>
              <table:table-cell office:value-type="float" office:value="110893.670259873">
                <text:p>110893.670259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1892757415771">
                <text:p>2.01892757415771</text:p>
              </table:table-cell>
              <table:table-cell office:value-type="float" office:value="109567.588563557">
                <text:p>109567.588563557</text:p>
              </table:table-cell>
              <table:table-cell office:value-type="float" office:value="22.6364467144012">
                <text:p>22.6364467144012</text:p>
              </table:table-cell>
              <table:table-cell office:value-type="float" office:value="110986.802832188">
                <text:p>110986.802832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5630469322205">
                <text:p>2.05630469322205</text:p>
              </table:table-cell>
              <table:table-cell office:value-type="float" office:value="109585.760019391">
                <text:p>109585.760019391</text:p>
              </table:table-cell>
              <table:table-cell office:value-type="float" office:value="22.6734046936035">
                <text:p>22.6734046936035</text:p>
              </table:table-cell>
              <table:table-cell office:value-type="float" office:value="110828.570403773">
                <text:p>110828.570403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9366917610168">
                <text:p>2.09366917610168</text:p>
              </table:table-cell>
              <table:table-cell office:value-type="float" office:value="109622.820505622">
                <text:p>109622.820505622</text:p>
              </table:table-cell>
              <table:table-cell office:value-type="float" office:value="22.7103381156921">
                <text:p>22.7103381156921</text:p>
              </table:table-cell>
              <table:table-cell office:value-type="float" office:value="110902.260564199">
                <text:p>110902.260564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3103532791138">
                <text:p>2.13103532791138</text:p>
              </table:table-cell>
              <table:table-cell office:value-type="float" office:value="109617.924287765">
                <text:p>109617.924287765</text:p>
              </table:table-cell>
              <table:table-cell office:value-type="float" office:value="22.7472767829895">
                <text:p>22.7472767829895</text:p>
              </table:table-cell>
              <table:table-cell office:value-type="float" office:value="110886.512689438">
                <text:p>110886.512689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6839957237244">
                <text:p>2.16839957237244</text:p>
              </table:table-cell>
              <table:table-cell office:value-type="float" office:value="109623.520001021">
                <text:p>109623.520001021</text:p>
              </table:table-cell>
              <table:table-cell office:value-type="float" office:value="22.7841100692749">
                <text:p>22.7841100692749</text:p>
              </table:table-cell>
              <table:table-cell office:value-type="float" office:value="111203.76195223">
                <text:p>111203.761952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0576596260071">
                <text:p>2.20576596260071</text:p>
              </table:table-cell>
              <table:table-cell office:value-type="float" office:value="109617.224863775">
                <text:p>109617.224863775</text:p>
              </table:table-cell>
              <table:table-cell office:value-type="float" office:value="25.7984211444855">
                <text:p>25.7984211444855</text:p>
              </table:table-cell>
              <table:table-cell office:value-type="float" office:value="1358.85112644317">
                <text:p>1358.85112644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312877655029">
                <text:p>2.24312877655029</text:p>
              </table:table-cell>
              <table:table-cell office:value-type="float" office:value="109627.717160889">
                <text:p>109627.717160889</text:p>
              </table:table-cell>
              <table:table-cell office:value-type="float" office:value="27.1465463638306">
                <text:p>27.1465463638306</text:p>
              </table:table-cell>
              <table:table-cell office:value-type="float" office:value="3038.29343240816">
                <text:p>3038.29343240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8049039840698">
                <text:p>2.28049039840698</text:p>
              </table:table-cell>
              <table:table-cell office:value-type="float" office:value="109631.215039628">
                <text:p>109631.215039628</text:p>
              </table:table-cell>
              <table:table-cell office:value-type="float" office:value="27.2798812389374">
                <text:p>27.2798812389374</text:p>
              </table:table-cell>
              <table:table-cell office:value-type="float" office:value="30719.6447794981">
                <text:p>30719.6447794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1785655021667">
                <text:p>2.31785655021667</text:p>
              </table:table-cell>
              <table:table-cell office:value-type="float" office:value="109617.924287765">
                <text:p>109617.924287765</text:p>
              </table:table-cell>
              <table:table-cell office:value-type="float" office:value="27.3549764156342">
                <text:p>27.3549764156342</text:p>
              </table:table-cell>
              <table:table-cell office:value-type="float" office:value="54544.1156166262">
                <text:p>54544.1156166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5522055625916">
                <text:p>2.35522055625916</text:p>
              </table:table-cell>
              <table:table-cell office:value-type="float" office:value="109624.219505347">
                <text:p>109624.219505347</text:p>
              </table:table-cell>
              <table:table-cell office:value-type="float" office:value="27.4059190750122">
                <text:p>27.4059190750122</text:p>
              </table:table-cell>
              <table:table-cell office:value-type="float" office:value="80404.1259331021">
                <text:p>80404.1259331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9258337020874">
                <text:p>2.39258337020874</text:p>
              </table:table-cell>
              <table:table-cell office:value-type="float" office:value="109627.717160889">
                <text:p>109627.717160889</text:p>
              </table:table-cell>
              <table:table-cell office:value-type="float" office:value="27.4568626880646">
                <text:p>27.4568626880646</text:p>
              </table:table-cell>
              <table:table-cell office:value-type="float" office:value="80402.620752271">
                <text:p>80402.620752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2994570732117">
                <text:p>2.42994570732117</text:p>
              </table:table-cell>
              <table:table-cell office:value-type="float" office:value="109629.116285599">
                <text:p>109629.116285599</text:p>
              </table:table-cell>
              <table:table-cell office:value-type="float" office:value="27.5078055858612">
                <text:p>27.5078055858612</text:p>
              </table:table-cell>
              <table:table-cell office:value-type="float" office:value="80403.749632611">
                <text:p>80403.7496326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6728086471558">
                <text:p>2.46728086471558</text:p>
              </table:table-cell>
              <table:table-cell office:value-type="float" office:value="109708.925470162">
                <text:p>109708.925470162</text:p>
              </table:table-cell>
              <table:table-cell office:value-type="float" office:value="27.5587403774261">
                <text:p>27.5587403774261</text:p>
              </table:table-cell>
              <table:table-cell office:value-type="float" office:value="80416.5458256099">
                <text:p>80416.54582560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0465726852417">
                <text:p>2.50465726852417</text:p>
              </table:table-cell>
              <table:table-cell office:value-type="float" office:value="109587.857113697">
                <text:p>109587.857113697</text:p>
              </table:table-cell>
              <table:table-cell office:value-type="float" office:value="27.60968708992">
                <text:p>27.60968708992</text:p>
              </table:table-cell>
              <table:table-cell office:value-type="float" office:value="80397.7293037448">
                <text:p>80397.7293037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4202008247375">
                <text:p>2.54202008247375</text:p>
              </table:table-cell>
              <table:table-cell office:value-type="float" office:value="109627.717160889">
                <text:p>109627.717160889</text:p>
              </table:table-cell>
              <table:table-cell office:value-type="float" office:value="27.6606335639954">
                <text:p>27.6606335639954</text:p>
              </table:table-cell>
              <table:table-cell office:value-type="float" office:value="80398.1055478859">
                <text:p>80398.1055478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7939219474792">
                <text:p>2.57939219474792</text:p>
              </table:table-cell>
              <table:table-cell office:value-type="float" office:value="109600.441365231">
                <text:p>109600.441365231</text:p>
              </table:table-cell>
              <table:table-cell office:value-type="float" office:value="27.7115745544434">
                <text:p>27.7115745544434</text:p>
              </table:table-cell>
              <table:table-cell office:value-type="float" office:value="80406.7601351668">
                <text:p>80406.7601351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1676263809204">
                <text:p>2.61676263809204</text:p>
              </table:table-cell>
              <table:table-cell office:value-type="float" office:value="109605.336021385">
                <text:p>109605.336021385</text:p>
              </table:table-cell>
              <table:table-cell office:value-type="float" office:value="27.7625184059143">
                <text:p>27.7625184059143</text:p>
              </table:table-cell>
              <table:table-cell office:value-type="float" office:value="80402.2444658686">
                <text:p>80402.2444658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5413618087769">
                <text:p>2.65413618087769</text:p>
              </table:table-cell>
              <table:table-cell office:value-type="float" office:value="109596.246293603">
                <text:p>109596.246293603</text:p>
              </table:table-cell>
              <table:table-cell office:value-type="float" office:value="27.813469171524">
                <text:p>27.813469171524</text:p>
              </table:table-cell>
              <table:table-cell office:value-type="float" office:value="80391.3336920867">
                <text:p>80391.3336920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9150018692017">
                <text:p>2.69150018692017</text:p>
              </table:table-cell>
              <table:table-cell office:value-type="float" office:value="109624.219505347">
                <text:p>109624.219505347</text:p>
              </table:table-cell>
              <table:table-cell office:value-type="float" office:value="27.8606131076813">
                <text:p>27.8606131076813</text:p>
              </table:table-cell>
              <table:table-cell office:value-type="float" office:value="86882.8598940001">
                <text:p>86882.859894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2886252403259">
                <text:p>2.72886252403259</text:p>
              </table:table-cell>
              <table:table-cell office:value-type="float" office:value="109629.116285599">
                <text:p>109629.116285599</text:p>
              </table:table-cell>
              <table:table-cell office:value-type="float" office:value="27.9078323841095">
                <text:p>27.9078323841095</text:p>
              </table:table-cell>
              <table:table-cell office:value-type="float" office:value="86744.2347666269">
                <text:p>86744.2347666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6622653007507">
                <text:p>2.76622653007507</text:p>
              </table:table-cell>
              <table:table-cell office:value-type="float" office:value="109624.219505347">
                <text:p>109624.219505347</text:p>
              </table:table-cell>
              <table:table-cell office:value-type="float" office:value="27.9549610614777">
                <text:p>27.9549610614777</text:p>
              </table:table-cell>
              <table:table-cell office:value-type="float" office:value="86910.9898417581">
                <text:p>86910.9898417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8086514472961">
                <text:p>15.8086514472961</text:p>
              </table:table-cell>
              <table:table-cell office:value-type="float" office:value="314.052028361052">
                <text:p>314.052028361052</text:p>
              </table:table-cell>
              <table:table-cell office:value-type="float" office:value="28.002112865448">
                <text:p>28.002112865448</text:p>
              </table:table-cell>
              <table:table-cell office:value-type="float" office:value="86868.3625037291">
                <text:p>86868.3625037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8599834442139">
                <text:p>15.8599834442139</text:p>
              </table:table-cell>
              <table:table-cell office:value-type="float" office:value="79794.2851622372">
                <text:p>79794.2851622372</text:p>
              </table:table-cell>
              <table:table-cell office:value-type="float" office:value="28.0492615699768">
                <text:p>28.0492615699768</text:p>
              </table:table-cell>
              <table:table-cell office:value-type="float" office:value="86874.0730192763">
                <text:p>86874.0730192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9113130569458">
                <text:p>15.9113130569458</text:p>
              </table:table-cell>
              <table:table-cell office:value-type="float" office:value="79797.9914906267">
                <text:p>79797.9914906267</text:p>
              </table:table-cell>
              <table:table-cell office:value-type="float" office:value="28.0964105129242">
                <text:p>28.0964105129242</text:p>
              </table:table-cell>
              <table:table-cell office:value-type="float" office:value="86873.6337221944">
                <text:p>86873.6337221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9626448154449">
                <text:p>15.9626448154449</text:p>
              </table:table-cell>
              <table:table-cell office:value-type="float" office:value="79794.655779583">
                <text:p>79794.655779583</text:p>
              </table:table-cell>
              <table:table-cell office:value-type="float" office:value="28.1435594558716">
                <text:p>28.1435594558716</text:p>
              </table:table-cell>
              <table:table-cell office:value-type="float" office:value="86873.6337221944">
                <text:p>86873.63372219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0139710903168">
                <text:p>16.0139710903168</text:p>
              </table:table-cell>
              <table:table-cell office:value-type="float" office:value="79803.1809288455">
                <text:p>79803.1809288455</text:p>
              </table:table-cell>
              <table:table-cell office:value-type="float" office:value="28.1906530857086">
                <text:p>28.1906530857086</text:p>
              </table:table-cell>
              <table:table-cell office:value-type="float" office:value="86975.6698341982">
                <text:p>86975.6698341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0652976036072">
                <text:p>16.0652976036072</text:p>
              </table:table-cell>
              <table:table-cell office:value-type="float" office:value="79802.8102323032">
                <text:p>79802.8102323032</text:p>
              </table:table-cell>
              <table:table-cell office:value-type="float" office:value="28.2378187179565">
                <text:p>28.2378187179565</text:p>
              </table:table-cell>
              <table:table-cell office:value-type="float" office:value="86842.893962907">
                <text:p>86842.8939629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1166245937347">
                <text:p>16.1166245937347</text:p>
              </table:table-cell>
              <table:table-cell office:value-type="float" office:value="79802.0688495501">
                <text:p>79802.0688495501</text:p>
              </table:table-cell>
              <table:table-cell office:value-type="float" office:value="28.2849504947662">
                <text:p>28.2849504947662</text:p>
              </table:table-cell>
              <table:table-cell office:value-type="float" office:value="86905.2744720135">
                <text:p>86905.2744720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1679372787476">
                <text:p>16.1679372787476</text:p>
              </table:table-cell>
              <table:table-cell office:value-type="float" office:value="79824.3163260091">
                <text:p>79824.3163260091</text:p>
              </table:table-cell>
              <table:table-cell office:value-type="float" office:value="28.3321008682251">
                <text:p>28.3321008682251</text:p>
              </table:table-cell>
              <table:table-cell office:value-type="float" office:value="86870.9980329991">
                <text:p>86870.9980329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192466259003">
                <text:p>16.2192466259003</text:p>
              </table:table-cell>
              <table:table-cell office:value-type="float" office:value="79829.5091888275">
                <text:p>79829.5091888275</text:p>
              </table:table-cell>
              <table:table-cell office:value-type="float" office:value="28.3792703151703">
                <text:p>28.3792703151703</text:p>
              </table:table-cell>
              <table:table-cell office:value-type="float" office:value="86835.8707864317">
                <text:p>86835.8707864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705812454224">
                <text:p>16.2705812454224</text:p>
              </table:table-cell>
              <table:table-cell office:value-type="float" office:value="79790.2085986448">
                <text:p>79790.2085986448</text:p>
              </table:table-cell>
              <table:table-cell office:value-type="float" office:value="28.4263353347778">
                <text:p>28.4263353347778</text:p>
              </table:table-cell>
              <table:table-cell office:value-type="float" office:value="87028.541242623">
                <text:p>87028.541242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3219122886658">
                <text:p>16.3219122886658</text:p>
              </table:table-cell>
              <table:table-cell office:value-type="float" office:value="79795.7676522773">
                <text:p>79795.7676522773</text:p>
              </table:table-cell>
              <table:table-cell office:value-type="float" office:value="28.4735956192017">
                <text:p>28.4735956192017</text:p>
              </table:table-cell>
              <table:table-cell office:value-type="float" office:value="86668.966341109">
                <text:p>86668.966341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373242855072">
                <text:p>16.373242855072</text:p>
              </table:table-cell>
              <table:table-cell office:value-type="float" office:value="79796.5089179548">
                <text:p>79796.5089179548</text:p>
              </table:table-cell>
              <table:table-cell office:value-type="float" office:value="28.5207223892212">
                <text:p>28.5207223892212</text:p>
              </table:table-cell>
              <table:table-cell office:value-type="float" office:value="86914.5073660353">
                <text:p>86914.5073660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4245748519897">
                <text:p>16.4245748519897</text:p>
              </table:table-cell>
              <table:table-cell office:value-type="float" office:value="79794.2851622372">
                <text:p>79794.2851622372</text:p>
              </table:table-cell>
              <table:table-cell office:value-type="float" office:value="28.5678753852844">
                <text:p>28.5678753852844</text:p>
              </table:table-cell>
              <table:table-cell office:value-type="float" office:value="86866.1663514921">
                <text:p>86866.16635149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4759082794189">
                <text:p>16.4759082794189</text:p>
              </table:table-cell>
              <table:table-cell office:value-type="float" office:value="79792.0615304587">
                <text:p>79792.0615304587</text:p>
              </table:table-cell>
              <table:table-cell office:value-type="float" office:value="28.6150183677673">
                <text:p>28.6150183677673</text:p>
              </table:table-cell>
              <table:table-cell office:value-type="float" office:value="86884.6174822487">
                <text:p>86884.61748224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5272407531738">
                <text:p>16.5272407531738</text:p>
              </table:table-cell>
              <table:table-cell office:value-type="float" office:value="79793.5439378739">
                <text:p>79793.5439378739</text:p>
              </table:table-cell>
              <table:table-cell office:value-type="float" office:value="28.6621525287628">
                <text:p>28.6621525287628</text:p>
              </table:table-cell>
              <table:table-cell office:value-type="float" office:value="86900.8785452338">
                <text:p>86900.8785452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5785734653473">
                <text:p>16.5785734653473</text:p>
              </table:table-cell>
              <table:table-cell office:value-type="float" office:value="79793.1733308562">
                <text:p>79793.1733308562</text:p>
              </table:table-cell>
              <table:table-cell office:value-type="float" office:value="28.7093195915222">
                <text:p>28.7093195915222</text:p>
              </table:table-cell>
              <table:table-cell office:value-type="float" office:value="86840.2601386017">
                <text:p>86840.2601386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6299042701721">
                <text:p>16.6299042701721</text:p>
              </table:table-cell>
              <table:table-cell office:value-type="float" office:value="79796.1382833946">
                <text:p>79796.1382833946</text:p>
              </table:table-cell>
              <table:table-cell office:value-type="float" office:value="28.7564628124237">
                <text:p>28.7564628124237</text:p>
              </table:table-cell>
              <table:table-cell office:value-type="float" office:value="86884.17807852">
                <text:p>86884.17807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6812386512756">
                <text:p>16.6812386512756</text:p>
              </table:table-cell>
              <table:table-cell office:value-type="float" office:value="79790.5791781229">
                <text:p>79790.5791781229</text:p>
              </table:table-cell>
              <table:table-cell office:value-type="float" office:value="28.8036894798279">
                <text:p>28.8036894798279</text:p>
              </table:table-cell>
              <table:table-cell office:value-type="float" office:value="86730.6592892878">
                <text:p>86730.65928928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7325706481934">
                <text:p>16.7325706481934</text:p>
              </table:table-cell>
              <table:table-cell office:value-type="float" office:value="79794.2851622372">
                <text:p>79794.2851622372</text:p>
              </table:table-cell>
              <table:table-cell office:value-type="float" office:value="28.8479316234589">
                <text:p>28.8479316234589</text:p>
              </table:table-cell>
              <table:table-cell office:value-type="float" office:value="92581.4091234877">
                <text:p>92581.40912348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7839045524597">
                <text:p>16.7839045524597</text:p>
              </table:table-cell>
              <table:table-cell office:value-type="float" office:value="79791.3203474061">
                <text:p>79791.3203474061</text:p>
              </table:table-cell>
              <table:table-cell office:value-type="float" office:value="28.8922743797302">
                <text:p>28.8922743797302</text:p>
              </table:table-cell>
              <table:table-cell office:value-type="float" office:value="92371.3441477092">
                <text:p>92371.34414770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8325891494751">
                <text:p>16.8325891494751</text:p>
              </table:table-cell>
              <table:table-cell office:value-type="float" office:value="84133.3861448202">
                <text:p>84133.3861448202</text:p>
              </table:table-cell>
              <table:table-cell office:value-type="float" office:value="28.9366190433502">
                <text:p>28.9366190433502</text:p>
              </table:table-cell>
              <table:table-cell office:value-type="float" office:value="92367.3710798677">
                <text:p>92367.37107986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8809113502502">
                <text:p>16.8809113502502</text:p>
              </table:table-cell>
              <table:table-cell office:value-type="float" office:value="84764.3512566732">
                <text:p>84764.3512566732</text:p>
              </table:table-cell>
              <table:table-cell office:value-type="float" office:value="28.980922460556">
                <text:p>28.980922460556</text:p>
              </table:table-cell>
              <table:table-cell office:value-type="float" office:value="92453.3649621681">
                <text:p>92453.3649621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9292280673981">
                <text:p>16.9292280673981</text:p>
              </table:table-cell>
              <table:table-cell office:value-type="float" office:value="84773.9714490143">
                <text:p>84773.9714490143</text:p>
              </table:table-cell>
              <table:table-cell office:value-type="float" office:value="29.0252363681793">
                <text:p>29.0252363681793</text:p>
              </table:table-cell>
              <table:table-cell office:value-type="float" office:value="92431.4785060205">
                <text:p>92431.4785060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9775452613831">
                <text:p>16.9775452613831</text:p>
              </table:table-cell>
              <table:table-cell office:value-type="float" office:value="84773.134823865">
                <text:p>84773.134823865</text:p>
              </table:table-cell>
              <table:table-cell office:value-type="float" office:value="29.0695819854736">
                <text:p>29.0695819854736</text:p>
              </table:table-cell>
              <table:table-cell office:value-type="float" office:value="92365.3846741112">
                <text:p>92365.38467411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0258617401123">
                <text:p>17.0258617401123</text:p>
              </table:table-cell>
              <table:table-cell office:value-type="float" office:value="84774.3897677815">
                <text:p>84774.3897677815</text:p>
              </table:table-cell>
              <table:table-cell office:value-type="float" office:value="29.1138949394226">
                <text:p>29.1138949394226</text:p>
              </table:table-cell>
              <table:table-cell office:value-type="float" office:value="92433.4677556467">
                <text:p>92433.4677556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0741810798645">
                <text:p>17.0741810798645</text:p>
              </table:table-cell>
              <table:table-cell office:value-type="float" office:value="84769.3702150336">
                <text:p>84769.3702150336</text:p>
              </table:table-cell>
              <table:table-cell office:value-type="float" office:value="29.1581757068634">
                <text:p>29.1581757068634</text:p>
              </table:table-cell>
              <table:table-cell office:value-type="float" office:value="92500.6551766841">
                <text:p>92500.65517668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1224970817566">
                <text:p>17.1224970817566</text:p>
              </table:table-cell>
              <table:table-cell office:value-type="float" office:value="84775.2264177013">
                <text:p>84775.2264177013</text:p>
              </table:table-cell>
              <table:table-cell office:value-type="float" office:value="29.2024939060211">
                <text:p>29.2024939060211</text:p>
              </table:table-cell>
              <table:table-cell office:value-type="float" office:value="92422.5279421575">
                <text:p>92422.5279421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1708106994629">
                <text:p>17.1708106994629</text:p>
              </table:table-cell>
              <table:table-cell office:value-type="float" office:value="84779.4099150226">
                <text:p>84779.4099150226</text:p>
              </table:table-cell>
              <table:table-cell office:value-type="float" office:value="29.2468130588531">
                <text:p>29.2468130588531</text:p>
              </table:table-cell>
              <table:table-cell office:value-type="float" office:value="92420.5391633672">
                <text:p>92420.53916336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2191071510315">
                <text:p>17.2191071510315</text:p>
              </table:table-cell>
              <table:table-cell office:value-type="float" office:value="84809.5432887397">
                <text:p>84809.5432887397</text:p>
              </table:table-cell>
              <table:table-cell office:value-type="float" office:value="29.2911262512207">
                <text:p>29.2911262512207</text:p>
              </table:table-cell>
              <table:table-cell office:value-type="float" office:value="92432.970435213">
                <text:p>92432.970435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2674245834351">
                <text:p>17.2674245834351</text:p>
              </table:table-cell>
              <table:table-cell office:value-type="float" office:value="84772.7165174827">
                <text:p>84772.7165174827</text:p>
              </table:table-cell>
              <table:table-cell office:value-type="float" office:value="29.3354527950287">
                <text:p>29.3354527950287</text:p>
              </table:table-cell>
              <table:table-cell office:value-type="float" office:value="92405.1290293085">
                <text:p>92405.12902930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3157515525818">
                <text:p>17.3157515525818</text:p>
              </table:table-cell>
              <table:table-cell office:value-type="float" office:value="84755.9876466467">
                <text:p>84755.9876466467</text:p>
              </table:table-cell>
              <table:table-cell office:value-type="float" office:value="29.3797831535339">
                <text:p>29.3797831535339</text:p>
              </table:table-cell>
              <table:table-cell office:value-type="float" office:value="92397.1774222174">
                <text:p>92397.17742221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3640694618225">
                <text:p>17.3640694618225</text:p>
              </table:table-cell>
              <table:table-cell office:value-type="float" office:value="84771.8799171025">
                <text:p>84771.8799171025</text:p>
              </table:table-cell>
              <table:table-cell office:value-type="float" office:value="29.4240930080414">
                <text:p>29.4240930080414</text:p>
              </table:table-cell>
              <table:table-cell office:value-type="float" office:value="92439.9334083046">
                <text:p>92439.93340830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4123857021332">
                <text:p>17.4123857021332</text:p>
              </table:table-cell>
              <table:table-cell office:value-type="float" office:value="84774.8080906772">
                <text:p>84774.8080906772</text:p>
              </table:table-cell>
              <table:table-cell office:value-type="float" office:value="29.4683849811554">
                <text:p>29.4683849811554</text:p>
              </table:table-cell>
              <table:table-cell office:value-type="float" office:value="92477.2529202149">
                <text:p>92477.25292021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4607017040253">
                <text:p>17.4607017040253</text:p>
              </table:table-cell>
              <table:table-cell office:value-type="float" office:value="84775.2264177013">
                <text:p>84775.2264177013</text:p>
              </table:table-cell>
              <table:table-cell office:value-type="float" office:value="29.5126988887787">
                <text:p>29.5126988887787</text:p>
              </table:table-cell>
              <table:table-cell office:value-type="float" office:value="92431.4785060205">
                <text:p>92431.4785060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5090181827545">
                <text:p>17.5090181827545</text:p>
              </table:table-cell>
              <table:table-cell office:value-type="float" office:value="84774.3897677815">
                <text:p>84774.3897677815</text:p>
              </table:table-cell>
              <table:table-cell office:value-type="float" office:value="29.5570230484009">
                <text:p>29.5570230484009</text:p>
              </table:table-cell>
              <table:table-cell office:value-type="float" office:value="92410.0994787773">
                <text:p>92410.0994787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5573346614838">
                <text:p>17.5573346614838</text:p>
              </table:table-cell>
              <table:table-cell office:value-type="float" office:value="84774.3897677815">
                <text:p>84774.3897677815</text:p>
              </table:table-cell>
              <table:table-cell office:value-type="float" office:value="29.6013336181641">
                <text:p>29.6013336181641</text:p>
              </table:table-cell>
              <table:table-cell office:value-type="float" office:value="92438.4412543314">
                <text:p>92438.4412543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6056632995605">
                <text:p>17.6056632995605</text:p>
              </table:table-cell>
              <table:table-cell office:value-type="float" office:value="84753.0607730446">
                <text:p>84753.0607730446</text:p>
              </table:table-cell>
              <table:table-cell office:value-type="float" office:value="29.6456756591797">
                <text:p>29.6456756591797</text:p>
              </table:table-cell>
              <table:table-cell office:value-type="float" office:value="92372.8341362698">
                <text:p>92372.83413626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6539800167084">
                <text:p>17.6539800167084</text:p>
              </table:table-cell>
              <table:table-cell office:value-type="float" office:value="84773.9714490143">
                <text:p>84773.9714490143</text:p>
              </table:table-cell>
              <table:table-cell office:value-type="float" office:value="29.6900012493134">
                <text:p>29.6900012493134</text:p>
              </table:table-cell>
              <table:table-cell office:value-type="float" office:value="92407.1171449318">
                <text:p>92407.1171449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7022984027863">
                <text:p>17.7022984027863</text:p>
              </table:table-cell>
              <table:table-cell office:value-type="float" office:value="84771.0433332346">
                <text:p>84771.0433332346</text:p>
              </table:table-cell>
              <table:table-cell office:value-type="float" office:value="29.7343199253082">
                <text:p>29.7343199253082</text:p>
              </table:table-cell>
              <table:table-cell office:value-type="float" office:value="92421.5335420634">
                <text:p>92421.53354206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7506132125854">
                <text:p>17.7506132125854</text:p>
              </table:table-cell>
              <table:table-cell office:value-type="float" office:value="84777.3181147513">
                <text:p>84777.3181147513</text:p>
              </table:table-cell>
              <table:table-cell office:value-type="float" office:value="29.7786417007446">
                <text:p>29.7786417007446</text:p>
              </table:table-cell>
              <table:table-cell office:value-type="float" office:value="92415.0704629933">
                <text:p>92415.0704629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7974290847778">
                <text:p>17.7974290847778</text:p>
              </table:table-cell>
              <table:table-cell office:value-type="float" office:value="87491.6947647179">
                <text:p>87491.6947647179</text:p>
              </table:table-cell>
              <table:table-cell office:value-type="float" office:value="29.8229513168335">
                <text:p>29.8229513168335</text:p>
              </table:table-cell>
              <table:table-cell office:value-type="float" office:value="92440.4308036675">
                <text:p>92440.43080366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8375563621521">
                <text:p>17.8375563621521</text:p>
              </table:table-cell>
              <table:table-cell office:value-type="float" office:value="102075.203403325">
                <text:p>102075.203403325</text:p>
              </table:table-cell>
              <table:table-cell office:value-type="float" office:value="29.8722217082977">
                <text:p>29.8722217082977</text:p>
              </table:table-cell>
              <table:table-cell office:value-type="float" office:value="83133.0922745639">
                <text:p>83133.09227456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8776848316193">
                <text:p>17.8776848316193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29.9214510917664">
                <text:p>29.9214510917664</text:p>
              </table:table-cell>
              <table:table-cell office:value-type="float" office:value="83202.3420039422">
                <text:p>83202.34200394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9178133010864">
                <text:p>17.9178133010864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29.9706962108612">
                <text:p>29.9706962108612</text:p>
              </table:table-cell>
              <table:table-cell office:value-type="float" office:value="83175.7557964454">
                <text:p>83175.7557964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957941532135">
                <text:p>17.957941532135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30.0199425220489">
                <text:p>30.0199425220489</text:p>
              </table:table-cell>
              <table:table-cell office:value-type="float" office:value="83173.7423821374">
                <text:p>83173.74238213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9980998039246">
                <text:p>17.9980998039246</text:p>
              </table:table-cell>
              <table:table-cell office:value-type="float" office:value="101996.421097628">
                <text:p>101996.421097628</text:p>
              </table:table-cell>
              <table:table-cell office:value-type="float" office:value="30.0691862106323">
                <text:p>30.0691862106323</text:p>
              </table:table-cell>
              <table:table-cell office:value-type="float" office:value="83178.1720222908">
                <text:p>83178.1720222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0382330417633">
                <text:p>18.0382330417633</text:p>
              </table:table-cell>
              <table:table-cell office:value-type="float" office:value="102060.043509514">
                <text:p>102060.043509514</text:p>
              </table:table-cell>
              <table:table-cell office:value-type="float" office:value="30.1184277534485">
                <text:p>30.1184277534485</text:p>
              </table:table-cell>
              <table:table-cell office:value-type="float" office:value="83181.7966242846">
                <text:p>83181.79662428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0783612728119">
                <text:p>18.0783612728119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30.1677050590515">
                <text:p>30.1677050590515</text:p>
              </table:table-cell>
              <table:table-cell office:value-type="float" office:value="83121.4278028294">
                <text:p>83121.42780282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1184892654419">
                <text:p>18.1184892654419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30.2169272899628">
                <text:p>30.2169272899628</text:p>
              </table:table-cell>
              <table:table-cell office:value-type="float" office:value="83214.4322630332">
                <text:p>83214.4322630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1586170196533">
                <text:p>18.1586170196533</text:p>
              </table:table-cell>
              <table:table-cell office:value-type="float" office:value="102073.990446087">
                <text:p>102073.990446087</text:p>
              </table:table-cell>
              <table:table-cell office:value-type="float" office:value="30.2661588191986">
                <text:p>30.2661588191986</text:p>
              </table:table-cell>
              <table:table-cell office:value-type="float" office:value="83198.7156112585">
                <text:p>83198.71561125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1987488269806">
                <text:p>18.1987488269806</text:p>
              </table:table-cell>
              <table:table-cell office:value-type="float" office:value="102063.68147334">
                <text:p>102063.68147334</text:p>
              </table:table-cell>
              <table:table-cell office:value-type="float" office:value="30.3154015541077">
                <text:p>30.3154015541077</text:p>
              </table:table-cell>
              <table:table-cell office:value-type="float" office:value="83179.7829175119">
                <text:p>83179.7829175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.238876581192">
                <text:p>18.238876581192</text:p>
              </table:table-cell>
              <table:table-cell office:value-type="float" office:value="102073.990446087">
                <text:p>102073.990446087</text:p>
              </table:table-cell>
              <table:table-cell office:value-type="float" office:value="30.3646438121796">
                <text:p>30.3646438121796</text:p>
              </table:table-cell>
              <table:table-cell office:value-type="float" office:value="83180.5883885212">
                <text:p>83180.58838852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279004573822">
                <text:p>18.279004573822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30.4138829708099">
                <text:p>30.4138829708099</text:p>
              </table:table-cell>
              <table:table-cell office:value-type="float" office:value="83185.8243303442">
                <text:p>83185.8243303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319132566452">
                <text:p>18.319132566452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30.4630975723267">
                <text:p>30.4630975723267</text:p>
              </table:table-cell>
              <table:table-cell office:value-type="float" office:value="83227.3324128844">
                <text:p>83227.3324128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.3592607975006">
                <text:p>18.3592607975006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30.512357711792">
                <text:p>30.512357711792</text:p>
              </table:table-cell>
              <table:table-cell office:value-type="float" office:value="83150.3938977407">
                <text:p>83150.393897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.3993980884552">
                <text:p>18.3993980884552</text:p>
              </table:table-cell>
              <table:table-cell office:value-type="float" office:value="102049.737353577">
                <text:p>102049.737353577</text:p>
              </table:table-cell>
              <table:table-cell office:value-type="float" office:value="30.5616037845612">
                <text:p>30.5616037845612</text:p>
              </table:table-cell>
              <table:table-cell office:value-type="float" office:value="83174.1450572008">
                <text:p>83174.1450572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.4395308494568">
                <text:p>18.4395308494568</text:p>
              </table:table-cell>
              <table:table-cell office:value-type="float" office:value="102061.256135306">
                <text:p>102061.256135306</text:p>
              </table:table-cell>
              <table:table-cell office:value-type="float" office:value="30.610847234726">
                <text:p>30.610847234726</text:p>
              </table:table-cell>
              <table:table-cell office:value-type="float" office:value="83178.5747402465">
                <text:p>83178.5747402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4796595573425">
                <text:p>18.4796595573425</text:p>
              </table:table-cell>
              <table:table-cell office:value-type="float" office:value="102071.56461809">
                <text:p>102071.56461809</text:p>
              </table:table-cell>
              <table:table-cell office:value-type="float" office:value="30.6600904464722">
                <text:p>30.6600904464722</text:p>
              </table:table-cell>
              <table:table-cell office:value-type="float" office:value="83178.977462102">
                <text:p>83178.977462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5197880268097">
                <text:p>18.5197880268097</text:p>
              </table:table-cell>
              <table:table-cell office:value-type="float" office:value="102072.17106428">
                <text:p>102072.17106428</text:p>
              </table:table-cell>
              <table:table-cell office:value-type="float" office:value="30.7093334197998">
                <text:p>30.7093334197998</text:p>
              </table:table-cell>
              <table:table-cell office:value-type="float" office:value="83179.3801878571">
                <text:p>83179.3801878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5599162578583">
                <text:p>18.5599162578583</text:p>
              </table:table-cell>
              <table:table-cell office:value-type="float" office:value="102072.777517676">
                <text:p>102072.777517676</text:p>
              </table:table-cell>
              <table:table-cell office:value-type="float" office:value="30.7585797309875">
                <text:p>30.7585797309875</text:p>
              </table:table-cell>
              <table:table-cell office:value-type="float" office:value="83173.7423821374">
                <text:p>83173.7423821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6000452041626">
                <text:p>18.6000452041626</text:p>
              </table:table-cell>
              <table:table-cell office:value-type="float" office:value="102070.958179107">
                <text:p>102070.958179107</text:p>
              </table:table-cell>
              <table:table-cell office:value-type="float" office:value="30.807891368866">
                <text:p>30.807891368866</text:p>
              </table:table-cell>
              <table:table-cell office:value-type="float" office:value="83063.5561142592">
                <text:p>83063.5561142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.6401741504669">
                <text:p>18.6401741504669</text:p>
              </table:table-cell>
              <table:table-cell office:value-type="float" office:value="102070.958179107">
                <text:p>102070.958179107</text:p>
              </table:table-cell>
              <table:table-cell office:value-type="float" office:value="30.8481421470642">
                <text:p>30.8481421470642</text:p>
              </table:table-cell>
              <table:table-cell office:value-type="float" office:value="101762.007676634">
                <text:p>101762.0076766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.6803028583527">
                <text:p>18.6803028583527</text:p>
              </table:table-cell>
              <table:table-cell office:value-type="float" office:value="102071.56461809">
                <text:p>102071.56461809</text:p>
              </table:table-cell>
              <table:table-cell office:value-type="float" office:value="30.8884220123291">
                <text:p>30.8884220123291</text:p>
              </table:table-cell>
              <table:table-cell office:value-type="float" office:value="101688.522865294">
                <text:p>101688.5228652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7204284667969">
                <text:p>18.7204284667969</text:p>
              </table:table-cell>
              <table:table-cell office:value-type="float" office:value="102079.448980683">
                <text:p>102079.448980683</text:p>
              </table:table-cell>
              <table:table-cell office:value-type="float" office:value="30.9287202358246">
                <text:p>30.9287202358246</text:p>
              </table:table-cell>
              <table:table-cell office:value-type="float" office:value="101642.197712737">
                <text:p>101642.197712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7605564594269">
                <text:p>18.7605564594269</text:p>
              </table:table-cell>
              <table:table-cell office:value-type="float" office:value="102073.383978278">
                <text:p>102073.383978278</text:p>
              </table:table-cell>
              <table:table-cell office:value-type="float" office:value="30.9690070152283">
                <text:p>30.9690070152283</text:p>
              </table:table-cell>
              <table:table-cell office:value-type="float" office:value="101671.070773783">
                <text:p>101671.0707737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8009366989136">
                <text:p>18.8009366989136</text:p>
              </table:table-cell>
              <table:table-cell office:value-type="float" office:value="101435.753033354">
                <text:p>101435.753033354</text:p>
              </table:table-cell>
              <table:table-cell office:value-type="float" office:value="31.0092935562134">
                <text:p>31.0092935562134</text:p>
              </table:table-cell>
              <table:table-cell office:value-type="float" office:value="101671.672470321">
                <text:p>101671.6724703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842027425766">
                <text:p>18.842027425766</text:p>
              </table:table-cell>
              <table:table-cell office:value-type="float" office:value="99681.8580189966">
                <text:p>99681.8580189966</text:p>
              </table:table-cell>
              <table:table-cell office:value-type="float" office:value="31.0496249198914">
                <text:p>31.0496249198914</text:p>
              </table:table-cell>
              <table:table-cell office:value-type="float" office:value="101558.678568473">
                <text:p>101558.678568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8831169605255">
                <text:p>18.8831169605255</text:p>
              </table:table-cell>
              <table:table-cell office:value-type="float" office:value="99684.7499970988">
                <text:p>99684.7499970988</text:p>
              </table:table-cell>
              <table:table-cell office:value-type="float" office:value="31.0898871421814">
                <text:p>31.0898871421814</text:p>
              </table:table-cell>
              <table:table-cell office:value-type="float" office:value="101733.0829504">
                <text:p>101733.08295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924204826355">
                <text:p>18.924204826355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31.1301810741425">
                <text:p>31.1301810741425</text:p>
              </table:table-cell>
              <table:table-cell office:value-type="float" office:value="101653.023188663">
                <text:p>101653.023188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9652945995331">
                <text:p>18.9652945995331</text:p>
              </table:table-cell>
              <table:table-cell office:value-type="float" office:value="99684.1715880541">
                <text:p>99684.1715880541</text:p>
              </table:table-cell>
              <table:table-cell office:value-type="float" office:value="31.1704668998718">
                <text:p>31.1704668998718</text:p>
              </table:table-cell>
              <table:table-cell office:value-type="float" office:value="101673.477602666">
                <text:p>101673.477602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0063834190369">
                <text:p>19.0063834190369</text:p>
              </table:table-cell>
              <table:table-cell office:value-type="float" office:value="99686.4852645077">
                <text:p>99686.4852645077</text:p>
              </table:table-cell>
              <table:table-cell office:value-type="float" office:value="31.2107446193695">
                <text:p>31.2107446193695</text:p>
              </table:table-cell>
              <table:table-cell office:value-type="float" office:value="101693.940249916">
                <text:p>101693.940249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0474712848663">
                <text:p>19.0474712848663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31.2510595321655">
                <text:p>31.2510595321655</text:p>
              </table:table-cell>
              <table:table-cell office:value-type="float" office:value="101600.120549047">
                <text:p>101600.1205490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0885608196259">
                <text:p>19.0885608196259</text:p>
              </table:table-cell>
              <table:table-cell office:value-type="float" office:value="99684.7499970988">
                <text:p>99684.7499970988</text:p>
              </table:table-cell>
              <table:table-cell office:value-type="float" office:value="31.2913501262665">
                <text:p>31.2913501262665</text:p>
              </table:table-cell>
              <table:table-cell office:value-type="float" office:value="101661.444597641">
                <text:p>101661.4445976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1296443939209">
                <text:p>19.1296443939209</text:p>
              </table:table-cell>
              <table:table-cell office:value-type="float" office:value="99699.2124050442">
                <text:p>99699.2124050442</text:p>
              </table:table-cell>
              <table:table-cell office:value-type="float" office:value="31.3316328525543">
                <text:p>31.3316328525543</text:p>
              </table:table-cell>
              <table:table-cell office:value-type="float" office:value="101681.300583577">
                <text:p>101681.3005835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1707355976105">
                <text:p>19.1707355976105</text:p>
              </table:table-cell>
              <table:table-cell office:value-type="float" office:value="99680.701274739">
                <text:p>99680.701274739</text:p>
              </table:table-cell>
              <table:table-cell office:value-type="float" office:value="31.3719205856323">
                <text:p>31.3719205856323</text:p>
              </table:table-cell>
              <table:table-cell office:value-type="float" office:value="101668.664058848">
                <text:p>101668.6640588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2118062973022">
                <text:p>19.2118062973022</text:p>
              </table:table-cell>
              <table:table-cell office:value-type="float" office:value="99730.4655323546">
                <text:p>99730.4655323546</text:p>
              </table:table-cell>
              <table:table-cell office:value-type="float" office:value="31.412205696106">
                <text:p>31.412205696106</text:p>
              </table:table-cell>
              <table:table-cell office:value-type="float" office:value="101675.28279911">
                <text:p>101675.28279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2528944015503">
                <text:p>19.2528944015503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31.4525036811829">
                <text:p>31.4525036811829</text:p>
              </table:table-cell>
              <table:table-cell office:value-type="float" office:value="101642.799067577">
                <text:p>101642.799067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2939810752869">
                <text:p>19.2939810752869</text:p>
              </table:table-cell>
              <table:table-cell office:value-type="float" office:value="99691.6914292346">
                <text:p>99691.6914292346</text:p>
              </table:table-cell>
              <table:table-cell office:value-type="float" office:value="31.4927966594696">
                <text:p>31.4927966594696</text:p>
              </table:table-cell>
              <table:table-cell office:value-type="float" office:value="101655.429163141">
                <text:p>101655.429163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3350703716278">
                <text:p>19.3350703716278</text:p>
              </table:table-cell>
              <table:table-cell office:value-type="float" office:value="99685.3284128559">
                <text:p>99685.3284128559</text:p>
              </table:table-cell>
              <table:table-cell office:value-type="float" office:value="31.5331003665924">
                <text:p>31.5331003665924</text:p>
              </table:table-cell>
              <table:table-cell office:value-type="float" office:value="101628.368515079">
                <text:p>101628.368515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3761692047119">
                <text:p>19.3761692047119</text:p>
              </table:table-cell>
              <table:table-cell office:value-type="float" office:value="99662.1970170726">
                <text:p>99662.1970170726</text:p>
              </table:table-cell>
              <table:table-cell office:value-type="float" office:value="31.573380947113">
                <text:p>31.573380947113</text:p>
              </table:table-cell>
              <table:table-cell office:value-type="float" office:value="101686.717198681">
                <text:p>101686.7171986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4172570705414">
                <text:p>19.4172570705414</text:p>
              </table:table-cell>
              <table:table-cell office:value-type="float" office:value="99688.7990483651">
                <text:p>99688.7990483651</text:p>
              </table:table-cell>
              <table:table-cell office:value-type="float" office:value="31.6137027740479">
                <text:p>31.6137027740479</text:p>
              </table:table-cell>
              <table:table-cell office:value-type="float" office:value="101582.698785492">
                <text:p>101582.698785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4583342075348">
                <text:p>19.4583342075348</text:p>
              </table:table-cell>
              <table:table-cell office:value-type="float" office:value="99714.8365198212">
                <text:p>99714.8365198212</text:p>
              </table:table-cell>
              <table:table-cell office:value-type="float" office:value="31.6539590358734">
                <text:p>31.6539590358734</text:p>
              </table:table-cell>
              <table:table-cell office:value-type="float" office:value="101748.145859861">
                <text:p>101748.1458598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4994196891785">
                <text:p>19.4994196891785</text:p>
              </table:table-cell>
              <table:table-cell office:value-type="float" office:value="99694.5839779487">
                <text:p>99694.5839779487</text:p>
              </table:table-cell>
              <table:table-cell office:value-type="float" office:value="31.694251537323">
                <text:p>31.694251537323</text:p>
              </table:table-cell>
              <table:table-cell office:value-type="float" office:value="101656.63219309">
                <text:p>101656.632193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5405099391937">
                <text:p>19.5405099391937</text:p>
              </table:table-cell>
              <table:table-cell office:value-type="float" office:value="99683.0147901013">
                <text:p>99683.0147901013</text:p>
              </table:table-cell>
              <table:table-cell office:value-type="float" office:value="31.7118792533874">
                <text:p>31.7118792533874</text:p>
              </table:table-cell>
              <table:table-cell office:value-type="float" office:value="232361.355550747">
                <text:p>232361.3555507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815992355347">
                <text:p>19.5815992355347</text:p>
              </table:table-cell>
              <table:table-cell office:value-type="float" office:value="99685.3284128559">
                <text:p>99685.3284128559</text:p>
              </table:table-cell>
              <table:table-cell office:value-type="float" office:value="31.7748382091522">
                <text:p>31.7748382091522</text:p>
              </table:table-cell>
              <table:table-cell office:value-type="float" office:value="65058.258197668">
                <text:p>65058.2581976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2688293457">
                <text:p>19.622688293457</text:p>
              </table:table-cell>
              <table:table-cell office:value-type="float" office:value="99685.9068353255">
                <text:p>99685.9068353255</text:p>
              </table:table-cell>
              <table:table-cell office:value-type="float" office:value="31.8151745796204">
                <text:p>31.8151745796204</text:p>
              </table:table-cell>
              <table:table-cell office:value-type="float" office:value="101546.072501374">
                <text:p>101546.072501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6637785434723">
                <text:p>19.6637785434723</text:p>
              </table:table-cell>
              <table:table-cell office:value-type="float" office:value="99683.0147901013">
                <text:p>99683.0147901013</text:p>
              </table:table-cell>
              <table:table-cell office:value-type="float" office:value="31.85209608078">
                <text:p>31.85209608078</text:p>
              </table:table-cell>
              <table:table-cell office:value-type="float" office:value="110938.067829007">
                <text:p>110938.067829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7048692703247">
                <text:p>19.7048692703247</text:p>
              </table:table-cell>
              <table:table-cell office:value-type="float" office:value="99681.8580189966">
                <text:p>99681.8580189966</text:p>
              </table:table-cell>
              <table:table-cell office:value-type="float" office:value="31.889030456543">
                <text:p>31.889030456543</text:p>
              </table:table-cell>
              <table:table-cell office:value-type="float" office:value="110899.396981551">
                <text:p>110899.3969815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7459585666656">
                <text:p>19.7459585666656</text:p>
              </table:table-cell>
              <table:table-cell office:value-type="float" office:value="99685.3284128559">
                <text:p>99685.3284128559</text:p>
              </table:table-cell>
              <table:table-cell office:value-type="float" office:value="31.9259233474731">
                <text:p>31.9259233474731</text:p>
              </table:table-cell>
              <table:table-cell office:value-type="float" office:value="111024.099676877">
                <text:p>111024.0996768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7870466709137">
                <text:p>19.7870466709137</text:p>
              </table:table-cell>
              <table:table-cell office:value-type="float" office:value="99688.2205923313">
                <text:p>99688.2205923313</text:p>
              </table:table-cell>
              <table:table-cell office:value-type="float" office:value="31.962925195694">
                <text:p>31.962925195694</text:p>
              </table:table-cell>
              <table:table-cell office:value-type="float" office:value="110697.173167007">
                <text:p>110697.173167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8279645442963">
                <text:p>19.8279645442963</text:p>
              </table:table-cell>
              <table:table-cell office:value-type="float" office:value="100102.954073487">
                <text:p>100102.954073487</text:p>
              </table:table-cell>
              <table:table-cell office:value-type="float" office:value="31.9997780323029">
                <text:p>31.9997780323029</text:p>
              </table:table-cell>
              <table:table-cell office:value-type="float" office:value="111144.76867738">
                <text:p>111144.768677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8688588142395">
                <text:p>19.8688588142395</text:p>
              </table:table-cell>
              <table:table-cell office:value-type="float" office:value="100160.73170362">
                <text:p>100160.73170362</text:p>
              </table:table-cell>
              <table:table-cell office:value-type="float" office:value="32.0367393493652">
                <text:p>32.0367393493652</text:p>
              </table:table-cell>
              <table:table-cell office:value-type="float" office:value="110818.561824714">
                <text:p>110818.561824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9097506999969">
                <text:p>19.9097506999969</text:p>
              </table:table-cell>
              <table:table-cell office:value-type="float" office:value="100166.571536851">
                <text:p>100166.571536851</text:p>
              </table:table-cell>
              <table:table-cell office:value-type="float" office:value="32.0736999511719">
                <text:p>32.0736999511719</text:p>
              </table:table-cell>
              <table:table-cell office:value-type="float" office:value="110820.706368046">
                <text:p>110820.7063680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9506411552429">
                <text:p>19.9506411552429</text:p>
              </table:table-cell>
              <table:table-cell office:value-type="float" office:value="100170.075763671">
                <text:p>100170.075763671</text:p>
              </table:table-cell>
              <table:table-cell office:value-type="float" office:value="32.1106104850769">
                <text:p>32.1106104850769</text:p>
              </table:table-cell>
              <table:table-cell office:value-type="float" office:value="110971.030940354">
                <text:p>110971.030940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991527557373">
                <text:p>19.991527557373</text:p>
              </table:table-cell>
              <table:table-cell office:value-type="float" office:value="100180.005737944">
                <text:p>100180.005737944</text:p>
              </table:table-cell>
              <table:table-cell office:value-type="float" office:value="32.1475439071655">
                <text:p>32.1475439071655</text:p>
              </table:table-cell>
              <table:table-cell office:value-type="float" office:value="110902.260564199">
                <text:p>110902.260564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0324175357819">
                <text:p>20.0324175357819</text:p>
              </table:table-cell>
              <table:table-cell office:value-type="float" office:value="100171.243893764">
                <text:p>100171.243893764</text:p>
              </table:table-cell>
              <table:table-cell office:value-type="float" office:value="32.1844561100006">
                <text:p>32.1844561100006</text:p>
              </table:table-cell>
              <table:table-cell office:value-type="float" office:value="110966.013551133">
                <text:p>110966.013551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